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5" style:family="table-cell" style:parent-style-name="Default">
      <style:table-cell-properties fo:border-bottom="0.74pt solid #000000" fo:background-color="#dee7e5" fo:border-left="none" fo:border-right="none" fo:border-top="0.74pt solid #000000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dee6ef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ackground-color="#dee7e5" fo:border-left="none" fo:border-right="none" fo:border-top="0.74pt solid #000000"/>
    </style:style>
    <style:style style:name="ce24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fo:border-bottom="0.74pt solid #000000" fo:background-color="#dee7e5" fo:border-left="none" fo:border-right="none" fo:border-top="0.74pt solid #000000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ffe994"/>
      <style:text-properties fo:color="#000000"/>
    </style:style>
    <style:style style:name="ce9" style:family="table-cell" style:parent-style-name="Default">
      <style:table-cell-properties fo:background-color="#ffe994"/>
    </style:style>
    <style:style style:name="ce10" style:family="table-cell" style:parent-style-name="Default">
      <style:table-cell-properties fo:background-color="#afd095"/>
    </style:style>
    <style:style style:name="ce13" style:family="table-cell" style:parent-style-name="Default" style:data-style-name="N127"/>
    <style:style style:name="ce11" style:family="table-cell" style:parent-style-name="Default" style:data-style-name="N126"/>
    <style:style style:name="ce32" style:family="table-cell" style:parent-style-name="Default" style:data-style-name="N126">
      <style:text-properties fo:font-weight="bold" style:font-weight-asian="bold" style:font-weight-complex="bold"/>
    </style:style>
    <style:style style:name="ce33" style:family="table-cell" style:parent-style-name="Default" style:data-style-name="N126">
      <style:table-cell-properties fo:border-bottom="0.74pt solid #000000" fo:background-color="#dee7e5" fo:border-left="none" fo:border-right="none" fo:border-top="0.74pt solid #000000"/>
    </style:style>
    <style:style style:name="ce14" style:family="table-cell" style:parent-style-name="Default" style:data-style-name="N4"/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5" office:value-type="string" calcext:value-type="string">
            <text:p>PROCESSES</text:p>
          </table:table-cell>
          <table:table-cell table:style-name="ce23" table:number-columns-repeated="3"/>
          <table:table-cell table:style-name="ce25" table:number-columns-repeated="2"/>
          <table:table-cell table:style-name="ce23" table:number-columns-repeated="1018"/>
        </table:table-row>
        <table:table-row table:style-name="ro1">
          <table:table-cell table:style-name="ce1"/>
          <table:table-cell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Y_EE </text:p>
          </table:table-cell>
          <table:table-cell table:number-columns-repeated="3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9.3791124" calcext:value-type="float">
            <text:p>9.3791124</text:p>
          </table:table-cell>
          <table:table-cell office:value-type="float" office:value="7.4703006" calcext:value-type="float">
            <text:p>7.4703006</text:p>
          </table:table-cell>
          <table:table-cell office:value-type="float" office:value="6.4898707" calcext:value-type="float">
            <text:p>6.4898707</text:p>
          </table:table-cell>
          <table:table-cell office:value-type="float" office:value="4.0122608" calcext:value-type="float">
            <text:p>4.0122608</text:p>
          </table:table-cell>
          <table:table-cell office:value-type="float" office:value="1.7920039" calcext:value-type="float">
            <text:p>1.7920039</text:p>
          </table:table-cell>
          <table:table-cell office:value-type="float" office:value="0.5607944" calcext:value-type="float">
            <text:p>0.5607944</text:p>
          </table:table-cell>
          <table:table-cell office:value-type="float" office:value="0.4205371" calcext:value-type="float">
            <text:p>0.4205371</text:p>
          </table:table-cell>
          <table:table-cell office:value-type="float" office:value="0.2843834" calcext:value-type="float">
            <text:p>0.2843834</text:p>
          </table:table-cell>
          <table:table-cell office:value-type="float" office:value="0.1569237" calcext:value-type="float">
            <text:p>0.1569237</text:p>
          </table:table-cell>
          <table:table-cell office:value-type="float" office:value="0.0545678" calcext:value-type="float">
            <text:p>0.0545678</text:p>
          </table:table-cell>
          <table:table-cell office:value-type="float" office:value="0.0373944" calcext:value-type="float">
            <text:p>0.0373944</text:p>
          </table:table-cell>
          <table:table-cell office:value-type="float" office:value="0.1442517" calcext:value-type="float">
            <text:p>0.1442517</text:p>
          </table:table-cell>
          <table:table-cell office:value-type="float" office:value="0.6919697" calcext:value-type="float">
            <text:p>0.6919697</text:p>
          </table:table-cell>
          <table:table-cell office:value-type="float" office:value="1.5429084" calcext:value-type="float">
            <text:p>1.5429084</text:p>
          </table:table-cell>
          <table:table-cell office:value-type="float" office:value="2.3130261" calcext:value-type="float">
            <text:p>2.3130261</text:p>
          </table:table-cell>
          <table:table-cell office:value-type="float" office:value="2.3539157" calcext:value-type="float">
            <text:p>2.3539157</text:p>
          </table:table-cell>
          <table:table-cell office:value-type="float" office:value="1.9807855" calcext:value-type="float">
            <text:p>1.9807855</text:p>
          </table:table-cell>
          <table:table-cell office:value-type="float" office:value="0.5838887" calcext:value-type="float">
            <text:p>0.58388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Coal</text:p>
          </table:table-cell>
          <table:table-cell table:style-name="ce9"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0.5597076" calcext:value-type="float">
            <text:p>0.5597076</text:p>
          </table:table-cell>
          <table:table-cell office:value-type="float" office:value="0.1187793" calcext:value-type="float">
            <text:p>0.1187793</text:p>
          </table:table-cell>
          <table:table-cell office:value-type="float" office:value="0.0004253" calcext:value-type="float">
            <text:p>0.0004253</text:p>
          </table:table-cell>
          <table:table-cell office:value-type="float" office:value="0.0003408" calcext:value-type="float">
            <text:p>0.0003408</text:p>
          </table:table-cell>
          <table:table-cell office:value-type="float" office:value="0.0002611" calcext:value-type="float">
            <text:p>0.0002611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1155" calcext:value-type="float">
            <text:p>0.0001155</text:p>
          </table:table-cell>
          <table:table-cell office:value-type="float" office:value="0.0000538" calcext:value-type="float">
            <text:p>0.0000538</text:p>
          </table:table-cell>
          <table:table-cell office:value-type="float" office:value="0.0000129" calcext:value-type="float">
            <text:p>0.0000129</text:p>
          </table:table-cell>
          <table:table-cell table:number-columns-repeated="6" office:value-type="float" office:value="0.0000047" calcext:value-type="float">
            <text:p>0.0000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557" calcext:value-type="float">
            <text:p>0.000455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Coal</text:p>
          </table:table-cell>
          <table:table-cell table:style-name="ce9" office:value-type="string" calcext:value-type="string">
            <text:p>Heat</text:p>
          </table:table-cell>
          <table:table-cell office:value-type="string" calcext:value-type="string">
            <text:p>EJ/yr</text:p>
          </table:table-cell>
          <table:table-cell office:value-type="float" office:value="1.5791391" calcext:value-type="float">
            <text:p>1.5791391</text:p>
          </table:table-cell>
          <table:table-cell office:value-type="float" office:value="1.4762724" calcext:value-type="float">
            <text:p>1.4762724</text:p>
          </table:table-cell>
          <table:table-cell office:value-type="float" office:value="1.2121069" calcext:value-type="float">
            <text:p>1.2121069</text:p>
          </table:table-cell>
          <table:table-cell office:value-type="float" office:value="0.7243821" calcext:value-type="float">
            <text:p>0.7243821</text:p>
          </table:table-cell>
          <table:table-cell office:value-type="float" office:value="0.5952553" calcext:value-type="float">
            <text:p>0.5952553</text:p>
          </table:table-cell>
          <table:table-cell office:value-type="float" office:value="0.478841" calcext:value-type="float">
            <text:p>0.478841</text:p>
          </table:table-cell>
          <table:table-cell office:value-type="float" office:value="0.3628562" calcext:value-type="float">
            <text:p>0.3628562</text:p>
          </table:table-cell>
          <table:table-cell office:value-type="float" office:value="0.2493864" calcext:value-type="float">
            <text:p>0.2493864</text:p>
          </table:table-cell>
          <table:table-cell office:value-type="float" office:value="0.1418052" calcext:value-type="float">
            <text:p>0.1418052</text:p>
          </table:table-cell>
          <table:table-cell office:value-type="float" office:value="0.0535176" calcext:value-type="float">
            <text:p>0.0535176</text:p>
          </table:table-cell>
          <table:table-cell office:value-type="float" office:value="0.0102135" calcext:value-type="float">
            <text:p>0.0102135</text:p>
          </table:table-cell>
          <table:table-cell table:number-columns-repeated="2" office:value-type="float" office:value="0.0000045" calcext:value-type="float">
            <text:p>0.0000045</text:p>
          </table:table-cell>
          <table:table-cell office:value-type="float" office:value="0.0000047" calcext:value-type="float">
            <text:p>0.0000047</text:p>
          </table:table-cell>
          <table:table-cell office:value-type="float" office:value="0.0000045" calcext:value-type="float">
            <text:p>0.0000045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0" calcext:value-type="float">
            <text:p>0</text:p>
          </table:table-cell>
          <table:table-cell office:value-type="float" office:value="0.0000002" calcext:value-type="float">
            <text:p>0.000000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10" office:value-type="string" calcext:value-type="string">
            <text:p>Coal</text:p>
          </table:table-cell>
          <table:table-cell table:style-name="ce10"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0.0343089" calcext:value-type="float">
            <text:p>0.0343089</text:p>
          </table:table-cell>
          <table:table-cell office:value-type="float" office:value="0.008573" calcext:value-type="float">
            <text:p>0.008573</text:p>
          </table:table-cell>
          <table:table-cell office:value-type="float" office:value="0.0001333" calcext:value-type="float">
            <text:p>0.0001333</text:p>
          </table:table-cell>
          <table:table-cell office:value-type="float" office:value="0.0001312" calcext:value-type="float">
            <text:p>0.0001312</text:p>
          </table:table-cell>
          <table:table-cell office:value-type="float" office:value="0.0001328" calcext:value-type="float">
            <text:p>0.0001328</text:p>
          </table:table-cell>
          <table:table-cell office:value-type="float" office:value="0.0001226" calcext:value-type="float">
            <text:p>0.0001226</text:p>
          </table:table-cell>
          <table:table-cell office:value-type="float" office:value="0.0001046" calcext:value-type="float">
            <text:p>0.0001046</text:p>
          </table:table-cell>
          <table:table-cell office:value-type="float" office:value="0.0000758" calcext:value-type="float">
            <text:p>0.0000758</text:p>
          </table:table-cell>
          <table:table-cell office:value-type="float" office:value="0.0000322" calcext:value-type="float">
            <text:p>0.0000322</text:p>
          </table:table-cell>
          <table:table-cell table:number-columns-repeated="3" office:value-type="float" office:value="0.0000134" calcext:value-type="float">
            <text:p>0.0000134</text:p>
          </table:table-cell>
          <table:table-cell office:value-type="float" office:value="0.0000152" calcext:value-type="float">
            <text:p>0.0000152</text:p>
          </table:table-cell>
          <table:table-cell office:value-type="float" office:value="0.0000147" calcext:value-type="float">
            <text:p>0.0000147</text:p>
          </table:table-cell>
          <table:table-cell office:value-type="float" office:value="0.0000134" calcext:value-type="float">
            <text:p>0.0000134</text:p>
          </table:table-cell>
          <table:table-cell office:value-type="float" office:value="0.0000042" calcext:value-type="float">
            <text:p>0.000004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1784" calcext:value-type="float">
            <text:p>0.000178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Coal</text:p>
          </table:table-cell>
          <table:table-cell table:style-name="ce9" office:value-type="string" calcext:value-type="string">
            <text:p>Solids</text:p>
          </table:table-cell>
          <table:table-cell office:value-type="string" calcext:value-type="string">
            <text:p>EJ/yr</text:p>
          </table:table-cell>
          <table:table-cell office:value-type="float" office:value="4.4184341" calcext:value-type="float">
            <text:p>4.4184341</text:p>
          </table:table-cell>
          <table:table-cell office:value-type="float" office:value="3.7728435" calcext:value-type="float">
            <text:p>3.7728435</text:p>
          </table:table-cell>
          <table:table-cell office:value-type="float" office:value="3.4373696" calcext:value-type="float">
            <text:p>3.4373696</text:p>
          </table:table-cell>
          <table:table-cell office:value-type="float" office:value="2.5632793" calcext:value-type="float">
            <text:p>2.5632793</text:p>
          </table:table-cell>
          <table:table-cell office:value-type="float" office:value="1.9658993" calcext:value-type="float">
            <text:p>1.9658993</text:p>
          </table:table-cell>
          <table:table-cell office:value-type="float" office:value="1.5452912" calcext:value-type="float">
            <text:p>1.5452912</text:p>
          </table:table-cell>
          <table:table-cell office:value-type="float" office:value="1.7655658" calcext:value-type="float">
            <text:p>1.7655658</text:p>
          </table:table-cell>
          <table:table-cell office:value-type="float" office:value="1.7712044" calcext:value-type="float">
            <text:p>1.7712044</text:p>
          </table:table-cell>
          <table:table-cell office:value-type="float" office:value="1.9539323" calcext:value-type="float">
            <text:p>1.9539323</text:p>
          </table:table-cell>
          <table:table-cell office:value-type="float" office:value="2.267396" calcext:value-type="float">
            <text:p>2.267396</text:p>
          </table:table-cell>
          <table:table-cell office:value-type="float" office:value="2.3058575" calcext:value-type="float">
            <text:p>2.3058575</text:p>
          </table:table-cell>
          <table:table-cell office:value-type="float" office:value="2.3212413" calcext:value-type="float">
            <text:p>2.3212413</text:p>
          </table:table-cell>
          <table:table-cell office:value-type="float" office:value="2.2757303" calcext:value-type="float">
            <text:p>2.2757303</text:p>
          </table:table-cell>
          <table:table-cell office:value-type="float" office:value="2.2157333" calcext:value-type="float">
            <text:p>2.2157333</text:p>
          </table:table-cell>
          <table:table-cell office:value-type="float" office:value="2.0322114" calcext:value-type="float">
            <text:p>2.0322114</text:p>
          </table:table-cell>
          <table:table-cell office:value-type="float" office:value="1.7318339" calcext:value-type="float">
            <text:p>1.7318339</text:p>
          </table:table-cell>
          <table:table-cell office:value-type="float" office:value="1.3318333" calcext:value-type="float">
            <text:p>1.3318333</text:p>
          </table:table-cell>
          <table:table-cell office:value-type="float" office:value="1.1543204" calcext:value-type="float">
            <text:p>1.1543204</text:p>
          </table:table-cell>
          <table:table-cell office:value-type="float" office:value="0.991071" calcext:value-type="float">
            <text:p>0.99107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Gas</text:p>
          </table:table-cell>
          <table:table-cell table:style-name="ce9"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4.2247197" calcext:value-type="float">
            <text:p>4.2247197</text:p>
          </table:table-cell>
          <table:table-cell office:value-type="float" office:value="4.5716783" calcext:value-type="float">
            <text:p>4.5716783</text:p>
          </table:table-cell>
          <table:table-cell office:value-type="float" office:value="3.8298426" calcext:value-type="float">
            <text:p>3.8298426</text:p>
          </table:table-cell>
          <table:table-cell office:value-type="float" office:value="4.7004926" calcext:value-type="float">
            <text:p>4.7004926</text:p>
          </table:table-cell>
          <table:table-cell office:value-type="float" office:value="4.9665921" calcext:value-type="float">
            <text:p>4.9665921</text:p>
          </table:table-cell>
          <table:table-cell office:value-type="float" office:value="4.745556" calcext:value-type="float">
            <text:p>4.745556</text:p>
          </table:table-cell>
          <table:table-cell office:value-type="float" office:value="4.1855026" calcext:value-type="float">
            <text:p>4.1855026</text:p>
          </table:table-cell>
          <table:table-cell office:value-type="float" office:value="3.4832929" calcext:value-type="float">
            <text:p>3.4832929</text:p>
          </table:table-cell>
          <table:table-cell office:value-type="float" office:value="2.7193677" calcext:value-type="float">
            <text:p>2.7193677</text:p>
          </table:table-cell>
          <table:table-cell office:value-type="float" office:value="1.8202409" calcext:value-type="float">
            <text:p>1.8202409</text:p>
          </table:table-cell>
          <table:table-cell office:value-type="float" office:value="0.9443588" calcext:value-type="float">
            <text:p>0.9443588</text:p>
          </table:table-cell>
          <table:table-cell office:value-type="float" office:value="0.404126" calcext:value-type="float">
            <text:p>0.404126</text:p>
          </table:table-cell>
          <table:table-cell office:value-type="float" office:value="0.4505662" calcext:value-type="float">
            <text:p>0.4505662</text:p>
          </table:table-cell>
          <table:table-cell office:value-type="float" office:value="0.5793001" calcext:value-type="float">
            <text:p>0.5793001</text:p>
          </table:table-cell>
          <table:table-cell office:value-type="float" office:value="0.5969327" calcext:value-type="float">
            <text:p>0.5969327</text:p>
          </table:table-cell>
          <table:table-cell office:value-type="float" office:value="0.4431457" calcext:value-type="float">
            <text:p>0.4431457</text:p>
          </table:table-cell>
          <table:table-cell office:value-type="float" office:value="0.2438697" calcext:value-type="float">
            <text:p>0.2438697</text:p>
          </table:table-cell>
          <table:table-cell office:value-type="float" office:value="0.0000219" calcext:value-type="float">
            <text:p>0.000021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Gas</text:p>
          </table:table-cell>
          <table:table-cell table:style-name="ce9"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12.3130737" calcext:value-type="float">
            <text:p>12.3130737</text:p>
          </table:table-cell>
          <table:table-cell office:value-type="float" office:value="12.2040129" calcext:value-type="float">
            <text:p>12.2040129</text:p>
          </table:table-cell>
          <table:table-cell office:value-type="float" office:value="11.5835705" calcext:value-type="float">
            <text:p>11.5835705</text:p>
          </table:table-cell>
          <table:table-cell office:value-type="float" office:value="11.5390823" calcext:value-type="float">
            <text:p>11.5390823</text:p>
          </table:table-cell>
          <table:table-cell office:value-type="float" office:value="11.0959482" calcext:value-type="float">
            <text:p>11.0959482</text:p>
          </table:table-cell>
          <table:table-cell office:value-type="float" office:value="9.3768202" calcext:value-type="float">
            <text:p>9.3768202</text:p>
          </table:table-cell>
          <table:table-cell office:value-type="float" office:value="8.6625801" calcext:value-type="float">
            <text:p>8.6625801</text:p>
          </table:table-cell>
          <table:table-cell office:value-type="float" office:value="7.5351611" calcext:value-type="float">
            <text:p>7.5351611</text:p>
          </table:table-cell>
          <table:table-cell office:value-type="float" office:value="6.2962663" calcext:value-type="float">
            <text:p>6.2962663</text:p>
          </table:table-cell>
          <table:table-cell office:value-type="float" office:value="5.4370128" calcext:value-type="float">
            <text:p>5.4370128</text:p>
          </table:table-cell>
          <table:table-cell office:value-type="float" office:value="5.1338512" calcext:value-type="float">
            <text:p>5.1338512</text:p>
          </table:table-cell>
          <table:table-cell office:value-type="float" office:value="4.8242093" calcext:value-type="float">
            <text:p>4.8242093</text:p>
          </table:table-cell>
          <table:table-cell office:value-type="float" office:value="4.0251959" calcext:value-type="float">
            <text:p>4.0251959</text:p>
          </table:table-cell>
          <table:table-cell office:value-type="float" office:value="3.2886037" calcext:value-type="float">
            <text:p>3.2886037</text:p>
          </table:table-cell>
          <table:table-cell office:value-type="float" office:value="2.8069835" calcext:value-type="float">
            <text:p>2.8069835</text:p>
          </table:table-cell>
          <table:table-cell office:value-type="float" office:value="2.4624291" calcext:value-type="float">
            <text:p>2.4624291</text:p>
          </table:table-cell>
          <table:table-cell office:value-type="float" office:value="2.010766" calcext:value-type="float">
            <text:p>2.010766</text:p>
          </table:table-cell>
          <table:table-cell office:value-type="float" office:value="1.7598466" calcext:value-type="float">
            <text:p>1.7598466</text:p>
          </table:table-cell>
          <table:table-cell office:value-type="float" office:value="1.51077" calcext:value-type="float">
            <text:p>1.510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Gas</text:p>
          </table:table-cell>
          <table:table-cell table:style-name="ce9" office:value-type="string" calcext:value-type="string">
            <text:p>Heat</text:p>
          </table:table-cell>
          <table:table-cell office:value-type="string" calcext:value-type="string">
            <text:p>EJ/yr</text:p>
          </table:table-cell>
          <table:table-cell office:value-type="float" office:value="1.8728866" calcext:value-type="float">
            <text:p>1.8728866</text:p>
          </table:table-cell>
          <table:table-cell office:value-type="float" office:value="1.205336" calcext:value-type="float">
            <text:p>1.205336</text:p>
          </table:table-cell>
          <table:table-cell office:value-type="float" office:value="0.7423728" calcext:value-type="float">
            <text:p>0.7423728</text:p>
          </table:table-cell>
          <table:table-cell office:value-type="float" office:value="0.5987152" calcext:value-type="float">
            <text:p>0.5987152</text:p>
          </table:table-cell>
          <table:table-cell office:value-type="float" office:value="0.4384518" calcext:value-type="float">
            <text:p>0.4384518</text:p>
          </table:table-cell>
          <table:table-cell office:value-type="float" office:value="0.1987074" calcext:value-type="float">
            <text:p>0.1987074</text:p>
          </table:table-cell>
          <table:table-cell office:value-type="float" office:value="0.0559653" calcext:value-type="float">
            <text:p>0.0559653</text:p>
          </table:table-cell>
          <table:table-cell office:value-type="float" office:value="0.0011313" calcext:value-type="float">
            <text:p>0.0011313</text:p>
          </table:table-cell>
          <table:table-cell office:value-type="float" office:value="0.0003671" calcext:value-type="float">
            <text:p>0.0003671</text:p>
          </table:table-cell>
          <table:table-cell office:value-type="float" office:value="0.0000523" calcext:value-type="float">
            <text:p>0.0000523</text:p>
          </table:table-cell>
          <table:table-cell table:number-columns-repeated="5" office:value-type="float" office:value="0.0000043" calcext:value-type="float">
            <text:p>0.0000043</text:p>
          </table:table-cell>
          <table:table-cell office:value-type="float" office:value="0.0000007" calcext:value-type="float">
            <text:p>0.0000007</text:p>
          </table:table-cell>
          <table:table-cell office:value-type="float" office:value="0" calcext:value-type="float">
            <text:p>0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10" office:value-type="string" calcext:value-type="string">
            <text:p>Gas</text:p>
          </table:table-cell>
          <table:table-cell table:style-name="ce10"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Oil</text:p>
          </table:table-cell>
          <table:table-cell table:style-name="ce9" office:value-type="string" calcext:value-type="string">
            <text:p>w/o CC</text:p>
          </table:table-cell>
          <table:table-cell office:value-type="string" calcext:value-type="string">
            <text:p>EJ/yr</text:p>
          </table:table-cell>
          <table:table-cell office:value-type="float" office:value="28.6317093" calcext:value-type="float">
            <text:p>28.6317093</text:p>
          </table:table-cell>
          <table:table-cell office:value-type="float" office:value="26.8574789" calcext:value-type="float">
            <text:p>26.8574789</text:p>
          </table:table-cell>
          <table:table-cell office:value-type="float" office:value="25.8799742" calcext:value-type="float">
            <text:p>25.8799742</text:p>
          </table:table-cell>
          <table:table-cell office:value-type="float" office:value="25.0483235" calcext:value-type="float">
            <text:p>25.0483235</text:p>
          </table:table-cell>
          <table:table-cell office:value-type="float" office:value="22.7675378" calcext:value-type="float">
            <text:p>22.7675378</text:p>
          </table:table-cell>
          <table:table-cell office:value-type="float" office:value="19.4849348" calcext:value-type="float">
            <text:p>19.4849348</text:p>
          </table:table-cell>
          <table:table-cell office:value-type="float" office:value="16.8969876" calcext:value-type="float">
            <text:p>16.8969876</text:p>
          </table:table-cell>
          <table:table-cell office:value-type="float" office:value="15.1115785" calcext:value-type="float">
            <text:p>15.1115785</text:p>
          </table:table-cell>
          <table:table-cell office:value-type="float" office:value="13.8449233" calcext:value-type="float">
            <text:p>13.8449233</text:p>
          </table:table-cell>
          <table:table-cell office:value-type="float" office:value="12.7518543" calcext:value-type="float">
            <text:p>12.7518543</text:p>
          </table:table-cell>
          <table:table-cell office:value-type="float" office:value="11.4365614" calcext:value-type="float">
            <text:p>11.4365614</text:p>
          </table:table-cell>
          <table:table-cell office:value-type="float" office:value="9.7441883" calcext:value-type="float">
            <text:p>9.7441883</text:p>
          </table:table-cell>
          <table:table-cell office:value-type="float" office:value="6.6278924" calcext:value-type="float">
            <text:p>6.6278924</text:p>
          </table:table-cell>
          <table:table-cell office:value-type="float" office:value="3.1186064" calcext:value-type="float">
            <text:p>3.1186064</text:p>
          </table:table-cell>
          <table:table-cell office:value-type="float" office:value="0.6313259" calcext:value-type="float">
            <text:p>0.6313259</text:p>
          </table:table-cell>
          <table:table-cell office:value-type="float" office:value="0.0580067" calcext:value-type="float">
            <text:p>0.0580067</text:p>
          </table:table-cell>
          <table:table-cell office:value-type="float" office:value="0.0000054" calcext:value-type="float">
            <text:p>0.0000054</text:p>
          </table:table-cell>
          <table:table-cell office:value-type="float" office:value="0.0000041" calcext:value-type="float">
            <text:p>0.0000041</text:p>
          </table:table-cell>
          <table:table-cell office:value-type="float" office:value="0.0000036" calcext:value-type="float">
            <text:p>0.0000036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_EE volume</text:p>
          </table:table-cell>
          <table:table-cell table:number-columns-repeated="6"/>
          <table:table-cell table:formula="of:=SUM([.H5:.H14])" office:value-type="float" office:value="63.0130914" calcext:value-type="float">
            <text:p>63.0130914</text:p>
          </table:table-cell>
          <table:table-cell table:formula="of:=SUM([.I5:.I14])" office:value-type="float" office:value="57.6852749" calcext:value-type="float">
            <text:p>57.6852749</text:p>
          </table:table-cell>
          <table:table-cell table:formula="of:=SUM([.J5:.J14])" office:value-type="float" office:value="53.1756659" calcext:value-type="float">
            <text:p>53.1756659</text:p>
          </table:table-cell>
          <table:table-cell table:formula="of:=SUM([.K5:.K14])" office:value-type="float" office:value="49.1870078" calcext:value-type="float">
            <text:p>49.1870078</text:p>
          </table:table-cell>
          <table:table-cell table:formula="of:=SUM([.L5:.L14])" office:value-type="float" office:value="43.6220823" calcext:value-type="float">
            <text:p>43.6220823</text:p>
          </table:table-cell>
          <table:table-cell table:formula="of:=SUM([.M5:.M14])" office:value-type="float" office:value="36.3912536" calcext:value-type="float">
            <text:p>36.3912536</text:p>
          </table:table-cell>
          <table:table-cell table:formula="of:=SUM([.N5:.N14])" office:value-type="float" office:value="32.3502148" calcext:value-type="float">
            <text:p>32.3502148</text:p>
          </table:table-cell>
          <table:table-cell table:formula="of:=SUM([.O5:.O14])" office:value-type="float" office:value="28.4362676" calcext:value-type="float">
            <text:p>28.4362676</text:p>
          </table:table-cell>
          <table:table-cell table:formula="of:=SUM([.P5:.P14])" office:value-type="float" office:value="25.1136307" calcext:value-type="float">
            <text:p>25.1136307</text:p>
          </table:table-cell>
          <table:table-cell table:formula="of:=SUM([.Q5:.Q14])" office:value-type="float" office:value="22.3846598" calcext:value-type="float">
            <text:p>22.3846598</text:p>
          </table:table-cell>
          <table:table-cell table:formula="of:=SUM([.R5:.R14])" office:value-type="float" office:value="19.8682592" calcext:value-type="float">
            <text:p>19.8682592</text:p>
          </table:table-cell>
          <table:table-cell table:formula="of:=SUM([.S5:.S14])" office:value-type="float" office:value="17.4380435" calcext:value-type="float">
            <text:p>17.4380435</text:p>
          </table:table-cell>
          <table:table-cell table:formula="of:=SUM([.T5:.T14])" office:value-type="float" office:value="14.0713832" calcext:value-type="float">
            <text:p>14.0713832</text:p>
          </table:table-cell>
          <table:table-cell table:formula="of:=SUM([.U5:.U14])" office:value-type="float" office:value="10.7451803" calcext:value-type="float">
            <text:p>10.7451803</text:p>
          </table:table-cell>
          <table:table-cell table:formula="of:=SUM([.V5:.V14])" office:value-type="float" office:value="8.3805065" calcext:value-type="float">
            <text:p>8.3805065</text:p>
          </table:table-cell>
          <table:table-cell table:formula="of:=SUM([.W5:.W14])" office:value-type="float" office:value="7.0493371" calcext:value-type="float">
            <text:p>7.0493371</text:p>
          </table:table-cell>
          <table:table-cell table:formula="of:=SUM([.X5:.X14])" office:value-type="float" office:value="5.5672609" calcext:value-type="float">
            <text:p>5.5672609</text:p>
          </table:table-cell>
          <table:table-cell table:formula="of:=SUM([.Y5:.Y14])" office:value-type="float" office:value="3.498793" calcext:value-type="float">
            <text:p>3.498793</text:p>
          </table:table-cell>
          <table:table-cell table:formula="of:=SUM([.Z5:.Z14])" office:value-type="float" office:value="2.5018446" calcext:value-type="float">
            <text:p>2.501844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Y_EE growth rate</text:p>
          </table:table-cell>
          <table:table-cell table:number-columns-repeated="7"/>
          <table:table-cell table:formula="of:=([.I16]-[.H16])/[.H16]" office:value-type="float" office:value="-0.0845509461863983" calcext:value-type="float">
            <text:p>-0.0845509461863983</text:p>
          </table:table-cell>
          <table:table-cell table:formula="of:=([.J16]-[.I16])/[.I16]" office:value-type="float" office:value="-0.0781760858003644" calcext:value-type="float">
            <text:p>-0.0781760858003644</text:p>
          </table:table-cell>
          <table:table-cell table:formula="of:=([.K16]-[.J16])/[.J16]" office:value-type="float" office:value="-0.0750090860639322" calcext:value-type="float">
            <text:p>-0.0750090860639322</text:p>
          </table:table-cell>
          <table:table-cell table:formula="of:=([.L16]-[.K16])/[.K16]" office:value-type="float" office:value="-0.113138118151598" calcext:value-type="float">
            <text:p>-0.113138118151598</text:p>
          </table:table-cell>
          <table:table-cell table:formula="of:=([.M16]-[.L16])/[.L16]" office:value-type="float" office:value="-0.165760741320687" calcext:value-type="float">
            <text:p>-0.165760741320687</text:p>
          </table:table-cell>
          <table:table-cell table:formula="of:=([.N16]-[.M16])/[.M16]" office:value-type="float" office:value="-0.111044231793103" calcext:value-type="float">
            <text:p>-0.111044231793103</text:p>
          </table:table-cell>
          <table:table-cell table:formula="of:=([.O16]-[.N16])/[.N16]" office:value-type="float" office:value="-0.120986745349215" calcext:value-type="float">
            <text:p>-0.120986745349215</text:p>
          </table:table-cell>
          <table:table-cell table:formula="of:=([.P16]-[.O16])/[.O16]" office:value-type="float" office:value="-0.116845042631404" calcext:value-type="float">
            <text:p>-0.116845042631404</text:p>
          </table:table-cell>
          <table:table-cell table:formula="of:=([.Q16]-[.P16])/[.P16]" office:value-type="float" office:value="-0.108664929121539" calcext:value-type="float">
            <text:p>-0.108664929121539</text:p>
          </table:table-cell>
          <table:table-cell table:formula="of:=([.R16]-[.Q16])/[.Q16]" office:value-type="float" office:value="-0.112416298593915" calcext:value-type="float">
            <text:p>-0.112416298593915</text:p>
          </table:table-cell>
          <table:table-cell table:formula="of:=([.S16]-[.R16])/[.R16]" office:value-type="float" office:value="-0.122316488603088" calcext:value-type="float">
            <text:p>-0.122316488603088</text:p>
          </table:table-cell>
          <table:table-cell table:formula="of:=([.T16]-[.S16])/[.S16]" office:value-type="float" office:value="-0.193064107220515" calcext:value-type="float">
            <text:p>-0.193064107220515</text:p>
          </table:table-cell>
          <table:table-cell table:formula="of:=([.U16]-[.T16])/[.T16]" office:value-type="float" office:value="-0.236380663700495" calcext:value-type="float">
            <text:p>-0.236380663700495</text:p>
          </table:table-cell>
          <table:table-cell table:formula="of:=([.V16]-[.U16])/[.U16]" office:value-type="float" office:value="-0.22006832216673" calcext:value-type="float">
            <text:p>-0.22006832216673</text:p>
          </table:table-cell>
          <table:table-cell table:formula="of:=([.W16]-[.V16])/[.V16]" office:value-type="float" office:value="-0.15884116312063" calcext:value-type="float">
            <text:p>-0.15884116312063</text:p>
          </table:table-cell>
          <table:table-cell table:formula="of:=([.X16]-[.W16])/[.W16]" office:value-type="float" office:value="-0.210243343306706" calcext:value-type="float">
            <text:p>-0.210243343306706</text:p>
          </table:table-cell>
          <table:table-cell table:formula="of:=([.Y16]-[.X16])/[.X16]" office:value-type="float" office:value="-0.371541398392161" calcext:value-type="float">
            <text:p>-0.371541398392161</text:p>
          </table:table-cell>
          <table:table-cell table:formula="of:=([.Z16]-[.Y16])/[.Y16]" office:value-type="float" office:value="-0.28494066382321" calcext:value-type="float">
            <text:p>-0.28494066382321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Y_EE growth ratio</text:p>
          </table:table-cell>
          <table:table-cell table:style-name="ce1" table:number-columns-repeated="6"/>
          <table:table-cell table:style-name="ce1" table:formula="of:=[.H16]/[.$J$16]" office:value-type="float" office:value="1.18499863299314" calcext:value-type="float">
            <text:p>1.18499863299314</text:p>
          </table:table-cell>
          <table:table-cell table:style-name="ce1" table:formula="of:=[.I16]/[.$J$16]" office:value-type="float" office:value="1.08480587734398" calcext:value-type="float">
            <text:p>1.08480587734398</text:p>
          </table:table-cell>
          <table:table-cell table:style-name="ce1" table:formula="of:=[.J16]/[.$J$16]" office:value-type="float" office:value="1" calcext:value-type="float">
            <text:p>1</text:p>
          </table:table-cell>
          <table:table-cell table:style-name="ce1" table:formula="of:=[.K16]/[.$J$16]" office:value-type="float" office:value="0.924990913936068" calcext:value-type="float">
            <text:p>0.924990913936068</text:p>
          </table:table-cell>
          <table:table-cell table:style-name="ce1" table:formula="of:=[.L16]/[.$J$16]" office:value-type="float" office:value="0.820339182626014" calcext:value-type="float">
            <text:p>0.820339182626014</text:p>
          </table:table-cell>
          <table:table-cell table:style-name="ce1" table:formula="of:=[.M16]/[.$J$16]" office:value-type="float" office:value="0.68435915157952" calcext:value-type="float">
            <text:p>0.68435915157952</text:p>
          </table:table-cell>
          <table:table-cell table:style-name="ce1" table:formula="of:=[.N16]/[.$J$16]" office:value-type="float" office:value="0.608365015321792" calcext:value-type="float">
            <text:p>0.608365015321792</text:p>
          </table:table-cell>
          <table:table-cell table:style-name="ce1" table:formula="of:=[.O16]/[.$J$16]" office:value-type="float" office:value="0.534760912133683" calcext:value-type="float">
            <text:p>0.534760912133683</text:p>
          </table:table-cell>
          <table:table-cell table:style-name="ce1" table:formula="of:=[.P16]/[.$J$16]" office:value-type="float" office:value="0.472276750557815" calcext:value-type="float">
            <text:p>0.472276750557815</text:p>
          </table:table-cell>
          <table:table-cell table:style-name="ce1" table:formula="of:=[.Q16]/[.$J$16]" office:value-type="float" office:value="0.420956830932699" calcext:value-type="float">
            <text:p>0.420956830932699</text:p>
          </table:table-cell>
          <table:table-cell table:style-name="ce1" table:formula="of:=[.R16]/[.$J$16]" office:value-type="float" office:value="0.373634422131421" calcext:value-type="float">
            <text:p>0.373634422131421</text:p>
          </table:table-cell>
          <table:table-cell table:style-name="ce1" table:formula="of:=[.S16]/[.$J$16]" office:value-type="float" office:value="0.327932771595062" calcext:value-type="float">
            <text:p>0.327932771595062</text:p>
          </table:table-cell>
          <table:table-cell table:style-name="ce1" table:formula="of:=[.T16]/[.$J$16]" office:value-type="float" office:value="0.264620723818712" calcext:value-type="float">
            <text:p>0.264620723818712</text:p>
          </table:table-cell>
          <table:table-cell table:style-name="ce1" table:formula="of:=[.U16]/[.$J$16]" office:value-type="float" office:value="0.202069501493539" calcext:value-type="float">
            <text:p>0.202069501493539</text:p>
          </table:table-cell>
          <table:table-cell table:style-name="ce1" table:formula="of:=[.V16]/[.$J$16]" office:value-type="float" office:value="0.157600405338789" calcext:value-type="float">
            <text:p>0.157600405338789</text:p>
          </table:table-cell>
          <table:table-cell table:style-name="ce1" table:formula="of:=[.W16]/[.$J$16]" office:value-type="float" office:value="0.132566973646493" calcext:value-type="float">
            <text:p>0.132566973646493</text:p>
          </table:table-cell>
          <table:table-cell table:style-name="ce1" table:formula="of:=[.X16]/[.$J$16]" office:value-type="float" office:value="0.104695649895002" calcext:value-type="float">
            <text:p>0.104695649895002</text:p>
          </table:table-cell>
          <table:table-cell table:style-name="ce1" table:formula="of:=[.Y16]/[.$J$16]" office:value-type="float" office:value="0.0657968817274369" calcext:value-type="float">
            <text:p>0.0657968817274369</text:p>
          </table:table-cell>
          <table:table-cell table:style-name="ce1" table:formula="of:=[.Z16]/[.$J$16]" office:value-type="float" office:value="0.0470486745705238" calcext:value-type="float">
            <text:p>0.0470486745705238</text:p>
          </table:table-cell>
          <table:table-cell table:style-name="ce1" table:number-columns-repeated="998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3" office:value-type="string" calcext:value-type="string">
            <text:p>Y_E,ST</text:p>
          </table:table-cell>
          <table:table-cell table:style-name="ce4" table:number-columns-repeated="1023"/>
        </table:table-row>
        <table:table-row table:style-name="ro1">
          <table:table-cell table:style-name="ce4" table:number-columns-repeated="1024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EJ/yr</text:p>
          </table:table-cell>
          <table:table-cell office:value-type="float" office:value="2.9844596" calcext:value-type="float">
            <text:p>2.9844596</text:p>
          </table:table-cell>
          <table:table-cell office:value-type="float" office:value="2.4106211" calcext:value-type="float">
            <text:p>2.4106211</text:p>
          </table:table-cell>
          <table:table-cell office:value-type="float" office:value="2.4562882" calcext:value-type="float">
            <text:p>2.4562882</text:p>
          </table:table-cell>
          <table:table-cell office:value-type="float" office:value="1.8653913" calcext:value-type="float">
            <text:p>1.8653913</text:p>
          </table:table-cell>
          <table:table-cell office:value-type="float" office:value="1.4531337" calcext:value-type="float">
            <text:p>1.4531337</text:p>
          </table:table-cell>
          <table:table-cell office:value-type="float" office:value="1.2275663" calcext:value-type="float">
            <text:p>1.2275663</text:p>
          </table:table-cell>
          <table:table-cell office:value-type="float" office:value="1.0246709" calcext:value-type="float">
            <text:p>1.0246709</text:p>
          </table:table-cell>
          <table:table-cell office:value-type="float" office:value="0.8210724" calcext:value-type="float">
            <text:p>0.8210724</text:p>
          </table:table-cell>
          <table:table-cell office:value-type="float" office:value="0.6910789" calcext:value-type="float">
            <text:p>0.6910789</text:p>
          </table:table-cell>
          <table:table-cell office:value-type="float" office:value="0.6744538" calcext:value-type="float">
            <text:p>0.6744538</text:p>
          </table:table-cell>
          <table:table-cell office:value-type="float" office:value="0.6912686" calcext:value-type="float">
            <text:p>0.6912686</text:p>
          </table:table-cell>
          <table:table-cell office:value-type="float" office:value="0.5905142" calcext:value-type="float">
            <text:p>0.5905142</text:p>
          </table:table-cell>
          <table:table-cell office:value-type="float" office:value="0.5899289" calcext:value-type="float">
            <text:p>0.5899289</text:p>
          </table:table-cell>
          <table:table-cell office:value-type="float" office:value="0.5690769" calcext:value-type="float">
            <text:p>0.5690769</text:p>
          </table:table-cell>
          <table:table-cell office:value-type="float" office:value="0.5236883" calcext:value-type="float">
            <text:p>0.5236883</text:p>
          </table:table-cell>
          <table:table-cell office:value-type="float" office:value="0.4813912" calcext:value-type="float">
            <text:p>0.4813912</text:p>
          </table:table-cell>
          <table:table-cell office:value-type="float" office:value="0.4130794" calcext:value-type="float">
            <text:p>0.4130794</text:p>
          </table:table-cell>
          <table:table-cell office:value-type="float" office:value="0.3624582" calcext:value-type="float">
            <text:p>0.3624582</text:p>
          </table:table-cell>
          <table:table-cell office:value-type="float" office:value="0.3549762" calcext:value-type="float">
            <text:p>0.354976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J/yr</text:p>
          </table:table-cell>
          <table:table-cell office:value-type="float" office:value="0.4257028" calcext:value-type="float">
            <text:p>0.4257028</text:p>
          </table:table-cell>
          <table:table-cell office:value-type="float" office:value="0.3801225" calcext:value-type="float">
            <text:p>0.3801225</text:p>
          </table:table-cell>
          <table:table-cell office:value-type="float" office:value="0.3422502" calcext:value-type="float">
            <text:p>0.3422502</text:p>
          </table:table-cell>
          <table:table-cell office:value-type="float" office:value="0.3709491" calcext:value-type="float">
            <text:p>0.3709491</text:p>
          </table:table-cell>
          <table:table-cell office:value-type="float" office:value="0.3975787" calcext:value-type="float">
            <text:p>0.3975787</text:p>
          </table:table-cell>
          <table:table-cell office:value-type="float" office:value="0.4291383" calcext:value-type="float">
            <text:p>0.4291383</text:p>
          </table:table-cell>
          <table:table-cell office:value-type="float" office:value="0.4587242" calcext:value-type="float">
            <text:p>0.4587242</text:p>
          </table:table-cell>
          <table:table-cell office:value-type="float" office:value="0.4864277" calcext:value-type="float">
            <text:p>0.4864277</text:p>
          </table:table-cell>
          <table:table-cell office:value-type="float" office:value="0.5021265" calcext:value-type="float">
            <text:p>0.5021265</text:p>
          </table:table-cell>
          <table:table-cell office:value-type="float" office:value="0.5093303" calcext:value-type="float">
            <text:p>0.5093303</text:p>
          </table:table-cell>
          <table:table-cell office:value-type="float" office:value="0.4963934" calcext:value-type="float">
            <text:p>0.4963934</text:p>
          </table:table-cell>
          <table:table-cell office:value-type="float" office:value="0.5015591" calcext:value-type="float">
            <text:p>0.5015591</text:p>
          </table:table-cell>
          <table:table-cell office:value-type="float" office:value="0.4750538" calcext:value-type="float">
            <text:p>0.4750538</text:p>
          </table:table-cell>
          <table:table-cell office:value-type="float" office:value="0.4649939" calcext:value-type="float">
            <text:p>0.4649939</text:p>
          </table:table-cell>
          <table:table-cell office:value-type="float" office:value="0.448071" calcext:value-type="float">
            <text:p>0.448071</text:p>
          </table:table-cell>
          <table:table-cell office:value-type="float" office:value="0.4337013" calcext:value-type="float">
            <text:p>0.4337013</text:p>
          </table:table-cell>
          <table:table-cell office:value-type="float" office:value="0.303809" calcext:value-type="float">
            <text:p>0.303809</text:p>
          </table:table-cell>
          <table:table-cell office:value-type="float" office:value="0.3078004" calcext:value-type="float">
            <text:p>0.3078004</text:p>
          </table:table-cell>
          <table:table-cell office:value-type="float" office:value="0.2512282" calcext:value-type="float">
            <text:p>0.2512282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_E,ST volume</text:p>
          </table:table-cell>
          <table:table-cell table:number-columns-repeated="8"/>
          <table:table-cell table:formula="of:=SUM([.J22:.J23])" office:value-type="float" office:value="3.4101624" calcext:value-type="float">
            <text:p>3.4101624</text:p>
          </table:table-cell>
          <table:table-cell table:formula="of:=SUM([.K22:.K23])" office:value-type="float" office:value="2.7907436" calcext:value-type="float">
            <text:p>2.7907436</text:p>
          </table:table-cell>
          <table:table-cell table:formula="of:=SUM([.L22:.L23])" office:value-type="float" office:value="2.7985384" calcext:value-type="float">
            <text:p>2.7985384</text:p>
          </table:table-cell>
          <table:table-cell table:formula="of:=SUM([.M22:.M23])" office:value-type="float" office:value="2.2363404" calcext:value-type="float">
            <text:p>2.2363404</text:p>
          </table:table-cell>
          <table:table-cell table:formula="of:=SUM([.N22:.N23])" office:value-type="float" office:value="1.8507124" calcext:value-type="float">
            <text:p>1.8507124</text:p>
          </table:table-cell>
          <table:table-cell table:formula="of:=SUM([.O22:.O23])" office:value-type="float" office:value="1.6567046" calcext:value-type="float">
            <text:p>1.6567046</text:p>
          </table:table-cell>
          <table:table-cell table:formula="of:=SUM([.P22:.P23])" office:value-type="float" office:value="1.4833951" calcext:value-type="float">
            <text:p>1.4833951</text:p>
          </table:table-cell>
          <table:table-cell table:formula="of:=SUM([.Q22:.Q23])" office:value-type="float" office:value="1.3075001" calcext:value-type="float">
            <text:p>1.3075001</text:p>
          </table:table-cell>
          <table:table-cell table:formula="of:=SUM([.R22:.R23])" office:value-type="float" office:value="1.1932054" calcext:value-type="float">
            <text:p>1.1932054</text:p>
          </table:table-cell>
          <table:table-cell table:formula="of:=SUM([.S22:.S23])" office:value-type="float" office:value="1.1837841" calcext:value-type="float">
            <text:p>1.1837841</text:p>
          </table:table-cell>
          <table:table-cell table:formula="of:=SUM([.T22:.T23])" office:value-type="float" office:value="1.187662" calcext:value-type="float">
            <text:p>1.187662</text:p>
          </table:table-cell>
          <table:table-cell table:formula="of:=SUM([.U22:.U23])" office:value-type="float" office:value="1.0920733" calcext:value-type="float">
            <text:p>1.0920733</text:p>
          </table:table-cell>
          <table:table-cell table:formula="of:=SUM([.V22:.V23])" office:value-type="float" office:value="1.0649827" calcext:value-type="float">
            <text:p>1.0649827</text:p>
          </table:table-cell>
          <table:table-cell table:formula="of:=SUM([.W22:.W23])" office:value-type="float" office:value="1.0340708" calcext:value-type="float">
            <text:p>1.0340708</text:p>
          </table:table-cell>
          <table:table-cell table:formula="of:=SUM([.X22:.X23])" office:value-type="float" office:value="0.9717593" calcext:value-type="float">
            <text:p>0.9717593</text:p>
          </table:table-cell>
          <table:table-cell table:formula="of:=SUM([.Y22:.Y23])" office:value-type="float" office:value="0.9150925" calcext:value-type="float">
            <text:p>0.9150925</text:p>
          </table:table-cell>
          <table:table-cell table:formula="of:=SUM([.Z22:.Z23])" office:value-type="float" office:value="0.7168884" calcext:value-type="float">
            <text:p>0.7168884</text:p>
          </table:table-cell>
          <table:table-cell table:formula="of:=SUM([.AA22:.AA23])" office:value-type="float" office:value="0.6702586" calcext:value-type="float">
            <text:p>0.6702586</text:p>
          </table:table-cell>
          <table:table-cell table:formula="of:=SUM([.AB22:.AB23])" office:value-type="float" office:value="0.6062044" calcext:value-type="float">
            <text:p>0.60620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Y_E,ST growth rate</text:p>
          </table:table-cell>
          <table:table-cell table:number-columns-repeated="9"/>
          <table:table-cell table:formula="of:=([.K25]-[.J25])/[.J25]" office:value-type="float" office:value="-0.181639091440337" calcext:value-type="float">
            <text:p>-0.181639091440337</text:p>
          </table:table-cell>
          <table:table-cell table:formula="of:=([.L25]-[.K25])/[.K25]" office:value-type="float" office:value="0.0027930907017039" calcext:value-type="float">
            <text:p>0.0027930907017039</text:p>
          </table:table-cell>
          <table:table-cell table:formula="of:=([.M25]-[.L25])/[.L25]" office:value-type="float" office:value="-0.200889864509274" calcext:value-type="float">
            <text:p>-0.200889864509274</text:p>
          </table:table-cell>
          <table:table-cell table:formula="of:=([.N25]-[.M25])/[.M25]" office:value-type="float" office:value="-0.172437076216125" calcext:value-type="float">
            <text:p>-0.172437076216125</text:p>
          </table:table-cell>
          <table:table-cell table:formula="of:=([.O25]-[.N25])/[.N25]" office:value-type="float" office:value="-0.104828713526748" calcext:value-type="float">
            <text:p>-0.104828713526748</text:p>
          </table:table-cell>
          <table:table-cell table:formula="of:=([.P25]-[.O25])/[.O25]" office:value-type="float" office:value="-0.104610984963765" calcext:value-type="float">
            <text:p>-0.104610984963765</text:p>
          </table:table-cell>
          <table:table-cell table:formula="of:=([.Q25]-[.P25])/[.P25]" office:value-type="float" office:value="-0.118575961320083" calcext:value-type="float">
            <text:p>-0.118575961320083</text:p>
          </table:table-cell>
          <table:table-cell table:formula="of:=([.R25]-[.Q25])/[.Q25]" office:value-type="float" office:value="-0.0874146778267932" calcext:value-type="float">
            <text:p>-0.0874146778267932</text:p>
          </table:table-cell>
          <table:table-cell table:formula="of:=([.S25]-[.R25])/[.R25]" office:value-type="float" office:value="-0.00789579061576496" calcext:value-type="float">
            <text:p>-0.00789579061576496</text:p>
          </table:table-cell>
          <table:table-cell table:formula="of:=([.T25]-[.S25])/[.S25]" office:value-type="float" office:value="0.00327585072311749" calcext:value-type="float">
            <text:p>0.00327585072311749</text:p>
          </table:table-cell>
          <table:table-cell table:formula="of:=([.U25]-[.T25])/[.T25]" office:value-type="float" office:value="-0.0804847675517108" calcext:value-type="float">
            <text:p>-0.0804847675517108</text:p>
          </table:table-cell>
          <table:table-cell table:formula="of:=([.V25]-[.U25])/[.U25]" office:value-type="float" office:value="-0.0248065766281439" calcext:value-type="float">
            <text:p>-0.0248065766281439</text:p>
          </table:table-cell>
          <table:table-cell table:formula="of:=([.W25]-[.V25])/[.V25]" office:value-type="float" office:value="-0.0290257297137315" calcext:value-type="float">
            <text:p>-0.0290257297137315</text:p>
          </table:table-cell>
          <table:table-cell table:formula="of:=([.X25]-[.W25])/[.W25]" office:value-type="float" office:value="-0.0602584465202964" calcext:value-type="float">
            <text:p>-0.0602584465202964</text:p>
          </table:table-cell>
          <table:table-cell table:formula="of:=([.Y25]-[.X25])/[.X25]" office:value-type="float" office:value="-0.0583136173741789" calcext:value-type="float">
            <text:p>-0.0583136173741789</text:p>
          </table:table-cell>
          <table:table-cell table:formula="of:=([.Z25]-[.Y25])/[.Y25]" office:value-type="float" office:value="-0.216594606556168" calcext:value-type="float">
            <text:p>-0.216594606556168</text:p>
          </table:table-cell>
          <table:table-cell table:formula="of:=([.AA25]-[.Z25])/[.Z25]" office:value-type="float" office:value="-0.0650447126777335" calcext:value-type="float">
            <text:p>-0.0650447126777335</text:p>
          </table:table-cell>
          <table:table-cell table:formula="of:=([.AB25]-[.AA25])/[.AA25]" office:value-type="float" office:value="-0.095566397805265" calcext:value-type="float">
            <text:p>-0.0955663978052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Mt/yr</text:p>
          </table:table-cell>
          <table:table-cell table:number-columns-repeated="2"/>
          <table:table-cell office:value-type="float" office:value="198.38" calcext:value-type="float">
            <text:p>198.38</text:p>
          </table:table-cell>
          <table:table-cell office:value-type="float" office:value="177.9526206" calcext:value-type="float">
            <text:p>177.9526206</text:p>
          </table:table-cell>
          <table:table-cell office:value-type="float" office:value="170.6452659" calcext:value-type="float">
            <text:p>170.6452659</text:p>
          </table:table-cell>
          <table:table-cell office:value-type="float" office:value="172.2247714" calcext:value-type="float">
            <text:p>172.2247714</text:p>
          </table:table-cell>
          <table:table-cell office:value-type="float" office:value="163.9874838" calcext:value-type="float">
            <text:p>163.9874838</text:p>
          </table:table-cell>
          <table:table-cell office:value-type="float" office:value="159.7933075" calcext:value-type="float">
            <text:p>159.7933075</text:p>
          </table:table-cell>
          <table:table-cell office:value-type="float" office:value="156.3624647" calcext:value-type="float">
            <text:p>156.3624647</text:p>
          </table:table-cell>
          <table:table-cell office:value-type="float" office:value="154.9547735" calcext:value-type="float">
            <text:p>154.9547735</text:p>
          </table:table-cell>
          <table:table-cell office:value-type="float" office:value="153.2009539" calcext:value-type="float">
            <text:p>153.2009539</text:p>
          </table:table-cell>
          <table:table-cell office:value-type="float" office:value="155.572397" calcext:value-type="float">
            <text:p>155.572397</text:p>
          </table:table-cell>
          <table:table-cell office:value-type="float" office:value="155.4460124" calcext:value-type="float">
            <text:p>155.4460124</text:p>
          </table:table-cell>
          <table:table-cell office:value-type="float" office:value="154.4942231" calcext:value-type="float">
            <text:p>154.4942231</text:p>
          </table:table-cell>
          <table:table-cell office:value-type="float" office:value="151.9923487" calcext:value-type="float">
            <text:p>151.9923487</text:p>
          </table:table-cell>
          <table:table-cell office:value-type="float" office:value="151.5886676" calcext:value-type="float">
            <text:p>151.5886676</text:p>
          </table:table-cell>
          <table:table-cell office:value-type="float" office:value="148.5708458" calcext:value-type="float">
            <text:p>148.5708458</text:p>
          </table:table-cell>
          <table:table-cell office:value-type="float" office:value="146.4084274" calcext:value-type="float">
            <text:p>146.4084274</text:p>
          </table:table-cell>
          <table:table-cell office:value-type="float" office:value="110.2944463" calcext:value-type="float">
            <text:p>110.2944463</text:p>
          </table:table-cell>
          <table:table-cell office:value-type="float" office:value="114.4197008" calcext:value-type="float">
            <text:p>114.4197008</text:p>
          </table:table-cell>
          <table:table-cell office:value-type="float" office:value="103.050381" calcext:value-type="float">
            <text:p>103.050381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_Y_E,ST</text:p>
          </table:table-cell>
          <table:table-cell table:number-columns-repeated="8"/>
          <table:table-cell table:style-name="ce13" table:formula="of:=[.J25]/[.J28]" office:value-type="float" office:value="0.0171900514164734" calcext:value-type="float">
            <text:p>0.0172</text:p>
          </table:table-cell>
          <table:table-cell table:style-name="ce13" table:formula="of:=[.K25]/[.K28]" office:value-type="float" office:value="0.0156825091453584" calcext:value-type="float">
            <text:p>0.0157</text:p>
          </table:table-cell>
          <table:table-cell table:style-name="ce13" table:formula="of:=[.L25]/[.L28]" office:value-type="float" office:value="0.0163997423851182" calcext:value-type="float">
            <text:p>0.0164</text:p>
          </table:table-cell>
          <table:table-cell table:style-name="ce13" table:formula="of:=[.M25]/[.M28]" office:value-type="float" office:value="0.0129850101226495" calcext:value-type="float">
            <text:p>0.0130</text:p>
          </table:table-cell>
          <table:table-cell table:style-name="ce13" table:formula="of:=[.N25]/[.N28]" office:value-type="float" office:value="0.0112856930121395" calcext:value-type="float">
            <text:p>0.0113</text:p>
          </table:table-cell>
          <table:table-cell table:style-name="ce13" table:formula="of:=[.O25]/[.O28]" office:value-type="float" office:value="0.0103677971619681" calcext:value-type="float">
            <text:p>0.0104</text:p>
          </table:table-cell>
          <table:table-cell table:style-name="ce13" table:formula="of:=[.P25]/[.P28]" office:value-type="float" office:value="0.00948690021512561" calcext:value-type="float">
            <text:p>0.0095</text:p>
          </table:table-cell>
          <table:table-cell table:style-name="ce13" table:formula="of:=[.Q25]/[.Q28]" office:value-type="float" office:value="0.00843794657284307" calcext:value-type="float">
            <text:p>0.0084</text:p>
          </table:table-cell>
          <table:table-cell table:style-name="ce13" table:formula="of:=[.R25]/[.R28]" office:value-type="float" office:value="0.00778849850229294" calcext:value-type="float">
            <text:p>0.0078</text:p>
          </table:table-cell>
          <table:table-cell table:style-name="ce13" table:formula="of:=[.S25]/[.S28]" office:value-type="float" office:value="0.0076092168201278" calcext:value-type="float">
            <text:p>0.0076</text:p>
          </table:table-cell>
          <table:table-cell table:style-name="ce13" table:formula="of:=[.T25]/[.T28]" office:value-type="float" office:value="0.00764035038058011" calcext:value-type="float">
            <text:p>0.0076</text:p>
          </table:table-cell>
          <table:table-cell table:style-name="ce13" table:formula="of:=[.U25]/[.U28]" office:value-type="float" office:value="0.00706869990402897" calcext:value-type="float">
            <text:p>0.0071</text:p>
          </table:table-cell>
          <table:table-cell table:style-name="ce13" table:formula="of:=[.V25]/[.V28]" office:value-type="float" office:value="0.00700681783727183" calcext:value-type="float">
            <text:p>0.0070</text:p>
          </table:table-cell>
          <table:table-cell table:style-name="ce13" table:formula="of:=[.W25]/[.W28]" office:value-type="float" office:value="0.00682155741831984" calcext:value-type="float">
            <text:p>0.0068</text:p>
          </table:table-cell>
          <table:table-cell table:style-name="ce13" table:formula="of:=[.X25]/[.X28]" office:value-type="float" office:value="0.00654071325210158" calcext:value-type="float">
            <text:p>0.0065</text:p>
          </table:table-cell>
          <table:table-cell table:style-name="ce13" table:formula="of:=[.Y25]/[.Y28]" office:value-type="float" office:value="0.00625027203864359" calcext:value-type="float">
            <text:p>0.0063</text:p>
          </table:table-cell>
          <table:table-cell table:style-name="ce13" table:formula="of:=[.Z25]/[.Z28]" office:value-type="float" office:value="0.00649976879207562" calcext:value-type="float">
            <text:p>0.0065</text:p>
          </table:table-cell>
          <table:table-cell table:style-name="ce13" table:formula="of:=[.AA25]/[.AA28]" office:value-type="float" office:value="0.00585789505927462" calcext:value-type="float">
            <text:p>0.0059</text:p>
          </table:table-cell>
          <table:table-cell table:style-name="ce13" table:formula="of:=[.AB25]/[.AB28]" office:value-type="float" office:value="0.00588260221958811" calcext:value-type="float">
            <text:p>0.0059</text:p>
          </table:table-cell>
          <table:table-cell table:number-columns-repeated="996"/>
        </table:table-row>
        <table:table-row table:style-name="ro1">
          <table:table-cell table:style-name="ce5" office:value-type="string" calcext:value-type="string">
            <text:p>a_Y_E,ST growth rate</text:p>
          </table:table-cell>
          <table:table-cell table:number-columns-repeated="9"/>
          <table:table-cell table:style-name="ce14" table:formula="of:=([.K30]-[.J30])/[.J30]" office:value-type="float" office:value="-0.0876985318188344" calcext:value-type="float">
            <text:p>-0.09</text:p>
          </table:table-cell>
          <table:table-cell table:style-name="ce14" table:formula="of:=([.L30]-[.K30])/[.K30]" office:value-type="float" office:value="0.0457345972581224" calcext:value-type="float">
            <text:p>0.05</text:p>
          </table:table-cell>
          <table:table-cell table:style-name="ce14" table:formula="of:=([.M30]-[.L30])/[.L30]" office:value-type="float" office:value="-0.208218652603188" calcext:value-type="float">
            <text:p>-0.21</text:p>
          </table:table-cell>
          <table:table-cell table:style-name="ce14" table:formula="of:=([.N30]-[.M30])/[.M30]" office:value-type="float" office:value="-0.130867599983302" calcext:value-type="float">
            <text:p>-0.13</text:p>
          </table:table-cell>
          <table:table-cell table:style-name="ce14" table:formula="of:=([.O30]-[.N30])/[.N30]" office:value-type="float" office:value="-0.0813326969982293" calcext:value-type="float">
            <text:p>-0.08</text:p>
          </table:table-cell>
          <table:table-cell table:style-name="ce14" table:formula="of:=([.P30]-[.O30])/[.O30]" office:value-type="float" office:value="-0.0849647165237653" calcext:value-type="float">
            <text:p>-0.08</text:p>
          </table:table-cell>
          <table:table-cell table:style-name="ce14" table:formula="of:=([.Q30]-[.P30])/[.P30]" office:value-type="float" office:value="-0.110568638701408" calcext:value-type="float">
            <text:p>-0.11</text:p>
          </table:table-cell>
          <table:table-cell table:style-name="ce14" table:formula="of:=([.R30]-[.Q30])/[.Q30]" office:value-type="float" office:value="-0.076967549503138" calcext:value-type="float">
            <text:p>-0.08</text:p>
          </table:table-cell>
          <table:table-cell table:style-name="ce14" table:formula="of:=([.S30]-[.R30])/[.R30]" office:value-type="float" office:value="-0.0230187734018771" calcext:value-type="float">
            <text:p>-0.02</text:p>
          </table:table-cell>
          <table:table-cell table:style-name="ce14" table:formula="of:=([.T30]-[.S30])/[.S30]" office:value-type="float" office:value="0.00409155911682674" calcext:value-type="float">
            <text:p>0.00</text:p>
          </table:table-cell>
          <table:table-cell table:style-name="ce14" table:formula="of:=([.U30]-[.T30])/[.T30]" office:value-type="float" office:value="-0.074819929463462" calcext:value-type="float">
            <text:p>-0.07</text:p>
          </table:table-cell>
          <table:table-cell table:style-name="ce14" table:formula="of:=([.V30]-[.U30])/[.U30]" office:value-type="float" office:value="-0.00875437740989204" calcext:value-type="float">
            <text:p>-0.01</text:p>
          </table:table-cell>
          <table:table-cell table:style-name="ce14" table:formula="of:=([.W30]-[.V30])/[.V30]" office:value-type="float" office:value="-0.0264400221690544" calcext:value-type="float">
            <text:p>-0.03</text:p>
          </table:table-cell>
          <table:table-cell table:style-name="ce14" table:formula="of:=([.X30]-[.W30])/[.W30]" office:value-type="float" office:value="-0.0411700948912386" calcext:value-type="float">
            <text:p>-0.04</text:p>
          </table:table-cell>
          <table:table-cell table:style-name="ce14" table:formula="of:=([.Y30]-[.X30])/[.X30]" office:value-type="float" office:value="-0.0444051286554515" calcext:value-type="float">
            <text:p>-0.04</text:p>
          </table:table-cell>
          <table:table-cell table:style-name="ce14" table:formula="of:=([.Z30]-[.Y30])/[.Y30]" office:value-type="float" office:value="0.0399177430821349" calcext:value-type="float">
            <text:p>0.04</text:p>
          </table:table-cell>
          <table:table-cell table:style-name="ce14" table:formula="of:=([.AA30]-[.Z30])/[.Z30]" office:value-type="float" office:value="-0.0987533177462495" calcext:value-type="float">
            <text:p>-0.10</text:p>
          </table:table-cell>
          <table:table-cell table:style-name="ce14" table:formula="of:=([.AB30]-[.AA30])/[.AA30]" office:value-type="float" office:value="0.00421775399925807" calcext:value-type="float">
            <text:p>0.0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a_Y_E,ST growth ratio</text:p>
          </table:table-cell>
          <table:table-cell table:style-name="ce1" table:number-columns-repeated="8"/>
          <table:table-cell table:style-name="ce1" table:formula="of:=[.J30]/[.$L30]" office:value-type="float" office:value="1.04819033206719" calcext:value-type="float">
            <text:p>1.04819033206719</text:p>
          </table:table-cell>
          <table:table-cell table:style-name="ce1" table:formula="of:=[.K30]/[.$L30]" office:value-type="float" office:value="0.956265578878199" calcext:value-type="float">
            <text:p>0.956265578878199</text:p>
          </table:table-cell>
          <table:table-cell table:style-name="ce1" table:formula="of:=[.L30]/[.$L30]" office:value-type="float" office:value="1" calcext:value-type="float">
            <text:p>1</text:p>
          </table:table-cell>
          <table:table-cell table:style-name="ce1" table:formula="of:=[.M30]/[.$L30]" office:value-type="float" office:value="0.791781347396812" calcext:value-type="float">
            <text:p>0.791781347396812</text:p>
          </table:table-cell>
          <table:table-cell table:style-name="ce1" table:formula="of:=[.N30]/[.$L30]" office:value-type="float" office:value="0.688162822751448" calcext:value-type="float">
            <text:p>0.688162822751448</text:p>
          </table:table-cell>
          <table:table-cell table:style-name="ce1" table:formula="of:=[.O30]/[.$L30]" office:value-type="float" office:value="0.632192684403157" calcext:value-type="float">
            <text:p>0.632192684403157</text:p>
          </table:table-cell>
          <table:table-cell table:style-name="ce1" table:formula="of:=[.P30]/[.$L30]" office:value-type="float" office:value="0.578478612184446" calcext:value-type="float">
            <text:p>0.578478612184446</text:p>
          </table:table-cell>
          <table:table-cell table:style-name="ce1" table:formula="of:=[.Q30]/[.$L30]" office:value-type="float" office:value="0.514517019517332" calcext:value-type="float">
            <text:p>0.514517019517332</text:p>
          </table:table-cell>
          <table:table-cell table:style-name="ce1" table:formula="of:=[.R30]/[.$L30]" office:value-type="float" office:value="0.474915905347425" calcext:value-type="float">
            <text:p>0.474915905347425</text:p>
          </table:table-cell>
          <table:table-cell table:style-name="ce1" table:formula="of:=[.S30]/[.$L30]" office:value-type="float" office:value="0.463983923737285" calcext:value-type="float">
            <text:p>0.463983923737285</text:p>
          </table:table-cell>
          <table:table-cell table:style-name="ce1" table:formula="of:=[.T30]/[.$L30]" office:value-type="float" office:value="0.465882341390513" calcext:value-type="float">
            <text:p>0.465882341390513</text:p>
          </table:table-cell>
          <table:table-cell table:style-name="ce1" table:formula="of:=[.U30]/[.$L30]" office:value-type="float" office:value="0.431025057469403" calcext:value-type="float">
            <text:p>0.431025057469403</text:p>
          </table:table-cell>
          <table:table-cell table:style-name="ce1" table:formula="of:=[.V30]/[.$L30]" office:value-type="float" office:value="0.427251701443195" calcext:value-type="float">
            <text:p>0.427251701443195</text:p>
          </table:table-cell>
          <table:table-cell table:style-name="ce1" table:formula="of:=[.W30]/[.$L30]" office:value-type="float" office:value="0.415955156985271" calcext:value-type="float">
            <text:p>0.415955156985271</text:p>
          </table:table-cell>
          <table:table-cell table:style-name="ce1" table:formula="of:=[.X30]/[.$L30]" office:value-type="float" office:value="0.398830243701687" calcext:value-type="float">
            <text:p>0.398830243701687</text:p>
          </table:table-cell>
          <table:table-cell table:style-name="ce1" table:formula="of:=[.Y30]/[.$L30]" office:value-type="float" office:value="0.381120135418428" calcext:value-type="float">
            <text:p>0.381120135418428</text:p>
          </table:table-cell>
          <table:table-cell table:style-name="ce1" table:formula="of:=[.Z30]/[.$L30]" office:value-type="float" office:value="0.39633359106749" calcext:value-type="float">
            <text:p>0.39633359106749</text:p>
          </table:table-cell>
          <table:table-cell table:style-name="ce1" table:formula="of:=[.AA30]/[.$L30]" office:value-type="float" office:value="0.35719433401529" calcext:value-type="float">
            <text:p>0.35719433401529</text:p>
          </table:table-cell>
          <table:table-cell table:style-name="ce1" table:formula="of:=[.AB30]/[.$L30]" office:value-type="float" office:value="0.358700891846095" calcext:value-type="float">
            <text:p>0.358700891846095</text:p>
          </table:table-cell>
          <table:table-cell table:style-name="ce1" table:number-columns-repeated="996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office:value-type="string" calcext:value-type="string">
            <text:p>Y_E,CH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EJ/yr</text:p>
          </table:table-cell>
          <table:table-cell office:value-type="float" office:value="7.0414462" calcext:value-type="float">
            <text:p>7.0414462</text:p>
          </table:table-cell>
          <table:table-cell office:value-type="float" office:value="6.657236" calcext:value-type="float">
            <text:p>6.657236</text:p>
          </table:table-cell>
          <table:table-cell office:value-type="float" office:value="6.2621353" calcext:value-type="float">
            <text:p>6.2621353</text:p>
          </table:table-cell>
          <table:table-cell office:value-type="float" office:value="6.3028143" calcext:value-type="float">
            <text:p>6.3028143</text:p>
          </table:table-cell>
          <table:table-cell office:value-type="float" office:value="6.9638841" calcext:value-type="float">
            <text:p>6.9638841</text:p>
          </table:table-cell>
          <table:table-cell office:value-type="float" office:value="6.5585876" calcext:value-type="float">
            <text:p>6.5585876</text:p>
          </table:table-cell>
          <table:table-cell office:value-type="float" office:value="6.4822588" calcext:value-type="float">
            <text:p>6.4822588</text:p>
          </table:table-cell>
          <table:table-cell office:value-type="float" office:value="6.2910301" calcext:value-type="float">
            <text:p>6.2910301</text:p>
          </table:table-cell>
          <table:table-cell office:value-type="float" office:value="6.2799423" calcext:value-type="float">
            <text:p>6.2799423</text:p>
          </table:table-cell>
          <table:table-cell office:value-type="float" office:value="6.2339729" calcext:value-type="float">
            <text:p>6.2339729</text:p>
          </table:table-cell>
          <table:table-cell office:value-type="float" office:value="6.2090073" calcext:value-type="float">
            <text:p>6.2090073</text:p>
          </table:table-cell>
          <table:table-cell office:value-type="float" office:value="6.1015501" calcext:value-type="float">
            <text:p>6.1015501</text:p>
          </table:table-cell>
          <table:table-cell office:value-type="float" office:value="5.8257335" calcext:value-type="float">
            <text:p>5.8257335</text:p>
          </table:table-cell>
          <table:table-cell office:value-type="float" office:value="5.5423733" calcext:value-type="float">
            <text:p>5.5423733</text:p>
          </table:table-cell>
          <table:table-cell office:value-type="float" office:value="5.2674442" calcext:value-type="float">
            <text:p>5.2674442</text:p>
          </table:table-cell>
          <table:table-cell office:value-type="float" office:value="5.0208206" calcext:value-type="float">
            <text:p>5.0208206</text:p>
          </table:table-cell>
          <table:table-cell office:value-type="float" office:value="3.6114868" calcext:value-type="float">
            <text:p>3.6114868</text:p>
          </table:table-cell>
          <table:table-cell office:value-type="float" office:value="2.9284833" calcext:value-type="float">
            <text:p>2.9284833</text:p>
          </table:table-cell>
          <table:table-cell office:value-type="float" office:value="2.2673879" calcext:value-type="float">
            <text:p>2.2673879</text:p>
          </table:table-cell>
          <table:table-cell table:number-columns-repeated="997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5" office:value-type="string" calcext:value-type="string">
            <text:p>Y_E,CH growth rat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formula="of:=([.J36]-[.I36])/[.I36]" office:value-type="float" office:value="-0.0545641036070119" calcext:value-type="float">
            <text:p>-0.0545641036070119</text:p>
          </table:table-cell>
          <table:table-cell table:formula="of:=([.K36]-[.J36])/[.J36]" office:value-type="float" office:value="-0.0593490601805314" calcext:value-type="float">
            <text:p>-0.0593490601805314</text:p>
          </table:table-cell>
          <table:table-cell table:formula="of:=([.L36]-[.K36])/[.K36]" office:value-type="float" office:value="0.00649602700216329" calcext:value-type="float">
            <text:p>0.00649602700216329</text:p>
          </table:table-cell>
          <table:table-cell table:formula="of:=([.M36]-[.L36])/[.L36]" office:value-type="float" office:value="0.104884860720075" calcext:value-type="float">
            <text:p>0.104884860720075</text:p>
          </table:table-cell>
          <table:table-cell table:formula="of:=([.N36]-[.M36])/[.M36]" office:value-type="float" office:value="-0.058199776759639" calcext:value-type="float">
            <text:p>-0.058199776759639</text:p>
          </table:table-cell>
          <table:table-cell table:formula="of:=([.O36]-[.N36])/[.N36]" office:value-type="float" office:value="-0.0116379935216539" calcext:value-type="float">
            <text:p>-0.0116379935216539</text:p>
          </table:table-cell>
          <table:table-cell table:formula="of:=([.P36]-[.O36])/[.O36]" office:value-type="float" office:value="-0.029500318623502" calcext:value-type="float">
            <text:p>-0.029500318623502</text:p>
          </table:table-cell>
          <table:table-cell table:formula="of:=([.Q36]-[.P36])/[.P36]" office:value-type="float" office:value="-0.0017624776584681" calcext:value-type="float">
            <text:p>-0.0017624776584681</text:p>
          </table:table-cell>
          <table:table-cell table:formula="of:=([.R36]-[.Q36])/[.Q36]" office:value-type="float" office:value="-0.00732003540860554" calcext:value-type="float">
            <text:p>-0.00732003540860554</text:p>
          </table:table-cell>
          <table:table-cell table:formula="of:=([.S36]-[.R36])/[.R36]" office:value-type="float" office:value="-0.00400476556450874" calcext:value-type="float">
            <text:p>-0.00400476556450874</text:p>
          </table:table-cell>
          <table:table-cell table:formula="of:=([.T36]-[.S36])/[.S36]" office:value-type="float" office:value="-0.0173066634983663" calcext:value-type="float">
            <text:p>-0.0173066634983663</text:p>
          </table:table-cell>
          <table:table-cell table:formula="of:=([.U36]-[.T36])/[.T36]" office:value-type="float" office:value="-0.0452043489735501" calcext:value-type="float">
            <text:p>-0.0452043489735501</text:p>
          </table:table-cell>
          <table:table-cell table:formula="of:=([.V36]-[.U36])/[.U36]" office:value-type="float" office:value="-0.0486394030897568" calcext:value-type="float">
            <text:p>-0.0486394030897568</text:p>
          </table:table-cell>
          <table:table-cell table:formula="of:=([.W36]-[.V36])/[.V36]" office:value-type="float" office:value="-0.0496049409014006" calcext:value-type="float">
            <text:p>-0.0496049409014006</text:p>
          </table:table-cell>
          <table:table-cell table:formula="of:=([.X36]-[.W36])/[.W36]" office:value-type="float" office:value="-0.0468203535976707" calcext:value-type="float">
            <text:p>-0.0468203535976707</text:p>
          </table:table-cell>
          <table:table-cell table:formula="of:=([.Y36]-[.X36])/[.X36]" office:value-type="float" office:value="-0.280697900259571" calcext:value-type="float">
            <text:p>-0.280697900259571</text:p>
          </table:table-cell>
          <table:table-cell table:formula="of:=([.Z36]-[.Y36])/[.Y36]" office:value-type="float" office:value="-0.189119755331793" calcext:value-type="float">
            <text:p>-0.189119755331793</text:p>
          </table:table-cell>
          <table:table-cell table:formula="of:=([.AA36]-[.Z36])/[.Z36]" office:value-type="float" office:value="-0.225746686006371" calcext:value-type="float">
            <text:p>-0.225746686006371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Y_E,CH growth ratio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5"/>
          <table:table-cell table:style-name="ce1" table:formula="of:=[.I36]/[.$K36]" office:value-type="float" office:value="1.12444810957694" calcext:value-type="float">
            <text:p>1.12444810957694</text:p>
          </table:table-cell>
          <table:table-cell table:style-name="ce1" table:formula="of:=[.J36]/[.$K36]" office:value-type="float" office:value="1.06309360642527" calcext:value-type="float">
            <text:p>1.06309360642527</text:p>
          </table:table-cell>
          <table:table-cell table:style-name="ce1" table:formula="of:=[.K36]/[.$K36]" office:value-type="float" office:value="1" calcext:value-type="float">
            <text:p>1</text:p>
          </table:table-cell>
          <table:table-cell table:style-name="ce1" table:formula="of:=[.L36]/[.$K36]" office:value-type="float" office:value="1.00649602700216" calcext:value-type="float">
            <text:p>1.00649602700216</text:p>
          </table:table-cell>
          <table:table-cell table:style-name="ce1" table:formula="of:=[.M36]/[.$K36]" office:value-type="float" office:value="1.11206222260959" calcext:value-type="float">
            <text:p>1.11206222260959</text:p>
          </table:table-cell>
          <table:table-cell table:style-name="ce1" table:formula="of:=[.N36]/[.$K36]" office:value-type="float" office:value="1.04734044951089" calcext:value-type="float">
            <text:p>1.04734044951089</text:p>
          </table:table-cell>
          <table:table-cell table:style-name="ce1" table:formula="of:=[.O36]/[.$K36]" office:value-type="float" office:value="1.03515150814451" calcext:value-type="float">
            <text:p>1.03515150814451</text:p>
          </table:table-cell>
          <table:table-cell table:style-name="ce1" table:formula="of:=[.P36]/[.$K36]" office:value-type="float" office:value="1.00461420883065" calcext:value-type="float">
            <text:p>1.00461420883065</text:p>
          </table:table-cell>
          <table:table-cell table:style-name="ce1" table:formula="of:=[.Q36]/[.$K36]" office:value-type="float" office:value="1.00284359873221" calcext:value-type="float">
            <text:p>1.00284359873221</text:p>
          </table:table-cell>
          <table:table-cell table:style-name="ce1" table:formula="of:=[.R36]/[.$K36]" office:value-type="float" office:value="0.995502748080196" calcext:value-type="float">
            <text:p>0.995502748080196</text:p>
          </table:table-cell>
          <table:table-cell table:style-name="ce1" table:formula="of:=[.S36]/[.$K36]" office:value-type="float" office:value="0.99151599295531" calcext:value-type="float">
            <text:p>0.99151599295531</text:p>
          </table:table-cell>
          <table:table-cell table:style-name="ce1" table:formula="of:=[.T36]/[.$K36]" office:value-type="float" office:value="0.974356159311984" calcext:value-type="float">
            <text:p>0.974356159311984</text:p>
          </table:table-cell>
          <table:table-cell table:style-name="ce1" table:formula="of:=[.U36]/[.$K36]" office:value-type="float" office:value="0.930311023461917" calcext:value-type="float">
            <text:p>0.930311023461917</text:p>
          </table:table-cell>
          <table:table-cell table:style-name="ce1" table:formula="of:=[.V36]/[.$K36]" office:value-type="float" office:value="0.885061250592909" calcext:value-type="float">
            <text:p>0.885061250592909</text:p>
          </table:table-cell>
          <table:table-cell table:style-name="ce1" table:formula="of:=[.W36]/[.$K36]" office:value-type="float" office:value="0.841157839563128" calcext:value-type="float">
            <text:p>0.841157839563128</text:p>
          </table:table-cell>
          <table:table-cell table:style-name="ce1" table:formula="of:=[.X36]/[.$K36]" office:value-type="float" office:value="0.80177453208333" calcext:value-type="float">
            <text:p>0.80177453208333</text:p>
          </table:table-cell>
          <table:table-cell table:style-name="ce1" table:formula="of:=[.Y36]/[.$K36]" office:value-type="float" office:value="0.576718104445939" calcext:value-type="float">
            <text:p>0.576718104445939</text:p>
          </table:table-cell>
          <table:table-cell table:style-name="ce1" table:formula="of:=[.Z36]/[.$K36]" office:value-type="float" office:value="0.467649317637707" calcext:value-type="float">
            <text:p>0.467649317637707</text:p>
          </table:table-cell>
          <table:table-cell table:style-name="ce1" table:formula="of:=[.AA36]/[.$K36]" office:value-type="float" office:value="0.362079033967854" calcext:value-type="float">
            <text:p>0.362079033967854</text:p>
          </table:table-cell>
          <table:table-cell table:style-name="ce1"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Value Added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Chemicals</text:p>
          </table:table-cell>
          <table:table-cell office:value-type="string" calcext:value-type="string">
            <text:p>billion US$2005/yr</text:p>
          </table:table-cell>
          <table:table-cell/>
          <table:table-cell office:value-type="float" office:value="215.1" calcext:value-type="float">
            <text:p>215.1</text:p>
          </table:table-cell>
          <table:table-cell office:value-type="float" office:value="229.9327778" calcext:value-type="float">
            <text:p>229.9327778</text:p>
          </table:table-cell>
          <table:table-cell office:value-type="float" office:value="242.2712588" calcext:value-type="float">
            <text:p>242.2712588</text:p>
          </table:table-cell>
          <table:table-cell office:value-type="float" office:value="240.1268872" calcext:value-type="float">
            <text:p>240.1268872</text:p>
          </table:table-cell>
          <table:table-cell office:value-type="float" office:value="286.6974171" calcext:value-type="float">
            <text:p>286.6974171</text:p>
          </table:table-cell>
          <table:table-cell office:value-type="float" office:value="298.1466249" calcext:value-type="float">
            <text:p>298.1466249</text:p>
          </table:table-cell>
          <table:table-cell office:value-type="float" office:value="318.4496036" calcext:value-type="float">
            <text:p>318.4496036</text:p>
          </table:table-cell>
          <table:table-cell office:value-type="float" office:value="336.5041215" calcext:value-type="float">
            <text:p>336.5041215</text:p>
          </table:table-cell>
          <table:table-cell office:value-type="float" office:value="358.7035216" calcext:value-type="float">
            <text:p>358.7035216</text:p>
          </table:table-cell>
          <table:table-cell office:value-type="float" office:value="382.002987" calcext:value-type="float">
            <text:p>382.002987</text:p>
          </table:table-cell>
          <table:table-cell office:value-type="float" office:value="400.688721" calcext:value-type="float">
            <text:p>400.688721</text:p>
          </table:table-cell>
          <table:table-cell office:value-type="float" office:value="419.0694354" calcext:value-type="float">
            <text:p>419.0694354</text:p>
          </table:table-cell>
          <table:table-cell office:value-type="float" office:value="459.8595026" calcext:value-type="float">
            <text:p>459.8595026</text:p>
          </table:table-cell>
          <table:table-cell office:value-type="float" office:value="498.1407578" calcext:value-type="float">
            <text:p>498.1407578</text:p>
          </table:table-cell>
          <table:table-cell office:value-type="float" office:value="531.5619782" calcext:value-type="float">
            <text:p>531.5619782</text:p>
          </table:table-cell>
          <table:table-cell office:value-type="float" office:value="566.1883065" calcext:value-type="float">
            <text:p>566.1883065</text:p>
          </table:table-cell>
          <table:table-cell office:value-type="float" office:value="454.1362614" calcext:value-type="float">
            <text:p>454.1362614</text:p>
          </table:table-cell>
          <table:table-cell office:value-type="float" office:value="463.2646773" calcext:value-type="float">
            <text:p>463.2646773</text:p>
          </table:table-cell>
          <table:table-cell office:value-type="float" office:value="429.5823491" calcext:value-type="float">
            <text:p>429.5823491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tio E/VA</text:p>
          </table:table-cell>
          <table:table-cell table:number-columns-repeated="7"/>
          <table:table-cell table:style-name="ce11" table:formula="of:=[.I36]/[.I41]" office:value-type="float" office:value="0.0327356866573687" calcext:value-type="float">
            <text:p>0.033</text:p>
          </table:table-cell>
          <table:table-cell table:style-name="ce11" table:formula="of:=[.J36]/[.J41]" office:value-type="float" office:value="0.0289529664439169" calcext:value-type="float">
            <text:p>0.029</text:p>
          </table:table-cell>
          <table:table-cell table:style-name="ce11" table:formula="of:=[.K36]/[.K41]" office:value-type="float" office:value="0.0258476194453157" calcext:value-type="float">
            <text:p>0.026</text:p>
          </table:table-cell>
          <table:table-cell table:style-name="ce11" table:formula="of:=[.L36]/[.L41]" office:value-type="float" office:value="0.0262478490996738" calcext:value-type="float">
            <text:p>0.026</text:p>
          </table:table-cell>
          <table:table-cell table:style-name="ce11" table:formula="of:=[.M36]/[.M41]" office:value-type="float" office:value="0.0242900133891719" calcext:value-type="float">
            <text:p>0.024</text:p>
          </table:table-cell>
          <table:table-cell table:style-name="ce11" table:formula="of:=[.N36]/[.N41]" office:value-type="float" office:value="0.0219978596175616" calcext:value-type="float">
            <text:p>0.022</text:p>
          </table:table-cell>
          <table:table-cell table:style-name="ce11" table:formula="of:=[.O36]/[.O41]" office:value-type="float" office:value="0.0203556817993163" calcext:value-type="float">
            <text:p>0.020</text:p>
          </table:table-cell>
          <table:table-cell table:style-name="ce11" table:formula="of:=[.P36]/[.P41]" office:value-type="float" office:value="0.0186952542273691" calcext:value-type="float">
            <text:p>0.019</text:p>
          </table:table-cell>
          <table:table-cell table:style-name="ce11" table:formula="of:=[.Q36]/[.Q41]" office:value-type="float" office:value="0.0175073338337696" calcext:value-type="float">
            <text:p>0.018</text:p>
          </table:table-cell>
          <table:table-cell table:style-name="ce11" table:formula="of:=[.R36]/[.R41]" office:value-type="float" office:value="0.0163191731796589" calcext:value-type="float">
            <text:p>0.016</text:p>
          </table:table-cell>
          <table:table-cell table:style-name="ce11" table:formula="of:=[.S36]/[.S41]" office:value-type="float" office:value="0.0154958374782903" calcext:value-type="float">
            <text:p>0.015</text:p>
          </table:table-cell>
          <table:table-cell table:style-name="ce11" table:formula="of:=[.T36]/[.T41]" office:value-type="float" office:value="0.0145597592775433" calcext:value-type="float">
            <text:p>0.015</text:p>
          </table:table-cell>
          <table:table-cell table:style-name="ce11" table:formula="of:=[.U36]/[.U41]" office:value-type="float" office:value="0.0126685073746696" calcext:value-type="float">
            <text:p>0.013</text:p>
          </table:table-cell>
          <table:table-cell table:style-name="ce11" table:formula="of:=[.V36]/[.V41]" office:value-type="float" office:value="0.0111261188995606" calcext:value-type="float">
            <text:p>0.011</text:p>
          </table:table-cell>
          <table:table-cell table:style-name="ce11" table:formula="of:=[.W36]/[.W41]" office:value-type="float" office:value="0.00990936977440875" calcext:value-type="float">
            <text:p>0.010</text:p>
          </table:table-cell>
          <table:table-cell table:style-name="ce11" table:formula="of:=[.X36]/[.X41]" office:value-type="float" office:value="0.00886775749756676" calcext:value-type="float">
            <text:p>0.009</text:p>
          </table:table-cell>
          <table:table-cell table:style-name="ce11" table:formula="of:=[.Y36]/[.Y41]" office:value-type="float" office:value="0.00795242993560258" calcext:value-type="float">
            <text:p>0.008</text:p>
          </table:table-cell>
          <table:table-cell table:style-name="ce11" table:formula="of:=[.Z36]/[.Z41]" office:value-type="float" office:value="0.00632140425008829" calcext:value-type="float">
            <text:p>0.006</text:p>
          </table:table-cell>
          <table:table-cell table:style-name="ce11" table:formula="of:=[.AA36]/[.AA41]" office:value-type="float" office:value="0.00527812165641887" calcext:value-type="float">
            <text:p>0.005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office:value-type="string" calcext:value-type="string">
            <text:p>gam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 consumption 2015 b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riculture (IEA)</text:p>
          </table:table-cell>
          <table:table-cell table:number-columns-repeated="3"/>
          <table:table-cell table:formula="of:=1053225.05*10^-6" office:value-type="float" office:value="1.05322505" calcext:value-type="float">
            <text:p>1.053225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shing (IIEA)</text:p>
          </table:table-cell>
          <table:table-cell table:number-columns-repeated="3"/>
          <table:table-cell table:formula="of:=10^-6*63337.09" office:value-type="float" office:value="0.06333709" calcext:value-type="float">
            <text:p>0.063337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ther industries (REMIND)</text:p>
          </table:table-cell>
          <table:table-cell table:number-columns-repeated="3"/>
          <table:table-cell office:value-type="float" office:value="7.5851297" calcext:value-type="float">
            <text:p>7.585129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griculture (SCM)</text:p>
          </table:table-cell>
          <table:table-cell table:number-columns-repeated="3"/>
          <table:table-cell table:formula="of:=SUM([.E48:.E49])" office:value-type="float" office:value="1.11656214" calcext:value-type="float">
            <text:p>1.1165621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mma</text:p>
          </table:table-cell>
          <table:table-cell table:number-columns-repeated="3"/>
          <table:table-cell table:formula="of:=[.E53]/[.E50]" office:value-type="float" office:value="0.147204093293223" calcext:value-type="float">
            <text:p>0.14720409329322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" office:value-type="string" calcext:value-type="string">
            <text:p>Y_E,M</text:p>
          </table:table-cell>
          <table:table-cell table:style-name="ce1" office:value-type="string" calcext:value-type="string">
            <text:p>Y_E,A</text:p>
          </table:table-cell>
          <table:table-cell table:number-columns-repeated="1022"/>
        </table:table-row>
        <table:table-row table:style-name="ro1">
          <table:table-cell table:number-columns-repeated="8"/>
          <table:table-cell table:style-name="ce11" table:number-columns-repeated="19"/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Other Industry</text:p>
          </table:table-cell>
          <table:table-cell office:value-type="string" calcext:value-type="string">
            <text:p>EJ/yr</text:p>
          </table:table-cell>
          <table:table-cell table:style-name="ce11" office:value-type="float" office:value="8.4173552" calcext:value-type="float">
            <text:p>8.417</text:p>
          </table:table-cell>
          <table:table-cell table:style-name="ce11" office:value-type="float" office:value="7.6808061" calcext:value-type="float">
            <text:p>7.681</text:p>
          </table:table-cell>
          <table:table-cell table:style-name="ce11" office:value-type="float" office:value="7.5851297" calcext:value-type="float">
            <text:p>7.585</text:p>
          </table:table-cell>
          <table:table-cell table:style-name="ce11" office:value-type="float" office:value="7.5972097" calcext:value-type="float">
            <text:p>7.597</text:p>
          </table:table-cell>
          <table:table-cell table:style-name="ce11" office:value-type="float" office:value="7.9296671" calcext:value-type="float">
            <text:p>7.930</text:p>
          </table:table-cell>
          <table:table-cell table:style-name="ce11" office:value-type="float" office:value="7.3264502" calcext:value-type="float">
            <text:p>7.326</text:p>
          </table:table-cell>
          <table:table-cell table:style-name="ce11" office:value-type="float" office:value="7.0669164" calcext:value-type="float">
            <text:p>7.067</text:p>
          </table:table-cell>
          <table:table-cell table:style-name="ce11" office:value-type="float" office:value="6.7085059" calcext:value-type="float">
            <text:p>6.709</text:p>
          </table:table-cell>
          <table:table-cell table:style-name="ce11" office:value-type="float" office:value="6.4709149" calcext:value-type="float">
            <text:p>6.471</text:p>
          </table:table-cell>
          <table:table-cell table:style-name="ce11" office:value-type="float" office:value="6.2346216" calcext:value-type="float">
            <text:p>6.235</text:p>
          </table:table-cell>
          <table:table-cell table:style-name="ce11" office:value-type="float" office:value="5.9245733" calcext:value-type="float">
            <text:p>5.925</text:p>
          </table:table-cell>
          <table:table-cell table:style-name="ce11" office:value-type="float" office:value="5.9023967" calcext:value-type="float">
            <text:p>5.902</text:p>
          </table:table-cell>
          <table:table-cell table:style-name="ce11" office:value-type="float" office:value="5.4777454" calcext:value-type="float">
            <text:p>5.478</text:p>
          </table:table-cell>
          <table:table-cell table:style-name="ce11" office:value-type="float" office:value="5.0822719" calcext:value-type="float">
            <text:p>5.082</text:p>
          </table:table-cell>
          <table:table-cell table:style-name="ce11" office:value-type="float" office:value="4.7341476" calcext:value-type="float">
            <text:p>4.734</text:p>
          </table:table-cell>
          <table:table-cell table:style-name="ce11" office:value-type="float" office:value="4.2192288" calcext:value-type="float">
            <text:p>4.219</text:p>
          </table:table-cell>
          <table:table-cell table:style-name="ce11" office:value-type="float" office:value="3.0199215" calcext:value-type="float">
            <text:p>3.020</text:p>
          </table:table-cell>
          <table:table-cell table:style-name="ce11" office:value-type="float" office:value="2.4242862" calcext:value-type="float">
            <text:p>2.424</text:p>
          </table:table-cell>
          <table:table-cell table:style-name="ce11" office:value-type="float" office:value="1.8620444" calcext:value-type="float">
            <text:p>1.86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EJ/yr</text:p>
          </table:table-cell>
          <table:table-cell table:style-name="ce11" office:value-type="float" office:value="1.9240126" calcext:value-type="float">
            <text:p>1.924</text:p>
          </table:table-cell>
          <table:table-cell table:style-name="ce11" office:value-type="float" office:value="1.6193692" calcext:value-type="float">
            <text:p>1.619</text:p>
          </table:table-cell>
          <table:table-cell table:style-name="ce11" office:value-type="float" office:value="1.4324444" calcext:value-type="float">
            <text:p>1.432</text:p>
          </table:table-cell>
          <table:table-cell table:style-name="ce11" office:value-type="float" office:value="1.3961689" calcext:value-type="float">
            <text:p>1.396</text:p>
          </table:table-cell>
          <table:table-cell table:style-name="ce11" office:value-type="float" office:value="1.4630467" calcext:value-type="float">
            <text:p>1.463</text:p>
          </table:table-cell>
          <table:table-cell table:style-name="ce11" office:value-type="float" office:value="1.3986564" calcext:value-type="float">
            <text:p>1.399</text:p>
          </table:table-cell>
          <table:table-cell table:style-name="ce11" office:value-type="float" office:value="1.3841616" calcext:value-type="float">
            <text:p>1.384</text:p>
          </table:table-cell>
          <table:table-cell table:style-name="ce11" office:value-type="float" office:value="1.2788358" calcext:value-type="float">
            <text:p>1.279</text:p>
          </table:table-cell>
          <table:table-cell table:style-name="ce11" office:value-type="float" office:value="1.2092362" calcext:value-type="float">
            <text:p>1.209</text:p>
          </table:table-cell>
          <table:table-cell table:style-name="ce11" office:value-type="float" office:value="1.132809" calcext:value-type="float">
            <text:p>1.133</text:p>
          </table:table-cell>
          <table:table-cell table:style-name="ce11" office:value-type="float" office:value="1.0654923" calcext:value-type="float">
            <text:p>1.065</text:p>
          </table:table-cell>
          <table:table-cell table:style-name="ce11" office:value-type="float" office:value="0.9254638" calcext:value-type="float">
            <text:p>0.925</text:p>
          </table:table-cell>
          <table:table-cell table:style-name="ce11" office:value-type="float" office:value="0.8243488" calcext:value-type="float">
            <text:p>0.824</text:p>
          </table:table-cell>
          <table:table-cell table:style-name="ce11" office:value-type="float" office:value="0.7477714" calcext:value-type="float">
            <text:p>0.748</text:p>
          </table:table-cell>
          <table:table-cell table:style-name="ce11" office:value-type="float" office:value="0.6794201" calcext:value-type="float">
            <text:p>0.679</text:p>
          </table:table-cell>
          <table:table-cell table:style-name="ce11" office:value-type="float" office:value="0.5963798" calcext:value-type="float">
            <text:p>0.596</text:p>
          </table:table-cell>
          <table:table-cell table:style-name="ce11" office:value-type="float" office:value="0.4321722" calcext:value-type="float">
            <text:p>0.432</text:p>
          </table:table-cell>
          <table:table-cell table:style-name="ce11" office:value-type="float" office:value="0.3835865" calcext:value-type="float">
            <text:p>0.384</text:p>
          </table:table-cell>
          <table:table-cell table:style-name="ce11" office:value-type="float" office:value="0.310553" calcext:value-type="float">
            <text:p>0.311</text:p>
          </table:table-cell>
          <table:table-cell table:number-columns-repeated="997"/>
        </table:table-row>
        <table:table-row table:style-name="ro1" table:number-rows-repeated="2">
          <table:table-cell table:number-columns-repeated="8"/>
          <table:table-cell table:style-name="ce11" table:number-columns-repeated="19"/>
          <table:table-cell table:number-columns-repeated="997"/>
        </table:table-row>
        <table:table-row table:style-name="ro1">
          <table:table-cell table:style-name="ce5" office:value-type="string" calcext:value-type="string">
            <text:p>Y_E,A</text:p>
          </table:table-cell>
          <table:table-cell table:style-name="ce5" table:number-columns-repeated="7"/>
          <table:table-cell table:style-name="ce11" table:formula="of:=[.$E$56]*[.I61]" office:value-type="float" office:value="1.239069140143" calcext:value-type="float">
            <text:p>1.239</text:p>
          </table:table-cell>
          <table:table-cell table:style-name="ce11" table:formula="of:=[.$E$56]*[.J61]" office:value-type="float" office:value="1.13064609771156" calcext:value-type="float">
            <text:p>1.131</text:p>
          </table:table-cell>
          <table:table-cell table:style-name="ce11" table:formula="of:=[.$E$56]*[.K61]" office:value-type="float" office:value="1.11656214" calcext:value-type="float">
            <text:p>1.117</text:p>
          </table:table-cell>
          <table:table-cell table:style-name="ce11" table:formula="of:=[.$E$56]*[.L61]" office:value-type="float" office:value="1.11834036544698" calcext:value-type="float">
            <text:p>1.118</text:p>
          </table:table-cell>
          <table:table-cell table:style-name="ce11" table:formula="of:=[.$E$56]*[.M61]" office:value-type="float" office:value="1.1672794555726" calcext:value-type="float">
            <text:p>1.167</text:p>
          </table:table-cell>
          <table:table-cell table:style-name="ce11" table:formula="of:=[.$E$56]*[.N61]" office:value-type="float" office:value="1.07848345874896" calcext:value-type="float">
            <text:p>1.078</text:p>
          </table:table-cell>
          <table:table-cell table:style-name="ce11" table:formula="of:=[.$E$56]*[.O61]" office:value-type="float" office:value="1.04027902104101" calcext:value-type="float">
            <text:p>1.040</text:p>
          </table:table-cell>
          <table:table-cell table:style-name="ce11" table:formula="of:=[.$E$56]*[.P61]" office:value-type="float" office:value="0.98751952836174" calcext:value-type="float">
            <text:p>0.988</text:p>
          </table:table-cell>
          <table:table-cell table:style-name="ce11" table:formula="of:=[.$E$56]*[.Q61]" office:value-type="float" office:value="0.95254516063211" calcext:value-type="float">
            <text:p>0.953</text:p>
          </table:table-cell>
          <table:table-cell table:style-name="ce11" table:formula="of:=[.$E$56]*[.R61]" office:value-type="float" office:value="0.917761819654346" calcext:value-type="float">
            <text:p>0.918</text:p>
          </table:table-cell>
          <table:table-cell table:style-name="ce11" table:formula="of:=[.$E$56]*[.S61]" office:value-type="float" office:value="0.872121440775741" calcext:value-type="float">
            <text:p>0.872</text:p>
          </table:table-cell>
          <table:table-cell table:style-name="ce11" table:formula="of:=[.$E$56]*[.T61]" office:value-type="float" office:value="0.868856954480414" calcext:value-type="float">
            <text:p>0.869</text:p>
          </table:table-cell>
          <table:table-cell table:style-name="ce11" table:formula="of:=[.$E$56]*[.U61]" office:value-type="float" office:value="0.806346544898126" calcext:value-type="float">
            <text:p>0.806</text:p>
          </table:table-cell>
          <table:table-cell table:style-name="ce11" table:formula="of:=[.$E$56]*[.V61]" office:value-type="float" office:value="0.748131226909128" calcext:value-type="float">
            <text:p>0.748</text:p>
          </table:table-cell>
          <table:table-cell table:style-name="ce11" table:formula="of:=[.$E$56]*[.W61]" office:value-type="float" office:value="0.69688590497429" calcext:value-type="float">
            <text:p>0.697</text:p>
          </table:table-cell>
          <table:table-cell table:style-name="ce11" table:formula="of:=[.$E$56]*[.X61]" office:value-type="float" office:value="0.621087749900655" calcext:value-type="float">
            <text:p>0.621</text:p>
          </table:table-cell>
          <table:table-cell table:style-name="ce11" table:formula="of:=[.$E$56]*[.Y61]" office:value-type="float" office:value="0.444544806224211" calcext:value-type="float">
            <text:p>0.445</text:p>
          </table:table-cell>
          <table:table-cell table:style-name="ce11" table:formula="of:=[.$E$56]*[.Z61]" office:value-type="float" office:value="0.356864851954274" calcext:value-type="float">
            <text:p>0.357</text:p>
          </table:table-cell>
          <table:table-cell table:style-name="ce11" table:formula="of:=[.$E$56]*[.AA61]" office:value-type="float" office:value="0.274100557573724" calcext:value-type="float">
            <text:p>0.274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Y_E,A growth rate</text:p>
          </table:table-cell>
          <table:table-cell table:number-columns-repeated="7"/>
          <table:table-cell table:style-name="ce11"/>
          <table:table-cell table:style-name="ce11" table:formula="of:=([.J65]-[.I65])/[.I65]" office:value-type="float" office:value="-0.0875036258419983" calcext:value-type="float">
            <text:p>-0.088</text:p>
          </table:table-cell>
          <table:table-cell table:style-name="ce11" table:formula="of:=([.K65]-[.J65])/[.J65]" office:value-type="float" office:value="-0.0124565571314187" calcext:value-type="float">
            <text:p>-0.012</text:p>
          </table:table-cell>
          <table:table-cell table:style-name="ce11" table:formula="of:=([.L65]-[.K65])/[.K65]" office:value-type="float" office:value="0.00159258977470079" calcext:value-type="float">
            <text:p>0.002</text:p>
          </table:table-cell>
          <table:table-cell table:style-name="ce11" table:formula="of:=([.M65]-[.L65])/[.L65]" office:value-type="float" office:value="0.0437604611598388" calcext:value-type="float">
            <text:p>0.044</text:p>
          </table:table-cell>
          <table:table-cell table:style-name="ce11" table:formula="of:=([.N65]-[.M65])/[.M65]" office:value-type="float" office:value="-0.0760708983609161" calcext:value-type="float">
            <text:p>-0.076</text:p>
          </table:table-cell>
          <table:table-cell table:style-name="ce11" table:formula="of:=([.O65]-[.N65])/[.N65]" office:value-type="float" office:value="-0.0354242222242907" calcext:value-type="float">
            <text:p>-0.035</text:p>
          </table:table-cell>
          <table:table-cell table:style-name="ce11" table:formula="of:=([.P65]-[.O65])/[.O65]" office:value-type="float" office:value="-0.0507166746729876" calcext:value-type="float">
            <text:p>-0.051</text:p>
          </table:table-cell>
          <table:table-cell table:style-name="ce11" table:formula="of:=([.Q65]-[.P65])/[.P65]" office:value-type="float" office:value="-0.0354163808665651" calcext:value-type="float">
            <text:p>-0.035</text:p>
          </table:table-cell>
          <table:table-cell table:style-name="ce11" table:formula="of:=([.R65]-[.Q65])/[.Q65]" office:value-type="float" office:value="-0.0365162119501836" calcext:value-type="float">
            <text:p>-0.037</text:p>
          </table:table-cell>
          <table:table-cell table:style-name="ce11" table:formula="of:=([.S65]-[.R65])/[.R65]" office:value-type="float" office:value="-0.0497300910772194" calcext:value-type="float">
            <text:p>-0.050</text:p>
          </table:table-cell>
          <table:table-cell table:style-name="ce11" table:formula="of:=([.T65]-[.S65])/[.S65]" office:value-type="float" office:value="-0.00374315564633152" calcext:value-type="float">
            <text:p>-0.004</text:p>
          </table:table-cell>
          <table:table-cell table:style-name="ce11" table:formula="of:=([.U65]-[.T65])/[.T65]" office:value-type="float" office:value="-0.071945570855988" calcext:value-type="float">
            <text:p>-0.072</text:p>
          </table:table-cell>
          <table:table-cell table:style-name="ce11" table:formula="of:=([.V65]-[.U65])/[.U65]" office:value-type="float" office:value="-0.0721964003657417" calcext:value-type="float">
            <text:p>-0.072</text:p>
          </table:table-cell>
          <table:table-cell table:style-name="ce11" table:formula="of:=([.W65]-[.V65])/[.V65]" office:value-type="float" office:value="-0.0684977716363424" calcext:value-type="float">
            <text:p>-0.068</text:p>
          </table:table-cell>
          <table:table-cell table:style-name="ce11" table:formula="of:=([.X65]-[.W65])/[.W65]" office:value-type="float" office:value="-0.108766950992403" calcext:value-type="float">
            <text:p>-0.109</text:p>
          </table:table-cell>
          <table:table-cell table:style-name="ce11" table:formula="of:=([.Y65]-[.X65])/[.X65]" office:value-type="float" office:value="-0.284247988637165" calcext:value-type="float">
            <text:p>-0.284</text:p>
          </table:table-cell>
          <table:table-cell table:style-name="ce11" table:formula="of:=([.Z65]-[.Y65])/[.Y65]" office:value-type="float" office:value="-0.197235358601209" calcext:value-type="float">
            <text:p>-0.197</text:p>
          </table:table-cell>
          <table:table-cell table:style-name="ce11" table:formula="of:=([.AA65]-[.Z65])/[.Z65]" office:value-type="float" office:value="-0.231920554594585" calcext:value-type="float">
            <text:p>-0.232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Y_E,A growth ratio</text:p>
          </table:table-cell>
          <table:table-cell table:number-columns-repeated="7"/>
          <table:table-cell table:style-name="ce32" table:formula="of:=[.I65]/[.$K$65]" office:value-type="float" office:value="1.10971803158488" calcext:value-type="float">
            <text:p>1.110</text:p>
          </table:table-cell>
          <table:table-cell table:style-name="ce32" table:formula="of:=[.J65]/[.$K$65]" office:value-type="float" office:value="1.01261368015896" calcext:value-type="float">
            <text:p>1.013</text:p>
          </table:table-cell>
          <table:table-cell table:style-name="ce32" table:formula="of:=[.K65]/[.$K$65]" office:value-type="float" office:value="1" calcext:value-type="float">
            <text:p>1.000</text:p>
          </table:table-cell>
          <table:table-cell table:style-name="ce32" table:formula="of:=[.L65]/[.$K$65]" office:value-type="float" office:value="1.0015925897747" calcext:value-type="float">
            <text:p>1.002</text:p>
          </table:table-cell>
          <table:table-cell table:style-name="ce32" table:formula="of:=[.M65]/[.$K$65]" office:value-type="float" office:value="1.04542274339751" calcext:value-type="float">
            <text:p>1.045</text:p>
          </table:table-cell>
          <table:table-cell table:style-name="ce32" table:formula="of:=[.N65]/[.$K$65]" office:value-type="float" office:value="0.96589649614034" calcext:value-type="float">
            <text:p>0.966</text:p>
          </table:table-cell>
          <table:table-cell table:style-name="ce32" table:formula="of:=[.O65]/[.$K$65]" office:value-type="float" office:value="0.931680364015396" calcext:value-type="float">
            <text:p>0.932</text:p>
          </table:table-cell>
          <table:table-cell table:style-name="ce32" table:formula="of:=[.P65]/[.$K$65]" office:value-type="float" office:value="0.884428634094418" calcext:value-type="float">
            <text:p>0.884</text:p>
          </table:table-cell>
          <table:table-cell table:style-name="ce32" table:formula="of:=[.Q65]/[.$K$65]" office:value-type="float" office:value="0.853105372740034" calcext:value-type="float">
            <text:p>0.853</text:p>
          </table:table-cell>
          <table:table-cell table:style-name="ce32" table:formula="of:=[.R65]/[.$K$65]" office:value-type="float" office:value="0.821953196133218" calcext:value-type="float">
            <text:p>0.822</text:p>
          </table:table-cell>
          <table:table-cell table:style-name="ce32" table:formula="of:=[.S65]/[.$K$65]" office:value-type="float" office:value="0.781077388828302" calcext:value-type="float">
            <text:p>0.781</text:p>
          </table:table-cell>
          <table:table-cell table:style-name="ce32" table:formula="of:=[.T65]/[.$K$65]" office:value-type="float" office:value="0.778153694590087" calcext:value-type="float">
            <text:p>0.778</text:p>
          </table:table-cell>
          <table:table-cell table:style-name="ce32" table:formula="of:=[.U65]/[.$K$65]" office:value-type="float" office:value="0.722168982819107" calcext:value-type="float">
            <text:p>0.722</text:p>
          </table:table-cell>
          <table:table-cell table:style-name="ce32" table:formula="of:=[.V65]/[.$K$65]" office:value-type="float" office:value="0.670030981803779" calcext:value-type="float">
            <text:p>0.670</text:p>
          </table:table-cell>
          <table:table-cell table:style-name="ce32" table:formula="of:=[.W65]/[.$K$65]" office:value-type="float" office:value="0.624135352622909" calcext:value-type="float">
            <text:p>0.624</text:p>
          </table:table-cell>
          <table:table-cell table:style-name="ce32" table:formula="of:=[.X65]/[.$K$65]" office:value-type="float" office:value="0.556250053311547" calcext:value-type="float">
            <text:p>0.556</text:p>
          </table:table-cell>
          <table:table-cell table:style-name="ce32" table:formula="of:=[.Y65]/[.$K$65]" office:value-type="float" office:value="0.398137094478424" calcext:value-type="float">
            <text:p>0.398</text:p>
          </table:table-cell>
          <table:table-cell table:style-name="ce32" table:formula="of:=[.Z65]/[.$K$65]" office:value-type="float" office:value="0.319610381876529" calcext:value-type="float">
            <text:p>0.320</text:p>
          </table:table-cell>
          <table:table-cell table:style-name="ce32" table:formula="of:=[.AA65]/[.$K$65]" office:value-type="float" office:value="0.245486164857537" calcext:value-type="float">
            <text:p>0.245</text:p>
          </table:table-cell>
          <table:table-cell table:number-columns-repeated="997"/>
        </table:table-row>
        <table:table-row table:style-name="ro1">
          <table:table-cell table:style-name="ce1"/>
          <table:table-cell table:number-columns-repeated="7"/>
          <table:table-cell table:style-name="ce11" table:number-columns-repeated="19"/>
          <table:table-cell table:number-columns-repeated="997"/>
        </table:table-row>
        <table:table-row table:style-name="ro1">
          <table:table-cell table:style-name="ce5" office:value-type="string" calcext:value-type="string">
            <text:p>Y_E,M</text:p>
          </table:table-cell>
          <table:table-cell table:style-name="ce5"/>
          <table:table-cell table:number-columns-repeated="6"/>
          <table:table-cell table:style-name="ce11" table:formula="of:=([.I61]-[.I65])+[.I62]" office:value-type="float" office:value="9.102298659857" calcext:value-type="float">
            <text:p>9.102</text:p>
          </table:table-cell>
          <table:table-cell table:style-name="ce11" table:formula="of:=([.J61]-[.J65])+[.J62]" office:value-type="float" office:value="8.16952920228844" calcext:value-type="float">
            <text:p>8.170</text:p>
          </table:table-cell>
          <table:table-cell table:style-name="ce11" table:formula="of:=([.K61]-[.K65])+[.K62]" office:value-type="float" office:value="7.90101196" calcext:value-type="float">
            <text:p>7.901</text:p>
          </table:table-cell>
          <table:table-cell table:style-name="ce11" table:formula="of:=([.L61]-[.L65])+[.L62]" office:value-type="float" office:value="7.87503823455302" calcext:value-type="float">
            <text:p>7.875</text:p>
          </table:table-cell>
          <table:table-cell table:style-name="ce11" table:formula="of:=([.M61]-[.M65])+[.M62]" office:value-type="float" office:value="8.2254343444274" calcext:value-type="float">
            <text:p>8.225</text:p>
          </table:table-cell>
          <table:table-cell table:style-name="ce11" table:formula="of:=([.N61]-[.N65])+[.N62]" office:value-type="float" office:value="7.64662314125104" calcext:value-type="float">
            <text:p>7.647</text:p>
          </table:table-cell>
          <table:table-cell table:style-name="ce11" table:formula="of:=([.O61]-[.O65])+[.O62]" office:value-type="float" office:value="7.41079897895899" calcext:value-type="float">
            <text:p>7.411</text:p>
          </table:table-cell>
          <table:table-cell table:style-name="ce11" table:formula="of:=([.P61]-[.P65])+[.P62]" office:value-type="float" office:value="6.99982217163826" calcext:value-type="float">
            <text:p>7.000</text:p>
          </table:table-cell>
          <table:table-cell table:style-name="ce11" table:formula="of:=([.Q61]-[.Q65])+[.Q62]" office:value-type="float" office:value="6.72760593936789" calcext:value-type="float">
            <text:p>6.728</text:p>
          </table:table-cell>
          <table:table-cell table:style-name="ce11" table:formula="of:=([.R61]-[.R65])+[.R62]" office:value-type="float" office:value="6.44966878034565" calcext:value-type="float">
            <text:p>6.450</text:p>
          </table:table-cell>
          <table:table-cell table:style-name="ce11" table:formula="of:=([.S61]-[.S65])+[.S62]" office:value-type="float" office:value="6.11794415922426" calcext:value-type="float">
            <text:p>6.118</text:p>
          </table:table-cell>
          <table:table-cell table:style-name="ce11" table:formula="of:=([.T61]-[.T65])+[.T62]" office:value-type="float" office:value="5.95900354551959" calcext:value-type="float">
            <text:p>5.959</text:p>
          </table:table-cell>
          <table:table-cell table:style-name="ce11" table:formula="of:=([.U61]-[.U65])+[.U62]" office:value-type="float" office:value="5.49574765510188" calcext:value-type="float">
            <text:p>5.496</text:p>
          </table:table-cell>
          <table:table-cell table:style-name="ce11" table:formula="of:=([.V61]-[.V65])+[.V62]" office:value-type="float" office:value="5.08191207309087" calcext:value-type="float">
            <text:p>5.082</text:p>
          </table:table-cell>
          <table:table-cell table:style-name="ce11" table:formula="of:=([.W61]-[.W65])+[.W62]" office:value-type="float" office:value="4.71668179502571" calcext:value-type="float">
            <text:p>4.717</text:p>
          </table:table-cell>
          <table:table-cell table:style-name="ce11" table:formula="of:=([.X61]-[.X65])+[.X62]" office:value-type="float" office:value="4.19452085009934" calcext:value-type="float">
            <text:p>4.195</text:p>
          </table:table-cell>
          <table:table-cell table:style-name="ce11" table:formula="of:=([.Y61]-[.Y65])+[.Y62]" office:value-type="float" office:value="3.00754889377579" calcext:value-type="float">
            <text:p>3.008</text:p>
          </table:table-cell>
          <table:table-cell table:style-name="ce11" table:formula="of:=([.Z61]-[.Z65])+[.Z62]" office:value-type="float" office:value="2.45100784804573" calcext:value-type="float">
            <text:p>2.451</text:p>
          </table:table-cell>
          <table:table-cell table:style-name="ce11" table:formula="of:=([.AA61]-[.AA65])+[.AA62]" office:value-type="float" office:value="1.89849684242628" calcext:value-type="float">
            <text:p>1.898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Y_E,M growth rate</text:p>
          </table:table-cell>
          <table:table-cell table:style-name="ce5"/>
          <table:table-cell table:number-columns-repeated="6"/>
          <table:table-cell table:style-name="ce11"/>
          <table:table-cell table:style-name="ce11" table:formula="of:=([.J69]-[.I69])/[.I69]" office:value-type="float" office:value="-0.102476252694527" calcext:value-type="float">
            <text:p>-0.102</text:p>
          </table:table-cell>
          <table:table-cell table:style-name="ce11" table:formula="of:=([.K69]-[.J69])/[.J69]" office:value-type="float" office:value="-0.032868141558662" calcext:value-type="float">
            <text:p>-0.033</text:p>
          </table:table-cell>
          <table:table-cell table:style-name="ce11" table:formula="of:=([.L69]-[.K69])/[.K69]" office:value-type="float" office:value="-0.0032873922452564" calcext:value-type="float">
            <text:p>-0.003</text:p>
          </table:table-cell>
          <table:table-cell table:style-name="ce11" table:formula="of:=([.M69]-[.L69])/[.L69]" office:value-type="float" office:value="0.0444945280820297" calcext:value-type="float">
            <text:p>0.044</text:p>
          </table:table-cell>
          <table:table-cell table:style-name="ce11" table:formula="of:=([.N69]-[.M69])/[.M69]" office:value-type="float" office:value="-0.0703684667507541" calcext:value-type="float">
            <text:p>-0.070</text:p>
          </table:table-cell>
          <table:table-cell table:style-name="ce11" table:formula="of:=([.O69]-[.N69])/[.N69]" office:value-type="float" office:value="-0.0308403013900162" calcext:value-type="float">
            <text:p>-0.031</text:p>
          </table:table-cell>
          <table:table-cell table:style-name="ce11" table:formula="of:=([.P69]-[.O69])/[.O69]" office:value-type="float" office:value="-0.0554564775657242" calcext:value-type="float">
            <text:p>-0.055</text:p>
          </table:table-cell>
          <table:table-cell table:style-name="ce11" table:formula="of:=([.Q69]-[.P69])/[.P69]" office:value-type="float" office:value="-0.0388890211201834" calcext:value-type="float">
            <text:p>-0.039</text:p>
          </table:table-cell>
          <table:table-cell table:style-name="ce11" table:formula="of:=([.R69]-[.Q69])/[.Q69]" office:value-type="float" office:value="-0.041312936805028" calcext:value-type="float">
            <text:p>-0.041</text:p>
          </table:table-cell>
          <table:table-cell table:style-name="ce11" table:formula="of:=([.S69]-[.R69])/[.R69]" office:value-type="float" office:value="-0.0514328149892399" calcext:value-type="float">
            <text:p>-0.051</text:p>
          </table:table-cell>
          <table:table-cell table:style-name="ce11" table:formula="of:=([.T69]-[.S69])/[.S69]" office:value-type="float" office:value="-0.0259794155631565" calcext:value-type="float">
            <text:p>-0.026</text:p>
          </table:table-cell>
          <table:table-cell table:style-name="ce11" table:formula="of:=([.U69]-[.T69])/[.T69]" office:value-type="float" office:value="-0.0777404958528714" calcext:value-type="float">
            <text:p>-0.078</text:p>
          </table:table-cell>
          <table:table-cell table:style-name="ce11" table:formula="of:=([.V69]-[.U69])/[.U69]" office:value-type="float" office:value="-0.0753010523739796" calcext:value-type="float">
            <text:p>-0.075</text:p>
          </table:table-cell>
          <table:table-cell table:style-name="ce11" table:formula="of:=([.W69]-[.V69])/[.V69]" office:value-type="float" office:value="-0.0718686732104411" calcext:value-type="float">
            <text:p>-0.072</text:p>
          </table:table-cell>
          <table:table-cell table:style-name="ce11" table:formula="of:=([.X69]-[.W69])/[.W69]" office:value-type="float" office:value="-0.110705145612546" calcext:value-type="float">
            <text:p>-0.111</text:p>
          </table:table-cell>
          <table:table-cell table:style-name="ce11" table:formula="of:=([.Y69]-[.X69])/[.X69]" office:value-type="float" office:value="-0.282981536805436" calcext:value-type="float">
            <text:p>-0.283</text:p>
          </table:table-cell>
          <table:table-cell table:style-name="ce11" table:formula="of:=([.Z69]-[.Y69])/[.Y69]" office:value-type="float" office:value="-0.185048045896059" calcext:value-type="float">
            <text:p>-0.185</text:p>
          </table:table-cell>
          <table:table-cell table:style-name="ce11" table:formula="of:=([.AA69]-[.Z69])/[.Z69]" office:value-type="float" office:value="-0.225421965115284" calcext:value-type="float">
            <text:p>-0.225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Y_E,M growth ratio</text:p>
          </table:table-cell>
          <table:table-cell table:style-name="ce1" table:number-columns-repeated="7"/>
          <table:table-cell table:style-name="ce32" table:formula="of:=[.I69]/[.$K69]" office:value-type="float" office:value="1.15204213155716" calcext:value-type="float">
            <text:p>1.152</text:p>
          </table:table-cell>
          <table:table-cell table:style-name="ce32" table:formula="of:=[.J69]/[.$K69]" office:value-type="float" office:value="1.03398517096897" calcext:value-type="float">
            <text:p>1.034</text:p>
          </table:table-cell>
          <table:table-cell table:style-name="ce32" table:formula="of:=[.K69]/[.$K69]" office:value-type="float" office:value="1" calcext:value-type="float">
            <text:p>1.000</text:p>
          </table:table-cell>
          <table:table-cell table:style-name="ce32" table:formula="of:=[.L69]/[.$K69]" office:value-type="float" office:value="0.996712607754744" calcext:value-type="float">
            <text:p>0.997</text:p>
          </table:table-cell>
          <table:table-cell table:style-name="ce32" table:formula="of:=[.M69]/[.$K69]" office:value-type="float" office:value="1.0410608648702" calcext:value-type="float">
            <text:p>1.041</text:p>
          </table:table-cell>
          <table:table-cell table:style-name="ce32" table:formula="of:=[.N69]/[.$K69]" office:value-type="float" office:value="0.967803008015069" calcext:value-type="float">
            <text:p>0.968</text:p>
          </table:table-cell>
          <table:table-cell table:style-name="ce32" table:formula="of:=[.O69]/[.$K69]" office:value-type="float" office:value="0.937955671561721" calcext:value-type="float">
            <text:p>0.938</text:p>
          </table:table-cell>
          <table:table-cell table:style-name="ce32" table:formula="of:=[.P69]/[.$K69]" office:value-type="float" office:value="0.885939953904115" calcext:value-type="float">
            <text:p>0.886</text:p>
          </table:table-cell>
          <table:table-cell table:style-name="ce32" table:formula="of:=[.Q69]/[.$K69]" office:value-type="float" office:value="0.851486616325523" calcext:value-type="float">
            <text:p>0.851</text:p>
          </table:table-cell>
          <table:table-cell table:style-name="ce32" table:formula="of:=[.R69]/[.$K69]" office:value-type="float" office:value="0.816309203554939" calcext:value-type="float">
            <text:p>0.816</text:p>
          </table:table-cell>
          <table:table-cell table:style-name="ce32" table:formula="of:=[.S69]/[.$K69]" office:value-type="float" office:value="0.774324123314485" calcext:value-type="float">
            <text:p>0.774</text:p>
          </table:table-cell>
          <table:table-cell table:style-name="ce32" table:formula="of:=[.T69]/[.$K69]" office:value-type="float" office:value="0.754207635134322" calcext:value-type="float">
            <text:p>0.754</text:p>
          </table:table-cell>
          <table:table-cell table:style-name="ce32" table:formula="of:=[.U69]/[.$K69]" office:value-type="float" office:value="0.695575159602958" calcext:value-type="float">
            <text:p>0.696</text:p>
          </table:table-cell>
          <table:table-cell table:style-name="ce32" table:formula="of:=[.V69]/[.$K69]" office:value-type="float" office:value="0.643197618079655" calcext:value-type="float">
            <text:p>0.643</text:p>
          </table:table-cell>
          <table:table-cell table:style-name="ce32" table:formula="of:=[.W69]/[.$K69]" office:value-type="float" office:value="0.596971858656155" calcext:value-type="float">
            <text:p>0.597</text:p>
          </table:table-cell>
          <table:table-cell table:style-name="ce32" table:formula="of:=[.X69]/[.$K69]" office:value-type="float" office:value="0.530884002117033" calcext:value-type="float">
            <text:p>0.531</text:p>
          </table:table-cell>
          <table:table-cell table:style-name="ce32" table:formula="of:=[.Y69]/[.$K69]" office:value-type="float" office:value="0.380653631332535" calcext:value-type="float">
            <text:p>0.381</text:p>
          </table:table-cell>
          <table:table-cell table:style-name="ce32" table:formula="of:=[.Z69]/[.$K69]" office:value-type="float" office:value="0.310214420691211" calcext:value-type="float">
            <text:p>0.310</text:p>
          </table:table-cell>
          <table:table-cell table:style-name="ce32" table:formula="of:=[.AA69]/[.$K69]" office:value-type="float" office:value="0.240285276371899" calcext:value-type="float">
            <text:p>0.240</text:p>
          </table:table-cell>
          <table:table-cell table:style-name="ce32"/>
          <table:table-cell table:style-name="ce1" table:number-columns-repeated="996"/>
        </table:table-row>
        <table:table-row table:style-name="ro1">
          <table:table-cell table:number-columns-repeated="8"/>
          <table:table-cell table:style-name="ce11" table:number-columns-repeated="19"/>
          <table:table-cell table:number-columns-repeated="997"/>
        </table:table-row>
        <table:table-row table:style-name="ro1">
          <table:table-cell table:style-name="ce15" office:value-type="string" calcext:value-type="string">
            <text:p>BUILDINGS</text:p>
          </table:table-cell>
          <table:table-cell table:style-name="ce23" table:number-columns-repeated="7"/>
          <table:table-cell table:style-name="ce33" table:number-columns-repeated="19"/>
          <table:table-cell table:style-name="ce23" table:number-columns-repeated="997"/>
        </table:table-row>
        <table:table-row table:style-name="ro1">
          <table:table-cell table:number-columns-repeated="8"/>
          <table:table-cell table:style-name="ce11" table:number-columns-repeated="19"/>
          <table:table-cell table:number-columns-repeated="997"/>
        </table:table-row>
        <table:table-row table:style-name="ro1">
          <table:table-cell table:style-name="ce1" office:value-type="string" calcext:value-type="string">
            <text:p>C_E_B</text:p>
          </table:table-cell>
          <table:table-cell table:style-name="ce1" office:value-type="string" calcext:value-type="string">
            <text:p>Y_(E_B,SE)</text:p>
          </table:table-cell>
          <table:table-cell table:number-columns-repeated="6"/>
          <table:table-cell table:style-name="ce11" table:number-columns-repeated="19"/>
          <table:table-cell table:number-columns-repeated="997"/>
        </table:table-row>
        <table:table-row table:style-name="ro1">
          <table:table-cell table:number-columns-repeated="8"/>
          <table:table-cell table:style-name="ce11" table:number-columns-repeated="19"/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J/yr</text:p>
          </table:table-cell>
          <table:table-cell office:value-type="float" office:value="19.352827" calcext:value-type="float">
            <text:p>19.352827</text:p>
          </table:table-cell>
          <table:table-cell office:value-type="float" office:value="20.1289142" calcext:value-type="float">
            <text:p>20.1289142</text:p>
          </table:table-cell>
          <table:table-cell office:value-type="float" office:value="17.8754103" calcext:value-type="float">
            <text:p>17.8754103</text:p>
          </table:table-cell>
          <table:table-cell office:value-type="float" office:value="18.4588997" calcext:value-type="float">
            <text:p>18.4588997</text:p>
          </table:table-cell>
          <table:table-cell office:value-type="float" office:value="17.9261048" calcext:value-type="float">
            <text:p>17.9261048</text:p>
          </table:table-cell>
          <table:table-cell office:value-type="float" office:value="17.4280636" calcext:value-type="float">
            <text:p>17.4280636</text:p>
          </table:table-cell>
          <table:table-cell office:value-type="float" office:value="16.7831064" calcext:value-type="float">
            <text:p>16.7831064</text:p>
          </table:table-cell>
          <table:table-cell office:value-type="float" office:value="15.5096639" calcext:value-type="float">
            <text:p>15.5096639</text:p>
          </table:table-cell>
          <table:table-cell office:value-type="float" office:value="14.1874604" calcext:value-type="float">
            <text:p>14.1874604</text:p>
          </table:table-cell>
          <table:table-cell office:value-type="float" office:value="13.289896" calcext:value-type="float">
            <text:p>13.289896</text:p>
          </table:table-cell>
          <table:table-cell office:value-type="float" office:value="12.3969718" calcext:value-type="float">
            <text:p>12.3969718</text:p>
          </table:table-cell>
          <table:table-cell office:value-type="float" office:value="11.8953082" calcext:value-type="float">
            <text:p>11.8953082</text:p>
          </table:table-cell>
          <table:table-cell office:value-type="float" office:value="11.698261" calcext:value-type="float">
            <text:p>11.698261</text:p>
          </table:table-cell>
          <table:table-cell office:value-type="float" office:value="12.0663921" calcext:value-type="float">
            <text:p>12.0663921</text:p>
          </table:table-cell>
          <table:table-cell office:value-type="float" office:value="12.4860924" calcext:value-type="float">
            <text:p>12.4860924</text:p>
          </table:table-cell>
          <table:table-cell office:value-type="float" office:value="12.9740259" calcext:value-type="float">
            <text:p>12.9740259</text:p>
          </table:table-cell>
          <table:table-cell office:value-type="float" office:value="14.1287364" calcext:value-type="float">
            <text:p>14.1287364</text:p>
          </table:table-cell>
          <table:table-cell office:value-type="float" office:value="14.452296" calcext:value-type="float">
            <text:p>14.452296</text:p>
          </table:table-cell>
          <table:table-cell office:value-type="float" office:value="12.7123411" calcext:value-type="float">
            <text:p>12.7123411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E_B growth rate</text:p>
          </table:table-cell>
          <table:table-cell/>
          <table:table-cell table:formula="of:=([.I77]-[.H77])/[.H77]" office:value-type="float" office:value="0.040102006802417" calcext:value-type="float">
            <text:p>0.040102006802417</text:p>
          </table:table-cell>
          <table:table-cell table:formula="of:=([.J77]-[.I77])/[.I77]" office:value-type="float" office:value="-0.111953574723867" calcext:value-type="float">
            <text:p>-0.111953574723867</text:p>
          </table:table-cell>
          <table:table-cell table:formula="of:=([.K77]-[.J77])/[.J77]" office:value-type="float" office:value="0.0326420143765876" calcext:value-type="float">
            <text:p>0.0326420143765876</text:p>
          </table:table-cell>
          <table:table-cell table:formula="of:=([.L77]-[.K77])/[.K77]" office:value-type="float" office:value="-0.0288638493441729" calcext:value-type="float">
            <text:p>-0.0288638493441729</text:p>
          </table:table-cell>
          <table:table-cell table:formula="of:=([.M77]-[.L77])/[.L77]" office:value-type="float" office:value="-0.0277830128495065" calcext:value-type="float">
            <text:p>-0.0277830128495065</text:p>
          </table:table-cell>
          <table:table-cell table:formula="of:=([.N77]-[.M77])/[.M77]" office:value-type="float" office:value="-0.0370068192773866" calcext:value-type="float">
            <text:p>-0.0370068192773866</text:p>
          </table:table-cell>
          <table:table-cell table:formula="of:=([.O77]-[.N77])/[.N77]" office:value-type="float" office:value="-0.0758764479977319" calcext:value-type="float">
            <text:p>-0.0758764479977319</text:p>
          </table:table-cell>
          <table:table-cell table:formula="of:=([.P77]-[.O77])/[.O77]" office:value-type="float" office:value="-0.085250299975875" calcext:value-type="float">
            <text:p>-0.085250299975875</text:p>
          </table:table-cell>
          <table:table-cell table:formula="of:=([.Q77]-[.P77])/[.P77]" office:value-type="float" office:value="-0.0632646276848815" calcext:value-type="float">
            <text:p>-0.0632646276848815</text:p>
          </table:table-cell>
          <table:table-cell table:formula="of:=([.R77]-[.Q77])/[.Q77]" office:value-type="float" office:value="-0.0671882007203067" calcext:value-type="float">
            <text:p>-0.0671882007203067</text:p>
          </table:table-cell>
          <table:table-cell table:formula="of:=([.S77]-[.R77])/[.R77]" office:value-type="float" office:value="-0.0404666242767446" calcext:value-type="float">
            <text:p>-0.0404666242767446</text:p>
          </table:table-cell>
          <table:table-cell table:formula="of:=([.T77]-[.S77])/[.S77]" office:value-type="float" office:value="-0.0165651193468026" calcext:value-type="float">
            <text:p>-0.0165651193468026</text:p>
          </table:table-cell>
          <table:table-cell table:formula="of:=([.U77]-[.T77])/[.T77]" office:value-type="float" office:value="0.0314688738779208" calcext:value-type="float">
            <text:p>0.0314688738779208</text:p>
          </table:table-cell>
          <table:table-cell table:formula="of:=([.V77]-[.U77])/[.U77]" office:value-type="float" office:value="0.0347825842655984" calcext:value-type="float">
            <text:p>0.0347825842655984</text:p>
          </table:table-cell>
          <table:table-cell table:formula="of:=([.W77]-[.V77])/[.V77]" office:value-type="float" office:value="0.0390781586719636" calcext:value-type="float">
            <text:p>0.0390781586719636</text:p>
          </table:table-cell>
          <table:table-cell table:formula="of:=([.X77]-[.W77])/[.W77]" office:value-type="float" office:value="0.0890017107180278" calcext:value-type="float">
            <text:p>0.0890017107180278</text:p>
          </table:table-cell>
          <table:table-cell table:formula="of:=([.Y77]-[.X77])/[.X77]" office:value-type="float" office:value="0.0229008165231253" calcext:value-type="float">
            <text:p>0.0229008165231253</text:p>
          </table:table-cell>
          <table:table-cell table:formula="of:=([.Z77]-[.Y77])/[.Y77]" office:value-type="float" office:value="-0.12039297423745" calcext:value-type="float">
            <text:p>-0.1203929742374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E_B growth ratio</text:p>
          </table:table-cell>
          <table:table-cell table:style-name="ce1"/>
          <table:table-cell table:style-name="ce1" table:formula="of:=[.H77]/[.$J77]" office:value-type="float" office:value="1.08265078536407" calcext:value-type="float">
            <text:p>1.08265078536407</text:p>
          </table:table-cell>
          <table:table-cell table:style-name="ce1" table:formula="of:=[.I77]/[.$J77]" office:value-type="float" office:value="1.12606725452338" calcext:value-type="float">
            <text:p>1.12606725452338</text:p>
          </table:table-cell>
          <table:table-cell table:style-name="ce1" table:formula="of:=[.J77]/[.$J77]" office:value-type="float" office:value="1" calcext:value-type="float">
            <text:p>1</text:p>
          </table:table-cell>
          <table:table-cell table:style-name="ce1" table:formula="of:=[.K77]/[.$J77]" office:value-type="float" office:value="1.03264201437659" calcext:value-type="float">
            <text:p>1.03264201437659</text:p>
          </table:table-cell>
          <table:table-cell table:style-name="ce1" table:formula="of:=[.L77]/[.$J77]" office:value-type="float" office:value="1.00283599084716" calcext:value-type="float">
            <text:p>1.00283599084716</text:p>
          </table:table-cell>
          <table:table-cell table:style-name="ce1" table:formula="of:=[.M77]/[.$J77]" office:value-type="float" office:value="0.974974185627504" calcext:value-type="float">
            <text:p>0.974974185627504</text:p>
          </table:table-cell>
          <table:table-cell table:style-name="ce1" table:formula="of:=[.N77]/[.$J77]" office:value-type="float" office:value="0.93889349213987" calcext:value-type="float">
            <text:p>0.93889349213987</text:p>
          </table:table-cell>
          <table:table-cell table:style-name="ce1" table:formula="of:=[.O77]/[.$J77]" office:value-type="float" office:value="0.86765358890811" calcext:value-type="float">
            <text:p>0.86765358890811</text:p>
          </table:table-cell>
          <table:table-cell table:style-name="ce1" table:formula="of:=[.P77]/[.$J77]" office:value-type="float" office:value="0.793685860178549" calcext:value-type="float">
            <text:p>0.793685860178549</text:p>
          </table:table-cell>
          <table:table-cell table:style-name="ce1" table:formula="of:=[.Q77]/[.$J77]" office:value-type="float" office:value="0.743473619735599" calcext:value-type="float">
            <text:p>0.743473619735599</text:p>
          </table:table-cell>
          <table:table-cell table:style-name="ce1" table:formula="of:=[.R77]/[.$J77]" office:value-type="float" office:value="0.69352096494255" calcext:value-type="float">
            <text:p>0.69352096494255</text:p>
          </table:table-cell>
          <table:table-cell table:style-name="ce1" table:formula="of:=[.S77]/[.$J77]" office:value-type="float" office:value="0.665456512626175" calcext:value-type="float">
            <text:p>0.665456512626175</text:p>
          </table:table-cell>
          <table:table-cell table:style-name="ce1" table:formula="of:=[.T77]/[.$J77]" office:value-type="float" office:value="0.654433146074415" calcext:value-type="float">
            <text:p>0.654433146074415</text:p>
          </table:table-cell>
          <table:table-cell table:style-name="ce1" table:formula="of:=[.U77]/[.$J77]" office:value-type="float" office:value="0.675027420209762" calcext:value-type="float">
            <text:p>0.675027420209762</text:p>
          </table:table-cell>
          <table:table-cell table:style-name="ce1" table:formula="of:=[.V77]/[.$J77]" office:value-type="float" office:value="0.698506618334797" calcext:value-type="float">
            <text:p>0.698506618334797</text:p>
          </table:table-cell>
          <table:table-cell table:style-name="ce1" table:formula="of:=[.W77]/[.$J77]" office:value-type="float" office:value="0.725802970799501" calcext:value-type="float">
            <text:p>0.725802970799501</text:p>
          </table:table-cell>
          <table:table-cell table:style-name="ce1" table:formula="of:=[.X77]/[.$J77]" office:value-type="float" office:value="0.790400676844883" calcext:value-type="float">
            <text:p>0.790400676844883</text:p>
          </table:table-cell>
          <table:table-cell table:style-name="ce1" table:formula="of:=[.Y77]/[.$J77]" office:value-type="float" office:value="0.808501497725062" calcext:value-type="float">
            <text:p>0.808501497725062</text:p>
          </table:table-cell>
          <table:table-cell table:style-name="ce1" table:formula="of:=[.Z77]/[.$J77]" office:value-type="float" office:value="0.711163597738509" calcext:value-type="float">
            <text:p>0.711163597738509</text:p>
          </table:table-cell>
          <table:table-cell table:style-name="ce1" table:number-columns-repeated="1003"/>
        </table:table-row>
        <table:table-row table:style-name="ro1">
          <table:table-cell table:style-name="ce21"/>
          <table:table-cell table:number-columns-repeated="1023"/>
        </table:table-row>
        <table:table-row table:style-name="ro1">
          <table:table-cell table:style-name="ce15" office:value-type="string" calcext:value-type="string">
            <text:p>TRANSPORT</text:p>
          </table:table-cell>
          <table:table-cell table:style-name="ce23" table:number-columns-repeated="1023"/>
        </table:table-row>
        <table:table-row table:style-name="ro1">
          <table:table-cell table:style-name="ce22"/>
          <table:table-cell table:style-name="ce24" table:number-columns-repeated="1023"/>
        </table:table-row>
        <table:table-row table:style-name="ro1">
          <table:table-cell table:style-name="ce1" office:value-type="string" calcext:value-type="string">
            <text:p>C_ET</text:p>
          </table:table-cell>
          <table:table-cell table:style-name="ce1" office:value-type="string" calcext:value-type="string">
            <text:p>YE_T_T</text:p>
          </table:table-cell>
          <table:table-cell table:style-name="ce1" office:value-type="string" calcext:value-type="string">
            <text:p>YE_T_j</text:p>
          </table:table-cell>
          <table:table-cell table:style-name="ce24" table:number-columns-repeated="1019"/>
          <table:table-cell table:number-columns-repeated="2"/>
        </table:table-row>
        <table:table-row table:style-name="ro1">
          <table:table-cell table:style-name="ce22"/>
          <table:table-cell table:style-name="ce2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_LDV_T</text:p>
          </table:table-cell>
          <table:table-cell office:value-type="float" office:value="0.009" calcext:value-type="float">
            <text:p>0.0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_trucks_T</text:p>
          </table:table-cell>
          <table:table-cell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_LDV_C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_LDV_nT</text:p>
          </table:table-cell>
          <table:table-cell table:formula="of:=1-[.B90]-[.B88]" office:value-type="float" office:value="0.091" calcext:value-type="float">
            <text:p>0.0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_trucks_nT</text:p>
          </table:table-cell>
          <table:table-cell table:formula="of:=1-[.B89]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3" table:number-columns-repeated="20"/>
          <table:table-cell table:number-columns-repeated="998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International Shipping</text:p>
          </table:table-cell>
          <table:table-cell/>
          <table:table-cell office:value-type="string" calcext:value-type="string">
            <text:p>EJ/yr</text:p>
          </table:table-cell>
          <table:table-cell office:value-type="float" office:value="2.62259400742619" calcext:value-type="float">
            <text:p>2.62259400742619</text:p>
          </table:table-cell>
          <table:table-cell office:value-type="float" office:value="2.66490309200832" calcext:value-type="float">
            <text:p>2.66490309200832</text:p>
          </table:table-cell>
          <table:table-cell office:value-type="float" office:value="2.45094172242221" calcext:value-type="float">
            <text:p>2.45094172242221</text:p>
          </table:table-cell>
          <table:table-cell office:value-type="float" office:value="2.46594508741631" calcext:value-type="float">
            <text:p>2.46594508741631</text:p>
          </table:table-cell>
          <table:table-cell office:value-type="float" office:value="2.46161400783464" calcext:value-type="float">
            <text:p>2.46161400783464</text:p>
          </table:table-cell>
          <table:table-cell office:value-type="float" office:value="2.42207412300858" calcext:value-type="float">
            <text:p>2.42207412300858</text:p>
          </table:table-cell>
          <table:table-cell office:value-type="float" office:value="2.43698658454378" calcext:value-type="float">
            <text:p>2.43698658454378</text:p>
          </table:table-cell>
          <table:table-cell office:value-type="float" office:value="2.39598328600432" calcext:value-type="float">
            <text:p>2.39598328600432</text:p>
          </table:table-cell>
          <table:table-cell office:value-type="float" office:value="2.36380968190008" calcext:value-type="float">
            <text:p>2.36380968190008</text:p>
          </table:table-cell>
          <table:table-cell office:value-type="float" office:value="2.33536861643604" calcext:value-type="float">
            <text:p>2.33536861643604</text:p>
          </table:table-cell>
          <table:table-cell office:value-type="float" office:value="2.2960530543486" calcext:value-type="float">
            <text:p>2.2960530543486</text:p>
          </table:table-cell>
          <table:table-cell office:value-type="float" office:value="2.27798674973889" calcext:value-type="float">
            <text:p>2.27798674973889</text:p>
          </table:table-cell>
          <table:table-cell office:value-type="float" office:value="2.27583289904327" calcext:value-type="float">
            <text:p>2.27583289904327</text:p>
          </table:table-cell>
          <table:table-cell office:value-type="float" office:value="2.28699117429795" calcext:value-type="float">
            <text:p>2.28699117429795</text:p>
          </table:table-cell>
          <table:table-cell office:value-type="float" office:value="2.30136375049431" calcext:value-type="float">
            <text:p>2.30136375049431</text:p>
          </table:table-cell>
          <table:table-cell table:number-columns-repeated="4" office:value-type="float" office:value="2.34578222115325" calcext:value-type="float">
            <text:p>2.3457822211532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EJ/yr</text:p>
          </table:table-cell>
          <table:table-cell office:value-type="float" office:value="0.189485427050527" calcext:value-type="float">
            <text:p>0.189485427050527</text:p>
          </table:table-cell>
          <table:table-cell office:value-type="float" office:value="0.158881903925832" calcext:value-type="float">
            <text:p>0.158881903925832</text:p>
          </table:table-cell>
          <table:table-cell office:value-type="float" office:value="0.155947816686369" calcext:value-type="float">
            <text:p>0.155947816686369</text:p>
          </table:table-cell>
          <table:table-cell office:value-type="float" office:value="0.154972818977394" calcext:value-type="float">
            <text:p>0.154972818977394</text:p>
          </table:table-cell>
          <table:table-cell office:value-type="float" office:value="0.16381217070939" calcext:value-type="float">
            <text:p>0.16381217070939</text:p>
          </table:table-cell>
          <table:table-cell office:value-type="float" office:value="0.1670065097723" calcext:value-type="float">
            <text:p>0.1670065097723</text:p>
          </table:table-cell>
          <table:table-cell office:value-type="float" office:value="0.164179629604252" calcext:value-type="float">
            <text:p>0.164179629604252</text:p>
          </table:table-cell>
          <table:table-cell office:value-type="float" office:value="0.16080343913469" calcext:value-type="float">
            <text:p>0.16080343913469</text:p>
          </table:table-cell>
          <table:table-cell office:value-type="float" office:value="0.15679344220126" calcext:value-type="float">
            <text:p>0.15679344220126</text:p>
          </table:table-cell>
          <table:table-cell office:value-type="float" office:value="0.15335180052321" calcext:value-type="float">
            <text:p>0.15335180052321</text:p>
          </table:table-cell>
          <table:table-cell office:value-type="float" office:value="0.150741325259568" calcext:value-type="float">
            <text:p>0.150741325259568</text:p>
          </table:table-cell>
          <table:table-cell office:value-type="float" office:value="0.147931012283349" calcext:value-type="float">
            <text:p>0.147931012283349</text:p>
          </table:table-cell>
          <table:table-cell office:value-type="float" office:value="0.148419791370955" calcext:value-type="float">
            <text:p>0.148419791370955</text:p>
          </table:table-cell>
          <table:table-cell office:value-type="float" office:value="0.152282940491554" calcext:value-type="float">
            <text:p>0.152282940491554</text:p>
          </table:table-cell>
          <table:table-cell office:value-type="float" office:value="0.156422619567031" calcext:value-type="float">
            <text:p>0.156422619567031</text:p>
          </table:table-cell>
          <table:table-cell table:number-columns-repeated="4" office:value-type="float" office:value="0.161844557651373" calcext:value-type="float">
            <text:p>0.16184455765137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Rail</text:p>
          </table:table-cell>
          <table:table-cell/>
          <table:table-cell office:value-type="string" calcext:value-type="string">
            <text:p>EJ/yr</text:p>
          </table:table-cell>
          <table:table-cell office:value-type="float" office:value="0.156109004776301" calcext:value-type="float">
            <text:p>0.156109004776301</text:p>
          </table:table-cell>
          <table:table-cell office:value-type="float" office:value="0.129510909638486" calcext:value-type="float">
            <text:p>0.129510909638486</text:p>
          </table:table-cell>
          <table:table-cell office:value-type="float" office:value="0.138731816822029" calcext:value-type="float">
            <text:p>0.138731816822029</text:p>
          </table:table-cell>
          <table:table-cell office:value-type="float" office:value="0.149856746151878" calcext:value-type="float">
            <text:p>0.149856746151878</text:p>
          </table:table-cell>
          <table:table-cell office:value-type="float" office:value="0.154041608607811" calcext:value-type="float">
            <text:p>0.154041608607811</text:p>
          </table:table-cell>
          <table:table-cell office:value-type="float" office:value="0.15964047917307" calcext:value-type="float">
            <text:p>0.15964047917307</text:p>
          </table:table-cell>
          <table:table-cell office:value-type="float" office:value="0.159068080184339" calcext:value-type="float">
            <text:p>0.159068080184339</text:p>
          </table:table-cell>
          <table:table-cell office:value-type="float" office:value="0.158048743828641" calcext:value-type="float">
            <text:p>0.158048743828641</text:p>
          </table:table-cell>
          <table:table-cell office:value-type="float" office:value="0.157632751747984" calcext:value-type="float">
            <text:p>0.157632751747984</text:p>
          </table:table-cell>
          <table:table-cell office:value-type="float" office:value="0.156835051331545" calcext:value-type="float">
            <text:p>0.156835051331545</text:p>
          </table:table-cell>
          <table:table-cell office:value-type="float" office:value="0.157898845306206" calcext:value-type="float">
            <text:p>0.157898845306206</text:p>
          </table:table-cell>
          <table:table-cell office:value-type="float" office:value="0.158962945077689" calcext:value-type="float">
            <text:p>0.158962945077689</text:p>
          </table:table-cell>
          <table:table-cell office:value-type="float" office:value="0.159061787933065" calcext:value-type="float">
            <text:p>0.159061787933065</text:p>
          </table:table-cell>
          <table:table-cell office:value-type="float" office:value="0.160065922028383" calcext:value-type="float">
            <text:p>0.160065922028383</text:p>
          </table:table-cell>
          <table:table-cell office:value-type="float" office:value="0.158765606994881" calcext:value-type="float">
            <text:p>0.158765606994881</text:p>
          </table:table-cell>
          <table:table-cell table:number-columns-repeated="4" office:value-type="float" office:value="0.158914497745939" calcext:value-type="float">
            <text:p>0.158914497745939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EJ/yr</text:p>
          </table:table-cell>
          <table:table-cell office:value-type="float" office:value="0.203045318726814" calcext:value-type="float">
            <text:p>0.203045318726814</text:p>
          </table:table-cell>
          <table:table-cell office:value-type="float" office:value="0.239992861081089" calcext:value-type="float">
            <text:p>0.239992861081089</text:p>
          </table:table-cell>
          <table:table-cell office:value-type="float" office:value="0.234809637703699" calcext:value-type="float">
            <text:p>0.234809637703699</text:p>
          </table:table-cell>
          <table:table-cell office:value-type="float" office:value="0.238838777609133" calcext:value-type="float">
            <text:p>0.238838777609133</text:p>
          </table:table-cell>
          <table:table-cell office:value-type="float" office:value="0.284200875590711" calcext:value-type="float">
            <text:p>0.284200875590711</text:p>
          </table:table-cell>
          <table:table-cell office:value-type="float" office:value="0.31893346440613" calcext:value-type="float">
            <text:p>0.31893346440613</text:p>
          </table:table-cell>
          <table:table-cell office:value-type="float" office:value="0.344029096902559" calcext:value-type="float">
            <text:p>0.344029096902559</text:p>
          </table:table-cell>
          <table:table-cell office:value-type="float" office:value="0.349669002604861" calcext:value-type="float">
            <text:p>0.349669002604861</text:p>
          </table:table-cell>
          <table:table-cell office:value-type="float" office:value="0.357725279150764" calcext:value-type="float">
            <text:p>0.357725279150764</text:p>
          </table:table-cell>
          <table:table-cell office:value-type="float" office:value="0.367883668366275" calcext:value-type="float">
            <text:p>0.367883668366275</text:p>
          </table:table-cell>
          <table:table-cell office:value-type="float" office:value="0.36455350376299" calcext:value-type="float">
            <text:p>0.36455350376299</text:p>
          </table:table-cell>
          <table:table-cell office:value-type="float" office:value="0.362278704143168" calcext:value-type="float">
            <text:p>0.362278704143168</text:p>
          </table:table-cell>
          <table:table-cell office:value-type="float" office:value="0.368572173050737" calcext:value-type="float">
            <text:p>0.368572173050737</text:p>
          </table:table-cell>
          <table:table-cell office:value-type="float" office:value="0.347723236283256" calcext:value-type="float">
            <text:p>0.347723236283256</text:p>
          </table:table-cell>
          <table:table-cell office:value-type="float" office:value="0.308885469884622" calcext:value-type="float">
            <text:p>0.308885469884622</text:p>
          </table:table-cell>
          <table:table-cell table:number-columns-repeated="4" office:value-type="float" office:value="0.235786484181668" calcext:value-type="float">
            <text:p>0.23578648418166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EJ/yr</text:p>
          </table:table-cell>
          <table:table-cell office:value-type="float" office:value="1.81851090967039" calcext:value-type="float">
            <text:p>1.81851090967039</text:p>
          </table:table-cell>
          <table:table-cell office:value-type="float" office:value="1.80061185315406" calcext:value-type="float">
            <text:p>1.80061185315406</text:p>
          </table:table-cell>
          <table:table-cell office:value-type="float" office:value="1.74677549288419" calcext:value-type="float">
            <text:p>1.74677549288419</text:p>
          </table:table-cell>
          <table:table-cell office:value-type="float" office:value="1.73155870647714" calcext:value-type="float">
            <text:p>1.73155870647714</text:p>
          </table:table-cell>
          <table:table-cell office:value-type="float" office:value="1.70149562325719" calcext:value-type="float">
            <text:p>1.70149562325719</text:p>
          </table:table-cell>
          <table:table-cell office:value-type="float" office:value="1.66648108718162" calcext:value-type="float">
            <text:p>1.66648108718162</text:p>
          </table:table-cell>
          <table:table-cell office:value-type="float" office:value="1.64797806720583" calcext:value-type="float">
            <text:p>1.64797806720583</text:p>
          </table:table-cell>
          <table:table-cell office:value-type="float" office:value="1.62400204280138" calcext:value-type="float">
            <text:p>1.62400204280138</text:p>
          </table:table-cell>
          <table:table-cell office:value-type="float" office:value="1.60494980737682" calcext:value-type="float">
            <text:p>1.60494980737682</text:p>
          </table:table-cell>
          <table:table-cell office:value-type="float" office:value="1.58897182173582" calcext:value-type="float">
            <text:p>1.58897182173582</text:p>
          </table:table-cell>
          <table:table-cell office:value-type="float" office:value="1.60957447295401" calcext:value-type="float">
            <text:p>1.60957447295401</text:p>
          </table:table-cell>
          <table:table-cell office:value-type="float" office:value="1.63709900433745" calcext:value-type="float">
            <text:p>1.63709900433745</text:p>
          </table:table-cell>
          <table:table-cell office:value-type="float" office:value="1.6802224386322" calcext:value-type="float">
            <text:p>1.6802224386322</text:p>
          </table:table-cell>
          <table:table-cell office:value-type="float" office:value="1.73857739948038" calcext:value-type="float">
            <text:p>1.73857739948038</text:p>
          </table:table-cell>
          <table:table-cell office:value-type="float" office:value="1.79745084932689" calcext:value-type="float">
            <text:p>1.79745084932689</text:p>
          </table:table-cell>
          <table:table-cell table:number-columns-repeated="4" office:value-type="float" office:value="1.89763148664959" calcext:value-type="float">
            <text:p>1.8976314866495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ail</text:p>
          </table:table-cell>
          <table:table-cell/>
          <table:table-cell office:value-type="string" calcext:value-type="string">
            <text:p>EJ/yr</text:p>
          </table:table-cell>
          <table:table-cell office:value-type="float" office:value="0.167543170022585" calcext:value-type="float">
            <text:p>0.167543170022585</text:p>
          </table:table-cell>
          <table:table-cell office:value-type="float" office:value="0.158040797816999" calcext:value-type="float">
            <text:p>0.158040797816999</text:p>
          </table:table-cell>
          <table:table-cell office:value-type="float" office:value="0.166800713449955" calcext:value-type="float">
            <text:p>0.166800713449955</text:p>
          </table:table-cell>
          <table:table-cell office:value-type="float" office:value="0.176329383592905" calcext:value-type="float">
            <text:p>0.176329383592905</text:p>
          </table:table-cell>
          <table:table-cell office:value-type="float" office:value="0.185234161077752" calcext:value-type="float">
            <text:p>0.185234161077752</text:p>
          </table:table-cell>
          <table:table-cell office:value-type="float" office:value="0.197260499997767" calcext:value-type="float">
            <text:p>0.197260499997767</text:p>
          </table:table-cell>
          <table:table-cell office:value-type="float" office:value="0.210048272694125" calcext:value-type="float">
            <text:p>0.210048272694125</text:p>
          </table:table-cell>
          <table:table-cell office:value-type="float" office:value="0.220554345059366" calcext:value-type="float">
            <text:p>0.220554345059366</text:p>
          </table:table-cell>
          <table:table-cell office:value-type="float" office:value="0.236195097846141" calcext:value-type="float">
            <text:p>0.236195097846141</text:p>
          </table:table-cell>
          <table:table-cell office:value-type="float" office:value="0.253711021310467" calcext:value-type="float">
            <text:p>0.253711021310467</text:p>
          </table:table-cell>
          <table:table-cell office:value-type="float" office:value="0.262677276859597" calcext:value-type="float">
            <text:p>0.262677276859597</text:p>
          </table:table-cell>
          <table:table-cell office:value-type="float" office:value="0.27271047706715" calcext:value-type="float">
            <text:p>0.27271047706715</text:p>
          </table:table-cell>
          <table:table-cell office:value-type="float" office:value="0.29836165214927" calcext:value-type="float">
            <text:p>0.29836165214927</text:p>
          </table:table-cell>
          <table:table-cell office:value-type="float" office:value="0.33589176476538" calcext:value-type="float">
            <text:p>0.33589176476538</text:p>
          </table:table-cell>
          <table:table-cell office:value-type="float" office:value="0.384540121807063" calcext:value-type="float">
            <text:p>0.384540121807063</text:p>
          </table:table-cell>
          <table:table-cell table:number-columns-repeated="4" office:value-type="float" office:value="0.44539223231241" calcext:value-type="float">
            <text:p>0.4453922323124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EJ/yr</text:p>
          </table:table-cell>
          <table:table-cell office:value-type="float" office:value="0.452651688080137" calcext:value-type="float">
            <text:p>0.452651688080137</text:p>
          </table:table-cell>
          <table:table-cell office:value-type="float" office:value="0.467194877218992" calcext:value-type="float">
            <text:p>0.467194877218992</text:p>
          </table:table-cell>
          <table:table-cell office:value-type="float" office:value="0.463032064278294" calcext:value-type="float">
            <text:p>0.463032064278294</text:p>
          </table:table-cell>
          <table:table-cell office:value-type="float" office:value="0.465898497129325" calcext:value-type="float">
            <text:p>0.465898497129325</text:p>
          </table:table-cell>
          <table:table-cell office:value-type="float" office:value="0.449522499225223" calcext:value-type="float">
            <text:p>0.449522499225223</text:p>
          </table:table-cell>
          <table:table-cell office:value-type="float" office:value="0.428831083740681" calcext:value-type="float">
            <text:p>0.428831083740681</text:p>
          </table:table-cell>
          <table:table-cell office:value-type="float" office:value="0.394066509149746" calcext:value-type="float">
            <text:p>0.394066509149746</text:p>
          </table:table-cell>
          <table:table-cell office:value-type="float" office:value="0.341848473712654" calcext:value-type="float">
            <text:p>0.341848473712654</text:p>
          </table:table-cell>
          <table:table-cell office:value-type="float" office:value="0.301334785119885" calcext:value-type="float">
            <text:p>0.301334785119885</text:p>
          </table:table-cell>
          <table:table-cell office:value-type="float" office:value="0.267516682725279" calcext:value-type="float">
            <text:p>0.267516682725279</text:p>
          </table:table-cell>
          <table:table-cell office:value-type="float" office:value="0.249528529979193" calcext:value-type="float">
            <text:p>0.249528529979193</text:p>
          </table:table-cell>
          <table:table-cell office:value-type="float" office:value="0.234704582119371" calcext:value-type="float">
            <text:p>0.234704582119371</text:p>
          </table:table-cell>
          <table:table-cell office:value-type="float" office:value="0.214487041841368" calcext:value-type="float">
            <text:p>0.214487041841368</text:p>
          </table:table-cell>
          <table:table-cell office:value-type="float" office:value="0.202774901544235" calcext:value-type="float">
            <text:p>0.202774901544235</text:p>
          </table:table-cell>
          <table:table-cell office:value-type="float" office:value="0.192117677028715" calcext:value-type="float">
            <text:p>0.192117677028715</text:p>
          </table:table-cell>
          <table:table-cell table:number-columns-repeated="4" office:value-type="float" office:value="0.176942880301977" calcext:value-type="float">
            <text:p>0.176942880301977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_other</text:p>
          </table:table-cell>
          <table:table-cell table:number-columns-repeated="5"/>
          <table:table-cell table:formula="of:=SUM([.G99:.G102];[.G95:.G97])" office:value-type="float" office:value="5.60993952575294" calcext:value-type="float">
            <text:p>5.60993952575294</text:p>
          </table:table-cell>
          <table:table-cell table:formula="of:=SUM([.H99:.H102];[.H95:.H97])" office:value-type="float" office:value="5.61913629484378" calcext:value-type="float">
            <text:p>5.61913629484378</text:p>
          </table:table-cell>
          <table:table-cell table:formula="of:=SUM([.I99:.I102];[.I95:.I97])" office:value-type="float" office:value="5.35703926424675" calcext:value-type="float">
            <text:p>5.35703926424675</text:p>
          </table:table-cell>
          <table:table-cell table:formula="of:=SUM([.J99:.J102];[.J95:.J97])" office:value-type="float" office:value="5.38340001735409" calcext:value-type="float">
            <text:p>5.38340001735409</text:p>
          </table:table-cell>
          <table:table-cell table:formula="of:=SUM([.K99:.K102];[.K95:.K97])" office:value-type="float" office:value="5.39992094630272" calcext:value-type="float">
            <text:p>5.39992094630272</text:p>
          </table:table-cell>
          <table:table-cell table:formula="of:=SUM([.L99:.L102];[.L95:.L97])" office:value-type="float" office:value="5.36022724728015" calcext:value-type="float">
            <text:p>5.36022724728015</text:p>
          </table:table-cell>
          <table:table-cell table:formula="of:=SUM([.M99:.M102];[.M95:.M97])" office:value-type="float" office:value="5.35635624028463" calcext:value-type="float">
            <text:p>5.35635624028463</text:p>
          </table:table-cell>
          <table:table-cell table:formula="of:=SUM([.N99:.N102];[.N95:.N97])" office:value-type="float" office:value="5.25090933314591" calcext:value-type="float">
            <text:p>5.25090933314591</text:p>
          </table:table-cell>
          <table:table-cell table:formula="of:=SUM([.O99:.O102];[.O95:.O97])" office:value-type="float" office:value="5.17844084534293" calcext:value-type="float">
            <text:p>5.17844084534293</text:p>
          </table:table-cell>
          <table:table-cell table:formula="of:=SUM([.P99:.P102];[.P95:.P97])" office:value-type="float" office:value="5.12363866242864" calcext:value-type="float">
            <text:p>5.12363866242864</text:p>
          </table:table-cell>
          <table:table-cell table:formula="of:=SUM([.Q99:.Q102];[.Q95:.Q97])" office:value-type="float" office:value="5.09102700847016" calcext:value-type="float">
            <text:p>5.09102700847016</text:p>
          </table:table-cell>
          <table:table-cell table:formula="of:=SUM([.R99:.R102];[.R95:.R97])" office:value-type="float" office:value="5.09167347476707" calcext:value-type="float">
            <text:p>5.09167347476707</text:p>
          </table:table-cell>
          <table:table-cell table:formula="of:=SUM([.S99:.S102];[.S95:.S97])" office:value-type="float" office:value="5.14495778402087" calcext:value-type="float">
            <text:p>5.14495778402087</text:p>
          </table:table-cell>
          <table:table-cell table:formula="of:=SUM([.T99:.T102];[.T95:.T97])" office:value-type="float" office:value="5.22430733889114" calcext:value-type="float">
            <text:p>5.22430733889114</text:p>
          </table:table-cell>
          <table:table-cell table:formula="of:=SUM([.U99:.U102];[.U95:.U97])" office:value-type="float" office:value="5.29954609510351" calcext:value-type="float">
            <text:p>5.29954609510351</text:p>
          </table:table-cell>
          <table:table-cell table:formula="of:=SUM([.V99:.V102];[.V95:.V97])" office:value-type="float" office:value="5.42229435999621" calcext:value-type="float">
            <text:p>5.42229435999621</text:p>
          </table:table-cell>
          <table:table-cell table:formula="of:=SUM([.W99:.W102];[.W95:.W97])" office:value-type="float" office:value="5.42229435999621" calcext:value-type="float">
            <text:p>5.42229435999621</text:p>
          </table:table-cell>
          <table:table-cell table:formula="of:=SUM([.X99:.X102];[.X95:.X97])" office:value-type="float" office:value="5.42229435999621" calcext:value-type="float">
            <text:p>5.42229435999621</text:p>
          </table:table-cell>
          <table:table-cell table:formula="of:=SUM([.Y99:.Y102];[.Y95:.Y97])" office:value-type="float" office:value="5.42229435999621" calcext:value-type="float">
            <text:p>5.422294359996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LDV</text:p>
          </table:table-cell>
          <table:table-cell office:value-type="string" calcext:value-type="string">
            <text:p>EJ/yr</text:p>
          </table:table-cell>
          <table:table-cell office:value-type="float" office:value="8.69977862377136" calcext:value-type="float">
            <text:p>8.69977862377136</text:p>
          </table:table-cell>
          <table:table-cell office:value-type="float" office:value="8.36562735795519" calcext:value-type="float">
            <text:p>8.36562735795519</text:p>
          </table:table-cell>
          <table:table-cell office:value-type="float" office:value="7.79329580406056" calcext:value-type="float">
            <text:p>7.79329580406056</text:p>
          </table:table-cell>
          <table:table-cell office:value-type="float" office:value="7.34377052032595" calcext:value-type="float">
            <text:p>7.34377052032595</text:p>
          </table:table-cell>
          <table:table-cell office:value-type="float" office:value="6.73223254468549" calcext:value-type="float">
            <text:p>6.73223254468549</text:p>
          </table:table-cell>
          <table:table-cell office:value-type="float" office:value="5.45326790644413" calcext:value-type="float">
            <text:p>5.45326790644413</text:p>
          </table:table-cell>
          <table:table-cell office:value-type="float" office:value="4.45465706467178" calcext:value-type="float">
            <text:p>4.45465706467178</text:p>
          </table:table-cell>
          <table:table-cell office:value-type="float" office:value="4.04339809010904" calcext:value-type="float">
            <text:p>4.04339809010904</text:p>
          </table:table-cell>
          <table:table-cell office:value-type="float" office:value="3.86559118368474" calcext:value-type="float">
            <text:p>3.86559118368474</text:p>
          </table:table-cell>
          <table:table-cell office:value-type="float" office:value="3.8220486442433" calcext:value-type="float">
            <text:p>3.8220486442433</text:p>
          </table:table-cell>
          <table:table-cell office:value-type="float" office:value="3.79225798269347" calcext:value-type="float">
            <text:p>3.79225798269347</text:p>
          </table:table-cell>
          <table:table-cell office:value-type="float" office:value="3.75547333510645" calcext:value-type="float">
            <text:p>3.75547333510645</text:p>
          </table:table-cell>
          <table:table-cell office:value-type="float" office:value="3.72087069558866" calcext:value-type="float">
            <text:p>3.72087069558866</text:p>
          </table:table-cell>
          <table:table-cell office:value-type="float" office:value="3.72667551397454" calcext:value-type="float">
            <text:p>3.72667551397454</text:p>
          </table:table-cell>
          <table:table-cell office:value-type="float" office:value="3.68757414902593" calcext:value-type="float">
            <text:p>3.68757414902593</text:p>
          </table:table-cell>
          <table:table-cell table:number-columns-repeated="4" office:value-type="float" office:value="3.5280276751071" calcext:value-type="float">
            <text:p>3.528027675107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Road</text:p>
          </table:table-cell>
          <table:table-cell/>
          <table:table-cell office:value-type="string" calcext:value-type="string">
            <text:p>EJ/yr</text:p>
          </table:table-cell>
          <table:table-cell table:style-name="ce13" office:value-type="float" office:value="3.72640296155684" calcext:value-type="float">
            <text:p>3.7264</text:p>
          </table:table-cell>
          <table:table-cell table:style-name="ce13" office:value-type="float" office:value="3.90445206640006" calcext:value-type="float">
            <text:p>3.9045</text:p>
          </table:table-cell>
          <table:table-cell table:style-name="ce13" office:value-type="float" office:value="4.04147071049996" calcext:value-type="float">
            <text:p>4.0415</text:p>
          </table:table-cell>
          <table:table-cell table:style-name="ce13" office:value-type="float" office:value="4.20723187755624" calcext:value-type="float">
            <text:p>4.2072</text:p>
          </table:table-cell>
          <table:table-cell table:style-name="ce13" office:value-type="float" office:value="4.21758441726501" calcext:value-type="float">
            <text:p>4.2176</text:p>
          </table:table-cell>
          <table:table-cell table:style-name="ce13" office:value-type="float" office:value="4.16934895809372" calcext:value-type="float">
            <text:p>4.1693</text:p>
          </table:table-cell>
          <table:table-cell table:style-name="ce13" office:value-type="float" office:value="4.0633593578485" calcext:value-type="float">
            <text:p>4.0634</text:p>
          </table:table-cell>
          <table:table-cell table:style-name="ce13" office:value-type="float" office:value="3.8312891817255" calcext:value-type="float">
            <text:p>3.8313</text:p>
          </table:table-cell>
          <table:table-cell table:style-name="ce13" office:value-type="float" office:value="3.68353201086903" calcext:value-type="float">
            <text:p>3.6835</text:p>
          </table:table-cell>
          <table:table-cell table:style-name="ce13" office:value-type="float" office:value="3.57215746162032" calcext:value-type="float">
            <text:p>3.5722</text:p>
          </table:table-cell>
          <table:table-cell table:style-name="ce13" office:value-type="float" office:value="3.51343203557997" calcext:value-type="float">
            <text:p>3.5134</text:p>
          </table:table-cell>
          <table:table-cell table:style-name="ce13" office:value-type="float" office:value="3.45663998165796" calcext:value-type="float">
            <text:p>3.4566</text:p>
          </table:table-cell>
          <table:table-cell table:style-name="ce13" office:value-type="float" office:value="3.37066140494154" calcext:value-type="float">
            <text:p>3.3707</text:p>
          </table:table-cell>
          <table:table-cell table:style-name="ce13" office:value-type="float" office:value="3.34181698990747" calcext:value-type="float">
            <text:p>3.3418</text:p>
          </table:table-cell>
          <table:table-cell table:style-name="ce13" office:value-type="float" office:value="3.31750490364437" calcext:value-type="float">
            <text:p>3.3175</text:p>
          </table:table-cell>
          <table:table-cell table:number-columns-repeated="4" table:style-name="ce13" office:value-type="float" office:value="3.28601794358678" calcext:value-type="float">
            <text:p>3.2860</text:p>
          </table:table-cell>
          <table:table-cell table:style-name="ce13"/>
          <table:table-cell table:number-columns-repeated="998"/>
        </table:table-row>
        <table:table-row table:style-name="ro1">
          <table:table-cell table:number-columns-repeated="6"/>
          <table:table-cell table:style-name="ce13" table:number-columns-repeated="20"/>
          <table:table-cell table:number-columns-repeated="998"/>
        </table:table-row>
        <table:table-row table:style-name="ro1">
          <table:table-cell office:value-type="string" calcext:value-type="string">
            <text:p>C_ET</text:p>
          </table:table-cell>
          <table:table-cell table:formula="of:=[.$B$90]*[.G105]" office:value-type="float" office:value="7.82980076139422" calcext:value-type="float">
            <text:p>7.82980076139422</text:p>
          </table:table-cell>
          <table:table-cell table:formula="of:=[.$B$90]*[.H105]" office:value-type="float" office:value="7.52906462215967" calcext:value-type="float">
            <text:p>7.52906462215967</text:p>
          </table:table-cell>
          <table:table-cell table:formula="of:=[.$B$90]*[.I105]" office:value-type="float" office:value="7.0139662236545" calcext:value-type="float">
            <text:p>7.0139662236545</text:p>
          </table:table-cell>
          <table:table-cell table:formula="of:=[.$B$90]*[.J105]" office:value-type="float" office:value="6.60939346829336" calcext:value-type="float">
            <text:p>6.60939346829336</text:p>
          </table:table-cell>
          <table:table-cell table:formula="of:=[.$B$90]*[.K105]" office:value-type="float" office:value="6.05900929021694" calcext:value-type="float">
            <text:p>6.05900929021694</text:p>
          </table:table-cell>
          <table:table-cell table:formula="of:=[.$B$90]*[.L105]" office:value-type="float" office:value="4.90794111579972" calcext:value-type="float">
            <text:p>4.90794111579972</text:p>
          </table:table-cell>
          <table:table-cell table:formula="of:=[.$B$90]*[.M105]" office:value-type="float" office:value="4.0091913582046" calcext:value-type="float">
            <text:p>4.0091913582046</text:p>
          </table:table-cell>
          <table:table-cell table:formula="of:=[.$B$90]*[.N105]" office:value-type="float" office:value="3.63905828109814" calcext:value-type="float">
            <text:p>3.63905828109814</text:p>
          </table:table-cell>
          <table:table-cell table:formula="of:=[.$B$90]*[.O105]" office:value-type="float" office:value="3.47903206531627" calcext:value-type="float">
            <text:p>3.47903206531627</text:p>
          </table:table-cell>
          <table:table-cell table:formula="of:=[.$B$90]*[.P105]" office:value-type="float" office:value="3.43984377981897" calcext:value-type="float">
            <text:p>3.43984377981897</text:p>
          </table:table-cell>
          <table:table-cell table:formula="of:=[.$B$90]*[.Q105]" office:value-type="float" office:value="3.41303218442412" calcext:value-type="float">
            <text:p>3.41303218442412</text:p>
          </table:table-cell>
          <table:table-cell table:formula="of:=[.$B$90]*[.R105]" office:value-type="float" office:value="3.3799260015958" calcext:value-type="float">
            <text:p>3.3799260015958</text:p>
          </table:table-cell>
          <table:table-cell table:formula="of:=[.$B$90]*[.S105]" office:value-type="float" office:value="3.34878362602979" calcext:value-type="float">
            <text:p>3.34878362602979</text:p>
          </table:table-cell>
          <table:table-cell table:formula="of:=[.$B$90]*[.T105]" office:value-type="float" office:value="3.35400796257709" calcext:value-type="float">
            <text:p>3.35400796257709</text:p>
          </table:table-cell>
          <table:table-cell table:formula="of:=[.$B$90]*[.U105]" office:value-type="float" office:value="3.31881673412334" calcext:value-type="float">
            <text:p>3.31881673412334</text:p>
          </table:table-cell>
          <table:table-cell table:formula="of:=[.$B$90]*[.V105]" office:value-type="float" office:value="3.17522490759639" calcext:value-type="float">
            <text:p>3.17522490759639</text:p>
          </table:table-cell>
          <table:table-cell table:formula="of:=[.$B$90]*[.W105]" office:value-type="float" office:value="3.17522490759639" calcext:value-type="float">
            <text:p>3.17522490759639</text:p>
          </table:table-cell>
          <table:table-cell table:formula="of:=[.$B$90]*[.X105]" office:value-type="float" office:value="3.17522490759639" calcext:value-type="float">
            <text:p>3.17522490759639</text:p>
          </table:table-cell>
          <table:table-cell table:formula="of:=[.$B$90]*[.Y105]" office:value-type="float" office:value="3.17522490759639" calcext:value-type="float">
            <text:p>3.17522490759639</text:p>
          </table:table-cell>
          <table:table-cell table:number-columns-repeated="2"/>
          <table:table-cell table:style-name="ce13" table:number-columns-repeated="4"/>
          <table:table-cell table:number-columns-repeated="998"/>
        </table:table-row>
        <table:table-row table:style-name="ro1">
          <table:table-cell office:value-type="string" calcext:value-type="string">
            <text:p>YE_T_T</text:p>
          </table:table-cell>
          <table:table-cell table:formula="of:=SUM([.G95:.G102])+[.G105]*[.$B$88]+[.G106]*[.$B$89]" office:value-type="float" office:value="8.11039945837883" calcext:value-type="float">
            <text:p>8.11039945837883</text:p>
          </table:table-cell>
          <table:table-cell table:formula="of:=SUM([.H95:.H102])+[.H105]*[.$B$88]+[.H106]*[.$B$89]" office:value-type="float" office:value="8.23232078422542" calcext:value-type="float">
            <text:p>8.23232078422542</text:p>
          </table:table-cell>
          <table:table-cell table:formula="of:=SUM([.I95:.I102])+[.I105]*[.$B$88]+[.I106]*[.$B$89]" office:value-type="float" office:value="8.05413488830827" calcext:value-type="float">
            <text:p>8.05413488830827</text:p>
          </table:table-cell>
          <table:table-cell table:formula="of:=SUM([.J95:.J102])+[.J105]*[.$B$88]+[.J106]*[.$B$89]" office:value-type="float" office:value="8.18419467244858" calcext:value-type="float">
            <text:p>8.18419467244858</text:p>
          </table:table-cell>
          <table:table-cell table:formula="of:=SUM([.K95:.K102])+[.K105]*[.$B$88]+[.K106]*[.$B$89]" office:value-type="float" office:value="8.20194091042714" calcext:value-type="float">
            <text:p>8.20194091042714</text:p>
          </table:table-cell>
          <table:table-cell table:formula="of:=SUM([.L95:.L102])+[.L105]*[.$B$88]+[.L106]*[.$B$89]" office:value-type="float" office:value="8.11938348119906" calcext:value-type="float">
            <text:p>8.11938348119906</text:p>
          </table:table-cell>
          <table:table-cell table:formula="of:=SUM([.M95:.M102])+[.M105]*[.$B$88]+[.M106]*[.$B$89]" office:value-type="float" office:value="8.0376317364682" calcext:value-type="float">
            <text:p>8.0376317364682</text:p>
          </table:table-cell>
          <table:table-cell table:formula="of:=SUM([.N95:.N102])+[.N105]*[.$B$88]+[.N106]*[.$B$89]" office:value-type="float" office:value="7.77763788407847" calcext:value-type="float">
            <text:p>7.77763788407847</text:p>
          </table:table-cell>
          <table:table-cell table:formula="of:=SUM([.O95:.O102])+[.O105]*[.$B$88]+[.O106]*[.$B$89]" office:value-type="float" office:value="7.60752697306097" calcext:value-type="float">
            <text:p>7.60752697306097</text:p>
          </table:table-cell>
          <table:table-cell table:formula="of:=SUM([.P95:.P102])+[.P105]*[.$B$88]+[.P106]*[.$B$89]" office:value-type="float" office:value="7.47993945028003" calcext:value-type="float">
            <text:p>7.47993945028003</text:p>
          </table:table-cell>
          <table:table-cell table:formula="of:=SUM([.Q95:.Q102])+[.Q105]*[.$B$88]+[.Q106]*[.$B$89]" office:value-type="float" office:value="7.40888815344139" calcext:value-type="float">
            <text:p>7.40888815344139</text:p>
          </table:table-cell>
          <table:table-cell table:formula="of:=SUM([.R95:.R102])+[.R105]*[.$B$88]+[.R106]*[.$B$89]" office:value-type="float" office:value="7.3722887228607" calcext:value-type="float">
            <text:p>7.3722887228607</text:p>
          </table:table-cell>
          <table:table-cell table:formula="of:=SUM([.S95:.S102])+[.S105]*[.$B$88]+[.S106]*[.$B$89]" office:value-type="float" office:value="7.36937553349316" calcext:value-type="float">
            <text:p>7.36937553349316</text:p>
          </table:table-cell>
          <table:table-cell table:formula="of:=SUM([.T95:.T102])+[.T105]*[.$B$88]+[.T106]*[.$B$89]" office:value-type="float" office:value="7.43002846195676" calcext:value-type="float">
            <text:p>7.43002846195676</text:p>
          </table:table-cell>
          <table:table-cell table:formula="of:=SUM([.U95:.U102])+[.U105]*[.$B$88]+[.U106]*[.$B$89]" office:value-type="float" office:value="7.48911244981359" calcext:value-type="float">
            <text:p>7.48911244981359</text:p>
          </table:table-cell>
          <table:table-cell table:formula="of:=SUM([.V95:.V102])+[.V105]*[.$B$88]+[.V106]*[.$B$89]" office:value-type="float" office:value="7.58995827240358" calcext:value-type="float">
            <text:p>7.58995827240358</text:p>
          </table:table-cell>
          <table:table-cell table:formula="of:=SUM([.W95:.W102])+[.W105]*[.$B$88]+[.W106]*[.$B$89]" office:value-type="float" office:value="7.58995827240358" calcext:value-type="float">
            <text:p>7.58995827240358</text:p>
          </table:table-cell>
          <table:table-cell table:formula="of:=SUM([.X95:.X102])+[.X105]*[.$B$88]+[.X106]*[.$B$89]" office:value-type="float" office:value="7.58995827240358" calcext:value-type="float">
            <text:p>7.58995827240358</text:p>
          </table:table-cell>
          <table:table-cell table:formula="of:=SUM([.Y95:.Y102])+[.Y105]*[.$B$88]+[.Y106]*[.$B$89]" office:value-type="float" office:value="7.58995827240358" calcext:value-type="float">
            <text:p>7.58995827240358</text:p>
          </table:table-cell>
          <table:table-cell table:style-name="ce13" table:number-columns-repeated="6"/>
          <table:table-cell table:number-columns-repeated="998"/>
        </table:table-row>
        <table:table-row table:style-name="ro1">
          <table:table-cell table:number-columns-repeated="6"/>
          <table:table-cell table:style-name="ce13" table:number-columns-repeated="20"/>
          <table:table-cell table:number-columns-repeated="998"/>
        </table:table-row>
        <table:table-row table:style-name="ro1">
          <table:table-cell office:value-type="string" calcext:value-type="string">
            <text:p>E_LDV_nT</text:p>
          </table:table-cell>
          <table:table-cell table:formula="of:=[.G105]*[.$B$91]" office:value-type="float" office:value="0.791679854763194" calcext:value-type="float">
            <text:p>0.791679854763194</text:p>
          </table:table-cell>
          <table:table-cell table:formula="of:=[.H105]*[.$B$91]" office:value-type="float" office:value="0.761272089573922" calcext:value-type="float">
            <text:p>0.761272089573922</text:p>
          </table:table-cell>
          <table:table-cell table:formula="of:=[.I105]*[.$B$91]" office:value-type="float" office:value="0.709189918169511" calcext:value-type="float">
            <text:p>0.709189918169511</text:p>
          </table:table-cell>
          <table:table-cell table:formula="of:=[.J105]*[.$B$91]" office:value-type="float" office:value="0.668283117349661" calcext:value-type="float">
            <text:p>0.668283117349661</text:p>
          </table:table-cell>
          <table:table-cell table:formula="of:=[.K105]*[.$B$91]" office:value-type="float" office:value="0.612633161566379" calcext:value-type="float">
            <text:p>0.612633161566379</text:p>
          </table:table-cell>
          <table:table-cell table:formula="of:=[.L105]*[.$B$91]" office:value-type="float" office:value="0.496247379486416" calcext:value-type="float">
            <text:p>0.496247379486416</text:p>
          </table:table-cell>
          <table:table-cell table:formula="of:=[.M105]*[.$B$91]" office:value-type="float" office:value="0.405373792885132" calcext:value-type="float">
            <text:p>0.405373792885132</text:p>
          </table:table-cell>
          <table:table-cell table:formula="of:=[.N105]*[.$B$91]" office:value-type="float" office:value="0.367949226199923" calcext:value-type="float">
            <text:p>0.367949226199923</text:p>
          </table:table-cell>
          <table:table-cell table:formula="of:=[.O105]*[.$B$91]" office:value-type="float" office:value="0.351768797715311" calcext:value-type="float">
            <text:p>0.351768797715311</text:p>
          </table:table-cell>
          <table:table-cell table:formula="of:=[.P105]*[.$B$91]" office:value-type="float" office:value="0.34780642662614" calcext:value-type="float">
            <text:p>0.34780642662614</text:p>
          </table:table-cell>
          <table:table-cell table:formula="of:=[.Q105]*[.$B$91]" office:value-type="float" office:value="0.345095476425106" calcext:value-type="float">
            <text:p>0.345095476425106</text:p>
          </table:table-cell>
          <table:table-cell table:formula="of:=[.R105]*[.$B$91]" office:value-type="float" office:value="0.341748073494687" calcext:value-type="float">
            <text:p>0.341748073494687</text:p>
          </table:table-cell>
          <table:table-cell table:formula="of:=[.S105]*[.$B$91]" office:value-type="float" office:value="0.338599233298568" calcext:value-type="float">
            <text:p>0.338599233298568</text:p>
          </table:table-cell>
          <table:table-cell table:formula="of:=[.T105]*[.$B$91]" office:value-type="float" office:value="0.339127471771683" calcext:value-type="float">
            <text:p>0.339127471771683</text:p>
          </table:table-cell>
          <table:table-cell table:formula="of:=[.U105]*[.$B$91]" office:value-type="float" office:value="0.33556924756136" calcext:value-type="float">
            <text:p>0.33556924756136</text:p>
          </table:table-cell>
          <table:table-cell table:formula="of:=[.V105]*[.$B$91]" office:value-type="float" office:value="0.321050518434746" calcext:value-type="float">
            <text:p>0.321050518434746</text:p>
          </table:table-cell>
          <table:table-cell table:formula="of:=[.W105]*[.$B$91]" office:value-type="float" office:value="0.321050518434746" calcext:value-type="float">
            <text:p>0.321050518434746</text:p>
          </table:table-cell>
          <table:table-cell table:formula="of:=[.X105]*[.$B$91]" office:value-type="float" office:value="0.321050518434746" calcext:value-type="float">
            <text:p>0.321050518434746</text:p>
          </table:table-cell>
          <table:table-cell table:formula="of:=[.Y105]*[.$B$91]" office:value-type="float" office:value="0.321050518434746" calcext:value-type="float">
            <text:p>0.321050518434746</text:p>
          </table:table-cell>
          <table:table-cell table:style-name="ce13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E_trucks_nT</text:p>
          </table:table-cell>
          <table:table-cell table:formula="of:=[.$B$92]*[.G106]" office:value-type="float" office:value="1.30424103654489" calcext:value-type="float">
            <text:p>1.30424103654489</text:p>
          </table:table-cell>
          <table:table-cell table:formula="of:=[.$B$92]*[.H106]" office:value-type="float" office:value="1.36655822324002" calcext:value-type="float">
            <text:p>1.36655822324002</text:p>
          </table:table-cell>
          <table:table-cell table:formula="of:=[.$B$92]*[.I106]" office:value-type="float" office:value="1.41451474867499" calcext:value-type="float">
            <text:p>1.41451474867499</text:p>
          </table:table-cell>
          <table:table-cell table:formula="of:=[.$B$92]*[.J106]" office:value-type="float" office:value="1.47253115714468" calcext:value-type="float">
            <text:p>1.47253115714468</text:p>
          </table:table-cell>
          <table:table-cell table:formula="of:=[.$B$92]*[.K106]" office:value-type="float" office:value="1.47615454604275" calcext:value-type="float">
            <text:p>1.47615454604275</text:p>
          </table:table-cell>
          <table:table-cell table:formula="of:=[.$B$92]*[.L106]" office:value-type="float" office:value="1.4592721353328" calcext:value-type="float">
            <text:p>1.4592721353328</text:p>
          </table:table-cell>
          <table:table-cell table:formula="of:=[.$B$92]*[.M106]" office:value-type="float" office:value="1.42217577524698" calcext:value-type="float">
            <text:p>1.42217577524698</text:p>
          </table:table-cell>
          <table:table-cell table:formula="of:=[.$B$92]*[.N106]" office:value-type="float" office:value="1.34095121360393" calcext:value-type="float">
            <text:p>1.34095121360393</text:p>
          </table:table-cell>
          <table:table-cell table:formula="of:=[.$B$92]*[.O106]" office:value-type="float" office:value="1.28923620380416" calcext:value-type="float">
            <text:p>1.28923620380416</text:p>
          </table:table-cell>
          <table:table-cell table:formula="of:=[.$B$92]*[.P106]" office:value-type="float" office:value="1.25025511156711" calcext:value-type="float">
            <text:p>1.25025511156711</text:p>
          </table:table-cell>
          <table:table-cell table:formula="of:=[.$B$92]*[.Q106]" office:value-type="float" office:value="1.22970121245299" calcext:value-type="float">
            <text:p>1.22970121245299</text:p>
          </table:table-cell>
          <table:table-cell table:formula="of:=[.$B$92]*[.R106]" office:value-type="float" office:value="1.20982399358029" calcext:value-type="float">
            <text:p>1.20982399358029</text:p>
          </table:table-cell>
          <table:table-cell table:formula="of:=[.$B$92]*[.S106]" office:value-type="float" office:value="1.17973149172954" calcext:value-type="float">
            <text:p>1.17973149172954</text:p>
          </table:table-cell>
          <table:table-cell table:formula="of:=[.$B$92]*[.T106]" office:value-type="float" office:value="1.16963594646761" calcext:value-type="float">
            <text:p>1.16963594646761</text:p>
          </table:table-cell>
          <table:table-cell table:formula="of:=[.$B$92]*[.U106]" office:value-type="float" office:value="1.16112671627553" calcext:value-type="float">
            <text:p>1.16112671627553</text:p>
          </table:table-cell>
          <table:table-cell table:formula="of:=[.$B$92]*[.V106]" office:value-type="float" office:value="1.15010628025537" calcext:value-type="float">
            <text:p>1.15010628025537</text:p>
          </table:table-cell>
          <table:table-cell table:formula="of:=[.$B$92]*[.W106]" office:value-type="float" office:value="1.15010628025537" calcext:value-type="float">
            <text:p>1.15010628025537</text:p>
          </table:table-cell>
          <table:table-cell table:formula="of:=[.$B$92]*[.X106]" office:value-type="float" office:value="1.15010628025537" calcext:value-type="float">
            <text:p>1.15010628025537</text:p>
          </table:table-cell>
          <table:table-cell table:formula="of:=[.$B$92]*[.Y106]" office:value-type="float" office:value="1.15010628025537" calcext:value-type="float">
            <text:p>1.15010628025537</text:p>
          </table:table-cell>
          <table:table-cell table:style-name="ce13" table:number-columns-repeated="6"/>
          <table:table-cell table:number-columns-repeated="998"/>
        </table:table-row>
        <table:table-row table:style-name="ro1">
          <table:table-cell table:number-columns-repeated="20"/>
          <table:table-cell table:style-name="ce13" table:number-columns-repeated="6"/>
          <table:table-cell table:number-columns-repeated="998"/>
        </table:table-row>
        <table:table-row table:style-name="ro1">
          <table:table-cell office:value-type="string" calcext:value-type="string">
            <text:p>sum(YE_T_j)</text:p>
          </table:table-cell>
          <table:table-cell table:formula="of:=[.B111]+[.B112]" office:value-type="float" office:value="2.09592089130809" calcext:value-type="float">
            <text:p>2.09592089130809</text:p>
          </table:table-cell>
          <table:table-cell table:formula="of:=[.C111]+[.C112]" office:value-type="float" office:value="2.12783031281394" calcext:value-type="float">
            <text:p>2.12783031281394</text:p>
          </table:table-cell>
          <table:table-cell table:formula="of:=[.D111]+[.D112]" office:value-type="float" office:value="2.1237046668445" calcext:value-type="float">
            <text:p>2.1237046668445</text:p>
          </table:table-cell>
          <table:table-cell table:formula="of:=[.E111]+[.E112]" office:value-type="float" office:value="2.14081427449435" calcext:value-type="float">
            <text:p>2.14081427449435</text:p>
          </table:table-cell>
          <table:table-cell table:formula="of:=[.F111]+[.F112]" office:value-type="float" office:value="2.08878770760913" calcext:value-type="float">
            <text:p>2.08878770760913</text:p>
          </table:table-cell>
          <table:table-cell table:formula="of:=[.G111]+[.G112]" office:value-type="float" office:value="1.95551951481922" calcext:value-type="float">
            <text:p>1.95551951481922</text:p>
          </table:table-cell>
          <table:table-cell table:formula="of:=[.H111]+[.H112]" office:value-type="float" office:value="1.82754956813211" calcext:value-type="float">
            <text:p>1.82754956813211</text:p>
          </table:table-cell>
          <table:table-cell table:formula="of:=[.I111]+[.I112]" office:value-type="float" office:value="1.70890043980385" calcext:value-type="float">
            <text:p>1.70890043980385</text:p>
          </table:table-cell>
          <table:table-cell table:formula="of:=[.J111]+[.J112]" office:value-type="float" office:value="1.64100500151947" calcext:value-type="float">
            <text:p>1.64100500151947</text:p>
          </table:table-cell>
          <table:table-cell table:formula="of:=[.K111]+[.K112]" office:value-type="float" office:value="1.59806153819325" calcext:value-type="float">
            <text:p>1.59806153819325</text:p>
          </table:table-cell>
          <table:table-cell table:formula="of:=[.L111]+[.L112]" office:value-type="float" office:value="1.5747966888781" calcext:value-type="float">
            <text:p>1.5747966888781</text:p>
          </table:table-cell>
          <table:table-cell table:formula="of:=[.M111]+[.M112]" office:value-type="float" office:value="1.55157206707497" calcext:value-type="float">
            <text:p>1.55157206707497</text:p>
          </table:table-cell>
          <table:table-cell table:formula="of:=[.N111]+[.N112]" office:value-type="float" office:value="1.51833072502811" calcext:value-type="float">
            <text:p>1.51833072502811</text:p>
          </table:table-cell>
          <table:table-cell table:formula="of:=[.O111]+[.O112]" office:value-type="float" office:value="1.5087634182393" calcext:value-type="float">
            <text:p>1.5087634182393</text:p>
          </table:table-cell>
          <table:table-cell table:formula="of:=[.P111]+[.P112]" office:value-type="float" office:value="1.49669596383689" calcext:value-type="float">
            <text:p>1.49669596383689</text:p>
          </table:table-cell>
          <table:table-cell table:formula="of:=[.Q111]+[.Q112]" office:value-type="float" office:value="1.47115679869012" calcext:value-type="float">
            <text:p>1.47115679869012</text:p>
          </table:table-cell>
          <table:table-cell table:formula="of:=[.R111]+[.R112]" office:value-type="float" office:value="1.47115679869012" calcext:value-type="float">
            <text:p>1.47115679869012</text:p>
          </table:table-cell>
          <table:table-cell table:formula="of:=[.S111]+[.S112]" office:value-type="float" office:value="1.47115679869012" calcext:value-type="float">
            <text:p>1.47115679869012</text:p>
          </table:table-cell>
          <table:table-cell table:formula="of:=[.T111]+[.T112]" office:value-type="float" office:value="1.47115679869012" calcext:value-type="float">
            <text:p>1.47115679869012</text:p>
          </table:table-cell>
          <table:table-cell table:style-name="ce13" table:number-columns-repeated="6"/>
          <table:table-cell table:number-columns-repeated="998"/>
        </table:table-row>
        <table:table-row table:style-name="ro1" table:number-rows-repeated="2">
          <table:table-cell table:number-columns-repeated="20"/>
          <table:table-cell table:style-name="ce13" table:number-columns-repeated="6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owth Rati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_ET</text:p>
          </table:table-cell>
          <table:table-cell table:style-name="ce1" table:formula="of:=[.B108]/[.$D108]" office:value-type="float" office:value="1.11631572090957" calcext:value-type="float">
            <text:p>1.11631572090957</text:p>
          </table:table-cell>
          <table:table-cell table:style-name="ce1" table:formula="of:=[.C108]/[.$D108]" office:value-type="float" office:value="1.07343896193398" calcext:value-type="float">
            <text:p>1.07343896193398</text:p>
          </table:table-cell>
          <table:table-cell table:style-name="ce1" table:formula="of:=[.D108]/[.$D108]" office:value-type="float" office:value="1" calcext:value-type="float">
            <text:p>1</text:p>
          </table:table-cell>
          <table:table-cell table:style-name="ce1" table:formula="of:=[.E108]/[.$D108]" office:value-type="float" office:value="0.9423189758176" calcext:value-type="float">
            <text:p>0.9423189758176</text:p>
          </table:table-cell>
          <table:table-cell table:style-name="ce1" table:formula="of:=[.F108]/[.$D108]" office:value-type="float" office:value="0.863849225532769" calcext:value-type="float">
            <text:p>0.863849225532769</text:p>
          </table:table-cell>
          <table:table-cell table:style-name="ce1" table:formula="of:=[.G108]/[.$D108]" office:value-type="float" office:value="0.699738344796665" calcext:value-type="float">
            <text:p>0.699738344796665</text:p>
          </table:table-cell>
          <table:table-cell table:style-name="ce1" table:formula="of:=[.H108]/[.$D108]" office:value-type="float" office:value="0.571601178329553" calcext:value-type="float">
            <text:p>0.571601178329553</text:p>
          </table:table-cell>
          <table:table-cell table:style-name="ce1" table:formula="of:=[.I108]/[.$D108]" office:value-type="float" office:value="0.518830311561162" calcext:value-type="float">
            <text:p>0.518830311561162</text:p>
          </table:table-cell>
          <table:table-cell table:style-name="ce1" table:formula="of:=[.J108]/[.$D108]" office:value-type="float" office:value="0.496014944238437" calcext:value-type="float">
            <text:p>0.496014944238437</text:p>
          </table:table-cell>
          <table:table-cell table:style-name="ce1" table:formula="of:=[.K108]/[.$D108]" office:value-type="float" office:value="0.490427765137811" calcext:value-type="float">
            <text:p>0.490427765137811</text:p>
          </table:table-cell>
          <table:table-cell table:style-name="ce1" table:formula="of:=[.L108]/[.$D108]" office:value-type="float" office:value="0.486605163981788" calcext:value-type="float">
            <text:p>0.486605163981788</text:p>
          </table:table-cell>
          <table:table-cell table:style-name="ce1" table:formula="of:=[.M108]/[.$D108]" office:value-type="float" office:value="0.481885126591721" calcext:value-type="float">
            <text:p>0.481885126591721</text:p>
          </table:table-cell>
          <table:table-cell table:style-name="ce1" table:formula="of:=[.N108]/[.$D108]" office:value-type="float" office:value="0.477445074476702" calcext:value-type="float">
            <text:p>0.477445074476702</text:p>
          </table:table-cell>
          <table:table-cell table:style-name="ce1" table:formula="of:=[.O108]/[.$D108]" office:value-type="float" office:value="0.478189922167823" calcext:value-type="float">
            <text:p>0.478189922167823</text:p>
          </table:table-cell>
          <table:table-cell table:style-name="ce1" table:formula="of:=[.P108]/[.$D108]" office:value-type="float" office:value="0.4731726142237" calcext:value-type="float">
            <text:p>0.4731726142237</text:p>
          </table:table-cell>
          <table:table-cell table:style-name="ce1" table:formula="of:=[.Q108]/[.$D108]" office:value-type="float" office:value="0.4527003419104" calcext:value-type="float">
            <text:p>0.4527003419104</text:p>
          </table:table-cell>
          <table:table-cell table:style-name="ce1" table:formula="of:=[.R108]/[.$D108]" office:value-type="float" office:value="0.4527003419104" calcext:value-type="float">
            <text:p>0.4527003419104</text:p>
          </table:table-cell>
          <table:table-cell table:style-name="ce1" table:formula="of:=[.S108]/[.$D108]" office:value-type="float" office:value="0.4527003419104" calcext:value-type="float">
            <text:p>0.4527003419104</text:p>
          </table:table-cell>
          <table:table-cell table:style-name="ce1" table:formula="of:=[.T108]/[.$D108]" office:value-type="float" office:value="0.4527003419104" calcext:value-type="float">
            <text:p>0.4527003419104</text:p>
          </table:table-cell>
          <table:table-cell table:style-name="ce1" table:number-columns-repeated="100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YE_T_T</text:p>
          </table:table-cell>
          <table:table-cell table:style-name="ce1" table:formula="of:=[.B109]/[.$D109]" office:value-type="float" office:value="1.00698579932554" calcext:value-type="float">
            <text:p>1.00698579932554</text:p>
          </table:table-cell>
          <table:table-cell table:style-name="ce1" table:formula="of:=[.C109]/[.$D109]" office:value-type="float" office:value="1.02212353013553" calcext:value-type="float">
            <text:p>1.02212353013553</text:p>
          </table:table-cell>
          <table:table-cell table:style-name="ce1" table:formula="of:=[.D109]/[.$D109]" office:value-type="float" office:value="1" calcext:value-type="float">
            <text:p>1</text:p>
          </table:table-cell>
          <table:table-cell table:style-name="ce1" table:formula="of:=[.E109]/[.$D109]" office:value-type="float" office:value="1.01614820038948" calcext:value-type="float">
            <text:p>1.01614820038948</text:p>
          </table:table-cell>
          <table:table-cell table:style-name="ce1" table:formula="of:=[.F109]/[.$D109]" office:value-type="float" office:value="1.01835157023921" calcext:value-type="float">
            <text:p>1.01835157023921</text:p>
          </table:table-cell>
          <table:table-cell table:style-name="ce1" table:formula="of:=[.G109]/[.$D109]" office:value-type="float" office:value="1.00810125405095" calcext:value-type="float">
            <text:p>1.00810125405095</text:p>
          </table:table-cell>
          <table:table-cell table:style-name="ce1" table:formula="of:=[.H109]/[.$D109]" office:value-type="float" office:value="0.997950971511041" calcext:value-type="float">
            <text:p>0.997950971511041</text:p>
          </table:table-cell>
          <table:table-cell table:style-name="ce1" table:formula="of:=[.I109]/[.$D109]" office:value-type="float" office:value="0.965670179595431" calcext:value-type="float">
            <text:p>0.965670179595431</text:p>
          </table:table-cell>
          <table:table-cell table:style-name="ce1" table:formula="of:=[.J109]/[.$D109]" office:value-type="float" office:value="0.944549238193711" calcext:value-type="float">
            <text:p>0.944549238193711</text:p>
          </table:table-cell>
          <table:table-cell table:style-name="ce1" table:formula="of:=[.K109]/[.$D109]" office:value-type="float" office:value="0.928707993348639" calcext:value-type="float">
            <text:p>0.928707993348639</text:p>
          </table:table-cell>
          <table:table-cell table:style-name="ce1" table:formula="of:=[.L109]/[.$D109]" office:value-type="float" office:value="0.919886276575334" calcext:value-type="float">
            <text:p>0.919886276575334</text:p>
          </table:table-cell>
          <table:table-cell table:style-name="ce1" table:formula="of:=[.M109]/[.$D109]" office:value-type="float" office:value="0.91534209758054" calcext:value-type="float">
            <text:p>0.91534209758054</text:p>
          </table:table-cell>
          <table:table-cell table:style-name="ce1" table:formula="of:=[.N109]/[.$D109]" office:value-type="float" office:value="0.914980396490611" calcext:value-type="float">
            <text:p>0.914980396490611</text:p>
          </table:table-cell>
          <table:table-cell table:style-name="ce1" table:formula="of:=[.O109]/[.$D109]" office:value-type="float" office:value="0.922511053638116" calcext:value-type="float">
            <text:p>0.922511053638116</text:p>
          </table:table-cell>
          <table:table-cell table:style-name="ce1" table:formula="of:=[.P109]/[.$D109]" office:value-type="float" office:value="0.929846911390211" calcext:value-type="float">
            <text:p>0.929846911390211</text:p>
          </table:table-cell>
          <table:table-cell table:style-name="ce1" table:formula="of:=[.Q109]/[.$D109]" office:value-type="float" office:value="0.942367911347188" calcext:value-type="float">
            <text:p>0.942367911347188</text:p>
          </table:table-cell>
          <table:table-cell table:style-name="ce1" table:formula="of:=[.R109]/[.$D109]" office:value-type="float" office:value="0.942367911347188" calcext:value-type="float">
            <text:p>0.942367911347188</text:p>
          </table:table-cell>
          <table:table-cell table:style-name="ce1" table:formula="of:=[.S109]/[.$D109]" office:value-type="float" office:value="0.942367911347188" calcext:value-type="float">
            <text:p>0.942367911347188</text:p>
          </table:table-cell>
          <table:table-cell table:style-name="ce1" table:formula="of:=[.T109]/[.$D109]" office:value-type="float" office:value="0.942367911347188" calcext:value-type="float">
            <text:p>0.942367911347188</text:p>
          </table:table-cell>
          <table:table-cell table:style-name="ce1" table:number-columns-repeated="100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YE_T_j</text:p>
          </table:table-cell>
          <table:table-cell table:style-name="ce1" table:formula="of:=[.B114]/[.$D114]" office:value-type="float" office:value="0.986917307302577" calcext:value-type="float">
            <text:p>0.986917307302577</text:p>
          </table:table-cell>
          <table:table-cell table:style-name="ce1" table:formula="of:=[.C114]/[.$D114]" office:value-type="float" office:value="1.00194266464347" calcext:value-type="float">
            <text:p>1.00194266464347</text:p>
          </table:table-cell>
          <table:table-cell table:style-name="ce1" table:formula="of:=[.D114]/[.$D114]" office:value-type="float" office:value="1" calcext:value-type="float">
            <text:p>1</text:p>
          </table:table-cell>
          <table:table-cell table:style-name="ce1" table:formula="of:=[.E114]/[.$D114]" office:value-type="float" office:value="1.00805649105404" calcext:value-type="float">
            <text:p>1.00805649105404</text:p>
          </table:table-cell>
          <table:table-cell table:style-name="ce1" table:formula="of:=[.F114]/[.$D114]" office:value-type="float" office:value="0.983558467530589" calcext:value-type="float">
            <text:p>0.983558467530589</text:p>
          </table:table-cell>
          <table:table-cell table:style-name="ce1" table:formula="of:=[.G114]/[.$D114]" office:value-type="float" office:value="0.92080577179539" calcext:value-type="float">
            <text:p>0.92080577179539</text:p>
          </table:table-cell>
          <table:table-cell table:style-name="ce1" table:formula="of:=[.H114]/[.$D114]" office:value-type="float" office:value="0.860547889103417" calcext:value-type="float">
            <text:p>0.860547889103417</text:p>
          </table:table-cell>
          <table:table-cell table:style-name="ce1" table:formula="of:=[.I114]/[.$D114]" office:value-type="float" office:value="0.804678949235919" calcext:value-type="float">
            <text:p>0.804678949235919</text:p>
          </table:table-cell>
          <table:table-cell table:style-name="ce1" table:formula="of:=[.J114]/[.$D114]" office:value-type="float" office:value="0.772708666670567" calcext:value-type="float">
            <text:p>0.772708666670567</text:p>
          </table:table-cell>
          <table:table-cell table:style-name="ce1" table:formula="of:=[.K114]/[.$D114]" office:value-type="float" office:value="0.752487651951968" calcext:value-type="float">
            <text:p>0.752487651951968</text:p>
          </table:table-cell>
          <table:table-cell table:style-name="ce1" table:formula="of:=[.L114]/[.$D114]" office:value-type="float" office:value="0.741532809841212" calcext:value-type="float">
            <text:p>0.741532809841212</text:p>
          </table:table-cell>
          <table:table-cell table:style-name="ce1" table:formula="of:=[.M114]/[.$D114]" office:value-type="float" office:value="0.730596909870888" calcext:value-type="float">
            <text:p>0.730596909870888</text:p>
          </table:table-cell>
          <table:table-cell table:style-name="ce1" table:formula="of:=[.N114]/[.$D114]" office:value-type="float" office:value="0.714944384090899" calcext:value-type="float">
            <text:p>0.714944384090899</text:p>
          </table:table-cell>
          <table:table-cell table:style-name="ce1" table:formula="of:=[.O114]/[.$D114]" office:value-type="float" office:value="0.710439375961391" calcext:value-type="float">
            <text:p>0.710439375961391</text:p>
          </table:table-cell>
          <table:table-cell table:style-name="ce1" table:formula="of:=[.P114]/[.$D114]" office:value-type="float" office:value="0.704757110159179" calcext:value-type="float">
            <text:p>0.704757110159179</text:p>
          </table:table-cell>
          <table:table-cell table:style-name="ce1" table:formula="of:=[.Q114]/[.$D114]" office:value-type="float" office:value="0.692731348976143" calcext:value-type="float">
            <text:p>0.692731348976143</text:p>
          </table:table-cell>
          <table:table-cell table:style-name="ce1" table:formula="of:=[.R114]/[.$D114]" office:value-type="float" office:value="0.692731348976143" calcext:value-type="float">
            <text:p>0.692731348976143</text:p>
          </table:table-cell>
          <table:table-cell table:style-name="ce1" table:formula="of:=[.S114]/[.$D114]" office:value-type="float" office:value="0.692731348976143" calcext:value-type="float">
            <text:p>0.692731348976143</text:p>
          </table:table-cell>
          <table:table-cell table:style-name="ce1" table:formula="of:=[.T114]/[.$D114]" office:value-type="float" office:value="0.692731348976143" calcext:value-type="float">
            <text:p>0.692731348976143</text:p>
          </table:table-cell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TOTAL ENERGY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J/yr</text:p>
          </table:table-cell>
          <table:table-cell office:value-type="float" office:value="19.352827" calcext:value-type="float">
            <text:p>19.352827</text:p>
          </table:table-cell>
          <table:table-cell office:value-type="float" office:value="20.1289142" calcext:value-type="float">
            <text:p>20.1289142</text:p>
          </table:table-cell>
          <table:table-cell office:value-type="float" office:value="17.8754103" calcext:value-type="float">
            <text:p>17.8754103</text:p>
          </table:table-cell>
          <table:table-cell office:value-type="float" office:value="18.4588997" calcext:value-type="float">
            <text:p>18.4588997</text:p>
          </table:table-cell>
          <table:table-cell office:value-type="float" office:value="17.9261048" calcext:value-type="float">
            <text:p>17.9261048</text:p>
          </table:table-cell>
          <table:table-cell office:value-type="float" office:value="17.4280636" calcext:value-type="float">
            <text:p>17.4280636</text:p>
          </table:table-cell>
          <table:table-cell office:value-type="float" office:value="16.7831064" calcext:value-type="float">
            <text:p>16.7831064</text:p>
          </table:table-cell>
          <table:table-cell office:value-type="float" office:value="15.5096639" calcext:value-type="float">
            <text:p>15.5096639</text:p>
          </table:table-cell>
          <table:table-cell office:value-type="float" office:value="14.1874604" calcext:value-type="float">
            <text:p>14.1874604</text:p>
          </table:table-cell>
          <table:table-cell office:value-type="float" office:value="13.289896" calcext:value-type="float">
            <text:p>13.289896</text:p>
          </table:table-cell>
          <table:table-cell office:value-type="float" office:value="12.3969718" calcext:value-type="float">
            <text:p>12.3969718</text:p>
          </table:table-cell>
          <table:table-cell office:value-type="float" office:value="11.8953082" calcext:value-type="float">
            <text:p>11.8953082</text:p>
          </table:table-cell>
          <table:table-cell office:value-type="float" office:value="11.698261" calcext:value-type="float">
            <text:p>11.698261</text:p>
          </table:table-cell>
          <table:table-cell office:value-type="float" office:value="12.0663921" calcext:value-type="float">
            <text:p>12.0663921</text:p>
          </table:table-cell>
          <table:table-cell office:value-type="float" office:value="12.4860924" calcext:value-type="float">
            <text:p>12.4860924</text:p>
          </table:table-cell>
          <table:table-cell office:value-type="float" office:value="12.9740259" calcext:value-type="float">
            <text:p>12.9740259</text:p>
          </table:table-cell>
          <table:table-cell office:value-type="float" office:value="14.1287364" calcext:value-type="float">
            <text:p>14.1287364</text:p>
          </table:table-cell>
          <table:table-cell office:value-type="float" office:value="14.452296" calcext:value-type="float">
            <text:p>14.452296</text:p>
          </table:table-cell>
          <table:table-cell office:value-type="float" office:value="12.7123411" calcext:value-type="float">
            <text:p>12.712341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EJ/yr</text:p>
          </table:table-cell>
          <table:table-cell office:value-type="float" office:value="20.7929764" calcext:value-type="float">
            <text:p>20.7929764</text:p>
          </table:table-cell>
          <table:table-cell office:value-type="float" office:value="18.7478758" calcext:value-type="float">
            <text:p>18.7478758</text:p>
          </table:table-cell>
          <table:table-cell office:value-type="float" office:value="18.0781536" calcext:value-type="float">
            <text:p>18.0781536</text:p>
          </table:table-cell>
          <table:table-cell office:value-type="float" office:value="17.5325333" calcext:value-type="float">
            <text:p>17.5325333</text:p>
          </table:table-cell>
          <table:table-cell office:value-type="float" office:value="18.2073102" calcext:value-type="float">
            <text:p>18.2073102</text:p>
          </table:table-cell>
          <table:table-cell office:value-type="float" office:value="16.9403987" calcext:value-type="float">
            <text:p>16.9403987</text:p>
          </table:table-cell>
          <table:table-cell office:value-type="float" office:value="16.416732" calcext:value-type="float">
            <text:p>16.416732</text:p>
          </table:table-cell>
          <table:table-cell office:value-type="float" office:value="15.5858718" calcext:value-type="float">
            <text:p>15.5858718</text:p>
          </table:table-cell>
          <table:table-cell office:value-type="float" office:value="15.1532988" calcext:value-type="float">
            <text:p>15.1532988</text:p>
          </table:table-cell>
          <table:table-cell office:value-type="float" office:value="14.7851877" calcext:value-type="float">
            <text:p>14.7851877</text:p>
          </table:table-cell>
          <table:table-cell office:value-type="float" office:value="14.386735" calcext:value-type="float">
            <text:p>14.386735</text:p>
          </table:table-cell>
          <table:table-cell office:value-type="float" office:value="14.0214839" calcext:value-type="float">
            <text:p>14.0214839</text:p>
          </table:table-cell>
          <table:table-cell office:value-type="float" office:value="13.1928104" calcext:value-type="float">
            <text:p>13.1928104</text:p>
          </table:table-cell>
          <table:table-cell office:value-type="float" office:value="12.4064874" calcext:value-type="float">
            <text:p>12.4064874</text:p>
          </table:table-cell>
          <table:table-cell office:value-type="float" office:value="11.6527712" calcext:value-type="float">
            <text:p>11.6527712</text:p>
          </table:table-cell>
          <table:table-cell office:value-type="float" office:value="10.7515216" calcext:value-type="float">
            <text:p>10.7515216</text:p>
          </table:table-cell>
          <table:table-cell office:value-type="float" office:value="7.7804689" calcext:value-type="float">
            <text:p>7.7804689</text:p>
          </table:table-cell>
          <table:table-cell office:value-type="float" office:value="6.4066145" calcext:value-type="float">
            <text:p>6.4066145</text:p>
          </table:table-cell>
          <table:table-cell office:value-type="float" office:value="5.0461898" calcext:value-type="float">
            <text:p>5.04618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EJ/yr</text:p>
          </table:table-cell>
          <table:table-cell office:value-type="float" office:value="16.3811631" calcext:value-type="float">
            <text:p>16.3811631</text:p>
          </table:table-cell>
          <table:table-cell office:value-type="float" office:value="16.1470095" calcext:value-type="float">
            <text:p>16.1470095</text:p>
          </table:table-cell>
          <table:table-cell office:value-type="float" office:value="17.2204508" calcext:value-type="float">
            <text:p>17.2204508</text:p>
          </table:table-cell>
          <table:table-cell office:value-type="float" office:value="16.9179193" calcext:value-type="float">
            <text:p>16.9179193</text:p>
          </table:table-cell>
          <table:table-cell office:value-type="float" office:value="15.7702548" calcext:value-type="float">
            <text:p>15.7702548</text:p>
          </table:table-cell>
          <table:table-cell office:value-type="float" office:value="13.9588768" calcext:value-type="float">
            <text:p>13.9588768</text:p>
          </table:table-cell>
          <table:table-cell office:value-type="float" office:value="12.7214239" calcext:value-type="float">
            <text:p>12.7214239</text:p>
          </table:table-cell>
          <table:table-cell office:value-type="float" office:value="12.0062852" calcext:value-type="float">
            <text:p>12.0062852</text:p>
          </table:table-cell>
          <table:table-cell office:value-type="float" office:value="11.6692748" calcext:value-type="float">
            <text:p>11.6692748</text:p>
          </table:table-cell>
          <table:table-cell office:value-type="float" office:value="11.4831629" calcext:value-type="float">
            <text:p>11.4831629</text:p>
          </table:table-cell>
          <table:table-cell office:value-type="float" office:value="11.3739605" calcext:value-type="float">
            <text:p>11.3739605</text:p>
          </table:table-cell>
          <table:table-cell office:value-type="float" office:value="11.2904202" calcext:value-type="float">
            <text:p>11.2904202</text:p>
          </table:table-cell>
          <table:table-cell office:value-type="float" office:value="11.2285938" calcext:value-type="float">
            <text:p>11.2285938</text:p>
          </table:table-cell>
          <table:table-cell office:value-type="float" office:value="11.2902801" calcext:value-type="float">
            <text:p>11.2902801</text:p>
          </table:table-cell>
          <table:table-cell office:value-type="float" office:value="11.3268234" calcext:value-type="float">
            <text:p>11.3268234</text:p>
          </table:table-cell>
          <table:table-cell office:value-type="float" office:value="11.3260266" calcext:value-type="float">
            <text:p>11.3260266</text:p>
          </table:table-cell>
          <table:table-cell office:value-type="float" office:value="10.6860579" calcext:value-type="float">
            <text:p>10.6860579</text:p>
          </table:table-cell>
          <table:table-cell office:value-type="float" office:value="10.6933484" calcext:value-type="float">
            <text:p>10.6933484</text:p>
          </table:table-cell>
          <table:table-cell office:value-type="float" office:value="9.8069122" calcext:value-type="float">
            <text:p>9.8069122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_B growth ratio</text:p>
          </table:table-cell>
          <table:table-cell table:style-name="ce1" table:formula="of:=[.H126]/[.$J$126]" office:value-type="float" office:value="1.08265078536407" calcext:value-type="float">
            <text:p>1.08265078536407</text:p>
          </table:table-cell>
          <table:table-cell table:style-name="ce1" table:formula="of:=[.I126]/[.$J$126]" office:value-type="float" office:value="1.12606725452338" calcext:value-type="float">
            <text:p>1.12606725452338</text:p>
          </table:table-cell>
          <table:table-cell table:style-name="ce1" table:formula="of:=[.J126]/[.$J$126]" office:value-type="float" office:value="1" calcext:value-type="float">
            <text:p>1</text:p>
          </table:table-cell>
          <table:table-cell table:style-name="ce1" table:formula="of:=[.K126]/[.$J$126]" office:value-type="float" office:value="1.03264201437659" calcext:value-type="float">
            <text:p>1.03264201437659</text:p>
          </table:table-cell>
          <table:table-cell table:style-name="ce1" table:formula="of:=[.L126]/[.$J$126]" office:value-type="float" office:value="1.00283599084716" calcext:value-type="float">
            <text:p>1.00283599084716</text:p>
          </table:table-cell>
          <table:table-cell table:style-name="ce1" table:formula="of:=[.M126]/[.$J$126]" office:value-type="float" office:value="0.974974185627504" calcext:value-type="float">
            <text:p>0.974974185627504</text:p>
          </table:table-cell>
          <table:table-cell table:style-name="ce1" table:formula="of:=[.N126]/[.$J$126]" office:value-type="float" office:value="0.93889349213987" calcext:value-type="float">
            <text:p>0.93889349213987</text:p>
          </table:table-cell>
          <table:table-cell table:style-name="ce1" table:formula="of:=[.O126]/[.$J$126]" office:value-type="float" office:value="0.86765358890811" calcext:value-type="float">
            <text:p>0.86765358890811</text:p>
          </table:table-cell>
          <table:table-cell table:style-name="ce1" table:formula="of:=[.P126]/[.$J$126]" office:value-type="float" office:value="0.793685860178549" calcext:value-type="float">
            <text:p>0.793685860178549</text:p>
          </table:table-cell>
          <table:table-cell table:style-name="ce1" table:formula="of:=[.Q126]/[.$J$126]" office:value-type="float" office:value="0.743473619735599" calcext:value-type="float">
            <text:p>0.743473619735599</text:p>
          </table:table-cell>
          <table:table-cell table:style-name="ce1" table:formula="of:=[.R126]/[.$J$126]" office:value-type="float" office:value="0.69352096494255" calcext:value-type="float">
            <text:p>0.69352096494255</text:p>
          </table:table-cell>
          <table:table-cell table:style-name="ce1" table:formula="of:=[.S126]/[.$J$126]" office:value-type="float" office:value="0.665456512626175" calcext:value-type="float">
            <text:p>0.665456512626175</text:p>
          </table:table-cell>
          <table:table-cell table:style-name="ce1" table:formula="of:=[.T126]/[.$J$126]" office:value-type="float" office:value="0.654433146074415" calcext:value-type="float">
            <text:p>0.654433146074415</text:p>
          </table:table-cell>
          <table:table-cell table:style-name="ce1" table:formula="of:=[.U126]/[.$J$126]" office:value-type="float" office:value="0.675027420209762" calcext:value-type="float">
            <text:p>0.675027420209762</text:p>
          </table:table-cell>
          <table:table-cell table:style-name="ce1" table:formula="of:=[.V126]/[.$J$126]" office:value-type="float" office:value="0.698506618334797" calcext:value-type="float">
            <text:p>0.698506618334797</text:p>
          </table:table-cell>
          <table:table-cell table:style-name="ce1" table:formula="of:=[.W126]/[.$J$126]" office:value-type="float" office:value="0.725802970799501" calcext:value-type="float">
            <text:p>0.725802970799501</text:p>
          </table:table-cell>
          <table:table-cell table:style-name="ce1" table:formula="of:=[.X126]/[.$J$126]" office:value-type="float" office:value="0.790400676844883" calcext:value-type="float">
            <text:p>0.790400676844883</text:p>
          </table:table-cell>
          <table:table-cell table:style-name="ce1" table:formula="of:=[.Y126]/[.$J$126]" office:value-type="float" office:value="0.808501497725062" calcext:value-type="float">
            <text:p>0.808501497725062</text:p>
          </table:table-cell>
          <table:table-cell table:style-name="ce1" table:formula="of:=[.Z126]/[.$J$126]" office:value-type="float" office:value="0.711163597738509" calcext:value-type="float">
            <text:p>0.711163597738509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E_P growth ratio</text:p>
          </table:table-cell>
          <table:table-cell table:style-name="ce1" table:formula="of:=[.H127]/[.$J$127]" office:value-type="float" office:value="1.15017146441327" calcext:value-type="float">
            <text:p>1.15017146441327</text:p>
          </table:table-cell>
          <table:table-cell table:style-name="ce1" table:formula="of:=[.I127]/[.$J$127]" office:value-type="float" office:value="1.03704594035532" calcext:value-type="float">
            <text:p>1.03704594035532</text:p>
          </table:table-cell>
          <table:table-cell table:style-name="ce1" table:formula="of:=[.J127]/[.$J$127]" office:value-type="float" office:value="1" calcext:value-type="float">
            <text:p>1</text:p>
          </table:table-cell>
          <table:table-cell table:style-name="ce1" table:formula="of:=[.K127]/[.$J$127]" office:value-type="float" office:value="0.969818803840675" calcext:value-type="float">
            <text:p>0.969818803840675</text:p>
          </table:table-cell>
          <table:table-cell table:style-name="ce1" table:formula="of:=[.L127]/[.$J$127]" office:value-type="float" office:value="1.00714434686516" calcext:value-type="float">
            <text:p>1.00714434686516</text:p>
          </table:table-cell>
          <table:table-cell table:style-name="ce1" table:formula="of:=[.M127]/[.$J$127]" office:value-type="float" office:value="0.937064651336959" calcext:value-type="float">
            <text:p>0.937064651336959</text:p>
          </table:table-cell>
          <table:table-cell table:style-name="ce1" table:formula="of:=[.N127]/[.$J$127]" office:value-type="float" office:value="0.908097826981623" calcext:value-type="float">
            <text:p>0.908097826981623</text:p>
          </table:table-cell>
          <table:table-cell table:style-name="ce1" table:formula="of:=[.O127]/[.$J$127]" office:value-type="float" office:value="0.862138476354134" calcext:value-type="float">
            <text:p>0.862138476354134</text:p>
          </table:table-cell>
          <table:table-cell table:style-name="ce1" table:formula="of:=[.P127]/[.$J$127]" office:value-type="float" office:value="0.838210534951977" calcext:value-type="float">
            <text:p>0.838210534951977</text:p>
          </table:table-cell>
          <table:table-cell table:style-name="ce1" table:formula="of:=[.Q127]/[.$J$127]" office:value-type="float" office:value="0.817848328271754" calcext:value-type="float">
            <text:p>0.817848328271754</text:p>
          </table:table-cell>
          <table:table-cell table:style-name="ce1" table:formula="of:=[.R127]/[.$J$127]" office:value-type="float" office:value="0.795807764350448" calcext:value-type="float">
            <text:p>0.795807764350448</text:p>
          </table:table-cell>
          <table:table-cell table:style-name="ce1" table:formula="of:=[.S127]/[.$J$127]" office:value-type="float" office:value="0.775603759667138" calcext:value-type="float">
            <text:p>0.775603759667138</text:p>
          </table:table-cell>
          <table:table-cell table:style-name="ce1" table:formula="of:=[.T127]/[.$J$127]" office:value-type="float" office:value="0.729765367188826" calcext:value-type="float">
            <text:p>0.729765367188826</text:p>
          </table:table-cell>
          <table:table-cell table:style-name="ce1" table:formula="of:=[.U127]/[.$J$127]" office:value-type="float" office:value="0.68626960886094" calcext:value-type="float">
            <text:p>0.68626960886094</text:p>
          </table:table-cell>
          <table:table-cell table:style-name="ce1" table:formula="of:=[.V127]/[.$J$127]" office:value-type="float" office:value="0.644577508180924" calcext:value-type="float">
            <text:p>0.644577508180924</text:p>
          </table:table-cell>
          <table:table-cell table:style-name="ce1" table:formula="of:=[.W127]/[.$J$127]" office:value-type="float" office:value="0.594724540895592" calcext:value-type="float">
            <text:p>0.594724540895592</text:p>
          </table:table-cell>
          <table:table-cell table:style-name="ce1" table:formula="of:=[.X127]/[.$J$127]" office:value-type="float" office:value="0.430379621290528" calcext:value-type="float">
            <text:p>0.430379621290528</text:p>
          </table:table-cell>
          <table:table-cell table:style-name="ce1" table:formula="of:=[.Y127]/[.$J$127]" office:value-type="float" office:value="0.354384338232418" calcext:value-type="float">
            <text:p>0.354384338232418</text:p>
          </table:table-cell>
          <table:table-cell table:style-name="ce1" table:formula="of:=[.Z127]/[.$J$127]" office:value-type="float" office:value="0.279131924180576" calcext:value-type="float">
            <text:p>0.279131924180576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E_T growth ratio</text:p>
          </table:table-cell>
          <table:table-cell table:style-name="ce1" table:formula="of:=[.H128]/[.$J$128]" office:value-type="float" office:value="0.951262152788706" calcext:value-type="float">
            <text:p>0.951262152788706</text:p>
          </table:table-cell>
          <table:table-cell table:style-name="ce1" table:formula="of:=[.I128]/[.$J$128]" office:value-type="float" office:value="0.937664738718687" calcext:value-type="float">
            <text:p>0.937664738718687</text:p>
          </table:table-cell>
          <table:table-cell table:style-name="ce1" table:formula="of:=[.J128]/[.$J$128]" office:value-type="float" office:value="1" calcext:value-type="float">
            <text:p>1</text:p>
          </table:table-cell>
          <table:table-cell table:style-name="ce1" table:formula="of:=[.K128]/[.$J$128]" office:value-type="float" office:value="0.98243184783525" calcext:value-type="float">
            <text:p>0.98243184783525</text:p>
          </table:table-cell>
          <table:table-cell table:style-name="ce1" table:formula="of:=[.L128]/[.$J$128]" office:value-type="float" office:value="0.915786409029431" calcext:value-type="float">
            <text:p>0.915786409029431</text:p>
          </table:table-cell>
          <table:table-cell table:style-name="ce1" table:formula="of:=[.M128]/[.$J$128]" office:value-type="float" office:value="0.810598802674783" calcext:value-type="float">
            <text:p>0.810598802674783</text:p>
          </table:table-cell>
          <table:table-cell table:style-name="ce1" table:formula="of:=[.N128]/[.$J$128]" office:value-type="float" office:value="0.738739307567953" calcext:value-type="float">
            <text:p>0.738739307567953</text:p>
          </table:table-cell>
          <table:table-cell table:style-name="ce1" table:formula="of:=[.O128]/[.$J$128]" office:value-type="float" office:value="0.697210853504486" calcext:value-type="float">
            <text:p>0.697210853504486</text:p>
          </table:table-cell>
          <table:table-cell table:style-name="ce1" table:formula="of:=[.P128]/[.$J$128]" office:value-type="float" office:value="0.677640494754063" calcext:value-type="float">
            <text:p>0.677640494754063</text:p>
          </table:table-cell>
          <table:table-cell table:style-name="ce1" table:formula="of:=[.Q128]/[.$J$128]" office:value-type="float" office:value="0.666832885698904" calcext:value-type="float">
            <text:p>0.666832885698904</text:p>
          </table:table-cell>
          <table:table-cell table:style-name="ce1" table:formula="of:=[.R128]/[.$J$128]" office:value-type="float" office:value="0.660491448923045" calcext:value-type="float">
            <text:p>0.660491448923045</text:p>
          </table:table-cell>
          <table:table-cell table:style-name="ce1" table:formula="of:=[.S128]/[.$J$128]" office:value-type="float" office:value="0.655640222844805" calcext:value-type="float">
            <text:p>0.655640222844805</text:p>
          </table:table-cell>
          <table:table-cell table:style-name="ce1" table:formula="of:=[.T128]/[.$J$128]" office:value-type="float" office:value="0.652049933559231" calcext:value-type="float">
            <text:p>0.652049933559231</text:p>
          </table:table-cell>
          <table:table-cell table:style-name="ce1" table:formula="of:=[.U128]/[.$J$128]" office:value-type="float" office:value="0.655632087169286" calcext:value-type="float">
            <text:p>0.655632087169286</text:p>
          </table:table-cell>
          <table:table-cell table:style-name="ce1" table:formula="of:=[.V128]/[.$J$128]" office:value-type="float" office:value="0.657754174472599" calcext:value-type="float">
            <text:p>0.657754174472599</text:p>
          </table:table-cell>
          <table:table-cell table:style-name="ce1" table:formula="of:=[.W128]/[.$J$128]" office:value-type="float" office:value="0.657707903906906" calcext:value-type="float">
            <text:p>0.657707903906906</text:p>
          </table:table-cell>
          <table:table-cell table:style-name="ce1" table:formula="of:=[.X128]/[.$J$128]" office:value-type="float" office:value="0.620544608506997" calcext:value-type="float">
            <text:p>0.620544608506997</text:p>
          </table:table-cell>
          <table:table-cell table:style-name="ce1" table:formula="of:=[.Y128]/[.$J$128]" office:value-type="float" office:value="0.620967971407578" calcext:value-type="float">
            <text:p>0.620967971407578</text:p>
          </table:table-cell>
          <table:table-cell table:style-name="ce1" table:formula="of:=[.Z128]/[.$J$128]" office:value-type="float" office:value="0.569492187742263" calcext:value-type="float">
            <text:p>0.569492187742263</text:p>
          </table:table-cell>
          <table:table-cell table:style-name="ce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PRICES</text:p>
          </table:table-cell>
          <table:table-cell table:style-name="ce2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US$2005/GJ</text:p>
          </table:table-cell>
          <table:table-cell office:value-type="float" office:value="0" calcext:value-type="float">
            <text:p>0</text:p>
          </table:table-cell>
          <table:table-cell office:value-type="float" office:value="42.8355037" calcext:value-type="float">
            <text:p>42.8355037</text:p>
          </table:table-cell>
          <table:table-cell office:value-type="float" office:value="47.5522879" calcext:value-type="float">
            <text:p>47.5522879</text:p>
          </table:table-cell>
          <table:table-cell office:value-type="float" office:value="50.7372452" calcext:value-type="float">
            <text:p>50.7372452</text:p>
          </table:table-cell>
          <table:table-cell office:value-type="float" office:value="47.2967751" calcext:value-type="float">
            <text:p>47.2967751</text:p>
          </table:table-cell>
          <table:table-cell office:value-type="float" office:value="40.779713" calcext:value-type="float">
            <text:p>40.779713</text:p>
          </table:table-cell>
          <table:table-cell office:value-type="float" office:value="39.6335745" calcext:value-type="float">
            <text:p>39.6335745</text:p>
          </table:table-cell>
          <table:table-cell office:value-type="float" office:value="41.27444" calcext:value-type="float">
            <text:p>41.27444</text:p>
          </table:table-cell>
          <table:table-cell office:value-type="float" office:value="38.6387826" calcext:value-type="float">
            <text:p>38.6387826</text:p>
          </table:table-cell>
          <table:table-cell office:value-type="float" office:value="38.7007966" calcext:value-type="float">
            <text:p>38.7007966</text:p>
          </table:table-cell>
          <table:table-cell office:value-type="float" office:value="43.3755205" calcext:value-type="float">
            <text:p>43.3755205</text:p>
          </table:table-cell>
          <table:table-cell office:value-type="float" office:value="36.9688696" calcext:value-type="float">
            <text:p>36.9688696</text:p>
          </table:table-cell>
          <table:table-cell office:value-type="float" office:value="39.6912828" calcext:value-type="float">
            <text:p>39.6912828</text:p>
          </table:table-cell>
          <table:table-cell office:value-type="float" office:value="38.8570945" calcext:value-type="float">
            <text:p>38.8570945</text:p>
          </table:table-cell>
          <table:table-cell office:value-type="float" office:value="37.7123663" calcext:value-type="float">
            <text:p>37.7123663</text:p>
          </table:table-cell>
          <table:table-cell office:value-type="float" office:value="38.6593812" calcext:value-type="float">
            <text:p>38.6593812</text:p>
          </table:table-cell>
          <table:table-cell office:value-type="float" office:value="34.5584232" calcext:value-type="float">
            <text:p>34.5584232</text:p>
          </table:table-cell>
          <table:table-cell office:value-type="float" office:value="33.1448429" calcext:value-type="float">
            <text:p>33.1448429</text:p>
          </table:table-cell>
          <table:table-cell office:value-type="float" office:value="38.8713306" calcext:value-type="float">
            <text:p>38.87133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US$2005/GJ</text:p>
          </table:table-cell>
          <table:table-cell office:value-type="float" office:value="-0.4558647" calcext:value-type="float">
            <text:p>-0.4558647</text:p>
          </table:table-cell>
          <table:table-cell office:value-type="float" office:value="14.8194633" calcext:value-type="float">
            <text:p>14.8194633</text:p>
          </table:table-cell>
          <table:table-cell office:value-type="float" office:value="11.5421122" calcext:value-type="float">
            <text:p>11.5421122</text:p>
          </table:table-cell>
          <table:table-cell office:value-type="float" office:value="16.8445075" calcext:value-type="float">
            <text:p>16.8445075</text:p>
          </table:table-cell>
          <table:table-cell office:value-type="float" office:value="17.3359205" calcext:value-type="float">
            <text:p>17.3359205</text:p>
          </table:table-cell>
          <table:table-cell office:value-type="float" office:value="19.2739339" calcext:value-type="float">
            <text:p>19.2739339</text:p>
          </table:table-cell>
          <table:table-cell office:value-type="float" office:value="17.6216059" calcext:value-type="float">
            <text:p>17.6216059</text:p>
          </table:table-cell>
          <table:table-cell office:value-type="float" office:value="17.9424526" calcext:value-type="float">
            <text:p>17.9424526</text:p>
          </table:table-cell>
          <table:table-cell office:value-type="float" office:value="18.2399531" calcext:value-type="float">
            <text:p>18.2399531</text:p>
          </table:table-cell>
          <table:table-cell office:value-type="float" office:value="18.3894403" calcext:value-type="float">
            <text:p>18.3894403</text:p>
          </table:table-cell>
          <table:table-cell office:value-type="float" office:value="19.8411522" calcext:value-type="float">
            <text:p>19.8411522</text:p>
          </table:table-cell>
          <table:table-cell office:value-type="float" office:value="20.073557" calcext:value-type="float">
            <text:p>20.073557</text:p>
          </table:table-cell>
          <table:table-cell office:value-type="float" office:value="19.9303906" calcext:value-type="float">
            <text:p>19.9303906</text:p>
          </table:table-cell>
          <table:table-cell office:value-type="float" office:value="20.5500952" calcext:value-type="float">
            <text:p>20.5500952</text:p>
          </table:table-cell>
          <table:table-cell office:value-type="float" office:value="21.1035766" calcext:value-type="float">
            <text:p>21.1035766</text:p>
          </table:table-cell>
          <table:table-cell office:value-type="float" office:value="21.7030013" calcext:value-type="float">
            <text:p>21.7030013</text:p>
          </table:table-cell>
          <table:table-cell office:value-type="float" office:value="20.803652" calcext:value-type="float">
            <text:p>20.803652</text:p>
          </table:table-cell>
          <table:table-cell office:value-type="float" office:value="20.9125663" calcext:value-type="float">
            <text:p>20.9125663</text:p>
          </table:table-cell>
          <table:table-cell office:value-type="float" office:value="21.7224557" calcext:value-type="float">
            <text:p>21.72245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US$2005/GJ</text:p>
          </table:table-cell>
          <table:table-cell office:value-type="float" office:value="0" calcext:value-type="float">
            <text:p>0</text:p>
          </table:table-cell>
          <table:table-cell office:value-type="float" office:value="20.2813725" calcext:value-type="float">
            <text:p>20.2813725</text:p>
          </table:table-cell>
          <table:table-cell office:value-type="float" office:value="12.925325" calcext:value-type="float">
            <text:p>12.925325</text:p>
          </table:table-cell>
          <table:table-cell office:value-type="float" office:value="8.2687187" calcext:value-type="float">
            <text:p>8.2687187</text:p>
          </table:table-cell>
          <table:table-cell office:value-type="float" office:value="19.0115648" calcext:value-type="float">
            <text:p>19.0115648</text:p>
          </table:table-cell>
          <table:table-cell office:value-type="float" office:value="17.1111615" calcext:value-type="float">
            <text:p>17.1111615</text:p>
          </table:table-cell>
          <table:table-cell office:value-type="float" office:value="15.7834971" calcext:value-type="float">
            <text:p>15.7834971</text:p>
          </table:table-cell>
          <table:table-cell office:value-type="float" office:value="16.0787947" calcext:value-type="float">
            <text:p>16.0787947</text:p>
          </table:table-cell>
          <table:table-cell office:value-type="float" office:value="16.3151258" calcext:value-type="float">
            <text:p>16.3151258</text:p>
          </table:table-cell>
          <table:table-cell office:value-type="float" office:value="17.1023865" calcext:value-type="float">
            <text:p>17.1023865</text:p>
          </table:table-cell>
          <table:table-cell office:value-type="float" office:value="20.0283641" calcext:value-type="float">
            <text:p>20.0283641</text:p>
          </table:table-cell>
          <table:table-cell office:value-type="float" office:value="20.286198" calcext:value-type="float">
            <text:p>20.286198</text:p>
          </table:table-cell>
          <table:table-cell office:value-type="float" office:value="24.5231539" calcext:value-type="float">
            <text:p>24.5231539</text:p>
          </table:table-cell>
          <table:table-cell office:value-type="float" office:value="22.9605425" calcext:value-type="float">
            <text:p>22.9605425</text:p>
          </table:table-cell>
          <table:table-cell office:value-type="float" office:value="20.2663029" calcext:value-type="float">
            <text:p>20.2663029</text:p>
          </table:table-cell>
          <table:table-cell office:value-type="float" office:value="19.5641091" calcext:value-type="float">
            <text:p>19.5641091</text:p>
          </table:table-cell>
          <table:table-cell office:value-type="float" office:value="18.4687891" calcext:value-type="float">
            <text:p>18.4687891</text:p>
          </table:table-cell>
          <table:table-cell office:value-type="float" office:value="17.5765748" calcext:value-type="float">
            <text:p>17.5765748</text:p>
          </table:table-cell>
          <table:table-cell office:value-type="float" office:value="21.4882962" calcext:value-type="float">
            <text:p>21.488296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US$2005/GJ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inal Energy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US$2005/GJ</text:p>
          </table:table-cell>
          <table:table-cell office:value-type="float" office:value="0.4558638" calcext:value-type="float">
            <text:p>0.4558638</text:p>
          </table:table-cell>
          <table:table-cell office:value-type="float" office:value="15.9487725" calcext:value-type="float">
            <text:p>15.9487725</text:p>
          </table:table-cell>
          <table:table-cell office:value-type="float" office:value="18.5741076" calcext:value-type="float">
            <text:p>18.5741076</text:p>
          </table:table-cell>
          <table:table-cell office:value-type="float" office:value="23.984131" calcext:value-type="float">
            <text:p>23.984131</text:p>
          </table:table-cell>
          <table:table-cell office:value-type="float" office:value="25.0658117" calcext:value-type="float">
            <text:p>25.0658117</text:p>
          </table:table-cell>
          <table:table-cell office:value-type="float" office:value="27.9545226" calcext:value-type="float">
            <text:p>27.9545226</text:p>
          </table:table-cell>
          <table:table-cell office:value-type="float" office:value="26.8829768" calcext:value-type="float">
            <text:p>26.8829768</text:p>
          </table:table-cell>
          <table:table-cell office:value-type="float" office:value="29.2816458" calcext:value-type="float">
            <text:p>29.2816458</text:p>
          </table:table-cell>
          <table:table-cell office:value-type="float" office:value="31.6184095" calcext:value-type="float">
            <text:p>31.6184095</text:p>
          </table:table-cell>
          <table:table-cell office:value-type="float" office:value="34.1422638" calcext:value-type="float">
            <text:p>34.1422638</text:p>
          </table:table-cell>
          <table:table-cell office:value-type="float" office:value="36.885" calcext:value-type="float">
            <text:p>36.885</text:p>
          </table:table-cell>
          <table:table-cell office:value-type="float" office:value="37.2518906" calcext:value-type="float">
            <text:p>37.2518906</text:p>
          </table:table-cell>
          <table:table-cell office:value-type="float" office:value="38.1495151" calcext:value-type="float">
            <text:p>38.1495151</text:p>
          </table:table-cell>
          <table:table-cell office:value-type="float" office:value="37.8363441" calcext:value-type="float">
            <text:p>37.8363441</text:p>
          </table:table-cell>
          <table:table-cell office:value-type="float" office:value="37.3982597" calcext:value-type="float">
            <text:p>37.3982597</text:p>
          </table:table-cell>
          <table:table-cell office:value-type="float" office:value="37.6199219" calcext:value-type="float">
            <text:p>37.6199219</text:p>
          </table:table-cell>
          <table:table-cell office:value-type="float" office:value="31.0698323" calcext:value-type="float">
            <text:p>31.0698323</text:p>
          </table:table-cell>
          <table:table-cell office:value-type="float" office:value="35.1886746" calcext:value-type="float">
            <text:p>35.1886746</text:p>
          </table:table-cell>
          <table:table-cell office:value-type="float" office:value="34.945842" calcext:value-type="float">
            <text:p>34.94584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5.5677365" calcext:value-type="float">
            <text:p>5.5677365</text:p>
          </table:table-cell>
          <table:table-cell office:value-type="float" office:value="6.1634091" calcext:value-type="float">
            <text:p>6.1634091</text:p>
          </table:table-cell>
          <table:table-cell office:value-type="float" office:value="5.8189361" calcext:value-type="float">
            <text:p>5.8189361</text:p>
          </table:table-cell>
          <table:table-cell office:value-type="float" office:value="6.2528949" calcext:value-type="float">
            <text:p>6.2528949</text:p>
          </table:table-cell>
          <table:table-cell office:value-type="float" office:value="6.7117003" calcext:value-type="float">
            <text:p>6.7117003</text:p>
          </table:table-cell>
          <table:table-cell office:value-type="float" office:value="7.2573821" calcext:value-type="float">
            <text:p>7.2573821</text:p>
          </table:table-cell>
          <table:table-cell office:value-type="float" office:value="7.5504829" calcext:value-type="float">
            <text:p>7.5504829</text:p>
          </table:table-cell>
          <table:table-cell office:value-type="float" office:value="7.5565041" calcext:value-type="float">
            <text:p>7.5565041</text:p>
          </table:table-cell>
          <table:table-cell office:value-type="float" office:value="7.6292103" calcext:value-type="float">
            <text:p>7.6292103</text:p>
          </table:table-cell>
          <table:table-cell office:value-type="float" office:value="7.5870834" calcext:value-type="float">
            <text:p>7.5870834</text:p>
          </table:table-cell>
          <table:table-cell office:value-type="float" office:value="7.3991448" calcext:value-type="float">
            <text:p>7.3991448</text:p>
          </table:table-cell>
          <table:table-cell office:value-type="float" office:value="7.4044953" calcext:value-type="float">
            <text:p>7.4044953</text:p>
          </table:table-cell>
          <table:table-cell office:value-type="float" office:value="7.7957536" calcext:value-type="float">
            <text:p>7.7957536</text:p>
          </table:table-cell>
          <table:table-cell office:value-type="float" office:value="8.5065083" calcext:value-type="float">
            <text:p>8.5065083</text:p>
          </table:table-cell>
          <table:table-cell office:value-type="float" office:value="9.0549774" calcext:value-type="float">
            <text:p>9.0549774</text:p>
          </table:table-cell>
          <table:table-cell office:value-type="float" office:value="9.7202364" calcext:value-type="float">
            <text:p>9.7202364</text:p>
          </table:table-cell>
          <table:table-cell office:value-type="float" office:value="10.5969628" calcext:value-type="float">
            <text:p>10.5969628</text:p>
          </table:table-cell>
          <table:table-cell office:value-type="float" office:value="11.012093" calcext:value-type="float">
            <text:p>11.012093</text:p>
          </table:table-cell>
          <table:table-cell office:value-type="float" office:value="9.6087548" calcext:value-type="float">
            <text:p>9.60875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6.8790451" calcext:value-type="float">
            <text:p>6.8790451</text:p>
          </table:table-cell>
          <table:table-cell office:value-type="float" office:value="7.1354985" calcext:value-type="float">
            <text:p>7.1354985</text:p>
          </table:table-cell>
          <table:table-cell office:value-type="float" office:value="6.2747573" calcext:value-type="float">
            <text:p>6.2747573</text:p>
          </table:table-cell>
          <table:table-cell office:value-type="float" office:value="6.3014622" calcext:value-type="float">
            <text:p>6.3014622</text:p>
          </table:table-cell>
          <table:table-cell office:value-type="float" office:value="5.7184615" calcext:value-type="float">
            <text:p>5.7184615</text:p>
          </table:table-cell>
          <table:table-cell office:value-type="float" office:value="5.0246878" calcext:value-type="float">
            <text:p>5.0246878</text:p>
          </table:table-cell>
          <table:table-cell office:value-type="float" office:value="4.5620383" calcext:value-type="float">
            <text:p>4.5620383</text:p>
          </table:table-cell>
          <table:table-cell office:value-type="float" office:value="3.9056855" calcext:value-type="float">
            <text:p>3.9056855</text:p>
          </table:table-cell>
          <table:table-cell office:value-type="float" office:value="3.1064118" calcext:value-type="float">
            <text:p>3.1064118</text:p>
          </table:table-cell>
          <table:table-cell office:value-type="float" office:value="2.616666" calcext:value-type="float">
            <text:p>2.616666</text:p>
          </table:table-cell>
          <table:table-cell office:value-type="float" office:value="2.384213" calcext:value-type="float">
            <text:p>2.384213</text:p>
          </table:table-cell>
          <table:table-cell office:value-type="float" office:value="2.1527087" calcext:value-type="float">
            <text:p>2.1527087</text:p>
          </table:table-cell>
          <table:table-cell office:value-type="float" office:value="1.7846715" calcext:value-type="float">
            <text:p>1.7846715</text:p>
          </table:table-cell>
          <table:table-cell office:value-type="float" office:value="1.4453216" calcext:value-type="float">
            <text:p>1.4453216</text:p>
          </table:table-cell>
          <table:table-cell office:value-type="float" office:value="1.2786061" calcext:value-type="float">
            <text:p>1.2786061</text:p>
          </table:table-cell>
          <table:table-cell office:value-type="float" office:value="1.2539191" calcext:value-type="float">
            <text:p>1.2539191</text:p>
          </table:table-cell>
          <table:table-cell office:value-type="float" office:value="1.269063" calcext:value-type="float">
            <text:p>1.269063</text:p>
          </table:table-cell>
          <table:table-cell office:value-type="float" office:value="1.2464148" calcext:value-type="float">
            <text:p>1.2464148</text:p>
          </table:table-cell>
          <table:table-cell office:value-type="float" office:value="1.2615591" calcext:value-type="float">
            <text:p>1.261559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J/yr</text:p>
          </table:table-cell>
          <table:table-cell office:value-type="float" office:value="1.52001" calcext:value-type="float">
            <text:p>1.52001</text:p>
          </table:table-cell>
          <table:table-cell office:value-type="float" office:value="1.45055" calcext:value-type="float">
            <text:p>1.45055</text:p>
          </table:table-cell>
          <table:table-cell office:value-type="float" office:value="1.2533568" calcext:value-type="float">
            <text:p>1.2533568</text:p>
          </table:table-cell>
          <table:table-cell office:value-type="float" office:value="1.4336912" calcext:value-type="float">
            <text:p>1.4336912</text:p>
          </table:table-cell>
          <table:table-cell office:value-type="float" office:value="1.6975761" calcext:value-type="float">
            <text:p>1.6975761</text:p>
          </table:table-cell>
          <table:table-cell office:value-type="float" office:value="1.9638498" calcext:value-type="float">
            <text:p>1.9638498</text:p>
          </table:table-cell>
          <table:table-cell office:value-type="float" office:value="1.9393084" calcext:value-type="float">
            <text:p>1.9393084</text:p>
          </table:table-cell>
          <table:table-cell office:value-type="float" office:value="1.8386689" calcext:value-type="float">
            <text:p>1.8386689</text:p>
          </table:table-cell>
          <table:table-cell office:value-type="float" office:value="1.6726771" calcext:value-type="float">
            <text:p>1.6726771</text:p>
          </table:table-cell>
          <table:table-cell office:value-type="float" office:value="1.5018545" calcext:value-type="float">
            <text:p>1.5018545</text:p>
          </table:table-cell>
          <table:table-cell office:value-type="float" office:value="1.3318403" calcext:value-type="float">
            <text:p>1.3318403</text:p>
          </table:table-cell>
          <table:table-cell office:value-type="float" office:value="1.2848557" calcext:value-type="float">
            <text:p>1.2848557</text:p>
          </table:table-cell>
          <table:table-cell office:value-type="float" office:value="1.203301" calcext:value-type="float">
            <text:p>1.203301</text:p>
          </table:table-cell>
          <table:table-cell office:value-type="float" office:value="1.3090496" calcext:value-type="float">
            <text:p>1.3090496</text:p>
          </table:table-cell>
          <table:table-cell office:value-type="float" office:value="1.4458213" calcext:value-type="float">
            <text:p>1.4458213</text:p>
          </table:table-cell>
          <table:table-cell office:value-type="float" office:value="1.38043" calcext:value-type="float">
            <text:p>1.38043</text:p>
          </table:table-cell>
          <table:table-cell office:value-type="float" office:value="1.3934612" calcext:value-type="float">
            <text:p>1.3934612</text:p>
          </table:table-cell>
          <table:table-cell office:value-type="float" office:value="1.5518327" calcext:value-type="float">
            <text:p>1.5518327</text:p>
          </table:table-cell>
          <table:table-cell office:value-type="float" office:value="1.1269223" calcext:value-type="float">
            <text:p>1.12692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EJ/yr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3.5460233" calcext:value-type="float">
            <text:p>3.5460233</text:p>
          </table:table-cell>
          <table:table-cell office:value-type="float" office:value="2.9689697" calcext:value-type="float">
            <text:p>2.9689697</text:p>
          </table:table-cell>
          <table:table-cell table:number-columns-repeated="2" office:value-type="float" office:value="2.2178271" calcext:value-type="float">
            <text:p>2.2178271</text:p>
          </table:table-cell>
          <table:table-cell office:value-type="float" office:value="1.9630217" calcext:value-type="float">
            <text:p>1.9630217</text:p>
          </table:table-cell>
          <table:table-cell office:value-type="float" office:value="1.7477366" calcext:value-type="float">
            <text:p>1.7477366</text:p>
          </table:table-cell>
          <table:table-cell office:value-type="float" office:value="1.5569942" calcext:value-type="float">
            <text:p>1.5569942</text:p>
          </table:table-cell>
          <table:table-cell office:value-type="float" office:value="1.3078018" calcext:value-type="float">
            <text:p>1.3078018</text:p>
          </table:table-cell>
          <table:table-cell office:value-type="float" office:value="1.0869597" calcext:value-type="float">
            <text:p>1.0869597</text:p>
          </table:table-cell>
          <table:table-cell office:value-type="float" office:value="0.9102003" calcext:value-type="float">
            <text:p>0.9102003</text:p>
          </table:table-cell>
          <table:table-cell office:value-type="float" office:value="0.8107349" calcext:value-type="float">
            <text:p>0.8107349</text:p>
          </table:table-cell>
          <table:table-cell office:value-type="float" office:value="0.7177711" calcext:value-type="float">
            <text:p>0.7177711</text:p>
          </table:table-cell>
          <table:table-cell office:value-type="float" office:value="0.5790573" calcext:value-type="float">
            <text:p>0.5790573</text:p>
          </table:table-cell>
          <table:table-cell office:value-type="float" office:value="0.4969844" calcext:value-type="float">
            <text:p>0.4969844</text:p>
          </table:table-cell>
          <table:table-cell office:value-type="float" office:value="0.4586423" calcext:value-type="float">
            <text:p>0.4586423</text:p>
          </table:table-cell>
          <table:table-cell office:value-type="float" office:value="0.4315602" calcext:value-type="float">
            <text:p>0.4315602</text:p>
          </table:table-cell>
          <table:table-cell office:value-type="float" office:value="0.6813693" calcext:value-type="float">
            <text:p>0.6813693</text:p>
          </table:table-cell>
          <table:table-cell office:value-type="float" office:value="0.4692086" calcext:value-type="float">
            <text:p>0.4692086</text:p>
          </table:table-cell>
          <table:table-cell office:value-type="float" office:value="0.542358" calcext:value-type="float">
            <text:p>0.54235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olids</text:p>
          </table:table-cell>
          <table:table-cell office:value-type="string" calcext:value-type="string">
            <text:p>EJ/yr</text:p>
          </table:table-cell>
          <table:table-cell office:value-type="float" office:value="1.8400121" calcext:value-type="float">
            <text:p>1.8400121</text:p>
          </table:table-cell>
          <table:table-cell office:value-type="float" office:value="2.4104869" calcext:value-type="float">
            <text:p>2.4104869</text:p>
          </table:table-cell>
          <table:table-cell office:value-type="float" office:value="2.3105329" calcext:value-type="float">
            <text:p>2.3105329</text:p>
          </table:table-cell>
          <table:table-cell office:value-type="float" office:value="2.2530243" calcext:value-type="float">
            <text:p>2.2530243</text:p>
          </table:table-cell>
          <table:table-cell office:value-type="float" office:value="1.8353451" calcext:value-type="float">
            <text:p>1.8353451</text:p>
          </table:table-cell>
          <table:table-cell office:value-type="float" office:value="1.4344073" calcext:value-type="float">
            <text:p>1.4344073</text:p>
          </table:table-cell>
          <table:table-cell office:value-type="float" office:value="1.1742825" calcext:value-type="float">
            <text:p>1.1742825</text:p>
          </table:table-cell>
          <table:table-cell office:value-type="float" office:value="0.9010036" calcext:value-type="float">
            <text:p>0.9010036</text:p>
          </table:table-cell>
          <table:table-cell office:value-type="float" office:value="0.6922013" calcext:value-type="float">
            <text:p>0.6922013</text:p>
          </table:table-cell>
          <table:table-cell office:value-type="float" office:value="0.6740918" calcext:value-type="float">
            <text:p>0.6740918</text:p>
          </table:table-cell>
          <table:table-cell office:value-type="float" office:value="0.4710389" calcext:value-type="float">
            <text:p>0.4710389</text:p>
          </table:table-cell>
          <table:table-cell table:number-columns-repeated="2" office:value-type="float" office:value="0.3354775" calcext:value-type="float">
            <text:p>0.3354775</text:p>
          </table:table-cell>
          <table:table-cell office:value-type="float" office:value="0.3085282" calcext:value-type="float">
            <text:p>0.3085282</text:p>
          </table:table-cell>
          <table:table-cell office:value-type="float" office:value="0.2480453" calcext:value-type="float">
            <text:p>0.2480453</text:p>
          </table:table-cell>
          <table:table-cell table:number-columns-repeated="2" office:value-type="float" office:value="0.1878801" calcext:value-type="float">
            <text:p>0.1878801</text:p>
          </table:table-cell>
          <table:table-cell table:number-columns-repeated="2" office:value-type="float" office:value="0.1727469" calcext:value-type="float">
            <text:p>0.1727469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 table:visibility="collapse">
          <table:table-cell table:number-columns-repeated="8"/>
          <table:table-cell table:formula="of:=[.I137]*[.I143]" office:value-type="float" office:value="0" calcext:value-type="float">
            <text:p>0</text:p>
          </table:table-cell>
          <table:table-cell table:formula="of:=[.J137]*[.J143]" office:value-type="float" office:value="264.012733307664" calcext:value-type="float">
            <text:p>264.012733307664</text:p>
          </table:table-cell>
          <table:table-cell table:formula="of:=[.K137]*[.K143]" office:value-type="float" office:value="276.703724698903" calcext:value-type="float">
            <text:p>276.703724698903</text:p>
          </table:table-cell>
          <table:table-cell table:formula="of:=[.L137]*[.L143]" office:value-type="float" office:value="317.254661751129" calcext:value-type="float">
            <text:p>317.254661751129</text:p>
          </table:table-cell>
          <table:table-cell table:formula="of:=[.M137]*[.M143]" office:value-type="float" office:value="317.441779627703" calcext:value-type="float">
            <text:p>317.441779627703</text:p>
          </table:table-cell>
          <table:table-cell table:formula="of:=[.N137]*[.N143]" office:value-type="float" office:value="295.953959169337" calcext:value-type="float">
            <text:p>295.953959169337</text:p>
          </table:table-cell>
          <table:table-cell table:formula="of:=[.O137]*[.O143]" office:value-type="float" office:value="299.252626528126" calcext:value-type="float">
            <text:p>299.252626528126</text:p>
          </table:table-cell>
          <table:table-cell table:formula="of:=[.P137]*[.P143]" office:value-type="float" office:value="311.890475085204" calcext:value-type="float">
            <text:p>311.890475085204</text:p>
          </table:table-cell>
          <table:table-cell table:formula="of:=[.Q137]*[.Q143]" office:value-type="float" office:value="294.783398191381" calcext:value-type="float">
            <text:p>294.783398191381</text:p>
          </table:table-cell>
          <table:table-cell table:formula="of:=[.R137]*[.R143]" office:value-type="float" office:value="293.626171450636" calcext:value-type="float">
            <text:p>293.626171450636</text:p>
          </table:table-cell>
          <table:table-cell table:formula="of:=[.S137]*[.S143]" office:value-type="float" office:value="320.941756954868" calcext:value-type="float">
            <text:p>320.941756954868</text:p>
          </table:table-cell>
          <table:table-cell table:formula="of:=[.T137]*[.T143]" office:value-type="float" office:value="273.735821199513" calcext:value-type="float">
            <text:p>273.735821199513</text:p>
          </table:table-cell>
          <table:table-cell table:formula="of:=[.U137]*[.U143]" office:value-type="float" office:value="309.423460776718" calcext:value-type="float">
            <text:p>309.423460776718</text:p>
          </table:table-cell>
          <table:table-cell table:formula="of:=[.V137]*[.V143]" office:value-type="float" office:value="330.538196878134" calcext:value-type="float">
            <text:p>330.538196878134</text:p>
          </table:table-cell>
          <table:table-cell table:formula="of:=[.W137]*[.W143]" office:value-type="float" office:value="341.484624547022" calcext:value-type="float">
            <text:p>341.484624547022</text:p>
          </table:table-cell>
          <table:table-cell table:formula="of:=[.X137]*[.X143]" office:value-type="float" office:value="375.778324341716" calcext:value-type="float">
            <text:p>375.778324341716</text:p>
          </table:table-cell>
          <table:table-cell table:formula="of:=[.Y137]*[.Y143]" office:value-type="float" office:value="366.214325077057" calcext:value-type="float">
            <text:p>366.214325077057</text:p>
          </table:table-cell>
          <table:table-cell table:formula="of:=[.Z137]*[.Z143]" office:value-type="float" office:value="364.99409248519" calcext:value-type="float">
            <text:p>364.99409248519</text:p>
          </table:table-cell>
          <table:table-cell table:formula="of:=[.AA137]*[.AA143]" office:value-type="float" office:value="373.505084485137" calcext:value-type="float">
            <text:p>373.505084485137</text:p>
          </table:table-cell>
          <table:table-cell table:number-columns-repeated="997"/>
        </table:table-row>
        <table:table-row table:style-name="ro1" table:visibility="collapse">
          <table:table-cell table:number-columns-repeated="8"/>
          <table:table-cell table:formula="of:=[.I138]*[.I144]" office:value-type="float" office:value="-3.13591383079797" calcext:value-type="float">
            <text:p>-3.13591383079797</text:p>
          </table:table-cell>
          <table:table-cell table:formula="of:=[.J138]*[.J144]" office:value-type="float" office:value="105.744258147955" calcext:value-type="float">
            <text:p>105.744258147955</text:p>
          </table:table-cell>
          <table:table-cell table:formula="of:=[.K138]*[.K144]" office:value-type="float" office:value="72.4239527843691" calcext:value-type="float">
            <text:p>72.4239527843691</text:p>
          </table:table-cell>
          <table:table-cell table:formula="of:=[.L138]*[.L144]" office:value-type="float" office:value="106.145027288866" calcext:value-type="float">
            <text:p>106.145027288866</text:p>
          </table:table-cell>
          <table:table-cell table:formula="of:=[.M138]*[.M144]" office:value-type="float" office:value="99.1347939463108" calcext:value-type="float">
            <text:p>99.1347939463108</text:p>
          </table:table-cell>
          <table:table-cell table:formula="of:=[.N138]*[.N144]" office:value-type="float" office:value="96.8455005253364" calcext:value-type="float">
            <text:p>96.8455005253364</text:p>
          </table:table-cell>
          <table:table-cell table:formula="of:=[.O138]*[.O144]" office:value-type="float" office:value="80.390441023306" calcext:value-type="float">
            <text:p>80.390441023306</text:p>
          </table:table-cell>
          <table:table-cell table:formula="of:=[.P138]*[.P144]" office:value-type="float" office:value="70.0775769542573" calcext:value-type="float">
            <text:p>70.0775769542573</text:p>
          </table:table-cell>
          <table:table-cell table:formula="of:=[.Q138]*[.Q144]" office:value-type="float" office:value="56.6608055412866" calcext:value-type="float">
            <text:p>56.6608055412866</text:p>
          </table:table-cell>
          <table:table-cell table:formula="of:=[.R138]*[.R144]" office:value-type="float" office:value="48.1190231920398" calcext:value-type="float">
            <text:p>48.1190231920398</text:p>
          </table:table-cell>
          <table:table-cell table:formula="of:=[.S138]*[.S144]" office:value-type="float" office:value="47.3055330102186" calcext:value-type="float">
            <text:p>47.3055330102186</text:p>
          </table:table-cell>
          <table:table-cell table:formula="of:=[.T138]*[.T144]" office:value-type="float" office:value="43.2125207938459" calcext:value-type="float">
            <text:p>43.2125207938459</text:p>
          </table:table-cell>
          <table:table-cell table:formula="of:=[.U138]*[.U144]" office:value-type="float" office:value="35.5692000876879" calcext:value-type="float">
            <text:p>35.5692000876879</text:p>
          </table:table-cell>
          <table:table-cell table:formula="of:=[.V138]*[.V144]" office:value-type="float" office:value="29.7014964746163" calcext:value-type="float">
            <text:p>29.7014964746163</text:p>
          </table:table-cell>
          <table:table-cell table:formula="of:=[.W138]*[.W144]" office:value-type="float" office:value="26.9831617725773" calcext:value-type="float">
            <text:p>26.9831617725773</text:p>
          </table:table-cell>
          <table:table-cell table:formula="of:=[.X138]*[.X144]" office:value-type="float" office:value="27.2138078573948" calcext:value-type="float">
            <text:p>27.2138078573948</text:p>
          </table:table-cell>
          <table:table-cell table:formula="of:=[.Y138]*[.Y144]" office:value-type="float" office:value="26.401145018076" calcext:value-type="float">
            <text:p>26.401145018076</text:p>
          </table:table-cell>
          <table:table-cell table:formula="of:=[.Z138]*[.Z144]" office:value-type="float" office:value="26.0657321423012" calcext:value-type="float">
            <text:p>26.0657321423012</text:p>
          </table:table-cell>
          <table:table-cell table:formula="of:=[.AA138]*[.AA144]" office:value-type="float" office:value="27.4041616626819" calcext:value-type="float">
            <text:p>27.4041616626819</text:p>
          </table:table-cell>
          <table:table-cell table:number-columns-repeated="997"/>
        </table:table-row>
        <table:table-row table:style-name="ro1" table:visibility="collapse">
          <table:table-cell table:number-columns-repeated="8"/>
          <table:table-cell table:formula="of:=[.I139]*[.I145]" office:value-type="float" office:value="0" calcext:value-type="float">
            <text:p>0</text:p>
          </table:table-cell>
          <table:table-cell table:formula="of:=[.J139]*[.J145]" office:value-type="float" office:value="29.419144879875" calcext:value-type="float">
            <text:p>29.419144879875</text:p>
          </table:table-cell>
          <table:table-cell table:formula="of:=[.K139]*[.K145]" office:value-type="float" office:value="16.20004398096" calcext:value-type="float">
            <text:p>16.20004398096</text:p>
          </table:table-cell>
          <table:table-cell table:formula="of:=[.L139]*[.L145]" office:value-type="float" office:value="11.8547892354654" calcext:value-type="float">
            <text:p>11.8547892354654</text:p>
          </table:table-cell>
          <table:table-cell table:formula="of:=[.M139]*[.M145]" office:value-type="float" office:value="32.2735780280813" calcext:value-type="float">
            <text:p>32.2735780280813</text:p>
          </table:table-cell>
          <table:table-cell table:formula="of:=[.N139]*[.N145]" office:value-type="float" office:value="33.6037510895427" calcext:value-type="float">
            <text:p>33.6037510895427</text:p>
          </table:table-cell>
          <table:table-cell table:formula="of:=[.O139]*[.O145]" office:value-type="float" office:value="30.6090685074056" calcext:value-type="float">
            <text:p>30.6090685074056</text:p>
          </table:table-cell>
          <table:table-cell table:formula="of:=[.P139]*[.P145]" office:value-type="float" office:value="29.5635797643748" calcext:value-type="float">
            <text:p>29.5635797643748</text:p>
          </table:table-cell>
          <table:table-cell table:formula="of:=[.Q139]*[.Q145]" office:value-type="float" office:value="27.2899373092792" calcext:value-type="float">
            <text:p>27.2899373092792</text:p>
          </table:table-cell>
          <table:table-cell table:formula="of:=[.R139]*[.R145]" office:value-type="float" office:value="25.6852961257643" calcext:value-type="float">
            <text:p>25.6852961257643</text:p>
          </table:table-cell>
          <table:table-cell table:formula="of:=[.S139]*[.S145]" office:value-type="float" office:value="26.6745824514532" calcext:value-type="float">
            <text:p>26.6745824514532</text:p>
          </table:table-cell>
          <table:table-cell table:formula="of:=[.T139]*[.T145]" office:value-type="float" office:value="26.0648371316286" calcext:value-type="float">
            <text:p>26.0648371316286</text:p>
          </table:table-cell>
          <table:table-cell table:formula="of:=[.U139]*[.U145]" office:value-type="float" office:value="29.5087356110239" calcext:value-type="float">
            <text:p>29.5087356110239</text:p>
          </table:table-cell>
          <table:table-cell table:formula="of:=[.V139]*[.V145]" office:value-type="float" office:value="30.056488975408" calcext:value-type="float">
            <text:p>30.056488975408</text:p>
          </table:table-cell>
          <table:table-cell table:formula="of:=[.W139]*[.W145]" office:value-type="float" office:value="29.3014524050718" calcext:value-type="float">
            <text:p>29.3014524050718</text:p>
          </table:table-cell>
          <table:table-cell table:formula="of:=[.X139]*[.X145]" office:value-type="float" office:value="27.006883124913" calcext:value-type="float">
            <text:p>27.006883124913</text:p>
          </table:table-cell>
          <table:table-cell table:formula="of:=[.Y139]*[.Y145]" office:value-type="float" office:value="25.7355410218329" calcext:value-type="float">
            <text:p>25.7355410218329</text:p>
          </table:table-cell>
          <table:table-cell table:formula="of:=[.Z139]*[.Z145]" office:value-type="float" office:value="27.275903528636" calcext:value-type="float">
            <text:p>27.275903528636</text:p>
          </table:table-cell>
          <table:table-cell table:formula="of:=[.AA139]*[.AA145]" office:value-type="float" office:value="24.2156401767853" calcext:value-type="float">
            <text:p>24.2156401767853</text:p>
          </table:table-cell>
          <table:table-cell table:number-columns-repeated="997"/>
        </table:table-row>
        <table:table-row table:style-name="ro1" table:visibility="collapse">
          <table:table-cell table:number-columns-repeated="8"/>
          <table:table-cell table:formula="of:=[.I140]*[.I146]" office:value-type="float" office:value="0" calcext:value-type="float">
            <text:p>0</text:p>
          </table:table-cell>
          <table:table-cell table:formula="of:=[.J140]*[.J146]" office:value-type="float" office:value="0" calcext:value-type="float">
            <text:p>0</text:p>
          </table:table-cell>
          <table:table-cell table:formula="of:=[.K140]*[.K146]" office:value-type="float" office:value="0" calcext:value-type="float">
            <text:p>0</text:p>
          </table:table-cell>
          <table:table-cell table:formula="of:=[.L140]*[.L146]" office:value-type="float" office:value="0" calcext:value-type="float">
            <text:p>0</text:p>
          </table:table-cell>
          <table:table-cell table:formula="of:=[.M140]*[.M146]" office:value-type="float" office:value="0" calcext:value-type="float">
            <text:p>0</text:p>
          </table:table-cell>
          <table:table-cell table:formula="of:=[.N140]*[.N146]" office:value-type="float" office:value="0" calcext:value-type="float">
            <text:p>0</text:p>
          </table:table-cell>
          <table:table-cell table:formula="of:=[.O140]*[.O146]" office:value-type="float" office:value="0" calcext:value-type="float">
            <text:p>0</text:p>
          </table:table-cell>
          <table:table-cell table:formula="of:=[.P140]*[.P146]" office:value-type="float" office:value="0" calcext:value-type="float">
            <text:p>0</text:p>
          </table:table-cell>
          <table:table-cell table:formula="of:=[.Q140]*[.Q146]" office:value-type="float" office:value="0" calcext:value-type="float">
            <text:p>0</text:p>
          </table:table-cell>
          <table:table-cell table:formula="of:=[.R140]*[.R146]" office:value-type="float" office:value="0" calcext:value-type="float">
            <text:p>0</text:p>
          </table:table-cell>
          <table:table-cell table:formula="of:=[.S140]*[.S146]" office:value-type="float" office:value="0" calcext:value-type="float">
            <text:p>0</text:p>
          </table:table-cell>
          <table:table-cell table:formula="of:=[.T140]*[.T146]" office:value-type="float" office:value="0" calcext:value-type="float">
            <text:p>0</text:p>
          </table:table-cell>
          <table:table-cell table:formula="of:=[.U140]*[.U146]" office:value-type="float" office:value="0" calcext:value-type="float">
            <text:p>0</text:p>
          </table:table-cell>
          <table:table-cell table:formula="of:=[.V140]*[.V146]" office:value-type="float" office:value="0" calcext:value-type="float">
            <text:p>0</text:p>
          </table:table-cell>
          <table:table-cell table:formula="of:=[.W140]*[.W146]" office:value-type="float" office:value="0" calcext:value-type="float">
            <text:p>0</text:p>
          </table:table-cell>
          <table:table-cell table:formula="of:=[.X140]*[.X146]" office:value-type="float" office:value="0" calcext:value-type="float">
            <text:p>0</text:p>
          </table:table-cell>
          <table:table-cell table:formula="of:=[.Y140]*[.Y146]" office:value-type="float" office:value="0" calcext:value-type="float">
            <text:p>0</text:p>
          </table:table-cell>
          <table:table-cell table:formula="of:=[.Z140]*[.Z146]" office:value-type="float" office:value="0" calcext:value-type="float">
            <text:p>0</text:p>
          </table:table-cell>
          <table:table-cell table:formula="of:=[.AA140]*[.AA146]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visibility="collapse">
          <table:table-cell table:number-columns-repeated="8"/>
          <table:table-cell table:formula="of:=[.I141]*[.I147]" office:value-type="float" office:value="1.61650365642654" calcext:value-type="float">
            <text:p>1.61650365642654</text:p>
          </table:table-cell>
          <table:table-cell table:formula="of:=[.J141]*[.J147]" office:value-type="float" office:value="47.3514223046933" calcext:value-type="float">
            <text:p>47.3514223046933</text:p>
          </table:table-cell>
          <table:table-cell table:formula="of:=[.K141]*[.K147]" office:value-type="float" office:value="41.194159193596" calcext:value-type="float">
            <text:p>41.194159193596</text:p>
          </table:table-cell>
          <table:table-cell table:formula="of:=[.L141]*[.L147]" office:value-type="float" office:value="53.1926557017501" calcext:value-type="float">
            <text:p>53.1926557017501</text:p>
          </table:table-cell>
          <table:table-cell table:formula="of:=[.M141]*[.M147]" office:value-type="float" office:value="49.2047322952139" calcext:value-type="float">
            <text:p>49.2047322952139</text:p>
          </table:table-cell>
          <table:table-cell table:formula="of:=[.N141]*[.N147]" office:value-type="float" office:value="48.8571422835472" calcext:value-type="float">
            <text:p>48.8571422835472</text:p>
          </table:table-cell>
          <table:table-cell table:formula="of:=[.O141]*[.O147]" office:value-type="float" office:value="41.8566389563346" calcext:value-type="float">
            <text:p>41.8566389563346</text:p>
          </table:table-cell>
          <table:table-cell table:formula="of:=[.P141]*[.P147]" office:value-type="float" office:value="38.2945890842024" calcext:value-type="float">
            <text:p>38.2945890842024</text:p>
          </table:table-cell>
          <table:table-cell table:formula="of:=[.Q141]*[.Q147]" office:value-type="float" office:value="34.3679369045971" calcext:value-type="float">
            <text:p>34.3679369045971</text:p>
          </table:table-cell>
          <table:table-cell table:formula="of:=[.R141]*[.R147]" office:value-type="float" office:value="31.0762987534391" calcext:value-type="float">
            <text:p>31.0762987534391</text:p>
          </table:table-cell>
          <table:table-cell table:formula="of:=[.S141]*[.S147]" office:value-type="float" office:value="29.9039567865" calcext:value-type="float">
            <text:p>29.9039567865</text:p>
          </table:table-cell>
          <table:table-cell table:formula="of:=[.T141]*[.T147]" office:value-type="float" office:value="26.7383304930417" calcext:value-type="float">
            <text:p>26.7383304930417</text:p>
          </table:table-cell>
          <table:table-cell table:formula="of:=[.U141]*[.U147]" office:value-type="float" office:value="22.0907552101152" calcext:value-type="float">
            <text:p>22.0907552101152</text:p>
          </table:table-cell>
          <table:table-cell table:formula="of:=[.V141]*[.V147]" office:value-type="float" office:value="18.804072770732" calcext:value-type="float">
            <text:p>18.804072770732</text:p>
          </table:table-cell>
          <table:table-cell table:formula="of:=[.W141]*[.W147]" office:value-type="float" office:value="17.1524238448053" calcext:value-type="float">
            <text:p>17.1524238448053</text:p>
          </table:table-cell>
          <table:table-cell table:formula="of:=[.X141]*[.X147]" office:value-type="float" office:value="16.2352610191484" calcext:value-type="float">
            <text:p>16.2352610191484</text:p>
          </table:table-cell>
          <table:table-cell table:formula="of:=[.Y141]*[.Y147]" office:value-type="float" office:value="21.1700298853684" calcext:value-type="float">
            <text:p>21.1700298853684</text:p>
          </table:table-cell>
          <table:table-cell table:formula="of:=[.Z141]*[.Z147]" office:value-type="float" office:value="16.5108287449216" calcext:value-type="float">
            <text:p>16.5108287449216</text:p>
          </table:table-cell>
          <table:table-cell table:formula="of:=[.AA141]*[.AA147]" office:value-type="float" office:value="18.953156975436" calcext:value-type="float">
            <text:p>18.953156975436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p_B</text:p>
          </table:table-cell>
          <table:table-cell table:style-name="ce5" table:formula="of:=SUM([.I150:.I154])/SUM([.I143:.I148])" office:value-type="float" office:value="-0.0785110193136863" calcext:value-type="float">
            <text:p>-0.0785110193136863</text:p>
          </table:table-cell>
          <table:table-cell table:style-name="ce5" table:formula="of:=SUM([.J150:.J154])/SUM([.J143:.J148])" office:value-type="float" office:value="22.1833902317586" calcext:value-type="float">
            <text:p>22.1833902317586</text:p>
          </table:table-cell>
          <table:table-cell table:style-name="ce5" table:formula="of:=SUM([.K150:.K154])/SUM([.K143:.K148])" office:value-type="float" office:value="22.7419609457593" calcext:value-type="float">
            <text:p>22.7419609457593</text:p>
          </table:table-cell>
          <table:table-cell table:style-name="ce5" table:formula="of:=SUM([.L150:.L154])/SUM([.L143:.L148])" office:value-type="float" office:value="26.4613352862636" calcext:value-type="float">
            <text:p>26.4613352862636</text:p>
          </table:table-cell>
          <table:table-cell table:style-name="ce5" table:formula="of:=SUM([.M150:.M154])/SUM([.M143:.M148])" office:value-type="float" office:value="27.7837763547877" calcext:value-type="float">
            <text:p>27.7837763547877</text:p>
          </table:table-cell>
          <table:table-cell table:style-name="ce5" table:formula="of:=SUM([.N150:.N154])/SUM([.N143:.N148])" office:value-type="float" office:value="27.2698312317246" calcext:value-type="float">
            <text:p>27.2698312317246</text:p>
          </table:table-cell>
          <table:table-cell table:style-name="ce5" table:formula="of:=SUM([.O150:.O154])/SUM([.O143:.O148])" office:value-type="float" office:value="26.9383251785262" calcext:value-type="float">
            <text:p>26.9383251785262</text:p>
          </table:table-cell>
          <table:table-cell table:style-name="ce5" table:formula="of:=SUM([.P150:.P154])/SUM([.P143:.P148])" office:value-type="float" office:value="29.0029638158721" calcext:value-type="float">
            <text:p>29.0029638158721</text:p>
          </table:table-cell>
          <table:table-cell table:style-name="ce5" table:formula="of:=SUM([.Q150:.Q154])/SUM([.Q143:.Q148])" office:value-type="float" office:value="29.1174087626018" calcext:value-type="float">
            <text:p>29.1174087626018</text:p>
          </table:table-cell>
          <table:table-cell table:style-name="ce5" table:formula="of:=SUM([.R150:.R154])/SUM([.R143:.R148])" office:value-type="float" office:value="29.9856966165785" calcext:value-type="float">
            <text:p>29.9856966165785</text:p>
          </table:table-cell>
          <table:table-cell table:style-name="ce5" table:formula="of:=SUM([.S150:.S154])/SUM([.S143:.S148])" office:value-type="float" office:value="34.2685159432393" calcext:value-type="float">
            <text:p>34.2685159432393</text:p>
          </table:table-cell>
          <table:table-cell table:style-name="ce5" table:formula="of:=SUM([.T150:.T154])/SUM([.T143:.T148])" office:value-type="float" office:value="31.083810548906" calcext:value-type="float">
            <text:p>31.083810548906</text:p>
          </table:table-cell>
          <table:table-cell table:style-name="ce5" table:formula="of:=SUM([.U150:.U154])/SUM([.U143:.U148])" office:value-type="float" office:value="33.9018043002909" calcext:value-type="float">
            <text:p>33.9018043002909</text:p>
          </table:table-cell>
          <table:table-cell table:style-name="ce5" table:formula="of:=SUM([.V150:.V154])/SUM([.V143:.V148])" office:value-type="float" office:value="33.9041075168518" calcext:value-type="float">
            <text:p>33.9041075168518</text:p>
          </table:table-cell>
          <table:table-cell table:style-name="ce5" table:formula="of:=SUM([.W150:.W154])/SUM([.W143:.W148])" office:value-type="float" office:value="33.2307057546263" calcext:value-type="float">
            <text:p>33.2307057546263</text:p>
          </table:table-cell>
          <table:table-cell table:style-name="ce5" table:formula="of:=SUM([.X150:.X154])/SUM([.X143:.X148])" office:value-type="float" office:value="34.3944341734831" calcext:value-type="float">
            <text:p>34.3944341734831</text:p>
          </table:table-cell>
          <table:table-cell table:style-name="ce5" table:formula="of:=SUM([.Y150:.Y154])/SUM([.Y143:.Y148])" office:value-type="float" office:value="31.1083049863068" calcext:value-type="float">
            <text:p>31.1083049863068</text:p>
          </table:table-cell>
          <table:table-cell table:style-name="ce5" table:formula="of:=SUM([.Z150:.Z154])/SUM([.Z143:.Z148])" office:value-type="float" office:value="30.088406499635" calcext:value-type="float">
            <text:p>30.088406499635</text:p>
          </table:table-cell>
          <table:table-cell table:style-name="ce5" table:formula="of:=SUM([.AA150:.AA154])/SUM([.AA143:.AA148])" office:value-type="float" office:value="34.9328294298239" calcext:value-type="float">
            <text:p>34.9328294298239</text:p>
          </table:table-cell>
          <table:table-cell table:style-name="ce5" table:number-columns-repeated="100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inal Energy</text:p>
          </table:table-cell>
          <table:table-cell table:style-name="ce5" office:value-type="string" calcext:value-type="string">
            <text:p>Buildings</text:p>
          </table:table-cell>
          <table:table-cell table:style-name="ce5" office:value-type="string" calcext:value-type="string">
            <text:p>Solids</text:p>
          </table:table-cell>
          <table:table-cell table:style-name="ce5" office:value-type="string" calcext:value-type="string">
            <text:p>US$2005/GJ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.0952946" calcext:value-type="float">
            <text:p>10.0952946</text:p>
          </table:table-cell>
          <table:table-cell table:style-name="ce5" office:value-type="float" office:value="8.2723112" calcext:value-type="float">
            <text:p>8.2723112</text:p>
          </table:table-cell>
          <table:table-cell table:style-name="ce5" office:value-type="float" office:value="9.369403" calcext:value-type="float">
            <text:p>9.369403</text:p>
          </table:table-cell>
          <table:table-cell table:style-name="ce5" office:value-type="float" office:value="8.6280043" calcext:value-type="float">
            <text:p>8.6280043</text:p>
          </table:table-cell>
          <table:table-cell table:style-name="ce5" office:value-type="float" office:value="9.8119134" calcext:value-type="float">
            <text:p>9.8119134</text:p>
          </table:table-cell>
          <table:table-cell table:style-name="ce5" office:value-type="float" office:value="8.4031593" calcext:value-type="float">
            <text:p>8.4031593</text:p>
          </table:table-cell>
          <table:table-cell table:style-name="ce5" office:value-type="float" office:value="8.1639455" calcext:value-type="float">
            <text:p>8.1639455</text:p>
          </table:table-cell>
          <table:table-cell table:style-name="ce5" office:value-type="float" office:value="8.1848288" calcext:value-type="float">
            <text:p>8.1848288</text:p>
          </table:table-cell>
          <table:table-cell table:style-name="ce5" office:value-type="float" office:value="8.1445201" calcext:value-type="float">
            <text:p>8.1445201</text:p>
          </table:table-cell>
          <table:table-cell table:style-name="ce5" office:value-type="float" office:value="9.4930225" calcext:value-type="float">
            <text:p>9.4930225</text:p>
          </table:table-cell>
          <table:table-cell table:style-name="ce5" office:value-type="float" office:value="9.9908615" calcext:value-type="float">
            <text:p>9.9908615</text:p>
          </table:table-cell>
          <table:table-cell table:style-name="ce5" office:value-type="float" office:value="9.4894476" calcext:value-type="float">
            <text:p>9.4894476</text:p>
          </table:table-cell>
          <table:table-cell table:style-name="ce5" office:value-type="float" office:value="9.7182364" calcext:value-type="float">
            <text:p>9.7182364</text:p>
          </table:table-cell>
          <table:table-cell table:style-name="ce5" office:value-type="float" office:value="10.3717627" calcext:value-type="float">
            <text:p>10.3717627</text:p>
          </table:table-cell>
          <table:table-cell table:style-name="ce5" office:value-type="float" office:value="11.8394989" calcext:value-type="float">
            <text:p>11.8394989</text:p>
          </table:table-cell>
          <table:table-cell table:style-name="ce5" office:value-type="float" office:value="11.3861481" calcext:value-type="float">
            <text:p>11.3861481</text:p>
          </table:table-cell>
          <table:table-cell table:style-name="ce5" office:value-type="float" office:value="11.7107913" calcext:value-type="float">
            <text:p>11.7107913</text:p>
          </table:table-cell>
          <table:table-cell table:style-name="ce5" office:value-type="float" office:value="12.2050283" calcext:value-type="float">
            <text:p>12.2050283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inal Energy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Electricity</text:p>
          </table:table-cell>
          <table:table-cell table:style-name="ce5" office:value-type="string" calcext:value-type="string">
            <text:p>US$2005/GJ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2.4254965" calcext:value-type="float">
            <text:p>32.4254965</text:p>
          </table:table-cell>
          <table:table-cell table:style-name="ce5" office:value-type="float" office:value="37.1422937" calcext:value-type="float">
            <text:p>37.1422937</text:p>
          </table:table-cell>
          <table:table-cell table:style-name="ce5" office:value-type="float" office:value="40.3272499" calcext:value-type="float">
            <text:p>40.3272499</text:p>
          </table:table-cell>
          <table:table-cell table:style-name="ce5" office:value-type="float" office:value="36.8867765" calcext:value-type="float">
            <text:p>36.8867765</text:p>
          </table:table-cell>
          <table:table-cell table:style-name="ce5" office:value-type="float" office:value="30.369697" calcext:value-type="float">
            <text:p>30.369697</text:p>
          </table:table-cell>
          <table:table-cell table:style-name="ce5" office:value-type="float" office:value="29.2235838" calcext:value-type="float">
            <text:p>29.2235838</text:p>
          </table:table-cell>
          <table:table-cell table:style-name="ce5" office:value-type="float" office:value="30.8644721" calcext:value-type="float">
            <text:p>30.8644721</text:p>
          </table:table-cell>
          <table:table-cell table:style-name="ce5" office:value-type="float" office:value="28.2288027" calcext:value-type="float">
            <text:p>28.2288027</text:p>
          </table:table-cell>
          <table:table-cell table:style-name="ce5" office:value-type="float" office:value="28.2908189" calcext:value-type="float">
            <text:p>28.2908189</text:p>
          </table:table-cell>
          <table:table-cell table:style-name="ce5" office:value-type="float" office:value="32.9654991" calcext:value-type="float">
            <text:p>32.9654991</text:p>
          </table:table-cell>
          <table:table-cell table:style-name="ce5" office:value-type="float" office:value="26.5588058" calcext:value-type="float">
            <text:p>26.5588058</text:p>
          </table:table-cell>
          <table:table-cell table:style-name="ce5" office:value-type="float" office:value="29.2812048" calcext:value-type="float">
            <text:p>29.2812048</text:p>
          </table:table-cell>
          <table:table-cell table:style-name="ce5" office:value-type="float" office:value="28.4469251" calcext:value-type="float">
            <text:p>28.4469251</text:p>
          </table:table-cell>
          <table:table-cell table:style-name="ce5" office:value-type="float" office:value="27.3022018" calcext:value-type="float">
            <text:p>27.3022018</text:p>
          </table:table-cell>
          <table:table-cell table:style-name="ce5" office:value-type="float" office:value="28.2492107" calcext:value-type="float">
            <text:p>28.2492107</text:p>
          </table:table-cell>
          <table:table-cell table:style-name="ce5" office:value-type="float" office:value="24.1482704" calcext:value-type="float">
            <text:p>24.1482704</text:p>
          </table:table-cell>
          <table:table-cell table:style-name="ce5" office:value-type="float" office:value="22.7354429" calcext:value-type="float">
            <text:p>22.7354429</text:p>
          </table:table-cell>
          <table:table-cell table:style-name="ce5" office:value-type="float" office:value="28.4613206" calcext:value-type="float">
            <text:p>28.4613206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inal Energy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Gases</text:p>
          </table:table-cell>
          <table:table-cell table:style-name="ce5" office:value-type="string" calcext:value-type="string">
            <text:p>US$2005/GJ</text:p>
          </table:table-cell>
          <table:table-cell table:style-name="ce5" office:value-type="float" office:value="0.4558638" calcext:value-type="float">
            <text:p>0.4558638</text:p>
          </table:table-cell>
          <table:table-cell table:style-name="ce5" office:value-type="float" office:value="9.8857029" calcext:value-type="float">
            <text:p>9.8857029</text:p>
          </table:table-cell>
          <table:table-cell table:style-name="ce5" office:value-type="float" office:value="10.1561436" calcext:value-type="float">
            <text:p>10.1561436</text:p>
          </table:table-cell>
          <table:table-cell table:style-name="ce5" office:value-type="float" office:value="12.7272525" calcext:value-type="float">
            <text:p>12.7272525</text:p>
          </table:table-cell>
          <table:table-cell table:style-name="ce5" office:value-type="float" office:value="15.1149991" calcext:value-type="float">
            <text:p>15.1149991</text:p>
          </table:table-cell>
          <table:table-cell table:style-name="ce5" office:value-type="float" office:value="15.8367869" calcext:value-type="float">
            <text:p>15.8367869</text:p>
          </table:table-cell>
          <table:table-cell table:style-name="ce5" office:value-type="float" office:value="14.1387416" calcext:value-type="float">
            <text:p>14.1387416</text:p>
          </table:table-cell>
          <table:table-cell table:style-name="ce5" office:value-type="float" office:value="14.4139085" calcext:value-type="float">
            <text:p>14.4139085</text:p>
          </table:table-cell>
          <table:table-cell table:style-name="ce5" office:value-type="float" office:value="14.6656498" calcext:value-type="float">
            <text:p>14.6656498</text:p>
          </table:table-cell>
          <table:table-cell table:style-name="ce5" office:value-type="float" office:value="13.7385253" calcext:value-type="float">
            <text:p>13.7385253</text:p>
          </table:table-cell>
          <table:table-cell table:style-name="ce5" office:value-type="float" office:value="17.549153" calcext:value-type="float">
            <text:p>17.549153</text:p>
          </table:table-cell>
          <table:table-cell table:style-name="ce5" office:value-type="float" office:value="16.4535602" calcext:value-type="float">
            <text:p>16.4535602</text:p>
          </table:table-cell>
          <table:table-cell table:style-name="ce5" office:value-type="float" office:value="16.3104111" calcext:value-type="float">
            <text:p>16.3104111</text:p>
          </table:table-cell>
          <table:table-cell table:style-name="ce5" office:value-type="float" office:value="16.9299564" calcext:value-type="float">
            <text:p>16.9299564</text:p>
          </table:table-cell>
          <table:table-cell table:style-name="ce5" office:value-type="float" office:value="17.4836304" calcext:value-type="float">
            <text:p>17.4836304</text:p>
          </table:table-cell>
          <table:table-cell table:style-name="ce5" office:value-type="float" office:value="18.2991866" calcext:value-type="float">
            <text:p>18.2991866</text:p>
          </table:table-cell>
          <table:table-cell table:style-name="ce5" office:value-type="float" office:value="16.9610461" calcext:value-type="float">
            <text:p>16.9610461</text:p>
          </table:table-cell>
          <table:table-cell table:style-name="ce5" office:value-type="float" office:value="17.6750721" calcext:value-type="float">
            <text:p>17.6750721</text:p>
          </table:table-cell>
          <table:table-cell table:style-name="ce5" office:value-type="float" office:value="17.5260371" calcext:value-type="float">
            <text:p>17.5260371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inal Energy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Heat</text:p>
          </table:table-cell>
          <table:table-cell table:style-name="ce5" office:value-type="string" calcext:value-type="string">
            <text:p>US$2005/GJ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.2813725" calcext:value-type="float">
            <text:p>20.2813725</text:p>
          </table:table-cell>
          <table:table-cell table:style-name="ce5" office:value-type="float" office:value="12.925325" calcext:value-type="float">
            <text:p>12.925325</text:p>
          </table:table-cell>
          <table:table-cell table:style-name="ce5" office:value-type="float" office:value="8.2687187" calcext:value-type="float">
            <text:p>8.2687187</text:p>
          </table:table-cell>
          <table:table-cell table:style-name="ce5" office:value-type="float" office:value="19.0115648" calcext:value-type="float">
            <text:p>19.0115648</text:p>
          </table:table-cell>
          <table:table-cell table:style-name="ce5" office:value-type="float" office:value="17.1111615" calcext:value-type="float">
            <text:p>17.1111615</text:p>
          </table:table-cell>
          <table:table-cell table:style-name="ce5" office:value-type="float" office:value="15.7834971" calcext:value-type="float">
            <text:p>15.7834971</text:p>
          </table:table-cell>
          <table:table-cell table:style-name="ce5" office:value-type="float" office:value="16.0787947" calcext:value-type="float">
            <text:p>16.0787947</text:p>
          </table:table-cell>
          <table:table-cell table:style-name="ce5" office:value-type="float" office:value="16.3151258" calcext:value-type="float">
            <text:p>16.3151258</text:p>
          </table:table-cell>
          <table:table-cell table:style-name="ce5" office:value-type="float" office:value="17.1023865" calcext:value-type="float">
            <text:p>17.1023865</text:p>
          </table:table-cell>
          <table:table-cell table:style-name="ce5" office:value-type="float" office:value="20.0283641" calcext:value-type="float">
            <text:p>20.0283641</text:p>
          </table:table-cell>
          <table:table-cell table:style-name="ce5" office:value-type="float" office:value="20.286198" calcext:value-type="float">
            <text:p>20.286198</text:p>
          </table:table-cell>
          <table:table-cell table:style-name="ce5" office:value-type="float" office:value="24.5231539" calcext:value-type="float">
            <text:p>24.5231539</text:p>
          </table:table-cell>
          <table:table-cell table:style-name="ce5" office:value-type="float" office:value="22.9605425" calcext:value-type="float">
            <text:p>22.9605425</text:p>
          </table:table-cell>
          <table:table-cell table:style-name="ce5" office:value-type="float" office:value="20.2663029" calcext:value-type="float">
            <text:p>20.2663029</text:p>
          </table:table-cell>
          <table:table-cell table:style-name="ce5" office:value-type="float" office:value="19.5641091" calcext:value-type="float">
            <text:p>19.5641091</text:p>
          </table:table-cell>
          <table:table-cell table:style-name="ce5" office:value-type="float" office:value="18.4687891" calcext:value-type="float">
            <text:p>18.4687891</text:p>
          </table:table-cell>
          <table:table-cell table:style-name="ce5" office:value-type="float" office:value="17.5765748" calcext:value-type="float">
            <text:p>17.5765748</text:p>
          </table:table-cell>
          <table:table-cell table:style-name="ce5" office:value-type="float" office:value="21.4882962" calcext:value-type="float">
            <text:p>21.4882962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inal Energy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Hydrogen</text:p>
          </table:table-cell>
          <table:table-cell table:style-name="ce5" office:value-type="string" calcext:value-type="string">
            <text:p>US$2005/GJ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3.9967438" calcext:value-type="float">
            <text:p>13.9967438</text:p>
          </table:table-cell>
          <table:table-cell table:style-name="ce5" office:value-type="float" office:value="20.9328085" calcext:value-type="float">
            <text:p>20.9328085</text:p>
          </table:table-cell>
          <table:table-cell table:style-name="ce5" office:value-type="float" office:value="24.0803735" calcext:value-type="float">
            <text:p>24.0803735</text:p>
          </table:table-cell>
          <table:table-cell table:style-name="ce5" office:value-type="float" office:value="19.9416744" calcext:value-type="float">
            <text:p>19.9416744</text:p>
          </table:table-cell>
          <table:table-cell table:style-name="ce5" office:value-type="float" office:value="20.458941" calcext:value-type="float">
            <text:p>20.458941</text:p>
          </table:table-cell>
          <table:table-cell table:style-name="ce5" office:value-type="float" office:value="20.2211222" calcext:value-type="float">
            <text:p>20.2211222</text:p>
          </table:table-cell>
          <table:table-cell table:style-name="ce5" office:value-type="float" office:value="26.1477507" calcext:value-type="float">
            <text:p>26.1477507</text:p>
          </table:table-cell>
          <table:table-cell table:style-name="ce5" office:value-type="float" office:value="19.7492389" calcext:value-type="float">
            <text:p>19.7492389</text:p>
          </table:table-cell>
          <table:table-cell table:style-name="ce5" office:value-type="float" office:value="19.4068122" calcext:value-type="float">
            <text:p>19.4068122</text:p>
          </table:table-cell>
          <table:table-cell table:style-name="ce5" office:value-type="float" office:value="19.0404541" calcext:value-type="float">
            <text:p>19.0404541</text:p>
          </table:table-cell>
          <table:table-cell table:style-name="ce5" office:value-type="float" office:value="18.1146475" calcext:value-type="float">
            <text:p>18.1146475</text:p>
          </table:table-cell>
          <table:table-cell table:style-name="ce5" office:value-type="float" office:value="17.1847188" calcext:value-type="float">
            <text:p>17.1847188</text:p>
          </table:table-cell>
          <table:table-cell table:style-name="ce5" office:value-type="float" office:value="20.432998" calcext:value-type="float">
            <text:p>20.432998</text:p>
          </table:table-cell>
          <table:table-cell table:style-name="ce5" office:value-type="float" office:value="11.8719628" calcext:value-type="float">
            <text:p>11.8719628</text:p>
          </table:table-cell>
          <table:table-cell table:style-name="ce5" office:value-type="float" office:value="13.3581005" calcext:value-type="float">
            <text:p>13.3581005</text:p>
          </table:table-cell>
          <table:table-cell table:style-name="ce5" office:value-type="float" office:value="17.5698807" calcext:value-type="float">
            <text:p>17.5698807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inal Energy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Liquids</text:p>
          </table:table-cell>
          <table:table-cell table:style-name="ce5" office:value-type="string" calcext:value-type="string">
            <text:p>US$2005/GJ</text:p>
          </table:table-cell>
          <table:table-cell table:style-name="ce5" office:value-type="float" office:value="0.4558641" calcext:value-type="float">
            <text:p>0.4558641</text:p>
          </table:table-cell>
          <table:table-cell table:style-name="ce5" office:value-type="float" office:value="13.7787706" calcext:value-type="float">
            <text:p>13.7787706</text:p>
          </table:table-cell>
          <table:table-cell table:style-name="ce5" office:value-type="float" office:value="16.9006509" calcext:value-type="float">
            <text:p>16.9006509</text:p>
          </table:table-cell>
          <table:table-cell table:style-name="ce5" office:value-type="float" office:value="21.1967165" calcext:value-type="float">
            <text:p>21.1967165</text:p>
          </table:table-cell>
          <table:table-cell table:style-name="ce5" office:value-type="float" office:value="23.5728746" calcext:value-type="float">
            <text:p>23.5728746</text:p>
          </table:table-cell>
          <table:table-cell table:style-name="ce5" office:value-type="float" office:value="25.4030599" calcext:value-type="float">
            <text:p>25.4030599</text:p>
          </table:table-cell>
          <table:table-cell table:style-name="ce5" office:value-type="float" office:value="24.2044036" calcext:value-type="float">
            <text:p>24.2044036</text:p>
          </table:table-cell>
          <table:table-cell table:style-name="ce5" office:value-type="float" office:value="26.4759484" calcext:value-type="float">
            <text:p>26.4759484</text:p>
          </table:table-cell>
          <table:table-cell table:style-name="ce5" office:value-type="float" office:value="28.6855538" calcext:value-type="float">
            <text:p>28.6855538</text:p>
          </table:table-cell>
          <table:table-cell table:style-name="ce5" office:value-type="float" office:value="31.082245" calcext:value-type="float">
            <text:p>31.082245</text:p>
          </table:table-cell>
          <table:table-cell table:style-name="ce5" office:value-type="float" office:value="33.7128708" calcext:value-type="float">
            <text:p>33.7128708</text:p>
          </table:table-cell>
          <table:table-cell table:style-name="ce5" office:value-type="float" office:value="34.3007022" calcext:value-type="float">
            <text:p>34.3007022</text:p>
          </table:table-cell>
          <table:table-cell table:style-name="ce5" office:value-type="float" office:value="35.0894236" calcext:value-type="float">
            <text:p>35.0894236</text:p>
          </table:table-cell>
          <table:table-cell table:style-name="ce5" office:value-type="float" office:value="34.7762416" calcext:value-type="float">
            <text:p>34.7762416</text:p>
          </table:table-cell>
          <table:table-cell table:style-name="ce5" office:value-type="float" office:value="34.3382114" calcext:value-type="float">
            <text:p>34.3382114</text:p>
          </table:table-cell>
          <table:table-cell table:style-name="ce5" office:value-type="float" office:value="34.5597267" calcext:value-type="float">
            <text:p>34.5597267</text:p>
          </table:table-cell>
          <table:table-cell table:style-name="ce5" office:value-type="float" office:value="28.0097874" calcext:value-type="float">
            <text:p>28.0097874</text:p>
          </table:table-cell>
          <table:table-cell table:style-name="ce5" office:value-type="float" office:value="32.1290026" calcext:value-type="float">
            <text:p>32.1290026</text:p>
          </table:table-cell>
          <table:table-cell table:style-name="ce5" office:value-type="float" office:value="31.8859042" calcext:value-type="float">
            <text:p>31.8859042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inal Energy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Solids</text:p>
          </table:table-cell>
          <table:table-cell table:style-name="ce5" office:value-type="string" calcext:value-type="string">
            <text:p>US$2005/GJ</text:p>
          </table:table-cell>
          <table:table-cell table:style-name="ce5" office:value-type="float" office:value="0.2299557" calcext:value-type="float">
            <text:p>0.2299557</text:p>
          </table:table-cell>
          <table:table-cell table:style-name="ce5" office:value-type="float" office:value="7.207973" calcext:value-type="float">
            <text:p>7.207973</text:p>
          </table:table-cell>
          <table:table-cell table:style-name="ce5" office:value-type="float" office:value="7.2447513" calcext:value-type="float">
            <text:p>7.2447513</text:p>
          </table:table-cell>
          <table:table-cell table:style-name="ce5" office:value-type="float" office:value="8.8408949" calcext:value-type="float">
            <text:p>8.8408949</text:p>
          </table:table-cell>
          <table:table-cell table:style-name="ce5" office:value-type="float" office:value="8.5463823" calcext:value-type="float">
            <text:p>8.5463823</text:p>
          </table:table-cell>
          <table:table-cell table:style-name="ce5" office:value-type="float" office:value="9.4172651" calcext:value-type="float">
            <text:p>9.4172651</text:p>
          </table:table-cell>
          <table:table-cell table:style-name="ce5" office:value-type="float" office:value="7.4895755" calcext:value-type="float">
            <text:p>7.4895755</text:p>
          </table:table-cell>
          <table:table-cell table:style-name="ce5" office:value-type="float" office:value="7.2396578" calcext:value-type="float">
            <text:p>7.2396578</text:p>
          </table:table-cell>
          <table:table-cell table:style-name="ce5" office:value-type="float" office:value="6.9890602" calcext:value-type="float">
            <text:p>6.9890602</text:p>
          </table:table-cell>
          <table:table-cell table:style-name="ce5" office:value-type="float" office:value="7.2344023" calcext:value-type="float">
            <text:p>7.2344023</text:p>
          </table:table-cell>
          <table:table-cell table:style-name="ce5" office:value-type="float" office:value="7.4396714" calcext:value-type="float">
            <text:p>7.4396714</text:p>
          </table:table-cell>
          <table:table-cell table:style-name="ce5" office:value-type="float" office:value="9.5821547" calcext:value-type="float">
            <text:p>9.5821547</text:p>
          </table:table-cell>
          <table:table-cell table:style-name="ce5" office:value-type="float" office:value="8.2720877" calcext:value-type="float">
            <text:p>8.2720877</text:p>
          </table:table-cell>
          <table:table-cell table:style-name="ce5" office:value-type="float" office:value="8.8505496" calcext:value-type="float">
            <text:p>8.8505496</text:p>
          </table:table-cell>
          <table:table-cell table:style-name="ce5" office:value-type="float" office:value="9.4816276" calcext:value-type="float">
            <text:p>9.4816276</text:p>
          </table:table-cell>
          <table:table-cell table:style-name="ce5" office:value-type="float" office:value="11.0972871" calcext:value-type="float">
            <text:p>11.0972871</text:p>
          </table:table-cell>
          <table:table-cell table:style-name="ce5" office:value-type="float" office:value="10.3445464" calcext:value-type="float">
            <text:p>10.3445464</text:p>
          </table:table-cell>
          <table:table-cell table:style-name="ce5" office:value-type="float" office:value="11.5585083" calcext:value-type="float">
            <text:p>11.5585083</text:p>
          </table:table-cell>
          <table:table-cell table:style-name="ce5" office:value-type="float" office:value="10.2017404" calcext:value-type="float">
            <text:p>10.2017404</text:p>
          </table:table-cell>
          <table:table-cell table:style-name="ce5" table:number-columns-repeated="997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Electricity</text:p>
          </table:table-cell>
          <table:table-cell table:style-name="ce5" office:value-type="string" calcext:value-type="string">
            <text:p>EJ/yr</text:p>
          </table:table-cell>
          <table:table-cell table:style-name="ce5" office:value-type="float" office:value="4.2185677" calcext:value-type="float">
            <text:p>4.2185677</text:p>
          </table:table-cell>
          <table:table-cell table:style-name="ce5" office:value-type="float" office:value="3.967495" calcext:value-type="float">
            <text:p>3.967495</text:p>
          </table:table-cell>
          <table:table-cell table:style-name="ce5" office:value-type="float" office:value="3.8381497" calcext:value-type="float">
            <text:p>3.8381497</text:p>
          </table:table-cell>
          <table:table-cell table:style-name="ce5" office:value-type="float" office:value="3.8777644" calcext:value-type="float">
            <text:p>3.8777644</text:p>
          </table:table-cell>
          <table:table-cell table:style-name="ce5" office:value-type="float" office:value="4.1392367" calcext:value-type="float">
            <text:p>4.1392367</text:p>
          </table:table-cell>
          <table:table-cell table:style-name="ce5" office:value-type="float" office:value="4.3480523" calcext:value-type="float">
            <text:p>4.3480523</text:p>
          </table:table-cell>
          <table:table-cell table:style-name="ce5" office:value-type="float" office:value="4.4319106" calcext:value-type="float">
            <text:p>4.4319106</text:p>
          </table:table-cell>
          <table:table-cell table:style-name="ce5" office:value-type="float" office:value="4.4940736" calcext:value-type="float">
            <text:p>4.4940736</text:p>
          </table:table-cell>
          <table:table-cell table:style-name="ce5" office:value-type="float" office:value="4.587628" calcext:value-type="float">
            <text:p>4.587628</text:p>
          </table:table-cell>
          <table:table-cell table:style-name="ce5" office:value-type="float" office:value="4.60396" calcext:value-type="float">
            <text:p>4.60396</text:p>
          </table:table-cell>
          <table:table-cell table:style-name="ce5" office:value-type="float" office:value="4.432064" calcext:value-type="float">
            <text:p>4.432064</text:p>
          </table:table-cell>
          <table:table-cell table:style-name="ce5" office:value-type="float" office:value="4.1168802" calcext:value-type="float">
            <text:p>4.1168802</text:p>
          </table:table-cell>
          <table:table-cell table:style-name="ce5" office:value-type="float" office:value="3.8979984" calcext:value-type="float">
            <text:p>3.8979984</text:p>
          </table:table-cell>
          <table:table-cell table:style-name="ce5" office:value-type="float" office:value="3.6182115" calcext:value-type="float">
            <text:p>3.6182115</text:p>
          </table:table-cell>
          <table:table-cell table:style-name="ce5" office:value-type="float" office:value="3.2612883" calcext:value-type="float">
            <text:p>3.2612883</text:p>
          </table:table-cell>
          <table:table-cell table:style-name="ce5" office:value-type="float" office:value="2.8666036" calcext:value-type="float">
            <text:p>2.8666036</text:p>
          </table:table-cell>
          <table:table-cell table:style-name="ce5" office:value-type="float" office:value="1.9459101" calcext:value-type="float">
            <text:p>1.9459101</text:p>
          </table:table-cell>
          <table:table-cell table:style-name="ce5" office:value-type="float" office:value="1.6626126" calcext:value-type="float">
            <text:p>1.6626126</text:p>
          </table:table-cell>
          <table:table-cell table:style-name="ce5" office:value-type="float" office:value="1.2782388" calcext:value-type="float">
            <text:p>1.2782388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Gases</text:p>
          </table:table-cell>
          <table:table-cell table:style-name="ce5" office:value-type="string" calcext:value-type="string">
            <text:p>EJ/yr</text:p>
          </table:table-cell>
          <table:table-cell table:style-name="ce5" office:value-type="float" office:value="5.0037328" calcext:value-type="float">
            <text:p>5.0037328</text:p>
          </table:table-cell>
          <table:table-cell table:style-name="ce5" office:value-type="float" office:value="4.4763379" calcext:value-type="float">
            <text:p>4.4763379</text:p>
          </table:table-cell>
          <table:table-cell table:style-name="ce5" office:value-type="float" office:value="4.620255" calcext:value-type="float">
            <text:p>4.620255</text:p>
          </table:table-cell>
          <table:table-cell table:style-name="ce5" office:value-type="float" office:value="4.4490307" calcext:value-type="float">
            <text:p>4.4490307</text:p>
          </table:table-cell>
          <table:table-cell table:style-name="ce5" office:value-type="float" office:value="4.4667948" calcext:value-type="float">
            <text:p>4.4667948</text:p>
          </table:table-cell>
          <table:table-cell table:style-name="ce5" office:value-type="float" office:value="3.4447668" calcext:value-type="float">
            <text:p>3.4447668</text:p>
          </table:table-cell>
          <table:table-cell table:style-name="ce5" office:value-type="float" office:value="3.1348205" calcext:value-type="float">
            <text:p>3.1348205</text:p>
          </table:table-cell>
          <table:table-cell table:style-name="ce5" office:value-type="float" office:value="2.7087254" calcext:value-type="float">
            <text:p>2.7087254</text:p>
          </table:table-cell>
          <table:table-cell table:style-name="ce5" office:value-type="float" office:value="2.3604691" calcext:value-type="float">
            <text:p>2.3604691</text:p>
          </table:table-cell>
          <table:table-cell table:style-name="ce5" office:value-type="float" office:value="2.0422704" calcext:value-type="float">
            <text:p>2.0422704</text:p>
          </table:table-cell>
          <table:table-cell table:style-name="ce5" office:value-type="float" office:value="2.0133149" calcext:value-type="float">
            <text:p>2.0133149</text:p>
          </table:table-cell>
          <table:table-cell table:style-name="ce5" office:value-type="float" office:value="1.9882878" calcext:value-type="float">
            <text:p>1.9882878</text:p>
          </table:table-cell>
          <table:table-cell table:style-name="ce5" office:value-type="float" office:value="1.698086" calcext:value-type="float">
            <text:p>1.698086</text:p>
          </table:table-cell>
          <table:table-cell table:style-name="ce5" office:value-type="float" office:value="1.4338586" calcext:value-type="float">
            <text:p>1.4338586</text:p>
          </table:table-cell>
          <table:table-cell table:style-name="ce5" office:value-type="float" office:value="1.2204728" calcext:value-type="float">
            <text:p>1.2204728</text:p>
          </table:table-cell>
          <table:table-cell table:style-name="ce5" office:value-type="float" office:value="1.0049187" calcext:value-type="float">
            <text:p>1.0049187</text:p>
          </table:table-cell>
          <table:table-cell table:style-name="ce5" office:value-type="float" office:value="0.6542804" calcext:value-type="float">
            <text:p>0.6542804</text:p>
          </table:table-cell>
          <table:table-cell table:style-name="ce5" office:value-type="float" office:value="0.5063276" calcext:value-type="float">
            <text:p>0.5063276</text:p>
          </table:table-cell>
          <table:table-cell table:style-name="ce5" office:value-type="float" office:value="0.3198708" calcext:value-type="float">
            <text:p>0.3198708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Heat</text:p>
          </table:table-cell>
          <table:table-cell table:style-name="ce5" office:value-type="string" calcext:value-type="string">
            <text:p>EJ/yr</text:p>
          </table:table-cell>
          <table:table-cell table:style-name="ce5" office:value-type="float" office:value="0.768305" calcext:value-type="float">
            <text:p>0.768305</text:p>
          </table:table-cell>
          <table:table-cell table:style-name="ce5" office:value-type="float" office:value="0.7527071" calcext:value-type="float">
            <text:p>0.7527071</text:p>
          </table:table-cell>
          <table:table-cell table:style-name="ce5" office:value-type="float" office:value="0.9504606" calcext:value-type="float">
            <text:p>0.9504606</text:p>
          </table:table-cell>
          <table:table-cell table:style-name="ce5" office:value-type="float" office:value="0.798087" calcext:value-type="float">
            <text:p>0.798087</text:p>
          </table:table-cell>
          <table:table-cell table:style-name="ce5" office:value-type="float" office:value="0.842885" calcext:value-type="float">
            <text:p>0.842885</text:p>
          </table:table-cell>
          <table:table-cell table:style-name="ce5" office:value-type="float" office:value="0.8270106" calcext:value-type="float">
            <text:p>0.8270106</text:p>
          </table:table-cell>
          <table:table-cell table:style-name="ce5" office:value-type="float" office:value="0.672451" calcext:value-type="float">
            <text:p>0.672451</text:p>
          </table:table-cell>
          <table:table-cell table:style-name="ce5" office:value-type="float" office:value="0.5692162" calcext:value-type="float">
            <text:p>0.5692162</text:p>
          </table:table-cell>
          <table:table-cell table:style-name="ce5" office:value-type="float" office:value="0.5009152" calcext:value-type="float">
            <text:p>0.5009152</text:p>
          </table:table-cell>
          <table:table-cell table:style-name="ce5" office:value-type="float" office:value="0.4249906" calcext:value-type="float">
            <text:p>0.4249906</text:p>
          </table:table-cell>
          <table:table-cell table:style-name="ce5" office:value-type="float" office:value="0.3630354" calcext:value-type="float">
            <text:p>0.3630354</text:p>
          </table:table-cell>
          <table:table-cell table:style-name="ce5" office:value-type="float" office:value="0.2995171" calcext:value-type="float">
            <text:p>0.2995171</text:p>
          </table:table-cell>
          <table:table-cell table:style-name="ce5" office:value-type="float" office:value="0.272318" calcext:value-type="float">
            <text:p>0.272318</text:p>
          </table:table-cell>
          <table:table-cell table:style-name="ce5" office:value-type="float" office:value="0.2386531" calcext:value-type="float">
            <text:p>0.2386531</text:p>
          </table:table-cell>
          <table:table-cell table:style-name="ce5" office:value-type="float" office:value="0.2184095" calcext:value-type="float">
            <text:p>0.2184095</text:p>
          </table:table-cell>
          <table:table-cell table:style-name="ce5" office:value-type="float" office:value="0.1481116" calcext:value-type="float">
            <text:p>0.1481116</text:p>
          </table:table-cell>
          <table:table-cell table:style-name="ce5" office:value-type="float" office:value="0.0863942" calcext:value-type="float">
            <text:p>0.0863942</text:p>
          </table:table-cell>
          <table:table-cell table:style-name="ce5" office:value-type="float" office:value="0.0678734" calcext:value-type="float">
            <text:p>0.0678734</text:p>
          </table:table-cell>
          <table:table-cell table:style-name="ce5" office:value-type="float" office:value="0.0515211" calcext:value-type="float">
            <text:p>0.0515211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Hydrogen</text:p>
          </table:table-cell>
          <table:table-cell table:style-name="ce5" office:value-type="string" calcext:value-type="string">
            <text:p>EJ/yr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0.049539" calcext:value-type="float">
            <text:p>0.049539</text:p>
          </table:table-cell>
          <table:table-cell table:style-name="ce5" office:value-type="float" office:value="0.2613529" calcext:value-type="float">
            <text:p>0.2613529</text:p>
          </table:table-cell>
          <table:table-cell table:style-name="ce5" office:value-type="float" office:value="0.5078169" calcext:value-type="float">
            <text:p>0.5078169</text:p>
          </table:table-cell>
          <table:table-cell table:style-name="ce5" office:value-type="float" office:value="0.7299172" calcext:value-type="float">
            <text:p>0.7299172</text:p>
          </table:table-cell>
          <table:table-cell table:style-name="ce5" office:value-type="float" office:value="0.905423" calcext:value-type="float">
            <text:p>0.905423</text:p>
          </table:table-cell>
          <table:table-cell table:style-name="ce5" office:value-type="float" office:value="1.0148797" calcext:value-type="float">
            <text:p>1.0148797</text:p>
          </table:table-cell>
          <table:table-cell table:style-name="ce5" office:value-type="float" office:value="1.2469964" calcext:value-type="float">
            <text:p>1.2469964</text:p>
          </table:table-cell>
          <table:table-cell table:style-name="ce5" office:value-type="float" office:value="1.221433" calcext:value-type="float">
            <text:p>1.221433</text:p>
          </table:table-cell>
          <table:table-cell table:style-name="ce5" office:value-type="float" office:value="1.2253672" calcext:value-type="float">
            <text:p>1.2253672</text:p>
          </table:table-cell>
          <table:table-cell table:style-name="ce5" office:value-type="float" office:value="1.133235" calcext:value-type="float">
            <text:p>1.133235</text:p>
          </table:table-cell>
          <table:table-cell table:style-name="ce5" office:value-type="float" office:value="0.9773196" calcext:value-type="float">
            <text:p>0.9773196</text:p>
          </table:table-cell>
          <table:table-cell table:style-name="ce5" office:value-type="float" office:value="0.7651484" calcext:value-type="float">
            <text:p>0.7651484</text:p>
          </table:table-cell>
          <table:table-cell table:style-name="ce5" office:value-type="float" office:value="0.5931858" calcext:value-type="float">
            <text:p>0.5931858</text:p>
          </table:table-cell>
          <table:table-cell table:style-name="ce5" office:value-type="float" office:value="0.3535548" calcext:value-type="float">
            <text:p>0.3535548</text:p>
          </table:table-cell>
          <table:table-cell table:style-name="ce5" office:value-type="float" office:value="0.2940649" calcext:value-type="float">
            <text:p>0.2940649</text:p>
          </table:table-cell>
          <table:table-cell table:style-name="ce5" office:value-type="float" office:value="0.2160373" calcext:value-type="float">
            <text:p>0.2160373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Liquids</text:p>
          </table:table-cell>
          <table:table-cell table:style-name="ce5" office:value-type="string" calcext:value-type="string">
            <text:p>EJ/yr</text:p>
          </table:table-cell>
          <table:table-cell table:style-name="ce5" office:value-type="float" office:value="6.4957426" calcext:value-type="float">
            <text:p>6.4957426</text:p>
          </table:table-cell>
          <table:table-cell table:style-name="ce5" office:value-type="float" office:value="5.7154972" calcext:value-type="float">
            <text:p>5.7154972</text:p>
          </table:table-cell>
          <table:table-cell table:style-name="ce5" office:value-type="float" office:value="4.6571118" calcext:value-type="float">
            <text:p>4.6571118</text:p>
          </table:table-cell>
          <table:table-cell table:style-name="ce5" office:value-type="float" office:value="5.0378303" calcext:value-type="float">
            <text:p>5.0378303</text:p>
          </table:table-cell>
          <table:table-cell table:style-name="ce5" office:value-type="float" office:value="5.6579992" calcext:value-type="float">
            <text:p>5.6579992</text:p>
          </table:table-cell>
          <table:table-cell table:style-name="ce5" office:value-type="float" office:value="5.4489505" calcext:value-type="float">
            <text:p>5.4489505</text:p>
          </table:table-cell>
          <table:table-cell table:style-name="ce5" office:value-type="float" office:value="5.1515471" calcext:value-type="float">
            <text:p>5.1515471</text:p>
          </table:table-cell>
          <table:table-cell table:style-name="ce5" office:value-type="float" office:value="4.841222" calcext:value-type="float">
            <text:p>4.841222</text:p>
          </table:table-cell>
          <table:table-cell table:style-name="ce5" office:value-type="float" office:value="4.7016308" calcext:value-type="float">
            <text:p>4.7016308</text:p>
          </table:table-cell>
          <table:table-cell table:style-name="ce5" office:value-type="float" office:value="4.5321144" calcext:value-type="float">
            <text:p>4.5321144</text:p>
          </table:table-cell>
          <table:table-cell table:style-name="ce5" office:value-type="float" office:value="4.469707" calcext:value-type="float">
            <text:p>4.469707</text:p>
          </table:table-cell>
          <table:table-cell table:style-name="ce5" office:value-type="float" office:value="4.4896363" calcext:value-type="float">
            <text:p>4.4896363</text:p>
          </table:table-cell>
          <table:table-cell table:style-name="ce5" office:value-type="float" office:value="4.3647038" calcext:value-type="float">
            <text:p>4.3647038</text:p>
          </table:table-cell>
          <table:table-cell table:style-name="ce5" office:value-type="float" office:value="4.3420233" calcext:value-type="float">
            <text:p>4.3420233</text:p>
          </table:table-cell>
          <table:table-cell table:style-name="ce5" office:value-type="float" office:value="4.5048938" calcext:value-type="float">
            <text:p>4.5048938</text:p>
          </table:table-cell>
          <table:table-cell table:style-name="ce5" office:value-type="float" office:value="4.6813376" calcext:value-type="float">
            <text:p>4.6813376</text:p>
          </table:table-cell>
          <table:table-cell table:style-name="ce5" office:value-type="float" office:value="3.6629673" calcext:value-type="float">
            <text:p>3.6629673</text:p>
          </table:table-cell>
          <table:table-cell table:style-name="ce5" office:value-type="float" office:value="2.9518784" calcext:value-type="float">
            <text:p>2.9518784</text:p>
          </table:table-cell>
          <table:table-cell table:style-name="ce5" office:value-type="float" office:value="2.4117512" calcext:value-type="float">
            <text:p>2.4117512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Industry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Solids</text:p>
          </table:table-cell>
          <table:table-cell table:style-name="ce5" office:value-type="string" calcext:value-type="string">
            <text:p>EJ/yr</text:p>
          </table:table-cell>
          <table:table-cell table:style-name="ce5" office:value-type="float" office:value="4.3066283" calcext:value-type="float">
            <text:p>4.3066283</text:p>
          </table:table-cell>
          <table:table-cell table:style-name="ce5" office:value-type="float" office:value="3.8358386" calcext:value-type="float">
            <text:p>3.8358386</text:p>
          </table:table-cell>
          <table:table-cell table:style-name="ce5" office:value-type="float" office:value="4.0121765" calcext:value-type="float">
            <text:p>4.0121765</text:p>
          </table:table-cell>
          <table:table-cell table:style-name="ce5" office:value-type="float" office:value="3.3202819" calcext:value-type="float">
            <text:p>3.3202819</text:p>
          </table:table-cell>
          <table:table-cell table:style-name="ce5" office:value-type="float" office:value="2.8390417" calcext:value-type="float">
            <text:p>2.8390417</text:p>
          </table:table-cell>
          <table:table-cell table:style-name="ce5" office:value-type="float" office:value="2.3638016" calcext:value-type="float">
            <text:p>2.3638016</text:p>
          </table:table-cell>
          <table:table-cell table:style-name="ce5" office:value-type="float" office:value="2.2960855" calcext:value-type="float">
            <text:p>2.2960855</text:p>
          </table:table-cell>
          <table:table-cell table:style-name="ce5" office:value-type="float" office:value="2.0672115" calcext:value-type="float">
            <text:p>2.0672115</text:p>
          </table:table-cell>
          <table:table-cell table:style-name="ce5" office:value-type="float" office:value="1.987776" calcext:value-type="float">
            <text:p>1.987776</text:p>
          </table:table-cell>
          <table:table-cell table:style-name="ce5" office:value-type="float" office:value="1.9348558" calcext:value-type="float">
            <text:p>1.9348558</text:p>
          </table:table-cell>
          <table:table-cell table:style-name="ce5" office:value-type="float" office:value="1.8871807" calcext:value-type="float">
            <text:p>1.8871807</text:p>
          </table:table-cell>
          <table:table-cell table:style-name="ce5" office:value-type="float" office:value="1.9017953" calcext:value-type="float">
            <text:p>1.9017953</text:p>
          </table:table-cell>
          <table:table-cell table:style-name="ce5" office:value-type="float" office:value="1.8264692" calcext:value-type="float">
            <text:p>1.8264692</text:p>
          </table:table-cell>
          <table:table-cell table:style-name="ce5" office:value-type="float" office:value="1.7964213" calcext:value-type="float">
            <text:p>1.7964213</text:p>
          </table:table-cell>
          <table:table-cell table:style-name="ce5" office:value-type="float" office:value="1.6825584" calcext:value-type="float">
            <text:p>1.6825584</text:p>
          </table:table-cell>
          <table:table-cell table:style-name="ce5" office:value-type="float" office:value="1.4573643" calcext:value-type="float">
            <text:p>1.4573643</text:p>
          </table:table-cell>
          <table:table-cell table:style-name="ce5" office:value-type="float" office:value="1.0773621" calcext:value-type="float">
            <text:p>1.0773621</text:p>
          </table:table-cell>
          <table:table-cell table:style-name="ce5" office:value-type="float" office:value="0.9238575" calcext:value-type="float">
            <text:p>0.9238575</text:p>
          </table:table-cell>
          <table:table-cell table:style-name="ce5" office:value-type="float" office:value="0.7687706" calcext:value-type="float">
            <text:p>0.7687706</text:p>
          </table:table-cell>
          <table:table-cell table:style-name="ce5" table:number-columns-repeated="997"/>
        </table:table-row>
        <table:table-row table:style-name="ro1" table:visibility="collapse">
          <table:table-cell table:style-name="ce5" table:number-columns-repeated="1024"/>
        </table:table-row>
        <table:table-row table:style-name="ro1" table:visibility="collapse">
          <table:table-cell table:style-name="ce5" table:number-columns-repeated="8"/>
          <table:table-cell table:style-name="ce5" table:formula="of:=[.I157]*[.I165]" office:value-type="float" office:value="0" calcext:value-type="float">
            <text:p>0</text:p>
          </table:table-cell>
          <table:table-cell table:style-name="ce5" table:formula="of:=[.J157]*[.J165]" office:value-type="float" office:value="40.053030849027" calcext:value-type="float">
            <text:p>40.053030849027</text:p>
          </table:table-cell>
          <table:table-cell table:style-name="ce5" table:formula="of:=[.K157]*[.K165]" office:value-type="float" office:value="31.7503687505866" calcext:value-type="float">
            <text:p>31.7503687505866</text:p>
          </table:table-cell>
          <table:table-cell table:style-name="ce5" table:formula="of:=[.L157]*[.L165]" office:value-type="float" office:value="36.3323374026532" calcext:value-type="float">
            <text:p>36.3323374026532</text:p>
          </table:table-cell>
          <table:table-cell table:style-name="ce5" table:formula="of:=[.M157]*[.M165]" office:value-type="float" office:value="35.7133520463178" calcext:value-type="float">
            <text:p>35.7133520463178</text:p>
          </table:table-cell>
          <table:table-cell table:style-name="ce5" table:formula="of:=[.N157]*[.N165]" office:value-type="float" office:value="42.6627126262708" calcext:value-type="float">
            <text:p>42.6627126262708</text:p>
          </table:table-cell>
          <table:table-cell table:style-name="ce5" table:formula="of:=[.O157]*[.O165]" office:value-type="float" office:value="37.2420507751586" calcext:value-type="float">
            <text:p>37.2420507751586</text:p>
          </table:table-cell>
          <table:table-cell table:style-name="ce5" table:formula="of:=[.P157]*[.P165]" office:value-type="float" office:value="36.6893719433888" calcext:value-type="float">
            <text:p>36.6893719433888</text:p>
          </table:table-cell>
          <table:table-cell table:style-name="ce5" table:formula="of:=[.Q157]*[.Q165]" office:value-type="float" office:value="37.5489497780864" calcext:value-type="float">
            <text:p>37.5489497780864</text:p>
          </table:table-cell>
          <table:table-cell table:style-name="ce5" table:formula="of:=[.R157]*[.R165]" office:value-type="float" office:value="37.497044759596" calcext:value-type="float">
            <text:p>37.497044759596</text:p>
          </table:table-cell>
          <table:table-cell table:style-name="ce5" table:formula="of:=[.S157]*[.S165]" office:value-type="float" office:value="42.07368327344" calcext:value-type="float">
            <text:p>42.07368327344</text:p>
          </table:table-cell>
          <table:table-cell table:style-name="ce5" table:formula="of:=[.T157]*[.T165]" office:value-type="float" office:value="41.1311798902923" calcext:value-type="float">
            <text:p>41.1311798902923</text:p>
          </table:table-cell>
          <table:table-cell table:style-name="ce5" table:formula="of:=[.U157]*[.U165]" office:value-type="float" office:value="36.9898515616838" calcext:value-type="float">
            <text:p>36.9898515616838</text:p>
          </table:table-cell>
          <table:table-cell table:style-name="ce5" table:formula="of:=[.V157]*[.V165]" office:value-type="float" office:value="35.1626347021986" calcext:value-type="float">
            <text:p>35.1626347021986</text:p>
          </table:table-cell>
          <table:table-cell table:style-name="ce5" table:formula="of:=[.W157]*[.W165]" office:value-type="float" office:value="33.8253083438864" calcext:value-type="float">
            <text:p>33.8253083438864</text:p>
          </table:table-cell>
          <table:table-cell table:style-name="ce5" table:formula="of:=[.X157]*[.X165]" office:value-type="float" office:value="33.939150168936" calcext:value-type="float">
            <text:p>33.939150168936</text:p>
          </table:table-cell>
          <table:table-cell table:style-name="ce5" table:formula="of:=[.Y157]*[.Y165]" office:value-type="float" office:value="22.1564205878858" calcext:value-type="float">
            <text:p>22.1564205878858</text:p>
          </table:table-cell>
          <table:table-cell table:style-name="ce5" table:formula="of:=[.Z157]*[.Z165]" office:value-type="float" office:value="19.4705091713504" calcext:value-type="float">
            <text:p>19.4705091713504</text:p>
          </table:table-cell>
          <table:table-cell table:style-name="ce5" table:formula="of:=[.AA157]*[.AA165]" office:value-type="float" office:value="15.600940728158" calcext:value-type="float">
            <text:p>15.600940728158</text:p>
          </table:table-cell>
          <table:table-cell table:style-name="ce5" table:number-columns-repeated="997"/>
        </table:table-row>
        <table:table-row table:style-name="ro1" table:visibility="collapse">
          <table:table-cell table:style-name="ce5" table:number-columns-repeated="8"/>
          <table:table-cell table:style-name="ce5" table:formula="of:=[.I158]*[.I166]" office:value-type="float" office:value="0" calcext:value-type="float">
            <text:p>0</text:p>
          </table:table-cell>
          <table:table-cell table:style-name="ce5" table:formula="of:=[.J158]*[.J166]" office:value-type="float" office:value="145.147478909267" calcext:value-type="float">
            <text:p>145.147478909267</text:p>
          </table:table-cell>
          <table:table-cell table:style-name="ce5" table:formula="of:=[.K158]*[.K166]" office:value-type="float" office:value="171.606868178894" calcext:value-type="float">
            <text:p>171.606868178894</text:p>
          </table:table-cell>
          <table:table-cell table:style-name="ce5" table:formula="of:=[.L158]*[.L166]" office:value-type="float" office:value="179.417172851672" calcext:value-type="float">
            <text:p>179.417172851672</text:p>
          </table:table-cell>
          <table:table-cell table:style-name="ce5" table:formula="of:=[.M158]*[.M166]" office:value-type="float" office:value="164.765661458962" calcext:value-type="float">
            <text:p>164.765661458962</text:p>
          </table:table-cell>
          <table:table-cell table:style-name="ce5" table:formula="of:=[.N158]*[.N166]" office:value-type="float" office:value="104.61652395166" calcext:value-type="float">
            <text:p>104.61652395166</text:p>
          </table:table-cell>
          <table:table-cell table:style-name="ce5" table:formula="of:=[.O158]*[.O166]" office:value-type="float" office:value="91.6106895797079" calcext:value-type="float">
            <text:p>91.6106895797079</text:p>
          </table:table-cell>
          <table:table-cell table:style-name="ce5" table:formula="of:=[.P158]*[.P166]" office:value-type="float" office:value="83.6033795348613" calcext:value-type="float">
            <text:p>83.6033795348613</text:p>
          </table:table-cell>
          <table:table-cell table:style-name="ce5" table:formula="of:=[.Q158]*[.Q166]" office:value-type="float" office:value="66.6332165033466" calcext:value-type="float">
            <text:p>66.6332165033466</text:p>
          </table:table-cell>
          <table:table-cell table:style-name="ce5" table:formula="of:=[.R158]*[.R166]" office:value-type="float" office:value="57.7775020312306" calcext:value-type="float">
            <text:p>57.7775020312306</text:p>
          </table:table-cell>
          <table:table-cell table:style-name="ce5" table:formula="of:=[.S158]*[.S166]" office:value-type="float" office:value="66.3699305239666" calcext:value-type="float">
            <text:p>66.3699305239666</text:p>
          </table:table-cell>
          <table:table-cell table:style-name="ce5" table:formula="of:=[.T158]*[.T166]" office:value-type="float" office:value="52.8065495547092" calcext:value-type="float">
            <text:p>52.8065495547092</text:p>
          </table:table-cell>
          <table:table-cell table:style-name="ce5" table:formula="of:=[.U158]*[.U166]" office:value-type="float" office:value="49.7220039340128" calcext:value-type="float">
            <text:p>49.7220039340128</text:p>
          </table:table-cell>
          <table:table-cell table:style-name="ce5" table:formula="of:=[.V158]*[.V166]" office:value-type="float" office:value="40.7888681981909" calcext:value-type="float">
            <text:p>40.7888681981909</text:p>
          </table:table-cell>
          <table:table-cell table:style-name="ce5" table:formula="of:=[.W158]*[.W166]" office:value-type="float" office:value="33.321594677011" calcext:value-type="float">
            <text:p>33.321594677011</text:p>
          </table:table-cell>
          <table:table-cell table:style-name="ce5" table:formula="of:=[.X158]*[.X166]" office:value-type="float" office:value="28.3881600926701" calcext:value-type="float">
            <text:p>28.3881600926701</text:p>
          </table:table-cell>
          <table:table-cell table:style-name="ce5" table:formula="of:=[.Y158]*[.Y166]" office:value-type="float" office:value="15.7997400166202" calcext:value-type="float">
            <text:p>15.7997400166202</text:p>
          </table:table-cell>
          <table:table-cell table:style-name="ce5" table:formula="of:=[.Z158]*[.Z166]" office:value-type="float" office:value="11.511582238494" calcext:value-type="float">
            <text:p>11.511582238494</text:p>
          </table:table-cell>
          <table:table-cell table:style-name="ce5" table:formula="of:=[.AA158]*[.AA166]" office:value-type="float" office:value="9.10394538937848" calcext:value-type="float">
            <text:p>9.10394538937848</text:p>
          </table:table-cell>
          <table:table-cell table:style-name="ce5" table:number-columns-repeated="997"/>
        </table:table-row>
        <table:table-row table:style-name="ro1" table:visibility="collapse">
          <table:table-cell table:style-name="ce5" table:number-columns-repeated="8"/>
          <table:table-cell table:style-name="ce5" table:formula="of:=[.I159]*[.I167]" office:value-type="float" office:value="0.350242436859" calcext:value-type="float">
            <text:p>0.350242436859</text:p>
          </table:table-cell>
          <table:table-cell table:style-name="ce5" table:formula="of:=[.J159]*[.J167]" office:value-type="float" office:value="7.44103876132059" calcext:value-type="float">
            <text:p>7.44103876132059</text:p>
          </table:table-cell>
          <table:table-cell table:style-name="ce5" table:formula="of:=[.K159]*[.K167]" office:value-type="float" office:value="9.65301433974216" calcext:value-type="float">
            <text:p>9.65301433974216</text:p>
          </table:table-cell>
          <table:table-cell table:style-name="ce5" table:formula="of:=[.L159]*[.L167]" office:value-type="float" office:value="10.1574547659675" calcext:value-type="float">
            <text:p>10.1574547659675</text:p>
          </table:table-cell>
          <table:table-cell table:style-name="ce5" table:formula="of:=[.M159]*[.M167]" office:value-type="float" office:value="12.7402060164035" calcext:value-type="float">
            <text:p>12.7402060164035</text:p>
          </table:table-cell>
          <table:table-cell table:style-name="ce5" table:formula="of:=[.N159]*[.N167]" office:value-type="float" office:value="13.0971906362411" calcext:value-type="float">
            <text:p>13.0971906362411</text:p>
          </table:table-cell>
          <table:table-cell table:style-name="ce5" table:formula="of:=[.O159]*[.O167]" office:value-type="float" office:value="9.5076109276616" calcext:value-type="float">
            <text:p>9.5076109276616</text:p>
          </table:table-cell>
          <table:table-cell table:style-name="ce5" table:formula="of:=[.P159]*[.P167]" office:value-type="float" office:value="8.2046302235177" calcext:value-type="float">
            <text:p>8.2046302235177</text:p>
          </table:table-cell>
          <table:table-cell table:style-name="ce5" table:formula="of:=[.Q159]*[.Q167]" office:value-type="float" office:value="7.34624690269696" calcext:value-type="float">
            <text:p>7.34624690269696</text:p>
          </table:table-cell>
          <table:table-cell table:style-name="ce5" table:formula="of:=[.R159]*[.R167]" office:value-type="float" office:value="5.83874411036218" calcext:value-type="float">
            <text:p>5.83874411036218</text:p>
          </table:table-cell>
          <table:table-cell table:style-name="ce5" table:formula="of:=[.S159]*[.S167]" office:value-type="float" office:value="6.3709637790162" calcext:value-type="float">
            <text:p>6.3709637790162</text:p>
          </table:table-cell>
          <table:table-cell table:style-name="ce5" table:formula="of:=[.T159]*[.T167]" office:value-type="float" office:value="4.92812263577942" calcext:value-type="float">
            <text:p>4.92812263577942</text:p>
          </table:table-cell>
          <table:table-cell table:style-name="ce5" table:formula="of:=[.U159]*[.U167]" office:value-type="float" office:value="4.4416185299298" calcext:value-type="float">
            <text:p>4.4416185299298</text:p>
          </table:table-cell>
          <table:table-cell table:style-name="ce5" table:formula="of:=[.V159]*[.V167]" office:value-type="float" office:value="4.04038657772484" calcext:value-type="float">
            <text:p>4.04038657772484</text:p>
          </table:table-cell>
          <table:table-cell table:style-name="ce5" table:formula="of:=[.W159]*[.W167]" office:value-type="float" office:value="3.8185909738488" calcext:value-type="float">
            <text:p>3.8185909738488</text:p>
          </table:table-cell>
          <table:table-cell table:style-name="ce5" table:formula="of:=[.X159]*[.X167]" office:value-type="float" office:value="2.71032180602456" calcext:value-type="float">
            <text:p>2.71032180602456</text:p>
          </table:table-cell>
          <table:table-cell table:style-name="ce5" table:formula="of:=[.Y159]*[.Y167]" office:value-type="float" office:value="1.46533600897262" calcext:value-type="float">
            <text:p>1.46533600897262</text:p>
          </table:table-cell>
          <table:table-cell table:style-name="ce5" table:formula="of:=[.Z159]*[.Z167]" office:value-type="float" office:value="1.19966723867214" calcext:value-type="float">
            <text:p>1.19966723867214</text:p>
          </table:table-cell>
          <table:table-cell table:style-name="ce5" table:formula="of:=[.AA159]*[.AA167]" office:value-type="float" office:value="0.90296071003281" calcext:value-type="float">
            <text:p>0.90296071003281</text:p>
          </table:table-cell>
          <table:table-cell table:style-name="ce5" table:number-columns-repeated="997"/>
        </table:table-row>
        <table:table-row table:style-name="ro1" table:visibility="collapse">
          <table:table-cell table:style-name="ce5" table:number-columns-repeated="8"/>
          <table:table-cell table:style-name="ce5" table:formula="of:=[.I160]*[.I168]" office:value-type="float" office:value="0" calcext:value-type="float">
            <text:p>0</text:p>
          </table:table-cell>
          <table:table-cell table:style-name="ce5" table:formula="of:=[.J160]*[.J168]" office:value-type="float" office:value="0" calcext:value-type="float">
            <text:p>0</text:p>
          </table:table-cell>
          <table:table-cell table:style-name="ce5" table:formula="of:=[.K160]*[.K168]" office:value-type="float" office:value="0" calcext:value-type="float">
            <text:p>0</text:p>
          </table:table-cell>
          <table:table-cell table:style-name="ce5" table:formula="of:=[.L160]*[.L168]" office:value-type="float" office:value="0.4096240556793" calcext:value-type="float">
            <text:p>0.4096240556793</text:p>
          </table:table-cell>
          <table:table-cell table:style-name="ce5" table:formula="of:=[.M160]*[.M168]" office:value-type="float" office:value="4.96872759401792" calcext:value-type="float">
            <text:p>4.96872759401792</text:p>
          </table:table-cell>
          <table:table-cell table:style-name="ce5" table:formula="of:=[.N160]*[.N168]" office:value-type="float" office:value="8.68933698832935" calcext:value-type="float">
            <text:p>8.68933698832935</text:p>
          </table:table-cell>
          <table:table-cell table:style-name="ce5" table:formula="of:=[.O160]*[.O168]" office:value-type="float" office:value="11.5206460094401" calcext:value-type="float">
            <text:p>11.5206460094401</text:p>
          </table:table-cell>
          <table:table-cell table:style-name="ce5" table:formula="of:=[.P160]*[.P168]" office:value-type="float" office:value="14.5581105336581" calcext:value-type="float">
            <text:p>14.5581105336581</text:p>
          </table:table-cell>
          <table:table-cell table:style-name="ce5" table:formula="of:=[.Q160]*[.Q168]" office:value-type="float" office:value="16.5578899773663" calcext:value-type="float">
            <text:p>16.5578899773663</text:p>
          </table:table-cell>
          <table:table-cell table:style-name="ce5" table:formula="of:=[.R160]*[.R168]" office:value-type="float" office:value="21.3266143969086" calcext:value-type="float">
            <text:p>21.3266143969086</text:p>
          </table:table-cell>
          <table:table-cell table:style-name="ce5" table:formula="of:=[.S160]*[.S168]" office:value-type="float" office:value="24.4633048477553" calcext:value-type="float">
            <text:p>24.4633048477553</text:p>
          </table:table-cell>
          <table:table-cell table:style-name="ce5" table:formula="of:=[.T160]*[.T168]" office:value-type="float" office:value="24.8580416419056" calcext:value-type="float">
            <text:p>24.8580416419056</text:p>
          </table:table-cell>
          <table:table-cell table:style-name="ce5" table:formula="of:=[.U160]*[.U168]" office:value-type="float" office:value="27.7904963098665" calcext:value-type="float">
            <text:p>27.7904963098665</text:p>
          </table:table-cell>
          <table:table-cell table:style-name="ce5" table:formula="of:=[.V160]*[.V168]" office:value-type="float" office:value="22.439788211883" calcext:value-type="float">
            <text:p>22.439788211883</text:p>
          </table:table-cell>
          <table:table-cell table:style-name="ce5" table:formula="of:=[.W160]*[.W168]" office:value-type="float" office:value="15.5067292378504" calcext:value-type="float">
            <text:p>15.5067292378504</text:p>
          </table:table-cell>
          <table:table-cell table:style-name="ce5" table:formula="of:=[.X160]*[.X168]" office:value-type="float" office:value="11.6051517077708" calcext:value-type="float">
            <text:p>11.6051517077708</text:p>
          </table:table-cell>
          <table:table-cell table:style-name="ce5" table:formula="of:=[.Y160]*[.Y168]" office:value-type="float" office:value="6.52972903649268" calcext:value-type="float">
            <text:p>6.52972903649268</text:p>
          </table:table-cell>
          <table:table-cell table:style-name="ce5" table:formula="of:=[.Z160]*[.Z168]" office:value-type="float" office:value="5.16865371090452" calcext:value-type="float">
            <text:p>5.16865371090452</text:p>
          </table:table-cell>
          <table:table-cell table:style-name="ce5" table:formula="of:=[.AA160]*[.AA168]" office:value-type="float" office:value="4.64227349264826" calcext:value-type="float">
            <text:p>4.64227349264826</text:p>
          </table:table-cell>
          <table:table-cell table:style-name="ce5" table:number-columns-repeated="997"/>
        </table:table-row>
        <table:table-row table:style-name="ro1" table:visibility="collapse">
          <table:table-cell table:style-name="ce5" table:number-columns-repeated="8"/>
          <table:table-cell table:style-name="ce5" table:formula="of:=[.I161]*[.I169]" office:value-type="float" office:value="0" calcext:value-type="float">
            <text:p>0</text:p>
          </table:table-cell>
          <table:table-cell table:style-name="ce5" table:formula="of:=[.J161]*[.J169]" office:value-type="float" office:value="0" calcext:value-type="float">
            <text:p>0</text:p>
          </table:table-cell>
          <table:table-cell table:style-name="ce5" table:formula="of:=[.K161]*[.K169]" office:value-type="float" office:value="0" calcext:value-type="float">
            <text:p>0</text:p>
          </table:table-cell>
          <table:table-cell table:style-name="ce5" table:formula="of:=[.L161]*[.L169]" office:value-type="float" office:value="70.5132200169772" calcext:value-type="float">
            <text:p>70.5132200169772</text:p>
          </table:table-cell>
          <table:table-cell table:style-name="ce5" table:formula="of:=[.M161]*[.M169]" office:value-type="float" office:value="118.437813746753" calcext:value-type="float">
            <text:p>118.437813746753</text:p>
          </table:table-cell>
          <table:table-cell table:style-name="ce5" table:formula="of:=[.N161]*[.N169]" office:value-type="float" office:value="131.212763223012" calcext:value-type="float">
            <text:p>131.212763223012</text:p>
          </table:table-cell>
          <table:table-cell table:style-name="ce5" table:formula="of:=[.O161]*[.O169]" office:value-type="float" office:value="102.730474924464" calcext:value-type="float">
            <text:p>102.730474924464</text:p>
          </table:table-cell>
          <table:table-cell table:style-name="ce5" table:formula="of:=[.P161]*[.P169]" office:value-type="float" office:value="99.046275265902" calcext:value-type="float">
            <text:p>99.046275265902</text:p>
          </table:table-cell>
          <table:table-cell table:style-name="ce5" table:formula="of:=[.Q161]*[.Q169]" office:value-type="float" office:value="95.0722509460838" calcext:value-type="float">
            <text:p>95.0722509460838</text:p>
          </table:table-cell>
          <table:table-cell table:style-name="ce5" table:formula="of:=[.R161]*[.R169]" office:value-type="float" office:value="118.50459747508" calcext:value-type="float">
            <text:p>118.50459747508</text:p>
          </table:table-cell>
          <table:table-cell table:style-name="ce5" table:formula="of:=[.S161]*[.S169]" office:value-type="float" office:value="88.2733113560023" calcext:value-type="float">
            <text:p>88.2733113560023</text:p>
          </table:table-cell>
          <table:table-cell table:style-name="ce5" table:formula="of:=[.T161]*[.T169]" office:value-type="float" office:value="87.1295285204029" calcext:value-type="float">
            <text:p>87.1295285204029</text:p>
          </table:table-cell>
          <table:table-cell table:style-name="ce5" table:formula="of:=[.U161]*[.U169]" office:value-type="float" office:value="83.1059423639956" calcext:value-type="float">
            <text:p>83.1059423639956</text:p>
          </table:table-cell>
          <table:table-cell table:style-name="ce5" table:formula="of:=[.V161]*[.V169]" office:value-type="float" office:value="78.6542215162868" calcext:value-type="float">
            <text:p>78.6542215162868</text:p>
          </table:table-cell>
          <table:table-cell table:style-name="ce5" table:formula="of:=[.W161]*[.W169]" office:value-type="float" office:value="77.4153331768634" calcext:value-type="float">
            <text:p>77.4153331768634</text:p>
          </table:table-cell>
          <table:table-cell table:style-name="ce5" table:formula="of:=[.X161]*[.X169]" office:value-type="float" office:value="95.6537618181248" calcext:value-type="float">
            <text:p>95.6537618181248</text:p>
          </table:table-cell>
          <table:table-cell table:style-name="ce5" table:formula="of:=[.Y161]*[.Y169]" office:value-type="float" office:value="43.4866115232164" calcext:value-type="float">
            <text:p>43.4866115232164</text:p>
          </table:table-cell>
          <table:table-cell table:style-name="ce5" table:formula="of:=[.Z161]*[.Z169]" office:value-type="float" office:value="39.4314883309792" calcext:value-type="float">
            <text:p>39.4314883309792</text:p>
          </table:table-cell>
          <table:table-cell table:style-name="ce5" table:formula="of:=[.AA161]*[.AA169]" office:value-type="float" office:value="42.3741808620818" calcext:value-type="float">
            <text:p>42.3741808620818</text:p>
          </table:table-cell>
          <table:table-cell table:style-name="ce5" table:number-columns-repeated="997"/>
        </table:table-row>
        <table:table-row table:style-name="ro1" table:visibility="collapse">
          <table:table-cell table:style-name="ce5" table:number-columns-repeated="8"/>
          <table:table-cell table:style-name="ce5" table:formula="of:=[.I162]*[.I170]" office:value-type="float" office:value="1.96323723401403" calcext:value-type="float">
            <text:p>1.96323723401403</text:p>
          </table:table-cell>
          <table:table-cell table:style-name="ce5" table:formula="of:=[.J162]*[.J170]" office:value-type="float" office:value="52.8531401280252" calcext:value-type="float">
            <text:p>52.8531401280252</text:p>
          </table:table-cell>
          <table:table-cell table:style-name="ce5" table:formula="of:=[.K162]*[.K170]" office:value-type="float" office:value="67.8083943756838" calcext:value-type="float">
            <text:p>67.8083943756838</text:p>
          </table:table-cell>
          <table:table-cell table:style-name="ce5" table:formula="of:=[.L162]*[.L170]" office:value-type="float" office:value="70.3790741343814" calcext:value-type="float">
            <text:p>70.3790741343814</text:p>
          </table:table-cell>
          <table:table-cell table:style-name="ce5" table:formula="of:=[.M162]*[.M170]" office:value-type="float" office:value="66.9243739782708" calcext:value-type="float">
            <text:p>66.9243739782708</text:p>
          </table:table-cell>
          <table:table-cell table:style-name="ce5" table:formula="of:=[.N162]*[.N170]" office:value-type="float" office:value="60.0477936365158" calcext:value-type="float">
            <text:p>60.0477936365158</text:p>
          </table:table-cell>
          <table:table-cell table:style-name="ce5" table:formula="of:=[.O162]*[.O170]" office:value-type="float" office:value="55.5753801421078" calcext:value-type="float">
            <text:p>55.5753801421078</text:p>
          </table:table-cell>
          <table:table-cell table:style-name="ce5" table:formula="of:=[.P162]*[.P170]" office:value-type="float" office:value="54.7313850058866" calcext:value-type="float">
            <text:p>54.7313850058866</text:p>
          </table:table-cell>
          <table:table-cell table:style-name="ce5" table:formula="of:=[.Q162]*[.Q170]" office:value-type="float" office:value="57.0204553903488" calcext:value-type="float">
            <text:p>57.0204553903488</text:p>
          </table:table-cell>
          <table:table-cell table:style-name="ce5" table:formula="of:=[.R162]*[.R170]" office:value-type="float" office:value="60.139662015271" calcext:value-type="float">
            <text:p>60.139662015271</text:p>
          </table:table-cell>
          <table:table-cell table:style-name="ce5" table:formula="of:=[.S162]*[.S170]" office:value-type="float" office:value="63.6222791153536" calcext:value-type="float">
            <text:p>63.6222791153536</text:p>
          </table:table-cell>
          <table:table-cell table:style-name="ce5" table:formula="of:=[.T162]*[.T170]" office:value-type="float" office:value="65.2329142306597" calcext:value-type="float">
            <text:p>65.2329142306597</text:p>
          </table:table-cell>
          <table:table-cell table:style-name="ce5" table:formula="of:=[.U162]*[.U170]" office:value-type="float" office:value="64.0897514511531" calcext:value-type="float">
            <text:p>64.0897514511531</text:p>
          </table:table-cell>
          <table:table-cell table:style-name="ce5" table:formula="of:=[.V162]*[.V170]" office:value-type="float" office:value="62.4727811441861" calcext:value-type="float">
            <text:p>62.4727811441861</text:p>
          </table:table-cell>
          <table:table-cell table:style-name="ce5" table:formula="of:=[.W162]*[.W170]" office:value-type="float" office:value="57.7760460320458" calcext:value-type="float">
            <text:p>57.7760460320458</text:p>
          </table:table-cell>
          <table:table-cell table:style-name="ce5" table:formula="of:=[.X162]*[.X170]" office:value-type="float" office:value="50.3661119103368" calcext:value-type="float">
            <text:p>50.3661119103368</text:p>
          </table:table-cell>
          <table:table-cell table:style-name="ce5" table:formula="of:=[.Y162]*[.Y170]" office:value-type="float" office:value="30.1766833738175" calcext:value-type="float">
            <text:p>30.1766833738175</text:p>
          </table:table-cell>
          <table:table-cell table:style-name="ce5" table:formula="of:=[.Z162]*[.Z170]" office:value-type="float" office:value="29.6826200195295" calcext:value-type="float">
            <text:p>29.6826200195295</text:p>
          </table:table-cell>
          <table:table-cell table:style-name="ce5" table:formula="of:=[.AA162]*[.AA170]" office:value-type="float" office:value="24.5129457033765" calcext:value-type="float">
            <text:p>24.5129457033765</text:p>
          </table:table-cell>
          <table:table-cell table:style-name="ce5" table:number-columns-repeated="997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p_P</text:p>
          </table:table-cell>
          <table:table-cell table:style-name="ce5" table:formula="of:=SUM([.I172:.I177])/SUM([.I165:.I170])" office:value-type="float" office:value="0.111262554545728" calcext:value-type="float">
            <text:p>0.111262554545728</text:p>
          </table:table-cell>
          <table:table-cell table:style-name="ce5" table:formula="of:=SUM([.J172:.J177])/SUM([.J165:.J170])" office:value-type="float" office:value="13.094533549643" calcext:value-type="float">
            <text:p>13.094533549643</text:p>
          </table:table-cell>
          <table:table-cell table:style-name="ce5" table:formula="of:=SUM([.K172:.K177])/SUM([.K165:.K170])" office:value-type="float" office:value="15.5335910878037" calcext:value-type="float">
            <text:p>15.5335910878037</text:p>
          </table:table-cell>
          <table:table-cell table:style-name="ce5" table:formula="of:=SUM([.L172:.L177])/SUM([.L165:.L170])" office:value-type="float" office:value="20.9444281065378" calcext:value-type="float">
            <text:p>20.9444281065378</text:p>
          </table:table-cell>
          <table:table-cell table:style-name="ce5" table:formula="of:=SUM([.M172:.M177])/SUM([.M165:.M170])" office:value-type="float" office:value="22.164181759495" calcext:value-type="float">
            <text:p>22.164181759495</text:p>
          </table:table-cell>
          <table:table-cell table:style-name="ce5" table:formula="of:=SUM([.N172:.N177])/SUM([.N165:.N170])" office:value-type="float" office:value="21.2702385252614" calcext:value-type="float">
            <text:p>21.2702385252614</text:p>
          </table:table-cell>
          <table:table-cell table:style-name="ce5" table:formula="of:=SUM([.O172:.O177])/SUM([.O165:.O170])" office:value-type="float" office:value="18.7727285939621" calcext:value-type="float">
            <text:p>18.7727285939621</text:p>
          </table:table-cell>
          <table:table-cell table:style-name="ce5" table:formula="of:=SUM([.P172:.P177])/SUM([.P165:.P170])" office:value-type="float" office:value="19.0450144990745" calcext:value-type="float">
            <text:p>19.0450144990745</text:p>
          </table:table-cell>
          <table:table-cell table:style-name="ce5" table:formula="of:=SUM([.Q172:.Q177])/SUM([.Q165:.Q170])" office:value-type="float" office:value="18.4896380118848" calcext:value-type="float">
            <text:p>18.4896380118848</text:p>
          </table:table-cell>
          <table:table-cell table:style-name="ce5" table:formula="of:=SUM([.R172:.R177])/SUM([.R165:.R170])" office:value-type="float" office:value="20.3639056151339" calcext:value-type="float">
            <text:p>20.3639056151339</text:p>
          </table:table-cell>
          <table:table-cell table:style-name="ce5" table:formula="of:=SUM([.S172:.S177])/SUM([.S165:.S170])" office:value-type="float" office:value="20.2390238574307" calcext:value-type="float">
            <text:p>20.2390238574307</text:p>
          </table:table-cell>
          <table:table-cell table:style-name="ce5" table:formula="of:=SUM([.T172:.T177])/SUM([.T165:.T170])" office:value-type="float" office:value="19.6902366712948" calcext:value-type="float">
            <text:p>19.6902366712948</text:p>
          </table:table-cell>
          <table:table-cell table:style-name="ce5" table:formula="of:=SUM([.U172:.U177])/SUM([.U165:.U170])" office:value-type="float" office:value="20.1730833750663" calcext:value-type="float">
            <text:p>20.1730833750663</text:p>
          </table:table-cell>
          <table:table-cell table:style-name="ce5" table:formula="of:=SUM([.V172:.V177])/SUM([.V165:.V170])" office:value-type="float" office:value="19.6315582725269" calcext:value-type="float">
            <text:p>19.6315582725269</text:p>
          </table:table-cell>
          <table:table-cell table:style-name="ce5" table:formula="of:=SUM([.W172:.W177])/SUM([.W165:.W170])" office:value-type="float" office:value="19.0223937840216" calcext:value-type="float">
            <text:p>19.0223937840216</text:p>
          </table:table-cell>
          <table:table-cell table:style-name="ce5" table:formula="of:=SUM([.X172:.X177])/SUM([.X165:.X170])" office:value-type="float" office:value="20.70987398694" calcext:value-type="float">
            <text:p>20.70987398694</text:p>
          </table:table-cell>
          <table:table-cell table:style-name="ce5" table:formula="of:=SUM([.Y172:.Y177])/SUM([.Y165:.Y170])" office:value-type="float" office:value="15.3736904657514" calcext:value-type="float">
            <text:p>15.3736904657514</text:p>
          </table:table-cell>
          <table:table-cell table:style-name="ce5" table:formula="of:=SUM([.Z172:.Z177])/SUM([.Z165:.Z170])" office:value-type="float" office:value="16.617906754296" calcext:value-type="float">
            <text:p>16.617906754296</text:p>
          </table:table-cell>
          <table:table-cell table:style-name="ce5" table:formula="of:=SUM([.AA172:.AA177])/SUM([.AA165:.AA170])" office:value-type="float" office:value="19.249622137811" calcext:value-type="float">
            <text:p>19.249622137811</text:p>
          </table:table-cell>
          <table:table-cell table:style-name="ce5" table:number-columns-repeated="100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inal Energy</text:p>
          </table:table-cell>
          <table:table-cell table:style-name="ce5" office:value-type="string" calcext:value-type="string">
            <text:p>Transport</text:p>
          </table:table-cell>
          <table:table-cell table:style-name="ce5" office:value-type="string" calcext:value-type="string">
            <text:p>Electricity</text:p>
          </table:table-cell>
          <table:table-cell table:style-name="ce5" office:value-type="string" calcext:value-type="string">
            <text:p>US$2005/GJ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6.8414976" calcext:value-type="float">
            <text:p>56.8414976</text:p>
          </table:table-cell>
          <table:table-cell table:style-name="ce5" office:value-type="float" office:value="61.7765125" calcext:value-type="float">
            <text:p>61.7765125</text:p>
          </table:table-cell>
          <table:table-cell table:style-name="ce5" office:value-type="float" office:value="65.8052464" calcext:value-type="float">
            <text:p>65.8052464</text:p>
          </table:table-cell>
          <table:table-cell table:style-name="ce5" office:value-type="float" office:value="63.4178339" calcext:value-type="float">
            <text:p>63.4178339</text:p>
          </table:table-cell>
          <table:table-cell table:style-name="ce5" office:value-type="float" office:value="55.9061489" calcext:value-type="float">
            <text:p>55.9061489</text:p>
          </table:table-cell>
          <table:table-cell table:style-name="ce5" office:value-type="float" office:value="55.0331878" calcext:value-type="float">
            <text:p>55.0331878</text:p>
          </table:table-cell>
          <table:table-cell table:style-name="ce5" office:value-type="float" office:value="56.4887663" calcext:value-type="float">
            <text:p>56.4887663</text:p>
          </table:table-cell>
          <table:table-cell table:style-name="ce5" office:value-type="float" office:value="54.5587422" calcext:value-type="float">
            <text:p>54.5587422</text:p>
          </table:table-cell>
          <table:table-cell table:style-name="ce5" office:value-type="float" office:value="54.41796" calcext:value-type="float">
            <text:p>54.41796</text:p>
          </table:table-cell>
          <table:table-cell table:style-name="ce5" office:value-type="float" office:value="60.2661673" calcext:value-type="float">
            <text:p>60.2661673</text:p>
          </table:table-cell>
          <table:table-cell table:style-name="ce5" office:value-type="float" office:value="49.7138666" calcext:value-type="float">
            <text:p>49.7138666</text:p>
          </table:table-cell>
          <table:table-cell table:style-name="ce5" office:value-type="float" office:value="55.2856259" calcext:value-type="float">
            <text:p>55.2856259</text:p>
          </table:table-cell>
          <table:table-cell table:style-name="ce5" office:value-type="float" office:value="53.777564" calcext:value-type="float">
            <text:p>53.777564</text:p>
          </table:table-cell>
          <table:table-cell table:style-name="ce5" office:value-type="float" office:value="53.3704123" calcext:value-type="float">
            <text:p>53.3704123</text:p>
          </table:table-cell>
          <table:table-cell table:style-name="ce5" office:value-type="float" office:value="74.5608068" calcext:value-type="float">
            <text:p>74.5608068</text:p>
          </table:table-cell>
          <table:table-cell table:style-name="ce5" office:value-type="float" office:value="25.4251461" calcext:value-type="float">
            <text:p>25.4251461</text:p>
          </table:table-cell>
          <table:table-cell table:style-name="ce5" office:value-type="float" office:value="45.037923" calcext:value-type="float">
            <text:p>45.037923</text:p>
          </table:table-cell>
          <table:table-cell table:style-name="ce5" office:value-type="float" office:value="57.0004882" calcext:value-type="float">
            <text:p>57.0004882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inal Energy</text:p>
          </table:table-cell>
          <table:table-cell table:style-name="ce5" office:value-type="string" calcext:value-type="string">
            <text:p>Transport</text:p>
          </table:table-cell>
          <table:table-cell table:style-name="ce5" office:value-type="string" calcext:value-type="string">
            <text:p>Gases</text:p>
          </table:table-cell>
          <table:table-cell table:style-name="ce5" office:value-type="string" calcext:value-type="string">
            <text:p>US$2005/GJ</text:p>
          </table:table-cell>
          <table:table-cell table:style-name="ce5" office:value-type="float" office:value="-0.4558638" calcext:value-type="float">
            <text:p>-0.4558638</text:p>
          </table:table-cell>
          <table:table-cell table:style-name="ce5" office:value-type="float" office:value="35.4428642" calcext:value-type="float">
            <text:p>35.4428642</text:p>
          </table:table-cell>
          <table:table-cell table:style-name="ce5" office:value-type="float" office:value="36.882928" calcext:value-type="float">
            <text:p>36.882928</text:p>
          </table:table-cell>
          <table:table-cell table:style-name="ce5" office:value-type="float" office:value="33.752654" calcext:value-type="float">
            <text:p>33.752654</text:p>
          </table:table-cell>
          <table:table-cell table:style-name="ce5" office:value-type="float" office:value="38.9271846" calcext:value-type="float">
            <text:p>38.9271846</text:p>
          </table:table-cell>
          <table:table-cell table:style-name="ce5" office:value-type="float" office:value="43.2781125" calcext:value-type="float">
            <text:p>43.2781125</text:p>
          </table:table-cell>
          <table:table-cell table:style-name="ce5" office:value-type="float" office:value="40.7216361" calcext:value-type="float">
            <text:p>40.7216361</text:p>
          </table:table-cell>
          <table:table-cell table:style-name="ce5" office:value-type="float" office:value="41.0333892" calcext:value-type="float">
            <text:p>41.0333892</text:p>
          </table:table-cell>
          <table:table-cell table:style-name="ce5" office:value-type="float" office:value="41.5227719" calcext:value-type="float">
            <text:p>41.5227719</text:p>
          </table:table-cell>
          <table:table-cell table:style-name="ce5" office:value-type="float" office:value="41.7380864" calcext:value-type="float">
            <text:p>41.7380864</text:p>
          </table:table-cell>
          <table:table-cell table:style-name="ce5" office:value-type="float" office:value="43.5507154" calcext:value-type="float">
            <text:p>43.5507154</text:p>
          </table:table-cell>
          <table:table-cell table:style-name="ce5" office:value-type="float" office:value="43.2976357" calcext:value-type="float">
            <text:p>43.2976357</text:p>
          </table:table-cell>
          <table:table-cell table:style-name="ce5" office:value-type="float" office:value="43.0756686" calcext:value-type="float">
            <text:p>43.0756686</text:p>
          </table:table-cell>
          <table:table-cell table:style-name="ce5" office:value-type="float" office:value="43.7192785" calcext:value-type="float">
            <text:p>43.7192785</text:p>
          </table:table-cell>
          <table:table-cell table:style-name="ce5" office:value-type="float" office:value="46.2395525" calcext:value-type="float">
            <text:p>46.2395525</text:p>
          </table:table-cell>
          <table:table-cell table:style-name="ce5" office:value-type="float" office:value="44.3884473" calcext:value-type="float">
            <text:p>44.3884473</text:p>
          </table:table-cell>
          <table:table-cell table:style-name="ce5" office:value-type="float" office:value="41.5209018" calcext:value-type="float">
            <text:p>41.5209018</text:p>
          </table:table-cell>
          <table:table-cell table:style-name="ce5" office:value-type="float" office:value="45.5241222" calcext:value-type="float">
            <text:p>45.5241222</text:p>
          </table:table-cell>
          <table:table-cell table:style-name="ce5" office:value-type="float" office:value="43.0706749" calcext:value-type="float">
            <text:p>43.0706749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inal Energy</text:p>
          </table:table-cell>
          <table:table-cell table:style-name="ce5" office:value-type="string" calcext:value-type="string">
            <text:p>Transport</text:p>
          </table:table-cell>
          <table:table-cell table:style-name="ce5" office:value-type="string" calcext:value-type="string">
            <text:p>Hydrogen</text:p>
          </table:table-cell>
          <table:table-cell table:style-name="ce5" office:value-type="string" calcext:value-type="string">
            <text:p>US$2005/GJ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6.2015293" calcext:value-type="float">
            <text:p>26.2015293</text:p>
          </table:table-cell>
          <table:table-cell table:style-name="ce5" office:value-type="float" office:value="25.1080202" calcext:value-type="float">
            <text:p>25.1080202</text:p>
          </table:table-cell>
          <table:table-cell table:style-name="ce5" office:value-type="float" office:value="38.0304763" calcext:value-type="float">
            <text:p>38.0304763</text:p>
          </table:table-cell>
          <table:table-cell table:style-name="ce5" office:value-type="float" office:value="45.378285" calcext:value-type="float">
            <text:p>45.378285</text:p>
          </table:table-cell>
          <table:table-cell table:style-name="ce5" office:value-type="float" office:value="48.0513277" calcext:value-type="float">
            <text:p>48.0513277</text:p>
          </table:table-cell>
          <table:table-cell table:style-name="ce5" office:value-type="float" office:value="44.0455211" calcext:value-type="float">
            <text:p>44.0455211</text:p>
          </table:table-cell>
          <table:table-cell table:style-name="ce5" office:value-type="float" office:value="44.4680844" calcext:value-type="float">
            <text:p>44.4680844</text:p>
          </table:table-cell>
          <table:table-cell table:style-name="ce5" office:value-type="float" office:value="44.5581013" calcext:value-type="float">
            <text:p>44.5581013</text:p>
          </table:table-cell>
          <table:table-cell table:style-name="ce5" office:value-type="float" office:value="48.5700948" calcext:value-type="float">
            <text:p>48.5700948</text:p>
          </table:table-cell>
          <table:table-cell table:style-name="ce5" office:value-type="float" office:value="46.8794956" calcext:value-type="float">
            <text:p>46.8794956</text:p>
          </table:table-cell>
          <table:table-cell table:style-name="ce5" office:value-type="float" office:value="42.2080855" calcext:value-type="float">
            <text:p>42.2080855</text:p>
          </table:table-cell>
          <table:table-cell table:style-name="ce5" office:value-type="float" office:value="43.2446553" calcext:value-type="float">
            <text:p>43.2446553</text:p>
          </table:table-cell>
          <table:table-cell table:style-name="ce5" office:value-type="float" office:value="41.9832175" calcext:value-type="float">
            <text:p>41.9832175</text:p>
          </table:table-cell>
          <table:table-cell table:style-name="ce5" office:value-type="float" office:value="41.4133366" calcext:value-type="float">
            <text:p>41.4133366</text:p>
          </table:table-cell>
          <table:table-cell table:style-name="ce5" office:value-type="float" office:value="54.2209624" calcext:value-type="float">
            <text:p>54.2209624</text:p>
          </table:table-cell>
          <table:table-cell table:style-name="ce5" office:value-type="float" office:value="24.292145" calcext:value-type="float">
            <text:p>24.292145</text:p>
          </table:table-cell>
          <table:table-cell table:style-name="ce5" office:value-type="float" office:value="35.7160171" calcext:value-type="float">
            <text:p>35.7160171</text:p>
          </table:table-cell>
          <table:table-cell table:style-name="ce5" office:value-type="float" office:value="43.0169869" calcext:value-type="float">
            <text:p>43.0169869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Final Energy</text:p>
          </table:table-cell>
          <table:table-cell table:style-name="ce5" office:value-type="string" calcext:value-type="string">
            <text:p>Transport</text:p>
          </table:table-cell>
          <table:table-cell table:style-name="ce5" office:value-type="string" calcext:value-type="string">
            <text:p>Liquids</text:p>
          </table:table-cell>
          <table:table-cell table:style-name="ce5" office:value-type="string" calcext:value-type="string">
            <text:p>US$2005/GJ</text:p>
          </table:table-cell>
          <table:table-cell table:style-name="ce5" office:value-type="float" office:value="-0.0275862" calcext:value-type="float">
            <text:p>-0.0275862</text:p>
          </table:table-cell>
          <table:table-cell table:style-name="ce5" office:value-type="float" office:value="39.9526463" calcext:value-type="float">
            <text:p>39.9526463</text:p>
          </table:table-cell>
          <table:table-cell table:style-name="ce5" office:value-type="float" office:value="44.4923" calcext:value-type="float">
            <text:p>44.4923</text:p>
          </table:table-cell>
          <table:table-cell table:style-name="ce5" office:value-type="float" office:value="52.6211091" calcext:value-type="float">
            <text:p>52.6211091</text:p>
          </table:table-cell>
          <table:table-cell table:style-name="ce5" office:value-type="float" office:value="48.2534562" calcext:value-type="float">
            <text:p>48.2534562</text:p>
          </table:table-cell>
          <table:table-cell table:style-name="ce5" office:value-type="float" office:value="51.2308783" calcext:value-type="float">
            <text:p>51.2308783</text:p>
          </table:table-cell>
          <table:table-cell table:style-name="ce5" office:value-type="float" office:value="50.3110983" calcext:value-type="float">
            <text:p>50.3110983</text:p>
          </table:table-cell>
          <table:table-cell table:style-name="ce5" office:value-type="float" office:value="52.6664753" calcext:value-type="float">
            <text:p>52.6664753</text:p>
          </table:table-cell>
          <table:table-cell table:style-name="ce5" office:value-type="float" office:value="54.7680627" calcext:value-type="float">
            <text:p>54.7680627</text:p>
          </table:table-cell>
          <table:table-cell table:style-name="ce5" office:value-type="float" office:value="57.1441929" calcext:value-type="float">
            <text:p>57.1441929</text:p>
          </table:table-cell>
          <table:table-cell table:style-name="ce5" office:value-type="float" office:value="60.5443471" calcext:value-type="float">
            <text:p>60.5443471</text:p>
          </table:table-cell>
          <table:table-cell table:style-name="ce5" office:value-type="float" office:value="60.8872292" calcext:value-type="float">
            <text:p>60.8872292</text:p>
          </table:table-cell>
          <table:table-cell table:style-name="ce5" office:value-type="float" office:value="61.9429136" calcext:value-type="float">
            <text:p>61.9429136</text:p>
          </table:table-cell>
          <table:table-cell table:style-name="ce5" office:value-type="float" office:value="61.5477651" calcext:value-type="float">
            <text:p>61.5477651</text:p>
          </table:table-cell>
          <table:table-cell table:style-name="ce5" office:value-type="float" office:value="61.1760797" calcext:value-type="float">
            <text:p>61.1760797</text:p>
          </table:table-cell>
          <table:table-cell table:style-name="ce5" office:value-type="float" office:value="61.2931469" calcext:value-type="float">
            <text:p>61.2931469</text:p>
          </table:table-cell>
          <table:table-cell table:style-name="ce5" office:value-type="float" office:value="54.3913521" calcext:value-type="float">
            <text:p>54.3913521</text:p>
          </table:table-cell>
          <table:table-cell table:style-name="ce5" office:value-type="float" office:value="58.4935484" calcext:value-type="float">
            <text:p>58.4935484</text:p>
          </table:table-cell>
          <table:table-cell table:style-name="ce5" office:value-type="float" office:value="58.9932295" calcext:value-type="float">
            <text:p>58.9932295</text:p>
          </table:table-cell>
          <table:table-cell table:style-name="ce5" table:number-columns-repeated="997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Transport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Electricity</text:p>
          </table:table-cell>
          <table:table-cell table:style-name="ce5" office:value-type="string" calcext:value-type="string">
            <text:p>EJ/yr</text:p>
          </table:table-cell>
          <table:table-cell table:style-name="ce5" office:value-type="float" office:value="0.2827686" calcext:value-type="float">
            <text:p>0.2827686</text:p>
          </table:table-cell>
          <table:table-cell table:style-name="ce5" office:value-type="float" office:value="0.2649225" calcext:value-type="float">
            <text:p>0.2649225</text:p>
          </table:table-cell>
          <table:table-cell table:style-name="ce5" office:value-type="float" office:value="0.2871038" calcext:value-type="float">
            <text:p>0.2871038</text:p>
          </table:table-cell>
          <table:table-cell table:style-name="ce5" office:value-type="float" office:value="0.3463578" calcext:value-type="float">
            <text:p>0.3463578</text:p>
          </table:table-cell>
          <table:table-cell table:style-name="ce5" office:value-type="float" office:value="0.7908884" calcext:value-type="float">
            <text:p>0.7908884</text:p>
          </table:table-cell>
          <table:table-cell table:style-name="ce5" office:value-type="float" office:value="1.340145" calcext:value-type="float">
            <text:p>1.340145</text:p>
          </table:table-cell>
          <table:table-cell table:style-name="ce5" office:value-type="float" office:value="1.8038216" calcext:value-type="float">
            <text:p>1.8038216</text:p>
          </table:table-cell>
          <table:table-cell table:style-name="ce5" office:value-type="float" office:value="2.0308782" calcext:value-type="float">
            <text:p>2.0308782</text:p>
          </table:table-cell>
          <table:table-cell table:style-name="ce5" office:value-type="float" office:value="2.1065467" calcext:value-type="float">
            <text:p>2.1065467</text:p>
          </table:table-cell>
          <table:table-cell table:style-name="ce5" office:value-type="float" office:value="2.1795472" calcext:value-type="float">
            <text:p>2.1795472</text:p>
          </table:table-cell>
          <table:table-cell table:style-name="ce5" office:value-type="float" office:value="2.2751749" calcext:value-type="float">
            <text:p>2.2751749</text:p>
          </table:table-cell>
          <table:table-cell table:style-name="ce5" office:value-type="float" office:value="2.3505141" calcext:value-type="float">
            <text:p>2.3505141</text:p>
          </table:table-cell>
          <table:table-cell table:style-name="ce5" office:value-type="float" office:value="2.477521" calcext:value-type="float">
            <text:p>2.477521</text:p>
          </table:table-cell>
          <table:table-cell table:style-name="ce5" office:value-type="float" office:value="2.6027703" calcext:value-type="float">
            <text:p>2.6027703</text:p>
          </table:table-cell>
          <table:table-cell table:style-name="ce5" office:value-type="float" office:value="2.6890987" calcext:value-type="float">
            <text:p>2.6890987</text:p>
          </table:table-cell>
          <table:table-cell table:style-name="ce5" office:value-type="float" office:value="2.7350782" calcext:value-type="float">
            <text:p>2.7350782</text:p>
          </table:table-cell>
          <table:table-cell table:style-name="ce5" office:value-type="float" office:value="1.8449093" calcext:value-type="float">
            <text:p>1.8449093</text:p>
          </table:table-cell>
          <table:table-cell table:style-name="ce5" office:value-type="float" office:value="1.8603957" calcext:value-type="float">
            <text:p>1.8603957</text:p>
          </table:table-cell>
          <table:table-cell table:style-name="ce5" office:value-type="float" office:value="1.6997184" calcext:value-type="float">
            <text:p>1.6997184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Transport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Gases</text:p>
          </table:table-cell>
          <table:table-cell table:style-name="ce5" office:value-type="string" calcext:value-type="string">
            <text:p>EJ/yr</text:p>
          </table:table-cell>
          <table:table-cell table:style-name="ce5" office:value-type="float" office:value="0.0300347" calcext:value-type="float">
            <text:p>0.0300347</text:p>
          </table:table-cell>
          <table:table-cell table:style-name="ce5" office:value-type="float" office:value="0.0341254" calcext:value-type="float">
            <text:p>0.0341254</text:p>
          </table:table-cell>
          <table:table-cell table:style-name="ce5" office:value-type="float" office:value="0.053217" calcext:value-type="float">
            <text:p>0.053217</text:p>
          </table:table-cell>
          <table:table-cell table:style-name="ce5" office:value-type="float" office:value="0.0509189" calcext:value-type="float">
            <text:p>0.0509189</text:p>
          </table:table-cell>
          <table:table-cell table:style-name="ce5" office:value-type="float" office:value="0.1141956" calcext:value-type="float">
            <text:p>0.1141956</text:p>
          </table:table-cell>
          <table:table-cell table:style-name="ce5" office:value-type="float" office:value="0.1962655" calcext:value-type="float">
            <text:p>0.1962655</text:p>
          </table:table-cell>
          <table:table-cell table:style-name="ce5" office:value-type="float" office:value="0.2514593" calcext:value-type="float">
            <text:p>0.2514593</text:p>
          </table:table-cell>
          <table:table-cell table:style-name="ce5" office:value-type="float" office:value="0.2699116" calcext:value-type="float">
            <text:p>0.2699116</text:p>
          </table:table-cell>
          <table:table-cell table:style-name="ce5" office:value-type="float" office:value="0.2794776" calcext:value-type="float">
            <text:p>0.2794776</text:p>
          </table:table-cell>
          <table:table-cell table:style-name="ce5" office:value-type="float" office:value="0.2961337" calcext:value-type="float">
            <text:p>0.2961337</text:p>
          </table:table-cell>
          <table:table-cell table:style-name="ce5" office:value-type="float" office:value="0.3095805" calcext:value-type="float">
            <text:p>0.3095805</text:p>
          </table:table-cell>
          <table:table-cell table:style-name="ce5" office:value-type="float" office:value="0.3166631" calcext:value-type="float">
            <text:p>0.3166631</text:p>
          </table:table-cell>
          <table:table-cell table:style-name="ce5" office:value-type="float" office:value="0.3254566" calcext:value-type="float">
            <text:p>0.3254566</text:p>
          </table:table-cell>
          <table:table-cell table:style-name="ce5" office:value-type="float" office:value="0.3325359" calcext:value-type="float">
            <text:p>0.3325359</text:p>
          </table:table-cell>
          <table:table-cell table:style-name="ce5" office:value-type="float" office:value="0.3363518" calcext:value-type="float">
            <text:p>0.3363518</text:p>
          </table:table-cell>
          <table:table-cell table:style-name="ce5" office:value-type="float" office:value="0.3348808" calcext:value-type="float">
            <text:p>0.3348808</text:p>
          </table:table-cell>
          <table:table-cell table:style-name="ce5" office:value-type="float" office:value="0.301603" calcext:value-type="float">
            <text:p>0.301603</text:p>
          </table:table-cell>
          <table:table-cell table:style-name="ce5" office:value-type="float" office:value="0.304582" calcext:value-type="float">
            <text:p>0.304582</text:p>
          </table:table-cell>
          <table:table-cell table:style-name="ce5" office:value-type="float" office:value="0.2790888" calcext:value-type="float">
            <text:p>0.2790888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Transport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Hydrogen</text:p>
          </table:table-cell>
          <table:table-cell table:style-name="ce5" office:value-type="string" calcext:value-type="string">
            <text:p>EJ/yr</text:p>
          </table:table-cell>
          <table:table-cell table:style-name="ce5" office:value-type="float" office:value="0.0203666" calcext:value-type="float">
            <text:p>0.0203666</text:p>
          </table:table-cell>
          <table:table-cell table:style-name="ce5" office:value-type="float" office:value="0.0177922" calcext:value-type="float">
            <text:p>0.0177922</text:p>
          </table:table-cell>
          <table:table-cell table:style-name="ce5" office:value-type="float" office:value="0.0202942" calcext:value-type="float">
            <text:p>0.0202942</text:p>
          </table:table-cell>
          <table:table-cell table:style-name="ce5" office:value-type="float" office:value="0.0203001" calcext:value-type="float">
            <text:p>0.0203001</text:p>
          </table:table-cell>
          <table:table-cell table:style-name="ce5" office:value-type="float" office:value="0.0626884" calcext:value-type="float">
            <text:p>0.0626884</text:p>
          </table:table-cell>
          <table:table-cell table:style-name="ce5" office:value-type="float" office:value="0.1136321" calcext:value-type="float">
            <text:p>0.1136321</text:p>
          </table:table-cell>
          <table:table-cell table:style-name="ce5" office:value-type="float" office:value="0.1479371" calcext:value-type="float">
            <text:p>0.1479371</text:p>
          </table:table-cell>
          <table:table-cell table:style-name="ce5" office:value-type="float" office:value="0.1598469" calcext:value-type="float">
            <text:p>0.1598469</text:p>
          </table:table-cell>
          <table:table-cell table:style-name="ce5" office:value-type="float" office:value="0.1655358" calcext:value-type="float">
            <text:p>0.1655358</text:p>
          </table:table-cell>
          <table:table-cell table:style-name="ce5" office:value-type="float" office:value="0.1761453" calcext:value-type="float">
            <text:p>0.1761453</text:p>
          </table:table-cell>
          <table:table-cell table:style-name="ce5" office:value-type="float" office:value="0.1885704" calcext:value-type="float">
            <text:p>0.1885704</text:p>
          </table:table-cell>
          <table:table-cell table:style-name="ce5" office:value-type="float" office:value="0.1966223" calcext:value-type="float">
            <text:p>0.1966223</text:p>
          </table:table-cell>
          <table:table-cell table:style-name="ce5" office:value-type="float" office:value="0.2096483" calcext:value-type="float">
            <text:p>0.2096483</text:p>
          </table:table-cell>
          <table:table-cell table:style-name="ce5" office:value-type="float" office:value="0.22138" calcext:value-type="float">
            <text:p>0.22138</text:p>
          </table:table-cell>
          <table:table-cell table:style-name="ce5" office:value-type="float" office:value="0.2284004" calcext:value-type="float">
            <text:p>0.2284004</text:p>
          </table:table-cell>
          <table:table-cell table:style-name="ce5" office:value-type="float" office:value="0.2282397" calcext:value-type="float">
            <text:p>0.2282397</text:p>
          </table:table-cell>
          <table:table-cell table:style-name="ce5" office:value-type="float" office:value="0.1268504" calcext:value-type="float">
            <text:p>0.1268504</text:p>
          </table:table-cell>
          <table:table-cell table:style-name="ce5" office:value-type="float" office:value="0.1280347" calcext:value-type="float">
            <text:p>0.1280347</text:p>
          </table:table-cell>
          <table:table-cell table:style-name="ce5" office:value-type="float" office:value="0.1171753" calcext:value-type="float">
            <text:p>0.1171753</text:p>
          </table:table-cell>
          <table:table-cell table:style-name="ce5" table:number-columns-repeated="997"/>
        </table:table-row>
        <table:table-row table:style-name="ro1">
          <table:table-cell table:style-name="ce5" office:value-type="string" calcext:value-type="string">
            <text:p>REMIND</text:p>
          </table:table-cell>
          <table:table-cell table:style-name="ce5" office:value-type="string" calcext:value-type="string">
            <text:p>SSP2EU-NPi</text:p>
          </table:table-cell>
          <table:table-cell table:style-name="ce5" office:value-type="string" calcext:value-type="string">
            <text:p>EUR</text:p>
          </table:table-cell>
          <table:table-cell table:style-name="ce5" office:value-type="string" calcext:value-type="string">
            <text:p>FE</text:p>
          </table:table-cell>
          <table:table-cell table:style-name="ce5" office:value-type="string" calcext:value-type="string">
            <text:p>Transport</text:p>
          </table:table-cell>
          <table:table-cell table:style-name="ce5" office:value-type="string" calcext:value-type="string">
            <text:p>+</text:p>
          </table:table-cell>
          <table:table-cell table:style-name="ce5" office:value-type="string" calcext:value-type="string">
            <text:p>Liquids</text:p>
          </table:table-cell>
          <table:table-cell table:style-name="ce5" office:value-type="string" calcext:value-type="string">
            <text:p>EJ/yr</text:p>
          </table:table-cell>
          <table:table-cell table:style-name="ce5" office:value-type="float" office:value="16.0479932" calcext:value-type="float">
            <text:p>16.0479932</text:p>
          </table:table-cell>
          <table:table-cell table:style-name="ce5" office:value-type="float" office:value="15.8301694" calcext:value-type="float">
            <text:p>15.8301694</text:p>
          </table:table-cell>
          <table:table-cell table:style-name="ce5" office:value-type="float" office:value="16.8598358" calcext:value-type="float">
            <text:p>16.8598358</text:p>
          </table:table-cell>
          <table:table-cell table:style-name="ce5" office:value-type="float" office:value="16.5003425" calcext:value-type="float">
            <text:p>16.5003425</text:p>
          </table:table-cell>
          <table:table-cell table:style-name="ce5" office:value-type="float" office:value="14.8024825" calcext:value-type="float">
            <text:p>14.8024825</text:p>
          </table:table-cell>
          <table:table-cell table:style-name="ce5" office:value-type="float" office:value="12.3088342" calcext:value-type="float">
            <text:p>12.3088342</text:p>
          </table:table-cell>
          <table:table-cell table:style-name="ce5" office:value-type="float" office:value="10.518206" calcext:value-type="float">
            <text:p>10.518206</text:p>
          </table:table-cell>
          <table:table-cell table:style-name="ce5" office:value-type="float" office:value="9.5456486" calcext:value-type="float">
            <text:p>9.5456486</text:p>
          </table:table-cell>
          <table:table-cell table:style-name="ce5" office:value-type="float" office:value="9.1177147" calcext:value-type="float">
            <text:p>9.1177147</text:p>
          </table:table-cell>
          <table:table-cell table:style-name="ce5" office:value-type="float" office:value="8.8313366" calcext:value-type="float">
            <text:p>8.8313366</text:p>
          </table:table-cell>
          <table:table-cell table:style-name="ce5" office:value-type="float" office:value="8.6006347" calcext:value-type="float">
            <text:p>8.6006347</text:p>
          </table:table-cell>
          <table:table-cell table:style-name="ce5" office:value-type="float" office:value="8.4266208" calcext:value-type="float">
            <text:p>8.4266208</text:p>
          </table:table-cell>
          <table:table-cell table:style-name="ce5" office:value-type="float" office:value="8.2159679" calcext:value-type="float">
            <text:p>8.2159679</text:p>
          </table:table-cell>
          <table:table-cell table:style-name="ce5" office:value-type="float" office:value="8.1335939" calcext:value-type="float">
            <text:p>8.1335939</text:p>
          </table:table-cell>
          <table:table-cell table:style-name="ce5" office:value-type="float" office:value="8.0729725" calcext:value-type="float">
            <text:p>8.0729725</text:p>
          </table:table-cell>
          <table:table-cell table:style-name="ce5" office:value-type="float" office:value="8.0278279" calcext:value-type="float">
            <text:p>8.0278279</text:p>
          </table:table-cell>
          <table:table-cell table:style-name="ce5" office:value-type="float" office:value="8.4126952" calcext:value-type="float">
            <text:p>8.4126952</text:p>
          </table:table-cell>
          <table:table-cell table:style-name="ce5" office:value-type="float" office:value="8.400336" calcext:value-type="float">
            <text:p>8.400336</text:p>
          </table:table-cell>
          <table:table-cell table:style-name="ce5" office:value-type="float" office:value="7.7109296" calcext:value-type="float">
            <text:p>7.7109296</text:p>
          </table:table-cell>
          <table:table-cell table:style-name="ce5" table:number-columns-repeated="997"/>
        </table:table-row>
        <table:table-row table:style-name="ro1" table:visibility="collapse">
          <table:table-cell table:style-name="ce5" table:number-columns-repeated="8"/>
          <table:table-cell table:style-name="ce5" table:formula="of:=[.I181]*[.I186]" office:value-type="float" office:value="0" calcext:value-type="float">
            <text:p>0</text:p>
          </table:table-cell>
          <table:table-cell table:style-name="ce5" table:formula="of:=[.J181]*[.J186]" office:value-type="float" office:value="15.058591647936" calcext:value-type="float">
            <text:p>15.058591647936</text:p>
          </table:table-cell>
          <table:table-cell table:style-name="ce5" table:formula="of:=[.K181]*[.K186]" office:value-type="float" office:value="17.7362714894975" calcext:value-type="float">
            <text:p>17.7362714894975</text:p>
          </table:table-cell>
          <table:table-cell table:style-name="ce5" table:formula="of:=[.L181]*[.L186]" office:value-type="float" office:value="22.7921603715619" calcext:value-type="float">
            <text:p>22.7921603715619</text:p>
          </table:table-cell>
          <table:table-cell table:style-name="ce5" table:formula="of:=[.M181]*[.M186]" office:value-type="float" office:value="50.1564291846368" calcext:value-type="float">
            <text:p>50.1564291846368</text:p>
          </table:table-cell>
          <table:table-cell table:style-name="ce5" table:formula="of:=[.N181]*[.N186]" office:value-type="float" office:value="74.9223459175905" calcext:value-type="float">
            <text:p>74.9223459175905</text:p>
          </table:table-cell>
          <table:table-cell table:style-name="ce5" table:formula="of:=[.O181]*[.O186]" office:value-type="float" office:value="99.2700528704965" calcext:value-type="float">
            <text:p>99.2700528704965</text:p>
          </table:table-cell>
          <table:table-cell table:style-name="ce5" table:formula="of:=[.P181]*[.P186]" office:value-type="float" office:value="114.721804023565" calcext:value-type="float">
            <text:p>114.721804023565</text:p>
          </table:table-cell>
          <table:table-cell table:style-name="ce5" table:formula="of:=[.Q181]*[.Q186]" office:value-type="float" office:value="114.930538337561" calcext:value-type="float">
            <text:p>114.930538337561</text:p>
          </table:table-cell>
          <table:table-cell table:style-name="ce5" table:formula="of:=[.R181]*[.R186]" office:value-type="float" office:value="118.606512347712" calcext:value-type="float">
            <text:p>118.606512347712</text:p>
          </table:table-cell>
          <table:table-cell table:style-name="ce5" table:formula="of:=[.S181]*[.S186]" office:value-type="float" office:value="137.116071160161" calcext:value-type="float">
            <text:p>137.116071160161</text:p>
          </table:table-cell>
          <table:table-cell table:style-name="ce5" table:formula="of:=[.T181]*[.T186]" office:value-type="float" office:value="116.853144408819" calcext:value-type="float">
            <text:p>116.853144408819</text:p>
          </table:table-cell>
          <table:table-cell table:style-name="ce5" table:formula="of:=[.U181]*[.U186]" office:value-type="float" office:value="136.971299165394" calcext:value-type="float">
            <text:p>136.971299165394</text:p>
          </table:table-cell>
          <table:table-cell table:style-name="ce5" table:formula="of:=[.V181]*[.V186]" office:value-type="float" office:value="139.970646385549" calcext:value-type="float">
            <text:p>139.970646385549</text:p>
          </table:table-cell>
          <table:table-cell table:style-name="ce5" table:formula="of:=[.W181]*[.W186]" office:value-type="float" office:value="143.518306334394" calcext:value-type="float">
            <text:p>143.518306334394</text:p>
          </table:table-cell>
          <table:table-cell table:style-name="ce5" table:formula="of:=[.X181]*[.X186]" office:value-type="float" office:value="203.929637253092" calcext:value-type="float">
            <text:p>203.929637253092</text:p>
          </table:table-cell>
          <table:table-cell table:style-name="ce5" table:formula="of:=[.Y181]*[.Y186]" office:value-type="float" office:value="46.9070884937487" calcext:value-type="float">
            <text:p>46.9070884937487</text:p>
          </table:table-cell>
          <table:table-cell table:style-name="ce5" table:formula="of:=[.Z181]*[.Z186]" office:value-type="float" office:value="83.7883582861311" calcext:value-type="float">
            <text:p>83.7883582861311</text:p>
          </table:table-cell>
          <table:table-cell table:style-name="ce5" table:formula="of:=[.AA181]*[.AA186]" office:value-type="float" office:value="96.8847786025229" calcext:value-type="float">
            <text:p>96.8847786025229</text:p>
          </table:table-cell>
          <table:table-cell table:style-name="ce5" table:number-columns-repeated="997"/>
        </table:table-row>
        <table:table-row table:style-name="ro1" table:visibility="collapse">
          <table:table-cell table:style-name="ce5" table:number-columns-repeated="8"/>
          <table:table-cell table:style-name="ce5" table:formula="of:=[.I182]*[.I187]" office:value-type="float" office:value="-0.01369173247386" calcext:value-type="float">
            <text:p>-0.01369173247386</text:p>
          </table:table-cell>
          <table:table-cell table:style-name="ce5" table:formula="of:=[.J182]*[.J187]" office:value-type="float" office:value="1.20950191797068" calcext:value-type="float">
            <text:p>1.20950191797068</text:p>
          </table:table-cell>
          <table:table-cell table:style-name="ce5" table:formula="of:=[.K182]*[.K187]" office:value-type="float" office:value="1.962798779376" calcext:value-type="float">
            <text:p>1.962798779376</text:p>
          </table:table-cell>
          <table:table-cell table:style-name="ce5" table:formula="of:=[.L182]*[.L187]" office:value-type="float" office:value="1.7186480137606" calcext:value-type="float">
            <text:p>1.7186480137606</text:p>
          </table:table-cell>
          <table:table-cell table:style-name="ce5" table:formula="of:=[.M182]*[.M187]" office:value-type="float" office:value="4.44531320170776" calcext:value-type="float">
            <text:p>4.44531320170776</text:p>
          </table:table-cell>
          <table:table-cell table:style-name="ce5" table:formula="of:=[.N182]*[.N187]" office:value-type="float" office:value="8.49400038886875" calcext:value-type="float">
            <text:p>8.49400038886875</text:p>
          </table:table-cell>
          <table:table-cell table:style-name="ce5" table:formula="of:=[.O182]*[.O187]" office:value-type="float" office:value="10.2398341085607" calcext:value-type="float">
            <text:p>10.2398341085607</text:p>
          </table:table-cell>
          <table:table-cell table:style-name="ce5" table:formula="of:=[.P182]*[.P187]" office:value-type="float" office:value="11.0753877323947" calcext:value-type="float">
            <text:p>11.0753877323947</text:p>
          </table:table-cell>
          <table:table-cell table:style-name="ce5" table:formula="of:=[.Q182]*[.Q187]" office:value-type="float" office:value="11.6046846359594" calcext:value-type="float">
            <text:p>11.6046846359594</text:p>
          </table:table-cell>
          <table:table-cell table:style-name="ce5" table:formula="of:=[.R182]*[.R187]" office:value-type="float" office:value="12.3600539565517" calcext:value-type="float">
            <text:p>12.3600539565517</text:p>
          </table:table-cell>
          <table:table-cell table:style-name="ce5" table:formula="of:=[.S182]*[.S187]" office:value-type="float" office:value="13.4824522488897" calcext:value-type="float">
            <text:p>13.4824522488897</text:p>
          </table:table-cell>
          <table:table-cell table:style-name="ce5" table:formula="of:=[.T182]*[.T187]" office:value-type="float" office:value="13.7107635434327" calcext:value-type="float">
            <text:p>13.7107635434327</text:p>
          </table:table-cell>
          <table:table-cell table:style-name="ce5" table:formula="of:=[.U182]*[.U187]" office:value-type="float" office:value="14.0192606452828" calcext:value-type="float">
            <text:p>14.0192606452828</text:p>
          </table:table-cell>
          <table:table-cell table:style-name="ce5" table:formula="of:=[.V182]*[.V187]" office:value-type="float" office:value="14.5382296233482" calcext:value-type="float">
            <text:p>14.5382296233482</text:p>
          </table:table-cell>
          <table:table-cell table:style-name="ce5" table:formula="of:=[.W182]*[.W187]" office:value-type="float" office:value="15.5527567145695" calcext:value-type="float">
            <text:p>15.5527567145695</text:p>
          </table:table-cell>
          <table:table-cell table:style-name="ce5" table:formula="of:=[.X182]*[.X187]" office:value-type="float" office:value="14.8648387425818" calcext:value-type="float">
            <text:p>14.8648387425818</text:p>
          </table:table-cell>
          <table:table-cell table:style-name="ce5" table:formula="of:=[.Y182]*[.Y187]" office:value-type="float" office:value="12.5228285455854" calcext:value-type="float">
            <text:p>12.5228285455854</text:p>
          </table:table-cell>
          <table:table-cell table:style-name="ce5" table:formula="of:=[.Z182]*[.Z187]" office:value-type="float" office:value="13.8658281879204" calcext:value-type="float">
            <text:p>13.8658281879204</text:p>
          </table:table-cell>
          <table:table-cell table:style-name="ce5" table:formula="of:=[.AA182]*[.AA187]" office:value-type="float" office:value="12.0205429730311" calcext:value-type="float">
            <text:p>12.0205429730311</text:p>
          </table:table-cell>
          <table:table-cell table:style-name="ce5" table:number-columns-repeated="997"/>
        </table:table-row>
        <table:table-row table:style-name="ro1" table:visibility="collapse">
          <table:table-cell table:style-name="ce5" table:number-columns-repeated="8"/>
          <table:table-cell table:style-name="ce5" table:formula="of:=[.I183]*[.I188]" office:value-type="float" office:value="0" calcext:value-type="float">
            <text:p>0</text:p>
          </table:table-cell>
          <table:table-cell table:style-name="ce5" table:formula="of:=[.J183]*[.J188]" office:value-type="float" office:value="0.46618284961146" calcext:value-type="float">
            <text:p>0.46618284961146</text:p>
          </table:table-cell>
          <table:table-cell table:style-name="ce5" table:formula="of:=[.K183]*[.K188]" office:value-type="float" office:value="0.50954718354284" calcext:value-type="float">
            <text:p>0.50954718354284</text:p>
          </table:table-cell>
          <table:table-cell table:style-name="ce5" table:formula="of:=[.L183]*[.L188]" office:value-type="float" office:value="0.77202247193763" calcext:value-type="float">
            <text:p>0.77202247193763</text:p>
          </table:table-cell>
          <table:table-cell table:style-name="ce5" table:formula="of:=[.M183]*[.M188]" office:value-type="float" office:value="2.844692081394" calcext:value-type="float">
            <text:p>2.844692081394</text:p>
          </table:table-cell>
          <table:table-cell table:style-name="ce5" table:formula="of:=[.N183]*[.N188]" office:value-type="float" office:value="5.46017327433917" calcext:value-type="float">
            <text:p>5.46017327433917</text:p>
          </table:table-cell>
          <table:table-cell table:style-name="ce5" table:formula="of:=[.O183]*[.O188]" office:value-type="float" office:value="6.51596665952281" calcext:value-type="float">
            <text:p>6.51596665952281</text:p>
          </table:table-cell>
          <table:table-cell table:style-name="ce5" table:formula="of:=[.P183]*[.P188]" office:value-type="float" office:value="7.10808544027836" calcext:value-type="float">
            <text:p>7.10808544027836</text:p>
          </table:table-cell>
          <table:table-cell table:style-name="ce5" table:formula="of:=[.Q183]*[.Q188]" office:value-type="float" office:value="7.37596094517654" calcext:value-type="float">
            <text:p>7.37596094517654</text:p>
          </table:table-cell>
          <table:table-cell table:style-name="ce5" table:formula="of:=[.R183]*[.R188]" office:value-type="float" office:value="8.55539391957444" calcext:value-type="float">
            <text:p>8.55539391957444</text:p>
          </table:table-cell>
          <table:table-cell table:style-name="ce5" table:formula="of:=[.S183]*[.S188]" office:value-type="float" office:value="8.84008523709024" calcext:value-type="float">
            <text:p>8.84008523709024</text:p>
          </table:table-cell>
          <table:table-cell table:style-name="ce5" table:formula="of:=[.T183]*[.T188]" office:value-type="float" office:value="8.29905084960665" calcext:value-type="float">
            <text:p>8.29905084960665</text:p>
          </table:table-cell>
          <table:table-cell table:style-name="ce5" table:formula="of:=[.U183]*[.U188]" office:value-type="float" office:value="9.06616846773099" calcext:value-type="float">
            <text:p>9.06616846773099</text:p>
          </table:table-cell>
          <table:table-cell table:style-name="ce5" table:formula="of:=[.V183]*[.V188]" office:value-type="float" office:value="9.29424469015" calcext:value-type="float">
            <text:p>9.29424469015</text:p>
          </table:table-cell>
          <table:table-cell table:style-name="ce5" table:formula="of:=[.W183]*[.W188]" office:value-type="float" office:value="9.45882264477464" calcext:value-type="float">
            <text:p>9.45882264477464</text:p>
          </table:table-cell>
          <table:table-cell table:style-name="ce5" table:formula="of:=[.X183]*[.X188]" office:value-type="float" office:value="12.3753761918873" calcext:value-type="float">
            <text:p>12.3753761918873</text:p>
          </table:table-cell>
          <table:table-cell table:style-name="ce5" table:formula="of:=[.Y183]*[.Y188]" office:value-type="float" office:value="3.081468310108" calcext:value-type="float">
            <text:p>3.081468310108</text:p>
          </table:table-cell>
          <table:table-cell table:style-name="ce5" table:formula="of:=[.Z183]*[.Z188]" office:value-type="float" office:value="4.57288953459337" calcext:value-type="float">
            <text:p>4.57288953459337</text:p>
          </table:table-cell>
          <table:table-cell table:style-name="ce5" table:formula="of:=[.AA183]*[.AA188]" office:value-type="float" office:value="5.04052834510357" calcext:value-type="float">
            <text:p>5.04052834510357</text:p>
          </table:table-cell>
          <table:table-cell table:style-name="ce5" table:number-columns-repeated="997"/>
        </table:table-row>
        <table:table-row table:style-name="ro1" table:visibility="collapse">
          <table:table-cell table:style-name="ce5" table:number-columns-repeated="8"/>
          <table:table-cell table:style-name="ce5" table:formula="of:=[.I184]*[.I189]" office:value-type="float" office:value="-0.44270315001384" calcext:value-type="float">
            <text:p>-0.44270315001384</text:p>
          </table:table-cell>
          <table:table-cell table:style-name="ce5" table:formula="of:=[.J184]*[.J189]" office:value-type="float" office:value="632.457158907283" calcext:value-type="float">
            <text:p>632.457158907283</text:p>
          </table:table-cell>
          <table:table-cell table:style-name="ce5" table:formula="of:=[.K184]*[.K189]" office:value-type="float" office:value="750.13287236434" calcext:value-type="float">
            <text:p>750.13287236434</text:p>
          </table:table-cell>
          <table:table-cell table:style-name="ce5" table:formula="of:=[.L184]*[.L189]" office:value-type="float" office:value="868.266322879867" calcext:value-type="float">
            <text:p>868.266322879867</text:p>
          </table:table-cell>
          <table:table-cell table:style-name="ce5" table:formula="of:=[.M184]*[.M189]" office:value-type="float" office:value="714.270940965017" calcext:value-type="float">
            <text:p>714.270940965017</text:p>
          </table:table-cell>
          <table:table-cell table:style-name="ce5" table:formula="of:=[.N184]*[.N189]" office:value-type="float" office:value="630.592386915078" calcext:value-type="float">
            <text:p>630.592386915078</text:p>
          </table:table-cell>
          <table:table-cell table:style-name="ce5" table:formula="of:=[.O184]*[.O189]" office:value-type="float" office:value="529.18249600565" calcext:value-type="float">
            <text:p>529.18249600565</text:p>
          </table:table-cell>
          <table:table-cell table:style-name="ce5" table:formula="of:=[.P184]*[.P189]" office:value-type="float" office:value="502.73566621438" calcext:value-type="float">
            <text:p>502.73566621438</text:p>
          </table:table-cell>
          <table:table-cell table:style-name="ce5" table:formula="of:=[.Q184]*[.Q189]" office:value-type="float" office:value="499.359570370312" calcext:value-type="float">
            <text:p>499.359570370312</text:p>
          </table:table-cell>
          <table:table-cell table:style-name="ce5" table:formula="of:=[.R184]*[.R189]" office:value-type="float" office:value="504.65960223523" calcext:value-type="float">
            <text:p>504.65960223523</text:p>
          </table:table-cell>
          <table:table-cell table:style-name="ce5" table:formula="of:=[.S184]*[.S189]" office:value-type="float" office:value="520.719812557104" calcext:value-type="float">
            <text:p>520.719812557104</text:p>
          </table:table-cell>
          <table:table-cell table:style-name="ce5" table:formula="of:=[.T184]*[.T189]" office:value-type="float" office:value="513.073592031087" calcext:value-type="float">
            <text:p>513.073592031087</text:p>
          </table:table-cell>
          <table:table-cell table:style-name="ce5" table:formula="of:=[.U184]*[.U189]" office:value-type="float" office:value="508.920989770073" calcext:value-type="float">
            <text:p>508.920989770073</text:p>
          </table:table-cell>
          <table:table-cell table:style-name="ce5" table:formula="of:=[.V184]*[.V189]" office:value-type="float" office:value="500.604526775993" calcext:value-type="float">
            <text:p>500.604526775993</text:p>
          </table:table-cell>
          <table:table-cell table:style-name="ce5" table:formula="of:=[.W184]*[.W189]" office:value-type="float" office:value="493.872809075908" calcext:value-type="float">
            <text:p>493.872809075908</text:p>
          </table:table-cell>
          <table:table-cell table:style-name="ce5" table:formula="of:=[.X184]*[.X189]" office:value-type="float" office:value="492.050834762619" calcext:value-type="float">
            <text:p>492.050834762619</text:p>
          </table:table-cell>
          <table:table-cell table:style-name="ce5" table:formula="of:=[.Y184]*[.Y189]" office:value-type="float" office:value="457.57786673318" calcext:value-type="float">
            <text:p>457.57786673318</text:p>
          </table:table-cell>
          <table:table-cell table:style-name="ce5" table:formula="of:=[.Z184]*[.Z189]" office:value-type="float" office:value="491.365460392262" calcext:value-type="float">
            <text:p>491.365460392262</text:p>
          </table:table-cell>
          <table:table-cell table:style-name="ce5" table:formula="of:=[.AA184]*[.AA189]" office:value-type="float" office:value="454.892639551143" calcext:value-type="float">
            <text:p>454.892639551143</text:p>
          </table:table-cell>
          <table:table-cell table:style-name="ce5" table:number-columns-repeated="997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p_T</text:p>
          </table:table-cell>
          <table:table-cell table:style-name="ce5" table:formula="of:=SUM([.I190:.I193])/SUM([.I186:.I189])" office:value-type="float" office:value="-0.0278609571067454" calcext:value-type="float">
            <text:p>-0.0278609571067454</text:p>
          </table:table-cell>
          <table:table-cell table:style-name="ce5" table:formula="of:=SUM([.J190:.J193])/SUM([.J186:.J189])" office:value-type="float" office:value="40.2050568758755" calcext:value-type="float">
            <text:p>40.2050568758755</text:p>
          </table:table-cell>
          <table:table-cell table:style-name="ce5" table:formula="of:=SUM([.K190:.K193])/SUM([.K186:.K189])" office:value-type="float" office:value="44.7341070662771" calcext:value-type="float">
            <text:p>44.7341070662771</text:p>
          </table:table-cell>
          <table:table-cell table:style-name="ce5" table:formula="of:=SUM([.L190:.L193])/SUM([.L186:.L189])" office:value-type="float" office:value="52.8167286941206" calcext:value-type="float">
            <text:p>52.8167286941206</text:p>
          </table:table-cell>
          <table:table-cell table:style-name="ce5" table:formula="of:=SUM([.M190:.M193])/SUM([.M186:.M189])" office:value-type="float" office:value="48.9349969500338" calcext:value-type="float">
            <text:p>48.9349969500338</text:p>
          </table:table-cell>
          <table:table-cell table:style-name="ce5" table:formula="of:=SUM([.N190:.N193])/SUM([.N186:.N189])" office:value-type="float" office:value="51.542034277133" calcext:value-type="float">
            <text:p>51.542034277133</text:p>
          </table:table-cell>
          <table:table-cell table:style-name="ce5" table:formula="of:=SUM([.O190:.O193])/SUM([.O186:.O189])" office:value-type="float" office:value="50.7182489668004" calcext:value-type="float">
            <text:p>50.7182489668004</text:p>
          </table:table-cell>
          <table:table-cell table:style-name="ce5" table:formula="of:=SUM([.P190:.P193])/SUM([.P186:.P189])" office:value-type="float" office:value="52.9423487388408" calcext:value-type="float">
            <text:p>52.9423487388408</text:p>
          </table:table-cell>
          <table:table-cell table:style-name="ce5" table:formula="of:=SUM([.Q190:.Q193])/SUM([.Q186:.Q189])" office:value-type="float" office:value="54.2682184748112" calcext:value-type="float">
            <text:p>54.2682184748112</text:p>
          </table:table-cell>
          <table:table-cell table:style-name="ce5" table:formula="of:=SUM([.R190:.R193])/SUM([.R186:.R189])" office:value-type="float" office:value="56.0979212503256" calcext:value-type="float">
            <text:p>56.0979212503256</text:p>
          </table:table-cell>
          <table:table-cell table:style-name="ce5" table:formula="of:=SUM([.S190:.S193])/SUM([.S186:.S189])" office:value-type="float" office:value="59.7996116834804" calcext:value-type="float">
            <text:p>59.7996116834804</text:p>
          </table:table-cell>
          <table:table-cell table:style-name="ce5" table:formula="of:=SUM([.T190:.T193])/SUM([.T186:.T189])" office:value-type="float" office:value="57.7424518760339" calcext:value-type="float">
            <text:p>57.7424518760339</text:p>
          </table:table-cell>
          <table:table-cell table:style-name="ce5" table:formula="of:=SUM([.U190:.U193])/SUM([.U186:.U189])" office:value-type="float" office:value="59.5780495727329" calcext:value-type="float">
            <text:p>59.5780495727329</text:p>
          </table:table-cell>
          <table:table-cell table:style-name="ce5" table:formula="of:=SUM([.V190:.V193])/SUM([.V186:.V189])" office:value-type="float" office:value="58.8477559095315" calcext:value-type="float">
            <text:p>58.8477559095315</text:p>
          </table:table-cell>
          <table:table-cell table:style-name="ce5" table:formula="of:=SUM([.W190:.W193])/SUM([.W186:.W189])" office:value-type="float" office:value="58.480888363603" calcext:value-type="float">
            <text:p>58.480888363603</text:p>
          </table:table-cell>
          <table:table-cell table:style-name="ce5" table:formula="of:=SUM([.X190:.X193])/SUM([.X186:.X189])" office:value-type="float" office:value="63.8547579386913" calcext:value-type="float">
            <text:p>63.8547579386913</text:p>
          </table:table-cell>
          <table:table-cell table:style-name="ce5" table:formula="of:=SUM([.Y190:.Y193])/SUM([.Y186:.Y189])" office:value-type="float" office:value="48.6698890226509" calcext:value-type="float">
            <text:p>48.6698890226509</text:p>
          </table:table-cell>
          <table:table-cell table:style-name="ce5" table:formula="of:=SUM([.Z190:.Z193])/SUM([.Z186:.Z189])" office:value-type="float" office:value="55.5104457646687" calcext:value-type="float">
            <text:p>55.5104457646687</text:p>
          </table:table-cell>
          <table:table-cell table:style-name="ce5" table:formula="of:=SUM([.AA190:.AA193])/SUM([.AA186:.AA189])" office:value-type="float" office:value="58.0038327733967" calcext:value-type="float">
            <text:p>58.0038327733967</text:p>
          </table:table-cell>
          <table:table-cell table:style-name="ce5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owth Ratios</text:p>
          </table:table-cell>
          <table:table-cell office:value-type="string" calcext:value-type="string">
            <text:p>Time 0 is set equal to time 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_B</text:p>
          </table:table-cell>
          <table:table-cell table:style-name="ce1" office:value-type="float" office:value="0.97543876206045" calcext:value-type="float">
            <text:p>0.97543876206045</text:p>
          </table:table-cell>
          <table:table-cell table:style-name="ce1" table:formula="of:=[.C155]/[.$D$155]" office:value-type="float" office:value="0.97543876206045" calcext:value-type="float">
            <text:p>0.97543876206045</text:p>
          </table:table-cell>
          <table:table-cell table:style-name="ce1" table:formula="of:=[.D155]/[.$D$155]" office:value-type="float" office:value="1" calcext:value-type="float">
            <text:p>1</text:p>
          </table:table-cell>
          <table:table-cell table:style-name="ce1" table:formula="of:=[.E155]/[.$D$155]" office:value-type="float" office:value="1.16354677370941" calcext:value-type="float">
            <text:p>1.16354677370941</text:p>
          </table:table-cell>
          <table:table-cell table:style-name="ce1" table:formula="of:=[.F155]/[.$D$155]" office:value-type="float" office:value="1.2216965995612" calcext:value-type="float">
            <text:p>1.2216965995612</text:p>
          </table:table-cell>
          <table:table-cell table:style-name="ce1" table:formula="of:=[.G155]/[.$D$155]" office:value-type="float" office:value="1.19909761945175" calcext:value-type="float">
            <text:p>1.19909761945175</text:p>
          </table:table-cell>
          <table:table-cell table:style-name="ce1" table:formula="of:=[.H155]/[.$D$155]" office:value-type="float" office:value="1.18452077385831" calcext:value-type="float">
            <text:p>1.18452077385831</text:p>
          </table:table-cell>
          <table:table-cell table:style-name="ce1" table:formula="of:=[.I155]/[.$D$155]" office:value-type="float" office:value="1.27530620094923" calcext:value-type="float">
            <text:p>1.27530620094923</text:p>
          </table:table-cell>
          <table:table-cell table:style-name="ce1" table:formula="of:=[.J155]/[.$D$155]" office:value-type="float" office:value="1.28033852630598" calcext:value-type="float">
            <text:p>1.28033852630598</text:p>
          </table:table-cell>
          <table:table-cell table:style-name="ce1" table:formula="of:=[.K155]/[.$D$155]" office:value-type="float" office:value="1.31851851685507" calcext:value-type="float">
            <text:p>1.31851851685507</text:p>
          </table:table-cell>
          <table:table-cell table:style-name="ce1" table:formula="of:=[.L155]/[.$D$155]" office:value-type="float" office:value="1.50684085796169" calcext:value-type="float">
            <text:p>1.50684085796169</text:p>
          </table:table-cell>
          <table:table-cell table:style-name="ce1" table:formula="of:=[.M155]/[.$D$155]" office:value-type="float" office:value="1.36680432364836" calcext:value-type="float">
            <text:p>1.36680432364836</text:p>
          </table:table-cell>
          <table:table-cell table:style-name="ce1" table:formula="of:=[.N155]/[.$D$155]" office:value-type="float" office:value="1.49071596689258" calcext:value-type="float">
            <text:p>1.49071596689258</text:p>
          </table:table-cell>
          <table:table-cell table:style-name="ce1" table:formula="of:=[.O155]/[.$D$155]" office:value-type="float" office:value="1.49081724296839" calcext:value-type="float">
            <text:p>1.49081724296839</text:p>
          </table:table-cell>
          <table:table-cell table:style-name="ce1" table:formula="of:=[.P155]/[.$D$155]" office:value-type="float" office:value="1.46120670217855" calcext:value-type="float">
            <text:p>1.46120670217855</text:p>
          </table:table-cell>
          <table:table-cell table:style-name="ce1" table:formula="of:=[.Q155]/[.$D$155]" office:value-type="float" office:value="1.51237768174501" calcext:value-type="float">
            <text:p>1.51237768174501</text:p>
          </table:table-cell>
          <table:table-cell table:style-name="ce1" table:formula="of:=[.R155]/[.$D$155]" office:value-type="float" office:value="1.36788138281046" calcext:value-type="float">
            <text:p>1.36788138281046</text:p>
          </table:table-cell>
          <table:table-cell table:style-name="ce1" table:formula="of:=[.S155]/[.$D$155]" office:value-type="float" office:value="1.32303483289753" calcext:value-type="float">
            <text:p>1.32303483289753</text:p>
          </table:table-cell>
          <table:table-cell table:style-name="ce1" table:formula="of:=[.T155]/[.$D$155]" office:value-type="float" office:value="1.53605177289418" calcext:value-type="float">
            <text:p>1.53605177289418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p_P</text:p>
          </table:table-cell>
          <table:table-cell table:style-name="ce1" office:value-type="float" office:value="0.842981733948454" calcext:value-type="float">
            <text:p>0.842981733948454</text:p>
          </table:table-cell>
          <table:table-cell table:style-name="ce1" table:formula="of:=[.C179]/[.$D$179]" office:value-type="float" office:value="0.842981733948454" calcext:value-type="float">
            <text:p>0.842981733948454</text:p>
          </table:table-cell>
          <table:table-cell table:style-name="ce1" table:formula="of:=[.D179]/[.$D$179]" office:value-type="float" office:value="1" calcext:value-type="float">
            <text:p>1</text:p>
          </table:table-cell>
          <table:table-cell table:style-name="ce1" table:formula="of:=[.E179]/[.$D$179]" office:value-type="float" office:value="1.34833136704509" calcext:value-type="float">
            <text:p>1.34833136704509</text:p>
          </table:table-cell>
          <table:table-cell table:style-name="ce1" table:formula="of:=[.F179]/[.$D$179]" office:value-type="float" office:value="1.42685497733344" calcext:value-type="float">
            <text:p>1.42685497733344</text:p>
          </table:table-cell>
          <table:table-cell table:style-name="ce1" table:formula="of:=[.G179]/[.$D$179]" office:value-type="float" office:value="1.36930593866102" calcext:value-type="float">
            <text:p>1.36930593866102</text:p>
          </table:table-cell>
          <table:table-cell table:style-name="ce1" table:formula="of:=[.H179]/[.$D$179]" office:value-type="float" office:value="1.20852470544958" calcext:value-type="float">
            <text:p>1.20852470544958</text:p>
          </table:table-cell>
          <table:table-cell table:style-name="ce1" table:formula="of:=[.I179]/[.$D$179]" office:value-type="float" office:value="1.22605355010457" calcext:value-type="float">
            <text:p>1.22605355010457</text:p>
          </table:table-cell>
          <table:table-cell table:style-name="ce1" table:formula="of:=[.J179]/[.$D$179]" office:value-type="float" office:value="1.19030029227447" calcext:value-type="float">
            <text:p>1.19030029227447</text:p>
          </table:table-cell>
          <table:table-cell table:style-name="ce1" table:formula="of:=[.K179]/[.$D$179]" office:value-type="float" office:value="1.31095929460399" calcext:value-type="float">
            <text:p>1.31095929460399</text:p>
          </table:table-cell>
          <table:table-cell table:style-name="ce1" table:formula="of:=[.L179]/[.$D$179]" office:value-type="float" office:value="1.30291982987254" calcext:value-type="float">
            <text:p>1.30291982987254</text:p>
          </table:table-cell>
          <table:table-cell table:style-name="ce1" table:formula="of:=[.M179]/[.$D$179]" office:value-type="float" office:value="1.26759076893396" calcext:value-type="float">
            <text:p>1.26759076893396</text:p>
          </table:table-cell>
          <table:table-cell table:style-name="ce1" table:formula="of:=[.N179]/[.$D$179]" office:value-type="float" office:value="1.29867480488175" calcext:value-type="float">
            <text:p>1.29867480488175</text:p>
          </table:table-cell>
          <table:table-cell table:style-name="ce1" table:formula="of:=[.O179]/[.$D$179]" office:value-type="float" office:value="1.26381325229687" calcext:value-type="float">
            <text:p>1.26381325229687</text:p>
          </table:table-cell>
          <table:table-cell table:style-name="ce1" table:formula="of:=[.P179]/[.$D$179]" office:value-type="float" office:value="1.22459730505956" calcext:value-type="float">
            <text:p>1.22459730505956</text:p>
          </table:table-cell>
          <table:table-cell table:style-name="ce1" table:formula="of:=[.Q179]/[.$D$179]" office:value-type="float" office:value="1.33323156698778" calcext:value-type="float">
            <text:p>1.33323156698778</text:p>
          </table:table-cell>
          <table:table-cell table:style-name="ce1" table:formula="of:=[.R179]/[.$D$179]" office:value-type="float" office:value="0.989706139349977" calcext:value-type="float">
            <text:p>0.989706139349977</text:p>
          </table:table-cell>
          <table:table-cell table:style-name="ce1" table:formula="of:=[.S179]/[.$D$179]" office:value-type="float" office:value="1.0698045712909" calcext:value-type="float">
            <text:p>1.0698045712909</text:p>
          </table:table-cell>
          <table:table-cell table:style-name="ce1" table:formula="of:=[.T179]/[.$D$179]" office:value-type="float" office:value="1.23922549711798" calcext:value-type="float">
            <text:p>1.23922549711798</text:p>
          </table:table-cell>
          <table:table-cell table:style-name="ce1" table:number-columns-repeated="1004"/>
        </table:table-row>
        <table:table-row table:style-name="ro1">
          <table:table-cell table:style-name="ce1" office:value-type="string" calcext:value-type="string">
            <text:p>p_T</text:p>
          </table:table-cell>
          <table:table-cell table:style-name="ce1" office:value-type="float" office:value="0.898756217852042" calcext:value-type="float">
            <text:p>0.898756217852042</text:p>
          </table:table-cell>
          <table:table-cell table:style-name="ce1" table:formula="of:=[.C195]/[.$D$195]" office:value-type="float" office:value="0.898756217852042" calcext:value-type="float">
            <text:p>0.898756217852042</text:p>
          </table:table-cell>
          <table:table-cell table:style-name="ce1" table:formula="of:=[.D195]/[.$D$195]" office:value-type="float" office:value="1" calcext:value-type="float">
            <text:p>1</text:p>
          </table:table-cell>
          <table:table-cell table:style-name="ce1" table:formula="of:=[.E195]/[.$D$195]" office:value-type="float" office:value="1.18068141196757" calcext:value-type="float">
            <text:p>1.18068141196757</text:p>
          </table:table-cell>
          <table:table-cell table:style-name="ce1" table:formula="of:=[.F195]/[.$D$195]" office:value-type="float" office:value="1.0939079856346" calcext:value-type="float">
            <text:p>1.0939079856346</text:p>
          </table:table-cell>
          <table:table-cell table:style-name="ce1" table:formula="of:=[.G195]/[.$D$195]" office:value-type="float" office:value="1.15218650057705" calcext:value-type="float">
            <text:p>1.15218650057705</text:p>
          </table:table-cell>
          <table:table-cell table:style-name="ce1" table:formula="of:=[.H195]/[.$D$195]" office:value-type="float" office:value="1.13377135016146" calcext:value-type="float">
            <text:p>1.13377135016146</text:p>
          </table:table-cell>
          <table:table-cell table:style-name="ce1" table:formula="of:=[.I195]/[.$D$195]" office:value-type="float" office:value="1.18348956111726" calcext:value-type="float">
            <text:p>1.18348956111726</text:p>
          </table:table-cell>
          <table:table-cell table:style-name="ce1" table:formula="of:=[.J195]/[.$D$195]" office:value-type="float" office:value="1.21312846134178" calcext:value-type="float">
            <text:p>1.21312846134178</text:p>
          </table:table-cell>
          <table:table-cell table:style-name="ce1" table:formula="of:=[.K195]/[.$D$195]" office:value-type="float" office:value="1.25403020042877" calcext:value-type="float">
            <text:p>1.25403020042877</text:p>
          </table:table-cell>
          <table:table-cell table:style-name="ce1" table:formula="of:=[.L195]/[.$D$195]" office:value-type="float" office:value="1.33677892787449" calcext:value-type="float">
            <text:p>1.33677892787449</text:p>
          </table:table-cell>
          <table:table-cell table:style-name="ce1" table:formula="of:=[.M195]/[.$D$195]" office:value-type="float" office:value="1.29079254427687" calcext:value-type="float">
            <text:p>1.29079254427687</text:p>
          </table:table-cell>
          <table:table-cell table:style-name="ce1" table:formula="of:=[.N195]/[.$D$195]" office:value-type="float" office:value="1.33182606024668" calcext:value-type="float">
            <text:p>1.33182606024668</text:p>
          </table:table-cell>
          <table:table-cell table:style-name="ce1" table:formula="of:=[.O195]/[.$D$195]" office:value-type="float" office:value="1.31550085089089" calcext:value-type="float">
            <text:p>1.31550085089089</text:p>
          </table:table-cell>
          <table:table-cell table:style-name="ce1" table:formula="of:=[.P195]/[.$D$195]" office:value-type="float" office:value="1.30729978083521" calcext:value-type="float">
            <text:p>1.30729978083521</text:p>
          </table:table-cell>
          <table:table-cell table:style-name="ce1" table:formula="of:=[.Q195]/[.$D$195]" office:value-type="float" office:value="1.42742891557186" calcext:value-type="float">
            <text:p>1.42742891557186</text:p>
          </table:table-cell>
          <table:table-cell table:style-name="ce1" table:formula="of:=[.R195]/[.$D$195]" office:value-type="float" office:value="1.08798168141688" calcext:value-type="float">
            <text:p>1.08798168141688</text:p>
          </table:table-cell>
          <table:table-cell table:style-name="ce1" table:formula="of:=[.S195]/[.$D$195]" office:value-type="float" office:value="1.24089759257798" calcext:value-type="float">
            <text:p>1.24089759257798</text:p>
          </table:table-cell>
          <table:table-cell table:style-name="ce1" table:formula="of:=[.T195]/[.$D$195]" office:value-type="float" office:value="1.29663553331822" calcext:value-type="float">
            <text:p>1.29663553331822</text:p>
          </table:table-cell>
          <table:table-cell table:style-name="ce1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_EE</text:p>
          </table:table-cell>
          <table:table-cell table:style-name="ce27" table:number-columns-repeated="1023"/>
        </table:table-row>
        <table:table-row table:style-name="ro1">
          <table:table-cell table:style-name="ce3" table:number-columns-repeated="1024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mary Energy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US$2005/GJ</text:p>
          </table:table-cell>
          <table:table-cell office:value-type="float" office:value="1.792005" calcext:value-type="float">
            <text:p>1.792005</text:p>
          </table:table-cell>
          <table:table-cell office:value-type="float" office:value="2.3782794" calcext:value-type="float">
            <text:p>2.3782794</text:p>
          </table:table-cell>
          <table:table-cell office:value-type="float" office:value="2.116792" calcext:value-type="float">
            <text:p>2.116792</text:p>
          </table:table-cell>
          <table:table-cell office:value-type="float" office:value="2.5499754" calcext:value-type="float">
            <text:p>2.5499754</text:p>
          </table:table-cell>
          <table:table-cell office:value-type="float" office:value="2.2569418" calcext:value-type="float">
            <text:p>2.2569418</text:p>
          </table:table-cell>
          <table:table-cell office:value-type="float" office:value="2.1642348" calcext:value-type="float">
            <text:p>2.1642348</text:p>
          </table:table-cell>
          <table:table-cell office:value-type="float" office:value="2.5708223" calcext:value-type="float">
            <text:p>2.5708223</text:p>
          </table:table-cell>
          <table:table-cell office:value-type="float" office:value="2.6217067" calcext:value-type="float">
            <text:p>2.6217067</text:p>
          </table:table-cell>
          <table:table-cell office:value-type="float" office:value="2.7424987" calcext:value-type="float">
            <text:p>2.7424987</text:p>
          </table:table-cell>
          <table:table-cell office:value-type="float" office:value="2.7618167" calcext:value-type="float">
            <text:p>2.7618167</text:p>
          </table:table-cell>
          <table:table-cell office:value-type="float" office:value="2.63661" calcext:value-type="float">
            <text:p>2.63661</text:p>
          </table:table-cell>
          <table:table-cell office:value-type="float" office:value="3.5844044" calcext:value-type="float">
            <text:p>3.5844044</text:p>
          </table:table-cell>
          <table:table-cell office:value-type="float" office:value="3.801352" calcext:value-type="float">
            <text:p>3.801352</text:p>
          </table:table-cell>
          <table:table-cell office:value-type="float" office:value="4.1733963" calcext:value-type="float">
            <text:p>4.1733963</text:p>
          </table:table-cell>
          <table:table-cell office:value-type="float" office:value="4.5375263" calcext:value-type="float">
            <text:p>4.5375263</text:p>
          </table:table-cell>
          <table:table-cell office:value-type="float" office:value="4.5809131" calcext:value-type="float">
            <text:p>4.5809131</text:p>
          </table:table-cell>
          <table:table-cell office:value-type="float" office:value="5.2032251" calcext:value-type="float">
            <text:p>5.2032251</text:p>
          </table:table-cell>
          <table:table-cell office:value-type="float" office:value="5.7871383" calcext:value-type="float">
            <text:p>5.7871383</text:p>
          </table:table-cell>
          <table:table-cell office:value-type="float" office:value="6.2620897" calcext:value-type="float">
            <text:p>6.26208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mary Energy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US$2005/GJ</text:p>
          </table:table-cell>
          <table:table-cell office:value-type="float" office:value="3.3071681" calcext:value-type="float">
            <text:p>3.3071681</text:p>
          </table:table-cell>
          <table:table-cell office:value-type="float" office:value="5.6941746" calcext:value-type="float">
            <text:p>5.6941746</text:p>
          </table:table-cell>
          <table:table-cell office:value-type="float" office:value="5.871524" calcext:value-type="float">
            <text:p>5.871524</text:p>
          </table:table-cell>
          <table:table-cell office:value-type="float" office:value="5.6814228" calcext:value-type="float">
            <text:p>5.6814228</text:p>
          </table:table-cell>
          <table:table-cell office:value-type="float" office:value="6.9428621" calcext:value-type="float">
            <text:p>6.9428621</text:p>
          </table:table-cell>
          <table:table-cell office:value-type="float" office:value="6.8897368" calcext:value-type="float">
            <text:p>6.8897368</text:p>
          </table:table-cell>
          <table:table-cell office:value-type="float" office:value="7.0284245" calcext:value-type="float">
            <text:p>7.0284245</text:p>
          </table:table-cell>
          <table:table-cell office:value-type="float" office:value="7.2657464" calcext:value-type="float">
            <text:p>7.2657464</text:p>
          </table:table-cell>
          <table:table-cell office:value-type="float" office:value="7.5267644" calcext:value-type="float">
            <text:p>7.5267644</text:p>
          </table:table-cell>
          <table:table-cell office:value-type="float" office:value="7.719482" calcext:value-type="float">
            <text:p>7.719482</text:p>
          </table:table-cell>
          <table:table-cell office:value-type="float" office:value="7.7278558" calcext:value-type="float">
            <text:p>7.7278558</text:p>
          </table:table-cell>
          <table:table-cell office:value-type="float" office:value="8.7319808" calcext:value-type="float">
            <text:p>8.7319808</text:p>
          </table:table-cell>
          <table:table-cell office:value-type="float" office:value="8.658818" calcext:value-type="float">
            <text:p>8.658818</text:p>
          </table:table-cell>
          <table:table-cell office:value-type="float" office:value="9.2352605" calcext:value-type="float">
            <text:p>9.2352605</text:p>
          </table:table-cell>
          <table:table-cell office:value-type="float" office:value="9.802915" calcext:value-type="float">
            <text:p>9.802915</text:p>
          </table:table-cell>
          <table:table-cell office:value-type="float" office:value="9.4279631" calcext:value-type="float">
            <text:p>9.4279631</text:p>
          </table:table-cell>
          <table:table-cell office:value-type="float" office:value="9.5472365" calcext:value-type="float">
            <text:p>9.5472365</text:p>
          </table:table-cell>
          <table:table-cell office:value-type="float" office:value="9.9318804" calcext:value-type="float">
            <text:p>9.9318804</text:p>
          </table:table-cell>
          <table:table-cell office:value-type="float" office:value="11.0689743" calcext:value-type="float">
            <text:p>11.068974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imary Energy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US$2005/GJ</text:p>
          </table:table-cell>
          <table:table-cell office:value-type="float" office:value="7.4867079" calcext:value-type="float">
            <text:p>7.4867079</text:p>
          </table:table-cell>
          <table:table-cell office:value-type="float" office:value="9.0711462" calcext:value-type="float">
            <text:p>9.0711462</text:p>
          </table:table-cell>
          <table:table-cell office:value-type="float" office:value="10.8475045" calcext:value-type="float">
            <text:p>10.8475045</text:p>
          </table:table-cell>
          <table:table-cell office:value-type="float" office:value="11.4165087" calcext:value-type="float">
            <text:p>11.4165087</text:p>
          </table:table-cell>
          <table:table-cell office:value-type="float" office:value="13.5804284" calcext:value-type="float">
            <text:p>13.5804284</text:p>
          </table:table-cell>
          <table:table-cell office:value-type="float" office:value="14.779722" calcext:value-type="float">
            <text:p>14.779722</text:p>
          </table:table-cell>
          <table:table-cell office:value-type="float" office:value="14.7529908" calcext:value-type="float">
            <text:p>14.7529908</text:p>
          </table:table-cell>
          <table:table-cell office:value-type="float" office:value="16.4519248" calcext:value-type="float">
            <text:p>16.4519248</text:p>
          </table:table-cell>
          <table:table-cell office:value-type="float" office:value="18.2959185" calcext:value-type="float">
            <text:p>18.2959185</text:p>
          </table:table-cell>
          <table:table-cell office:value-type="float" office:value="20.104868" calcext:value-type="float">
            <text:p>20.104868</text:p>
          </table:table-cell>
          <table:table-cell office:value-type="float" office:value="21.0119017" calcext:value-type="float">
            <text:p>21.0119017</text:p>
          </table:table-cell>
          <table:table-cell office:value-type="float" office:value="23.3900582" calcext:value-type="float">
            <text:p>23.3900582</text:p>
          </table:table-cell>
          <table:table-cell office:value-type="float" office:value="24.1782128" calcext:value-type="float">
            <text:p>24.1782128</text:p>
          </table:table-cell>
          <table:table-cell office:value-type="float" office:value="24.4850395" calcext:value-type="float">
            <text:p>24.4850395</text:p>
          </table:table-cell>
          <table:table-cell office:value-type="float" office:value="24.2365179" calcext:value-type="float">
            <text:p>24.2365179</text:p>
          </table:table-cell>
          <table:table-cell office:value-type="float" office:value="22.0514122" calcext:value-type="float">
            <text:p>22.0514122</text:p>
          </table:table-cell>
          <table:table-cell office:value-type="float" office:value="21.67571" calcext:value-type="float">
            <text:p>21.67571</text:p>
          </table:table-cell>
          <table:table-cell office:value-type="float" office:value="19.8161854" calcext:value-type="float">
            <text:p>19.8161854</text:p>
          </table:table-cell>
          <table:table-cell office:value-type="float" office:value="23.8027605" calcext:value-type="float">
            <text:p>23.8027605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9.3791124" calcext:value-type="float">
            <text:p>9.3791124</text:p>
          </table:table-cell>
          <table:table-cell office:value-type="float" office:value="7.4703006" calcext:value-type="float">
            <text:p>7.4703006</text:p>
          </table:table-cell>
          <table:table-cell office:value-type="float" office:value="6.4898707" calcext:value-type="float">
            <text:p>6.4898707</text:p>
          </table:table-cell>
          <table:table-cell office:value-type="float" office:value="4.0122608" calcext:value-type="float">
            <text:p>4.0122608</text:p>
          </table:table-cell>
          <table:table-cell office:value-type="float" office:value="1.7920039" calcext:value-type="float">
            <text:p>1.7920039</text:p>
          </table:table-cell>
          <table:table-cell office:value-type="float" office:value="0.5607944" calcext:value-type="float">
            <text:p>0.5607944</text:p>
          </table:table-cell>
          <table:table-cell office:value-type="float" office:value="0.4205371" calcext:value-type="float">
            <text:p>0.4205371</text:p>
          </table:table-cell>
          <table:table-cell office:value-type="float" office:value="0.2843834" calcext:value-type="float">
            <text:p>0.2843834</text:p>
          </table:table-cell>
          <table:table-cell office:value-type="float" office:value="0.1569237" calcext:value-type="float">
            <text:p>0.1569237</text:p>
          </table:table-cell>
          <table:table-cell office:value-type="float" office:value="0.0545678" calcext:value-type="float">
            <text:p>0.0545678</text:p>
          </table:table-cell>
          <table:table-cell office:value-type="float" office:value="0.0373944" calcext:value-type="float">
            <text:p>0.0373944</text:p>
          </table:table-cell>
          <table:table-cell office:value-type="float" office:value="0.1442517" calcext:value-type="float">
            <text:p>0.1442517</text:p>
          </table:table-cell>
          <table:table-cell office:value-type="float" office:value="0.6919697" calcext:value-type="float">
            <text:p>0.6919697</text:p>
          </table:table-cell>
          <table:table-cell office:value-type="float" office:value="1.5429084" calcext:value-type="float">
            <text:p>1.5429084</text:p>
          </table:table-cell>
          <table:table-cell office:value-type="float" office:value="2.3130261" calcext:value-type="float">
            <text:p>2.3130261</text:p>
          </table:table-cell>
          <table:table-cell office:value-type="float" office:value="2.3539157" calcext:value-type="float">
            <text:p>2.3539157</text:p>
          </table:table-cell>
          <table:table-cell office:value-type="float" office:value="1.9807855" calcext:value-type="float">
            <text:p>1.9807855</text:p>
          </table:table-cell>
          <table:table-cell office:value-type="float" office:value="0.5838887" calcext:value-type="float">
            <text:p>0.58388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Coal</text:p>
          </table:table-cell>
          <table:table-cell table:style-name="ce9"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0.5597076" calcext:value-type="float">
            <text:p>0.5597076</text:p>
          </table:table-cell>
          <table:table-cell office:value-type="float" office:value="0.1187793" calcext:value-type="float">
            <text:p>0.1187793</text:p>
          </table:table-cell>
          <table:table-cell office:value-type="float" office:value="0.0004253" calcext:value-type="float">
            <text:p>0.0004253</text:p>
          </table:table-cell>
          <table:table-cell office:value-type="float" office:value="0.0003408" calcext:value-type="float">
            <text:p>0.0003408</text:p>
          </table:table-cell>
          <table:table-cell office:value-type="float" office:value="0.0002611" calcext:value-type="float">
            <text:p>0.0002611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1155" calcext:value-type="float">
            <text:p>0.0001155</text:p>
          </table:table-cell>
          <table:table-cell office:value-type="float" office:value="0.0000538" calcext:value-type="float">
            <text:p>0.0000538</text:p>
          </table:table-cell>
          <table:table-cell office:value-type="float" office:value="0.0000129" calcext:value-type="float">
            <text:p>0.0000129</text:p>
          </table:table-cell>
          <table:table-cell table:number-columns-repeated="6" office:value-type="float" office:value="0.0000047" calcext:value-type="float">
            <text:p>0.0000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557" calcext:value-type="float">
            <text:p>0.000455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Coal</text:p>
          </table:table-cell>
          <table:table-cell table:style-name="ce9" office:value-type="string" calcext:value-type="string">
            <text:p>Heat</text:p>
          </table:table-cell>
          <table:table-cell office:value-type="string" calcext:value-type="string">
            <text:p>EJ/yr</text:p>
          </table:table-cell>
          <table:table-cell office:value-type="float" office:value="1.5791391" calcext:value-type="float">
            <text:p>1.5791391</text:p>
          </table:table-cell>
          <table:table-cell office:value-type="float" office:value="1.4762724" calcext:value-type="float">
            <text:p>1.4762724</text:p>
          </table:table-cell>
          <table:table-cell office:value-type="float" office:value="1.2121069" calcext:value-type="float">
            <text:p>1.2121069</text:p>
          </table:table-cell>
          <table:table-cell office:value-type="float" office:value="0.7243821" calcext:value-type="float">
            <text:p>0.7243821</text:p>
          </table:table-cell>
          <table:table-cell office:value-type="float" office:value="0.5952553" calcext:value-type="float">
            <text:p>0.5952553</text:p>
          </table:table-cell>
          <table:table-cell office:value-type="float" office:value="0.478841" calcext:value-type="float">
            <text:p>0.478841</text:p>
          </table:table-cell>
          <table:table-cell office:value-type="float" office:value="0.3628562" calcext:value-type="float">
            <text:p>0.3628562</text:p>
          </table:table-cell>
          <table:table-cell office:value-type="float" office:value="0.2493864" calcext:value-type="float">
            <text:p>0.2493864</text:p>
          </table:table-cell>
          <table:table-cell office:value-type="float" office:value="0.1418052" calcext:value-type="float">
            <text:p>0.1418052</text:p>
          </table:table-cell>
          <table:table-cell office:value-type="float" office:value="0.0535176" calcext:value-type="float">
            <text:p>0.0535176</text:p>
          </table:table-cell>
          <table:table-cell office:value-type="float" office:value="0.0102135" calcext:value-type="float">
            <text:p>0.0102135</text:p>
          </table:table-cell>
          <table:table-cell table:number-columns-repeated="2" office:value-type="float" office:value="0.0000045" calcext:value-type="float">
            <text:p>0.0000045</text:p>
          </table:table-cell>
          <table:table-cell office:value-type="float" office:value="0.0000047" calcext:value-type="float">
            <text:p>0.0000047</text:p>
          </table:table-cell>
          <table:table-cell office:value-type="float" office:value="0.0000045" calcext:value-type="float">
            <text:p>0.0000045</text:p>
          </table:table-cell>
          <table:table-cell office:value-type="float" office:value="0.0000011" calcext:value-type="float">
            <text:p>0.0000011</text:p>
          </table:table-cell>
          <table:table-cell office:value-type="float" office:value="0" calcext:value-type="float">
            <text:p>0</text:p>
          </table:table-cell>
          <table:table-cell office:value-type="float" office:value="0.0000002" calcext:value-type="float">
            <text:p>0.000000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10" office:value-type="string" calcext:value-type="string">
            <text:p>Coal</text:p>
          </table:table-cell>
          <table:table-cell table:style-name="ce10"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office:value-type="float" office:value="0.0343089" calcext:value-type="float">
            <text:p>0.0343089</text:p>
          </table:table-cell>
          <table:table-cell office:value-type="float" office:value="0.008573" calcext:value-type="float">
            <text:p>0.008573</text:p>
          </table:table-cell>
          <table:table-cell office:value-type="float" office:value="0.0001333" calcext:value-type="float">
            <text:p>0.0001333</text:p>
          </table:table-cell>
          <table:table-cell office:value-type="float" office:value="0.0001312" calcext:value-type="float">
            <text:p>0.0001312</text:p>
          </table:table-cell>
          <table:table-cell office:value-type="float" office:value="0.0001328" calcext:value-type="float">
            <text:p>0.0001328</text:p>
          </table:table-cell>
          <table:table-cell office:value-type="float" office:value="0.0001226" calcext:value-type="float">
            <text:p>0.0001226</text:p>
          </table:table-cell>
          <table:table-cell office:value-type="float" office:value="0.0001046" calcext:value-type="float">
            <text:p>0.0001046</text:p>
          </table:table-cell>
          <table:table-cell office:value-type="float" office:value="0.0000758" calcext:value-type="float">
            <text:p>0.0000758</text:p>
          </table:table-cell>
          <table:table-cell office:value-type="float" office:value="0.0000322" calcext:value-type="float">
            <text:p>0.0000322</text:p>
          </table:table-cell>
          <table:table-cell table:number-columns-repeated="3" office:value-type="float" office:value="0.0000134" calcext:value-type="float">
            <text:p>0.0000134</text:p>
          </table:table-cell>
          <table:table-cell office:value-type="float" office:value="0.0000152" calcext:value-type="float">
            <text:p>0.0000152</text:p>
          </table:table-cell>
          <table:table-cell office:value-type="float" office:value="0.0000147" calcext:value-type="float">
            <text:p>0.0000147</text:p>
          </table:table-cell>
          <table:table-cell office:value-type="float" office:value="0.0000134" calcext:value-type="float">
            <text:p>0.0000134</text:p>
          </table:table-cell>
          <table:table-cell office:value-type="float" office:value="0.0000042" calcext:value-type="float">
            <text:p>0.000004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1784" calcext:value-type="float">
            <text:p>0.000178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Coal</text:p>
          </table:table-cell>
          <table:table-cell table:style-name="ce9" office:value-type="string" calcext:value-type="string">
            <text:p>Solids</text:p>
          </table:table-cell>
          <table:table-cell office:value-type="string" calcext:value-type="string">
            <text:p>EJ/yr</text:p>
          </table:table-cell>
          <table:table-cell office:value-type="float" office:value="4.4184341" calcext:value-type="float">
            <text:p>4.4184341</text:p>
          </table:table-cell>
          <table:table-cell office:value-type="float" office:value="3.7728435" calcext:value-type="float">
            <text:p>3.7728435</text:p>
          </table:table-cell>
          <table:table-cell office:value-type="float" office:value="3.4373696" calcext:value-type="float">
            <text:p>3.4373696</text:p>
          </table:table-cell>
          <table:table-cell office:value-type="float" office:value="2.5632793" calcext:value-type="float">
            <text:p>2.5632793</text:p>
          </table:table-cell>
          <table:table-cell office:value-type="float" office:value="1.9658993" calcext:value-type="float">
            <text:p>1.9658993</text:p>
          </table:table-cell>
          <table:table-cell office:value-type="float" office:value="1.5452912" calcext:value-type="float">
            <text:p>1.5452912</text:p>
          </table:table-cell>
          <table:table-cell office:value-type="float" office:value="1.7655658" calcext:value-type="float">
            <text:p>1.7655658</text:p>
          </table:table-cell>
          <table:table-cell office:value-type="float" office:value="1.7712044" calcext:value-type="float">
            <text:p>1.7712044</text:p>
          </table:table-cell>
          <table:table-cell office:value-type="float" office:value="1.9539323" calcext:value-type="float">
            <text:p>1.9539323</text:p>
          </table:table-cell>
          <table:table-cell office:value-type="float" office:value="2.267396" calcext:value-type="float">
            <text:p>2.267396</text:p>
          </table:table-cell>
          <table:table-cell office:value-type="float" office:value="2.3058575" calcext:value-type="float">
            <text:p>2.3058575</text:p>
          </table:table-cell>
          <table:table-cell office:value-type="float" office:value="2.3212413" calcext:value-type="float">
            <text:p>2.3212413</text:p>
          </table:table-cell>
          <table:table-cell office:value-type="float" office:value="2.2757303" calcext:value-type="float">
            <text:p>2.2757303</text:p>
          </table:table-cell>
          <table:table-cell office:value-type="float" office:value="2.2157333" calcext:value-type="float">
            <text:p>2.2157333</text:p>
          </table:table-cell>
          <table:table-cell office:value-type="float" office:value="2.0322114" calcext:value-type="float">
            <text:p>2.0322114</text:p>
          </table:table-cell>
          <table:table-cell office:value-type="float" office:value="1.7318339" calcext:value-type="float">
            <text:p>1.7318339</text:p>
          </table:table-cell>
          <table:table-cell office:value-type="float" office:value="1.3318333" calcext:value-type="float">
            <text:p>1.3318333</text:p>
          </table:table-cell>
          <table:table-cell office:value-type="float" office:value="1.1543204" calcext:value-type="float">
            <text:p>1.1543204</text:p>
          </table:table-cell>
          <table:table-cell office:value-type="float" office:value="0.991071" calcext:value-type="float">
            <text:p>0.99107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Gas</text:p>
          </table:table-cell>
          <table:table-cell table:style-name="ce9" office:value-type="string" calcext:value-type="string">
            <text:p>Electricity</text:p>
          </table:table-cell>
          <table:table-cell office:value-type="string" calcext:value-type="string">
            <text:p>EJ/yr</text:p>
          </table:table-cell>
          <table:table-cell office:value-type="float" office:value="4.2247197" calcext:value-type="float">
            <text:p>4.2247197</text:p>
          </table:table-cell>
          <table:table-cell office:value-type="float" office:value="4.5716783" calcext:value-type="float">
            <text:p>4.5716783</text:p>
          </table:table-cell>
          <table:table-cell office:value-type="float" office:value="3.8298426" calcext:value-type="float">
            <text:p>3.8298426</text:p>
          </table:table-cell>
          <table:table-cell office:value-type="float" office:value="4.7004926" calcext:value-type="float">
            <text:p>4.7004926</text:p>
          </table:table-cell>
          <table:table-cell office:value-type="float" office:value="4.9665921" calcext:value-type="float">
            <text:p>4.9665921</text:p>
          </table:table-cell>
          <table:table-cell office:value-type="float" office:value="4.745556" calcext:value-type="float">
            <text:p>4.745556</text:p>
          </table:table-cell>
          <table:table-cell office:value-type="float" office:value="4.1855026" calcext:value-type="float">
            <text:p>4.1855026</text:p>
          </table:table-cell>
          <table:table-cell office:value-type="float" office:value="3.4832929" calcext:value-type="float">
            <text:p>3.4832929</text:p>
          </table:table-cell>
          <table:table-cell office:value-type="float" office:value="2.7193677" calcext:value-type="float">
            <text:p>2.7193677</text:p>
          </table:table-cell>
          <table:table-cell office:value-type="float" office:value="1.8202409" calcext:value-type="float">
            <text:p>1.8202409</text:p>
          </table:table-cell>
          <table:table-cell office:value-type="float" office:value="0.9443588" calcext:value-type="float">
            <text:p>0.9443588</text:p>
          </table:table-cell>
          <table:table-cell office:value-type="float" office:value="0.404126" calcext:value-type="float">
            <text:p>0.404126</text:p>
          </table:table-cell>
          <table:table-cell office:value-type="float" office:value="0.4505662" calcext:value-type="float">
            <text:p>0.4505662</text:p>
          </table:table-cell>
          <table:table-cell office:value-type="float" office:value="0.5793001" calcext:value-type="float">
            <text:p>0.5793001</text:p>
          </table:table-cell>
          <table:table-cell office:value-type="float" office:value="0.5969327" calcext:value-type="float">
            <text:p>0.5969327</text:p>
          </table:table-cell>
          <table:table-cell office:value-type="float" office:value="0.4431457" calcext:value-type="float">
            <text:p>0.4431457</text:p>
          </table:table-cell>
          <table:table-cell office:value-type="float" office:value="0.2438697" calcext:value-type="float">
            <text:p>0.2438697</text:p>
          </table:table-cell>
          <table:table-cell office:value-type="float" office:value="0.0000219" calcext:value-type="float">
            <text:p>0.000021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Gas</text:p>
          </table:table-cell>
          <table:table-cell table:style-name="ce9" office:value-type="string" calcext:value-type="string">
            <text:p>Gases</text:p>
          </table:table-cell>
          <table:table-cell office:value-type="string" calcext:value-type="string">
            <text:p>EJ/yr</text:p>
          </table:table-cell>
          <table:table-cell office:value-type="float" office:value="12.3130737" calcext:value-type="float">
            <text:p>12.3130737</text:p>
          </table:table-cell>
          <table:table-cell office:value-type="float" office:value="12.2040129" calcext:value-type="float">
            <text:p>12.2040129</text:p>
          </table:table-cell>
          <table:table-cell office:value-type="float" office:value="11.5835705" calcext:value-type="float">
            <text:p>11.5835705</text:p>
          </table:table-cell>
          <table:table-cell office:value-type="float" office:value="11.5390823" calcext:value-type="float">
            <text:p>11.5390823</text:p>
          </table:table-cell>
          <table:table-cell office:value-type="float" office:value="11.0959482" calcext:value-type="float">
            <text:p>11.0959482</text:p>
          </table:table-cell>
          <table:table-cell office:value-type="float" office:value="9.3768202" calcext:value-type="float">
            <text:p>9.3768202</text:p>
          </table:table-cell>
          <table:table-cell office:value-type="float" office:value="8.6625801" calcext:value-type="float">
            <text:p>8.6625801</text:p>
          </table:table-cell>
          <table:table-cell office:value-type="float" office:value="7.5351611" calcext:value-type="float">
            <text:p>7.5351611</text:p>
          </table:table-cell>
          <table:table-cell office:value-type="float" office:value="6.2962663" calcext:value-type="float">
            <text:p>6.2962663</text:p>
          </table:table-cell>
          <table:table-cell office:value-type="float" office:value="5.4370128" calcext:value-type="float">
            <text:p>5.4370128</text:p>
          </table:table-cell>
          <table:table-cell office:value-type="float" office:value="5.1338512" calcext:value-type="float">
            <text:p>5.1338512</text:p>
          </table:table-cell>
          <table:table-cell office:value-type="float" office:value="4.8242093" calcext:value-type="float">
            <text:p>4.8242093</text:p>
          </table:table-cell>
          <table:table-cell office:value-type="float" office:value="4.0251959" calcext:value-type="float">
            <text:p>4.0251959</text:p>
          </table:table-cell>
          <table:table-cell office:value-type="float" office:value="3.2886037" calcext:value-type="float">
            <text:p>3.2886037</text:p>
          </table:table-cell>
          <table:table-cell office:value-type="float" office:value="2.8069835" calcext:value-type="float">
            <text:p>2.8069835</text:p>
          </table:table-cell>
          <table:table-cell office:value-type="float" office:value="2.4624291" calcext:value-type="float">
            <text:p>2.4624291</text:p>
          </table:table-cell>
          <table:table-cell office:value-type="float" office:value="2.010766" calcext:value-type="float">
            <text:p>2.010766</text:p>
          </table:table-cell>
          <table:table-cell office:value-type="float" office:value="1.7598466" calcext:value-type="float">
            <text:p>1.7598466</text:p>
          </table:table-cell>
          <table:table-cell office:value-type="float" office:value="1.51077" calcext:value-type="float">
            <text:p>1.510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Gas</text:p>
          </table:table-cell>
          <table:table-cell table:style-name="ce9" office:value-type="string" calcext:value-type="string">
            <text:p>Heat</text:p>
          </table:table-cell>
          <table:table-cell office:value-type="string" calcext:value-type="string">
            <text:p>EJ/yr</text:p>
          </table:table-cell>
          <table:table-cell office:value-type="float" office:value="1.8728866" calcext:value-type="float">
            <text:p>1.8728866</text:p>
          </table:table-cell>
          <table:table-cell office:value-type="float" office:value="1.205336" calcext:value-type="float">
            <text:p>1.205336</text:p>
          </table:table-cell>
          <table:table-cell office:value-type="float" office:value="0.7423728" calcext:value-type="float">
            <text:p>0.7423728</text:p>
          </table:table-cell>
          <table:table-cell office:value-type="float" office:value="0.5987152" calcext:value-type="float">
            <text:p>0.5987152</text:p>
          </table:table-cell>
          <table:table-cell office:value-type="float" office:value="0.4384518" calcext:value-type="float">
            <text:p>0.4384518</text:p>
          </table:table-cell>
          <table:table-cell office:value-type="float" office:value="0.1987074" calcext:value-type="float">
            <text:p>0.1987074</text:p>
          </table:table-cell>
          <table:table-cell office:value-type="float" office:value="0.0559653" calcext:value-type="float">
            <text:p>0.0559653</text:p>
          </table:table-cell>
          <table:table-cell office:value-type="float" office:value="0.0011313" calcext:value-type="float">
            <text:p>0.0011313</text:p>
          </table:table-cell>
          <table:table-cell office:value-type="float" office:value="0.0003671" calcext:value-type="float">
            <text:p>0.0003671</text:p>
          </table:table-cell>
          <table:table-cell office:value-type="float" office:value="0.0000523" calcext:value-type="float">
            <text:p>0.0000523</text:p>
          </table:table-cell>
          <table:table-cell table:number-columns-repeated="5" office:value-type="float" office:value="0.0000043" calcext:value-type="float">
            <text:p>0.0000043</text:p>
          </table:table-cell>
          <table:table-cell office:value-type="float" office:value="0.0000007" calcext:value-type="float">
            <text:p>0.0000007</text:p>
          </table:table-cell>
          <table:table-cell office:value-type="float" office:value="0" calcext:value-type="float">
            <text:p>0</text:p>
          </table:table-cell>
          <table:table-cell office:value-type="float" office:value="0.000077" calcext:value-type="float">
            <text:p>0.0000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10" office:value-type="string" calcext:value-type="string">
            <text:p>Gas</text:p>
          </table:table-cell>
          <table:table-cell table:style-name="ce10" office:value-type="string" calcext:value-type="string">
            <text:p>Liquids</text:p>
          </table:table-cell>
          <table:table-cell office:value-type="string" calcext:value-type="string">
            <text:p>EJ/yr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MIND</text:p>
          </table:table-cell>
          <table:table-cell office:value-type="string" calcext:value-type="string">
            <text:p>SSP2EU-NPi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E</text:p>
          </table:table-cell>
          <table:table-cell table:style-name="ce9" office:value-type="string" calcext:value-type="string">
            <text:p>Oil</text:p>
          </table:table-cell>
          <table:table-cell table:style-name="ce9" office:value-type="string" calcext:value-type="string">
            <text:p>w/o CC</text:p>
          </table:table-cell>
          <table:table-cell office:value-type="string" calcext:value-type="string">
            <text:p>EJ/yr</text:p>
          </table:table-cell>
          <table:table-cell office:value-type="float" office:value="28.6317093" calcext:value-type="float">
            <text:p>28.6317093</text:p>
          </table:table-cell>
          <table:table-cell office:value-type="float" office:value="26.8574789" calcext:value-type="float">
            <text:p>26.8574789</text:p>
          </table:table-cell>
          <table:table-cell office:value-type="float" office:value="25.8799742" calcext:value-type="float">
            <text:p>25.8799742</text:p>
          </table:table-cell>
          <table:table-cell office:value-type="float" office:value="25.0483235" calcext:value-type="float">
            <text:p>25.0483235</text:p>
          </table:table-cell>
          <table:table-cell office:value-type="float" office:value="22.7675378" calcext:value-type="float">
            <text:p>22.7675378</text:p>
          </table:table-cell>
          <table:table-cell office:value-type="float" office:value="19.4849348" calcext:value-type="float">
            <text:p>19.4849348</text:p>
          </table:table-cell>
          <table:table-cell office:value-type="float" office:value="16.8969876" calcext:value-type="float">
            <text:p>16.8969876</text:p>
          </table:table-cell>
          <table:table-cell office:value-type="float" office:value="15.1115785" calcext:value-type="float">
            <text:p>15.1115785</text:p>
          </table:table-cell>
          <table:table-cell office:value-type="float" office:value="13.8449233" calcext:value-type="float">
            <text:p>13.8449233</text:p>
          </table:table-cell>
          <table:table-cell office:value-type="float" office:value="12.7518543" calcext:value-type="float">
            <text:p>12.7518543</text:p>
          </table:table-cell>
          <table:table-cell office:value-type="float" office:value="11.4365614" calcext:value-type="float">
            <text:p>11.4365614</text:p>
          </table:table-cell>
          <table:table-cell office:value-type="float" office:value="9.7441883" calcext:value-type="float">
            <text:p>9.7441883</text:p>
          </table:table-cell>
          <table:table-cell office:value-type="float" office:value="6.6278924" calcext:value-type="float">
            <text:p>6.6278924</text:p>
          </table:table-cell>
          <table:table-cell office:value-type="float" office:value="3.1186064" calcext:value-type="float">
            <text:p>3.1186064</text:p>
          </table:table-cell>
          <table:table-cell office:value-type="float" office:value="0.6313259" calcext:value-type="float">
            <text:p>0.6313259</text:p>
          </table:table-cell>
          <table:table-cell office:value-type="float" office:value="0.0580067" calcext:value-type="float">
            <text:p>0.0580067</text:p>
          </table:table-cell>
          <table:table-cell office:value-type="float" office:value="0.0000054" calcext:value-type="float">
            <text:p>0.0000054</text:p>
          </table:table-cell>
          <table:table-cell office:value-type="float" office:value="0.0000041" calcext:value-type="float">
            <text:p>0.0000041</text:p>
          </table:table-cell>
          <table:table-cell office:value-type="float" office:value="0.0000036" calcext:value-type="float">
            <text:p>0.0000036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 table:visibility="collapse">
          <table:table-cell table:number-columns-repeated="7"/>
          <table:table-cell table:formula="of:=[.H204]*SUM([.H208:.H212])" office:value-type="float" office:value="28.6195780167105" calcext:value-type="float">
            <text:p>28.6195780167105</text:p>
          </table:table-cell>
          <table:table-cell table:formula="of:=[.I204]*SUM([.I208:.I212])" office:value-type="float" office:value="30.5532055936027" calcext:value-type="float">
            <text:p>30.5532055936027</text:p>
          </table:table-cell>
          <table:table-cell table:formula="of:=[.J204]*SUM([.J208:.J212])" office:value-type="float" office:value="23.5808634781936" calcext:value-type="float">
            <text:p>23.5808634781936</text:p>
          </table:table-cell>
          <table:table-cell table:formula="of:=[.K204]*SUM([.K208:.K212])" office:value-type="float" office:value="18.6158256203027" calcext:value-type="float">
            <text:p>18.6158256203027</text:p>
          </table:table-cell>
          <table:table-cell table:formula="of:=[.L204]*SUM([.L208:.L212])" office:value-type="float" office:value="9.82571439005032" calcext:value-type="float">
            <text:p>9.82571439005032</text:p>
          </table:table-cell>
          <table:table-cell table:formula="of:=[.M204]*SUM([.M208:.M212])" office:value-type="float" office:value="5.59505598602496" calcext:value-type="float">
            <text:p>5.59505598602496</text:p>
          </table:table-cell>
          <table:table-cell table:formula="of:=[.N204]*SUM([.N208:.N212])" office:value-type="float" office:value="6.55348673405616" calcext:value-type="float">
            <text:p>6.55348673405616</text:p>
          </table:table-cell>
          <table:table-cell table:formula="of:=[.O204]*SUM([.O208:.O212])" office:value-type="float" office:value="6.04330607665546" calcext:value-type="float">
            <text:p>6.04330607665546</text:p>
          </table:table-cell>
          <table:table-cell table:formula="of:=[.P204]*SUM([.P208:.P212])" office:value-type="float" office:value="6.17804409923181" calcext:value-type="float">
            <text:p>6.17804409923181</text:p>
          </table:table-cell>
          <table:table-cell table:formula="of:=[.Q204]*SUM([.Q208:.Q212])" office:value-type="float" office:value="6.56069418994165" calcext:value-type="float">
            <text:p>6.56069418994165</text:p>
          </table:table-cell>
          <table:table-cell table:formula="of:=[.R204]*SUM([.R208:.R212])" office:value-type="float" office:value="6.205218130935" calcext:value-type="float">
            <text:p>6.205218130935</text:p>
          </table:table-cell>
          <table:table-cell table:formula="of:=[.S204]*SUM([.S208:.S212])" office:value-type="float" office:value="8.83740496490864" calcext:value-type="float">
            <text:p>8.83740496490864</text:p>
          </table:table-cell>
          <table:table-cell table:formula="of:=[.T204]*SUM([.T208:.T212])" office:value-type="float" office:value="11.2813650833888" calcext:value-type="float">
            <text:p>11.2813650833888</text:p>
          </table:table-cell>
          <table:table-cell table:formula="of:=[.U204]*SUM([.U208:.U212])" office:value-type="float" office:value="15.6864019426565" calcext:value-type="float">
            <text:p>15.6864019426565</text:p>
          </table:table-cell>
          <table:table-cell table:formula="of:=[.V204]*SUM([.V208:.V212])" office:value-type="float" office:value="19.7167319840906" calcext:value-type="float">
            <text:p>19.7167319840906</text:p>
          </table:table-cell>
          <table:table-cell table:formula="of:=[.W204]*SUM([.W208:.W212])" office:value-type="float" office:value="18.7164881447992" calcext:value-type="float">
            <text:p>18.7164881447992</text:p>
          </table:table-cell>
          <table:table-cell table:formula="of:=[.X204]*SUM([.X208:.X212])" office:value-type="float" office:value="17.236306490117" calcext:value-type="float">
            <text:p>17.236306490117</text:p>
          </table:table-cell>
          <table:table-cell table:formula="of:=[.Y204]*SUM([.Y208:.Y212])" office:value-type="float" office:value="10.0629272378422" calcext:value-type="float">
            <text:p>10.0629272378422</text:p>
          </table:table-cell>
          <table:table-cell table:formula="of:=[.Z204]*SUM([.Z208:.Z212])" office:value-type="float" office:value="6.2061755010687" calcext:value-type="float">
            <text:p>6.2061755010687</text:p>
          </table:table-cell>
          <table:table-cell table:number-columns-repeated="998"/>
        </table:table-row>
        <table:table-row table:style-name="ro1" table:visibility="collapse">
          <table:table-cell table:number-columns-repeated="7"/>
          <table:table-cell table:formula="of:=[.H205]*SUM([.H213:.H216])" office:value-type="float" office:value="60.887213595308" calcext:value-type="float">
            <text:p>60.887213595308</text:p>
          </table:table-cell>
          <table:table-cell table:formula="of:=[.I205]*SUM([.I213:.I216])" office:value-type="float" office:value="102.387108364149" calcext:value-type="float">
            <text:p>102.387108364149</text:p>
          </table:table-cell>
          <table:table-cell table:formula="of:=[.J205]*SUM([.J213:.J216])" office:value-type="float" office:value="94.8590846507116" calcext:value-type="float">
            <text:p>94.8590846507116</text:p>
          </table:table-cell>
          <table:table-cell table:formula="of:=[.K205]*SUM([.K213:.K216])" office:value-type="float" office:value="95.6654452871543" calcext:value-type="float">
            <text:p>95.6654452871543</text:p>
          </table:table-cell>
          <table:table-cell table:formula="of:=[.L205]*SUM([.L213:.L216])" office:value-type="float" office:value="114.564112663489" calcext:value-type="float">
            <text:p>114.564112663489</text:p>
          </table:table-cell>
          <table:table-cell table:formula="of:=[.M205]*SUM([.M213:.M216])" office:value-type="float" office:value="98.6684966947965" calcext:value-type="float">
            <text:p>98.6684966947965</text:p>
          </table:table-cell>
          <table:table-cell table:formula="of:=[.N205]*SUM([.N213:.N216])" office:value-type="float" office:value="90.695127112376" calcext:value-type="float">
            <text:p>90.695127112376</text:p>
          </table:table-cell>
          <table:table-cell table:formula="of:=[.O205]*SUM([.O213:.O216])" office:value-type="float" office:value="80.0655122229679" calcext:value-type="float">
            <text:p>80.0655122229679</text:p>
          </table:table-cell>
          <table:table-cell table:formula="of:=[.P205]*SUM([.P213:.P216])" office:value-type="float" office:value="67.8613161098408" calcext:value-type="float">
            <text:p>67.8613161098408</text:p>
          </table:table-cell>
          <table:table-cell table:formula="of:=[.Q205]*SUM([.Q213:.Q216])" office:value-type="float" office:value="56.022643035492" calcext:value-type="float">
            <text:p>56.022643035492</text:p>
          </table:table-cell>
          <table:table-cell table:formula="of:=[.R205]*SUM([.R213:.R216])" office:value-type="float" office:value="46.9715636318979" calcext:value-type="float">
            <text:p>46.9715636318979</text:p>
          </table:table-cell>
          <table:table-cell table:formula="of:=[.S205]*SUM([.S213:.S216])" office:value-type="float" office:value="45.6537610030797" calcext:value-type="float">
            <text:p>45.6537610030797</text:p>
          </table:table-cell>
          <table:table-cell table:formula="of:=[.T205]*SUM([.T213:.T216])" office:value-type="float" office:value="38.7548466681152" calcext:value-type="float">
            <text:p>38.7548466681152</text:p>
          </table:table-cell>
          <table:table-cell table:formula="of:=[.U205]*SUM([.U213:.U216])" office:value-type="float" office:value="35.7211388935601" calcext:value-type="float">
            <text:p>35.7211388935601</text:p>
          </table:table-cell>
          <table:table-cell table:formula="of:=[.V205]*SUM([.V213:.V216])" office:value-type="float" office:value="33.3683433282575" calcext:value-type="float">
            <text:p>33.3683433282575</text:p>
          </table:table-cell>
          <table:table-cell table:formula="of:=[.W205]*SUM([.W213:.W216])" office:value-type="float" office:value="27.393658598264" calcext:value-type="float">
            <text:p>27.393658598264</text:p>
          </table:table-cell>
          <table:table-cell table:formula="of:=[.X205]*SUM([.X213:.X216])" office:value-type="float" office:value="21.525540249243" calcext:value-type="float">
            <text:p>21.525540249243</text:p>
          </table:table-cell>
          <table:table-cell table:formula="of:=[.Y205]*SUM([.Y213:.Y216])" office:value-type="float" office:value="17.4795682165182" calcext:value-type="float">
            <text:p>17.4795682165182</text:p>
          </table:table-cell>
          <table:table-cell table:formula="of:=[.Z205]*SUM([.Z213:.Z216])" office:value-type="float" office:value="16.722674303211" calcext:value-type="float">
            <text:p>16.722674303211</text:p>
          </table:table-cell>
          <table:table-cell table:number-columns-repeated="998"/>
        </table:table-row>
        <table:table-row table:style-name="ro1" table:visibility="collapse">
          <table:table-cell table:number-columns-repeated="7"/>
          <table:table-cell table:formula="of:=[.H206]*[.H217]" office:value-type="float" office:value="214.357244206813" calcext:value-type="float">
            <text:p>214.357244206813</text:p>
          </table:table-cell>
          <table:table-cell table:formula="of:=[.I206]*[.I217]" office:value-type="float" office:value="243.628117665315" calcext:value-type="float">
            <text:p>243.628117665315</text:p>
          </table:table-cell>
          <table:table-cell table:formula="of:=[.J206]*[.J217]" office:value-type="float" office:value="280.733136594384" calcext:value-type="float">
            <text:p>280.733136594384</text:p>
          </table:table-cell>
          <table:table-cell table:formula="of:=[.K206]*[.K217]" office:value-type="float" office:value="285.964403158164" calcext:value-type="float">
            <text:p>285.964403158164</text:p>
          </table:table-cell>
          <table:table-cell table:formula="of:=[.L206]*[.L217]" office:value-type="float" office:value="309.192916937193" calcext:value-type="float">
            <text:p>309.192916937193</text:p>
          </table:table-cell>
          <table:table-cell table:formula="of:=[.M206]*[.M217]" office:value-type="float" office:value="287.981919532126" calcext:value-type="float">
            <text:p>287.981919532126</text:p>
          </table:table-cell>
          <table:table-cell table:formula="of:=[.N206]*[.N217]" office:value-type="float" office:value="249.281102610514" calcext:value-type="float">
            <text:p>249.281102610514</text:p>
          </table:table-cell>
          <table:table-cell table:formula="of:=[.O206]*[.O217]" office:value-type="float" office:value="248.614553091297" calcext:value-type="float">
            <text:p>248.614553091297</text:p>
          </table:table-cell>
          <table:table-cell table:formula="of:=[.P206]*[.P217]" office:value-type="float" office:value="253.305588335551" calcext:value-type="float">
            <text:p>253.305588335551</text:p>
          </table:table-cell>
          <table:table-cell table:formula="of:=[.Q206]*[.Q217]" office:value-type="float" office:value="256.374347456732" calcext:value-type="float">
            <text:p>256.374347456732</text:p>
          </table:table-cell>
          <table:table-cell table:formula="of:=[.R206]*[.R217]" office:value-type="float" office:value="240.303903922814" calcext:value-type="float">
            <text:p>240.303903922814</text:p>
          </table:table-cell>
          <table:table-cell table:formula="of:=[.S206]*[.S217]" office:value-type="float" office:value="227.917131448759" calcext:value-type="float">
            <text:p>227.917131448759</text:p>
          </table:table-cell>
          <table:table-cell table:formula="of:=[.T206]*[.T217]" office:value-type="float" office:value="160.250592862703" calcext:value-type="float">
            <text:p>160.250592862703</text:p>
          </table:table-cell>
          <table:table-cell table:formula="of:=[.U206]*[.U217]" office:value-type="float" office:value="76.3592008889528" calcext:value-type="float">
            <text:p>76.3592008889528</text:p>
          </table:table-cell>
          <table:table-cell table:formula="of:=[.V206]*[.V217]" office:value-type="float" office:value="15.3011414760836" calcext:value-type="float">
            <text:p>15.3011414760836</text:p>
          </table:table-cell>
          <table:table-cell table:formula="of:=[.W206]*[.W217]" office:value-type="float" office:value="1.27912965206174" calcext:value-type="float">
            <text:p>1.27912965206174</text:p>
          </table:table-cell>
          <table:table-cell table:formula="of:=[.X206]*[.X217]" office:value-type="float" office:value="0.000117048834" calcext:value-type="float">
            <text:p>0.000117048834</text:p>
          </table:table-cell>
          <table:table-cell table:formula="of:=[.Y206]*[.Y217]" office:value-type="float" office:value="0.00008124636014" calcext:value-type="float">
            <text:p>0.00008124636014</text:p>
          </table:table-cell>
          <table:table-cell table:formula="of:=[.Z206]*[.Z217]" office:value-type="float" office:value="0.0000856899378" calcext:value-type="float">
            <text:p>0.0000856899378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p_E,E</text:p>
          </table:table-cell>
          <table:table-cell table:style-name="ce5" table:formula="of:=SUM([.H220:.H222])/SUM([.H208:.H217])" office:value-type="float" office:value="4.82223660302487" calcext:value-type="float">
            <text:p>4.82223660302487</text:p>
          </table:table-cell>
          <table:table-cell table:style-name="ce5" table:formula="of:=SUM([.I220:.I222])/SUM([.I208:.I217])" office:value-type="float" office:value="6.52798192044443" calcext:value-type="float">
            <text:p>6.52798192044443</text:p>
          </table:table-cell>
          <table:table-cell table:style-name="ce5" table:formula="of:=SUM([.J220:.J222])/SUM([.J208:.J217])" office:value-type="float" office:value="7.50668709018064" calcext:value-type="float">
            <text:p>7.50668709018064</text:p>
          </table:table-cell>
          <table:table-cell table:style-name="ce5" table:formula="of:=SUM([.K220:.K222])/SUM([.K208:.K217])" office:value-type="float" office:value="8.13722346545385" calcext:value-type="float">
            <text:p>8.13722346545385</text:p>
          </table:table-cell>
          <table:table-cell table:style-name="ce5" table:formula="of:=SUM([.L220:.L222])/SUM([.L208:.L217])" office:value-type="float" office:value="9.93952423015655" calcext:value-type="float">
            <text:p>9.93952423015655</text:p>
          </table:table-cell>
          <table:table-cell table:style-name="ce5" table:formula="of:=SUM([.M220:.M222])/SUM([.M208:.M217])" office:value-type="float" office:value="10.7785644464017" calcext:value-type="float">
            <text:p>10.7785644464017</text:p>
          </table:table-cell>
          <table:table-cell table:style-name="ce5" table:formula="of:=SUM([.N220:.N222])/SUM([.N208:.N217])" office:value-type="float" office:value="10.7118211918935" calcext:value-type="float">
            <text:p>10.7118211918935</text:p>
          </table:table-cell>
          <table:table-cell table:style-name="ce5" table:formula="of:=SUM([.O220:.O222])/SUM([.O208:.O217])" office:value-type="float" office:value="11.771002302388" calcext:value-type="float">
            <text:p>11.771002302388</text:p>
          </table:table-cell>
          <table:table-cell table:style-name="ce5" table:formula="of:=SUM([.P220:.P222])/SUM([.P208:.P217])" office:value-type="float" office:value="13.0345529268543" calcext:value-type="float">
            <text:p>13.0345529268543</text:p>
          </table:table-cell>
          <table:table-cell table:style-name="ce5" table:formula="of:=SUM([.Q220:.Q222])/SUM([.Q208:.Q217])" office:value-type="float" office:value="14.2489404588658" calcext:value-type="float">
            <text:p>14.2489404588658</text:p>
          </table:table-cell>
          <table:table-cell table:style-name="ce5" table:formula="of:=SUM([.R220:.R222])/SUM([.R208:.R217])" office:value-type="float" office:value="14.7713336498875" calcext:value-type="float">
            <text:p>14.7713336498875</text:p>
          </table:table-cell>
          <table:table-cell table:style-name="ce5" table:formula="of:=SUM([.S220:.S222])/SUM([.S208:.S217])" office:value-type="float" office:value="16.1949531446431" calcext:value-type="float">
            <text:p>16.1949531446431</text:p>
          </table:table-cell>
          <table:table-cell table:style-name="ce5" table:formula="of:=SUM([.T220:.T222])/SUM([.T208:.T217])" office:value-type="float" office:value="14.9442881076685" calcext:value-type="float">
            <text:p>14.9442881076685</text:p>
          </table:table-cell>
          <table:table-cell table:style-name="ce5" table:formula="of:=SUM([.U220:.U222])/SUM([.U208:.U217])" office:value-type="float" office:value="11.8906093856023" calcext:value-type="float">
            <text:p>11.8906093856023</text:p>
          </table:table-cell>
          <table:table-cell table:style-name="ce5" table:formula="of:=SUM([.V220:.V222])/SUM([.V208:.V217])" office:value-type="float" office:value="8.16015318267837" calcext:value-type="float">
            <text:p>8.16015318267837</text:p>
          </table:table-cell>
          <table:table-cell table:style-name="ce5" table:formula="of:=SUM([.W220:.W222])/SUM([.W208:.W217])" office:value-type="float" office:value="6.7225152837598" calcext:value-type="float">
            <text:p>6.7225152837598</text:p>
          </table:table-cell>
          <table:table-cell table:style-name="ce5" table:formula="of:=SUM([.X220:.X222])/SUM([.X208:.X217])" office:value-type="float" office:value="6.96248379309725" calcext:value-type="float">
            <text:p>6.96248379309725</text:p>
          </table:table-cell>
          <table:table-cell table:style-name="ce5" table:formula="of:=SUM([.Y220:.Y222])/SUM([.Y208:.Y217])" office:value-type="float" office:value="7.87202235191409" calcext:value-type="float">
            <text:p>7.87202235191409</text:p>
          </table:table-cell>
          <table:table-cell table:style-name="ce5" table:formula="of:=SUM([.Z220:.Z222])/SUM([.Z208:.Z217])" office:value-type="float" office:value="9.16481203277674" calcext:value-type="float">
            <text:p>9.16481203277674</text:p>
          </table:table-cell>
          <table:table-cell table:style-name="ce5" table:number-columns-repeated="1004"/>
        </table:table-row>
        <table:table-row table:style-name="ro1">
          <table:table-cell table:style-name="ce1" office:value-type="string" calcext:value-type="string">
            <text:p>Growth Ratios</text:p>
          </table:table-cell>
          <table:table-cell table:style-name="ce1" table:formula="of:=[.B224]/[.$D$224]" office:value-type="float" office:value="0.64239211586863" calcext:value-type="float">
            <text:p>0.64239211586863</text:p>
          </table:table-cell>
          <table:table-cell table:style-name="ce1" table:formula="of:=[.C224]/[.$D$224]" office:value-type="float" office:value="0.869622223761473" calcext:value-type="float">
            <text:p>0.869622223761473</text:p>
          </table:table-cell>
          <table:table-cell table:style-name="ce1" table:formula="of:=[.D224]/[.$D$224]" office:value-type="float" office:value="1" calcext:value-type="float">
            <text:p>1</text:p>
          </table:table-cell>
          <table:table-cell table:style-name="ce1" table:formula="of:=[.E224]/[.$D$224]" office:value-type="float" office:value="1.08399662430288" calcext:value-type="float">
            <text:p>1.08399662430288</text:p>
          </table:table-cell>
          <table:table-cell table:style-name="ce1" table:formula="of:=[.F224]/[.$D$224]" office:value-type="float" office:value="1.32408932339251" calcext:value-type="float">
            <text:p>1.32408932339251</text:p>
          </table:table-cell>
          <table:table-cell table:style-name="ce1" table:formula="of:=[.G224]/[.$D$224]" office:value-type="float" office:value="1.43586169463503" calcext:value-type="float">
            <text:p>1.43586169463503</text:p>
          </table:table-cell>
          <table:table-cell table:style-name="ce1" table:formula="of:=[.H224]/[.$D$224]" office:value-type="float" office:value="1.4269705215108" calcext:value-type="float">
            <text:p>1.4269705215108</text:p>
          </table:table-cell>
          <table:table-cell table:style-name="ce1" table:formula="of:=[.I224]/[.$D$224]" office:value-type="float" office:value="1.56806886459746" calcext:value-type="float">
            <text:p>1.56806886459746</text:p>
          </table:table-cell>
          <table:table-cell table:style-name="ce1" table:formula="of:=[.J224]/[.$D$224]" office:value-type="float" office:value="1.73639220208134" calcext:value-type="float">
            <text:p>1.73639220208134</text:p>
          </table:table-cell>
          <table:table-cell table:style-name="ce1" table:formula="of:=[.K224]/[.$D$224]" office:value-type="float" office:value="1.89816629995202" calcext:value-type="float">
            <text:p>1.89816629995202</text:p>
          </table:table-cell>
          <table:table-cell table:style-name="ce1" table:formula="of:=[.L224]/[.$D$224]" office:value-type="float" office:value="1.96775667780393" calcext:value-type="float">
            <text:p>1.96775667780393</text:p>
          </table:table-cell>
          <table:table-cell table:style-name="ce1" table:formula="of:=[.M224]/[.$D$224]" office:value-type="float" office:value="2.15740351903403" calcext:value-type="float">
            <text:p>2.15740351903403</text:p>
          </table:table-cell>
          <table:table-cell table:style-name="ce1" table:formula="of:=[.N224]/[.$D$224]" office:value-type="float" office:value="1.9907967293877" calcext:value-type="float">
            <text:p>1.9907967293877</text:p>
          </table:table-cell>
          <table:table-cell table:style-name="ce1" table:formula="of:=[.O224]/[.$D$224]" office:value-type="float" office:value="1.58400226927751" calcext:value-type="float">
            <text:p>1.58400226927751</text:p>
          </table:table-cell>
          <table:table-cell table:style-name="ce1" table:formula="of:=[.P224]/[.$D$224]" office:value-type="float" office:value="1.08705119643957" calcext:value-type="float">
            <text:p>1.08705119643957</text:p>
          </table:table-cell>
          <table:table-cell table:style-name="ce1" table:formula="of:=[.Q224]/[.$D$224]" office:value-type="float" office:value="0.895536899700188" calcext:value-type="float">
            <text:p>0.895536899700188</text:p>
          </table:table-cell>
          <table:table-cell table:style-name="ce1" table:formula="of:=[.R224]/[.$D$224]" office:value-type="float" office:value="0.927504198517179" calcext:value-type="float">
            <text:p>0.927504198517179</text:p>
          </table:table-cell>
          <table:table-cell table:style-name="ce1" table:formula="of:=[.S224]/[.$D$224]" office:value-type="float" office:value="1.04866797527918" calcext:value-type="float">
            <text:p>1.04866797527918</text:p>
          </table:table-cell>
          <table:table-cell table:style-name="ce1" table:formula="of:=[.T224]/[.$D$224]" office:value-type="float" office:value="1.22088638072647" calcext:value-type="float">
            <text:p>1.22088638072647</text:p>
          </table:table-cell>
          <table:table-cell table:style-name="ce1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1">
      <number:minutes number:style="long"/>
      <number:text>:</number:text>
      <number:seconds number:style="long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date-style style:name="N143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6">
      <number:day/>
      <number:text>-</number:text>
      <number:month number:textual="true"/>
      <number:text>-</number:text>
      <number:year/>
    </number:date-style>
    <number:number-style style:name="N135">
      <number:fraction number:min-integer-digits="0" number:min-numerator-digits="2" loext:max-numerator-digits="2" number:min-denominator-digits="2" number:max-denominator-value="99"/>
    </number:number-style>
    <number:number-style style:name="N134">
      <number:fraction number:min-integer-digits="0" number:min-numerator-digits="1" loext:max-numerator-digits="1" number:min-denominator-digits="1" number:max-denominator-value="9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27">
      <number:number number:decimal-places="4" number:min-decimal-places="4" number:min-integer-digits="1" number:grouping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18" number:min-decimal-places="18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8:12:55.668879665</meta:creation-date>
    <dc:date>2024-01-03T21:46:07.596484534</dc:date>
    <meta:editing-duration>PT3H45M7S</meta:editing-duration>
    <meta:editing-cycles>3</meta:editing-cycles>
    <meta:generator>LibreOffice/7.3.7.2$Linux_X86_64 LibreOffice_project/30$Build-2</meta:generator>
    <meta:document-statistic meta:table-count="1" meta:cell-count="3133" meta:object-count="0"/>
  </office:meta>
</office:document-meta>
</file>